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607cm" fo:min-width="7.787cm"/>
    </style:style>
    <style:style style:name="gr2" style:family="graphic" style:parent-style-name="standard">
      <style:graphic-properties draw:stroke="none" svg:stroke-color="#000000" draw:fill="none" draw:fill-color="#ffffff" fo:min-height="19.95cm"/>
    </style:style>
    <style:style style:name="gr3" style:family="graphic" style:parent-style-name="standard">
      <style:graphic-properties draw:stroke="none" svg:stroke-color="#000000" draw:fill="none" draw:fill-color="#ffffff" draw:textarea-horizontal-align="left" draw:auto-grow-height="true" draw:auto-grow-width="true" fo:min-height="21.582cm" fo:min-width="19.323cm"/>
    </style:style>
    <style:style style:name="gr4" style:family="graphic" style:parent-style-name="standard">
      <style:graphic-properties draw:stroke="none" svg:stroke-color="#000000" draw:fill="none" draw:fill-color="#ffffff" draw:textarea-horizontal-align="left" draw:auto-grow-height="true" draw:auto-grow-width="true" fo:min-height="23.689cm" fo:min-width="18.036cm"/>
    </style:style>
    <style:style style:name="gr5"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6" style:family="graphic" style:parent-style-name="standard">
      <style:graphic-properties draw:textarea-vertical-align="middle"/>
    </style:style>
    <style:style style:name="gr7"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marker-start="Rounded_20_large_20_Arrow"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15"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17"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18"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19"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0" style:family="graphic" style:parent-style-name="standard">
      <style:graphic-properties draw:stroke="none" svg:stroke-color="#000000" draw:fill="none" draw:fill-color="#ffffff" fo:min-height="5.495cm"/>
    </style:style>
    <style:style style:name="gr21" style:family="graphic" style:parent-style-name="standard">
      <style:graphic-properties draw:stroke="none" svg:stroke-color="#000000" draw:fill="none" draw:fill-color="#ffffff" fo:min-height="2.65cm"/>
    </style:style>
    <style:style style:name="gr22" style:family="graphic" style:parent-style-name="standard">
      <style:graphic-properties draw:stroke="none" svg:stroke-color="#000000" draw:fill="none" draw:fill-color="#ffffff" fo:min-height="10.45cm"/>
    </style:style>
    <style:style style:name="gr23" style:family="graphic" style:parent-style-name="standard">
      <style:graphic-properties draw:stroke="none" svg:stroke-color="#000000" draw:fill="none" draw:fill-color="#ffffff" fo:min-height="6.85cm"/>
    </style:style>
    <style:style style:name="gr24" style:family="graphic" style:parent-style-name="standard">
      <style:graphic-properties draw:stroke="none" svg:stroke-color="#000000" draw:fill="none" draw:fill-color="#ffffff" fo:min-height="2.69cm"/>
    </style:style>
    <style:style style:name="gr25" style:family="graphic" style:parent-style-name="standard">
      <style:graphic-properties draw:stroke="none" svg:stroke-color="#000000" draw:fill="none" draw:fill-color="#ffffff" fo:min-height="14.25cm"/>
    </style:style>
    <style:style style:name="gr26" style:family="graphic" style:parent-style-name="standard">
      <style:graphic-properties draw:stroke="none" svg:stroke-color="#000000" draw:fill="none" draw:fill-color="#ffffff" fo:min-height="5.05cm"/>
    </style:style>
    <style:style style:name="gr27" style:family="graphic" style:parent-style-name="standard">
      <style:graphic-properties draw:stroke="none" svg:stroke-color="#000000" draw:fill="none" draw:fill-color="#ffffff" fo:min-height="1.05cm"/>
    </style:style>
    <style:style style:name="gr28" style:family="graphic" style:parent-style-name="standard">
      <style:graphic-properties draw:stroke="none" svg:stroke-color="#000000" draw:fill="none" draw:fill-color="#ffffff" fo:min-height="3.793cm"/>
    </style:style>
    <style:style style:name="gr29" style:family="graphic" style:parent-style-name="standard">
      <style:graphic-properties draw:stroke="none" svg:stroke-color="#000000" draw:fill="none" draw:fill-color="#ffffff" fo:min-height="1.681cm"/>
    </style:style>
    <style:style style:name="gr30" style:family="graphic" style:parent-style-name="standard">
      <style:graphic-properties draw:stroke="none" svg:stroke-color="#000000" draw:fill="none" draw:fill-color="#ffffff" fo:min-height="3.466cm"/>
    </style:style>
    <style:style style:name="gr31" style:family="graphic" style:parent-style-name="standard">
      <style:graphic-properties draw:stroke="none" svg:stroke-color="#000000" draw:fill="none" draw:fill-color="#ffffff" fo:min-height="6.7cm"/>
    </style:style>
    <style:style style:name="gr32" style:family="graphic" style:parent-style-name="standard">
      <style:graphic-properties draw:stroke="none" svg:stroke-color="#000000" draw:fill="none" draw:fill-color="#ffffff" fo:min-height="12.331cm"/>
    </style:style>
    <style:style style:name="gr33" style:family="graphic" style:parent-style-name="standard">
      <style:graphic-properties draw:stroke="none" svg:stroke-color="#000000" draw:fill="none" draw:fill-color="#ffffff" fo:min-height="1.991cm"/>
    </style:style>
    <style:style style:name="gr34" style:family="graphic" style:parent-style-name="standard">
      <style:graphic-properties draw:stroke="none" svg:stroke-color="#000000" draw:fill="none" draw:fill-color="#ffffff" fo:min-height="1.36cm"/>
    </style:style>
    <style:style style:name="gr35" style:family="graphic" style:parent-style-name="standard">
      <style:graphic-properties draw:stroke="none" svg:stroke-color="#000000" draw:fill="none" draw:fill-color="#ffffff" fo:min-height="11.92cm"/>
    </style:style>
    <style:style style:name="gr36" style:family="graphic" style:parent-style-name="standard">
      <style:graphic-properties draw:stroke="none" svg:stroke-color="#000000" draw:fill="none" draw:fill-color="#ffffff" fo:min-height="4.741cm"/>
    </style:style>
    <style:style style:name="gr37" style:family="graphic" style:parent-style-name="standard">
      <style:graphic-properties draw:stroke="none" svg:stroke-color="#000000" draw:fill="none" draw:fill-color="#ffffff" fo:min-height="20.962cm"/>
    </style:style>
    <style:style style:name="gr38" style:family="graphic" style:parent-style-name="standard">
      <style:graphic-properties draw:stroke="none" svg:stroke-color="#000000" draw:fill="none" draw:fill-color="#ffffff" fo:min-height="2.476cm"/>
    </style:style>
    <style:style style:name="gr39" style:family="graphic" style:parent-style-name="standard">
      <style:graphic-properties draw:stroke="none" svg:stroke-color="#000000" draw:fill="none" draw:fill-color="#ffffff" fo:min-height="1.766cm"/>
    </style:style>
    <style:style style:name="gr40" style:family="graphic" style:parent-style-name="standard">
      <style:graphic-properties draw:stroke="none" svg:stroke-color="#000000" draw:fill="none" draw:fill-color="#ffffff" fo:min-height="1.35cm"/>
    </style:style>
    <style:style style:name="gr41" style:family="graphic" style:parent-style-name="standard">
      <style:graphic-properties draw:stroke="none" svg:stroke-color="#000000" draw:fill="none" draw:fill-color="#ffffff" fo:min-height="27.009cm"/>
    </style:style>
    <style:style style:name="gr42" style:family="graphic" style:parent-style-name="standard">
      <style:graphic-properties draw:stroke="none" svg:stroke-color="#000000" draw:fill="none" draw:fill-color="#ffffff" fo:min-height="19.75cm"/>
    </style:style>
    <style:style style:name="gr43" style:family="graphic" style:parent-style-name="standard">
      <style:graphic-properties draw:stroke="none" svg:stroke-color="#000000" draw:fill="none" draw:fill-color="#ffffff" fo:min-height="1.25cm"/>
    </style:style>
    <style:style style:name="gr44"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45" style:family="graphic" style:parent-style-name="standard">
      <style:graphic-properties draw:stroke="none" svg:stroke-color="#000000" draw:fill="none" draw:fill-color="#ffffff" draw:textarea-horizontal-align="left" draw:auto-grow-height="true" draw:auto-grow-width="true" fo:min-height="27.493cm" fo:min-width="19.629cm"/>
    </style:style>
    <style:style style:name="gr46" style:family="graphic" style:parent-style-name="standard">
      <style:graphic-properties draw:stroke="none" svg:stroke-color="#000000" draw:fill="none" draw:fill-color="#ffffff" draw:textarea-horizontal-align="left" draw:auto-grow-height="true" draw:auto-grow-width="true" fo:min-height="25.917cm" fo:min-width="19.475cm"/>
    </style:style>
    <style:style style:name="gr47" style:family="graphic" style:parent-style-name="standard">
      <style:graphic-properties draw:stroke="none" svg:stroke-color="#000000" draw:fill="none" draw:fill-color="#ffffff" draw:textarea-horizontal-align="left" draw:auto-grow-height="true" draw:auto-grow-width="true" fo:min-height="25.003cm" fo:min-width="18.438cm"/>
    </style:style>
    <style:style style:name="gr48"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49" style:family="graphic" style:parent-style-name="standard">
      <style:graphic-properties draw:stroke="none" svg:stroke-color="#000000" draw:fill="none" draw:fill-color="#ffffff" fo:min-height="25.85cm"/>
    </style:style>
    <style:style style:name="gr50" style:family="graphic" style:parent-style-name="standard">
      <style:graphic-properties draw:stroke="none" svg:stroke-color="#000000" draw:fill="none" draw:fill-color="#ffffff" fo:min-height="25.65cm"/>
    </style:style>
    <style:style style:name="gr51" style:family="graphic" style:parent-style-name="standard">
      <style:graphic-properties draw:stroke="none" svg:stroke-color="#000000" draw:fill="none" draw:fill-color="#ffffff" draw:textarea-horizontal-align="left" draw:auto-grow-height="true" draw:auto-grow-width="true" fo:min-height="9.82cm" fo:min-width="18.384cm"/>
    </style:style>
    <style:style style:name="gr52" style:family="graphic" style:parent-style-name="standard">
      <style:graphic-properties draw:stroke="none" svg:stroke-color="#000000" draw:fill="none" draw:fill-color="#ffffff" fo:min-height="15.75cm"/>
    </style:style>
    <style:style style:name="gr53" style:family="graphic" style:parent-style-name="standard">
      <style:graphic-properties draw:stroke="none" svg:stroke-color="#000000" draw:fill="none" draw:fill-color="#ffffff" fo:min-height="1.95cm"/>
    </style:style>
    <style:style style:name="gr54" style:family="graphic" style:parent-style-name="standard">
      <style:graphic-properties draw:stroke="none" svg:stroke-color="#000000" draw:fill="none" draw:fill-color="#ffffff" fo:min-height="4.75cm"/>
    </style:style>
    <style:style style:name="gr55" style:family="graphic" style:parent-style-name="standard">
      <style:graphic-properties draw:stroke="none" svg:stroke-color="#000000" draw:fill="none" draw:fill-color="#ffffff" fo:min-height="14.266cm"/>
    </style:style>
    <style:style style:name="gr56" style:family="graphic" style:parent-style-name="standard">
      <style:graphic-properties draw:stroke="none" svg:stroke-color="#000000" draw:fill="none" draw:fill-color="#ffffff" fo:min-height="6.95cm"/>
    </style:style>
    <style:style style:name="gr57" style:family="graphic" style:parent-style-name="standard">
      <style:graphic-properties draw:stroke="none" svg:stroke-color="#000000" draw:fill="none" draw:fill-color="#ffffff" fo:min-height="17.45cm"/>
    </style:style>
    <style:style style:name="gr58" style:family="graphic" style:parent-style-name="standard">
      <style:graphic-properties draw:stroke="none" svg:stroke-color="#000000" draw:fill="none" draw:fill-color="#ffffff" fo:min-height="26.759cm"/>
    </style:style>
    <style:style style:name="gr59" style:family="graphic" style:parent-style-name="standard">
      <style:graphic-properties draw:stroke="none" svg:stroke-color="#000000" draw:fill="none" draw:fill-color="#ffffff" fo:min-height="25.75cm"/>
    </style:style>
    <style:style style:name="gr60" style:family="graphic" style:parent-style-name="standard">
      <style:graphic-properties draw:stroke="none" svg:stroke-color="#000000" draw:fill="none" draw:fill-color="#ffffff" fo:min-height="3.75cm"/>
    </style:style>
    <style:style style:name="gr61" style:family="graphic" style:parent-style-name="standard">
      <style:graphic-properties draw:fill-color="#ffffff" draw:textarea-vertical-align="middle"/>
    </style:style>
    <style:style style:name="gr62"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63"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64"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65"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66"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67"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68"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69" style:family="graphic" style:parent-style-name="objectwithoutfill">
      <style:graphic-properties draw:stroke="dash" draw:stroke-dash="Fine_20_Dashed" svg:stroke-color="#ff6600" draw:marker-start="Rounded_20_large_20_Arrow" draw:fill="none" draw:textarea-vertical-align="middle"/>
    </style:style>
    <style:style style:name="gr70" style:family="graphic" style:parent-style-name="standard">
      <style:graphic-properties draw:stroke="none" svg:stroke-color="#000000" draw:fill="none" draw:fill-color="#ffffff" draw:textarea-horizontal-align="left" draw:auto-grow-height="true" draw:auto-grow-width="true" fo:min-height="0.556cm" fo:min-width="7.148cm"/>
    </style:style>
    <style:style style:name="gr71"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72"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73"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74"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75"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76" style:family="graphic" style:parent-style-name="standard">
      <style:graphic-properties draw:stroke="none" svg:stroke-color="#000000" draw:fill="none" draw:fill-color="#ffffff" draw:textarea-horizontal-align="left" draw:auto-grow-height="true" draw:auto-grow-width="true" fo:min-height="1.611cm" fo:min-width="2.22cm"/>
    </style:style>
    <style:style style:name="gr77"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1.05cm" fo:min-width="12.346cm"/>
    </style:style>
    <style:style style:name="gr79" style:family="graphic" style:parent-style-name="standard">
      <style:graphic-properties draw:stroke="none" svg:stroke-color="#000000" draw:fill="none" draw:fill-color="#ffffff" draw:textarea-horizontal-align="left" draw:auto-grow-height="true" draw:auto-grow-width="true" fo:min-height="0.656cm" fo:min-width="1.949cm"/>
    </style:style>
    <style:style style:name="gr80" style:family="graphic" style:parent-style-name="standard">
      <style:graphic-properties draw:stroke="none" svg:stroke-color="#000000" draw:fill="none" draw:fill-color="#ffffff" draw:textarea-horizontal-align="left" draw:auto-grow-height="true" draw:auto-grow-width="false" fo:min-height="1.211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2.157cm" fo:min-width="10.709cm"/>
    </style:style>
    <style:style style:name="gr82" style:family="graphic" style:parent-style-name="standard">
      <style:graphic-properties draw:stroke="none" svg:stroke-color="#000000" draw:fill="none" draw:fill-color="#ffffff" draw:textarea-horizontal-align="left" draw:auto-grow-height="true" draw:auto-grow-width="true" fo:min-height="0.95cm" fo:min-width="12.135cm"/>
    </style:style>
    <style:style style:name="gr83" style:family="graphic" style:parent-style-name="standard">
      <style:graphic-properties draw:stroke="none" svg:stroke-color="#000000" draw:fill="none" draw:fill-color="#ffffff" fo:min-height="1.666cm"/>
    </style:style>
    <style:style style:name="gr84" style:family="graphic" style:parent-style-name="standard">
      <style:graphic-properties draw:stroke="none" svg:stroke-color="#000000" draw:fill="none" draw:fill-color="#ffffff" draw:textarea-horizontal-align="left" draw:auto-grow-height="true" draw:auto-grow-width="true" fo:min-height="0.95cm" fo:min-width="13.079cm"/>
    </style:style>
    <style:style style:name="gr85" style:family="graphic" style:parent-style-name="standard">
      <style:graphic-properties draw:stroke="none" svg:stroke-color="#000000" draw:fill="none" draw:fill-color="#ffffff" draw:textarea-horizontal-align="left" draw:auto-grow-height="true" draw:auto-grow-width="true" fo:min-height="1.246cm" fo:min-width="7.444cm"/>
    </style:style>
    <style:style style:name="gr86" style:family="graphic" style:parent-style-name="standard">
      <style:graphic-properties draw:stroke="none" svg:stroke-color="#000000" draw:fill="none" draw:fill-color="#ffffff" draw:textarea-horizontal-align="left" draw:auto-grow-height="true" draw:auto-grow-width="true" fo:min-height="0.556cm" fo:min-width="1.073cm"/>
    </style:style>
    <style:style style:name="gr87"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88"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9" style:family="graphic" style:parent-style-name="objectwithoutfill">
      <style:graphic-properties svg:stroke-width="0.081cm" svg:stroke-color="#009999" draw:marker-start-width="0.321cm" draw:marker-end="Arrow" draw:marker-end-width="0.421cm" draw:fill="none"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713cm" fo:min-width="8.181cm"/>
    </style:style>
    <style:style style:name="gr92" style:family="graphic" style:parent-style-name="standard">
      <style:graphic-properties draw:stroke="none" svg:stroke-color="#000000" draw:fill="none" draw:fill-color="#ffffff" fo:min-height="24.95cm"/>
    </style:style>
    <style:style style:name="gr93" style:family="graphic" style:parent-style-name="standard">
      <style:graphic-properties draw:stroke="none" svg:stroke-color="#000000" draw:fill="none" draw:fill-color="#ffffff" fo:min-height="22.75cm"/>
    </style:style>
    <style:style style:name="P1" style:family="paragraph">
      <style:paragraph-properties style:text-autospace="none"/>
    </style:style>
    <style:style style:name="P2" style:family="paragraph">
      <style:text-properties fo:font-family="Arial" style:font-style-name="Kursiv" style:font-family-generic="swiss" style:font-pitch="variable" fo:font-size="12pt" style:font-size-asian="12pt" style:font-size-complex="12pt"/>
    </style:style>
    <style:style style:name="P3" style:family="paragraph">
      <style:text-properties fo:font-family="Arial" style:font-style-name="Kursiv" style:font-family-generic="swiss" style:font-pitch="variable" fo:font-size="18pt"/>
    </style:style>
    <style:style style:name="P4" style:family="paragraph">
      <style:text-properties fo:font-size="18pt"/>
    </style:style>
    <style:style style:name="P5" style:family="paragraph">
      <style:paragraph-properties fo:text-align="center"/>
    </style:style>
    <style:style style:name="P6" style:family="paragraph">
      <style:text-properties fo:font-size="14pt" style:font-size-asian="14pt" style:font-size-complex="14pt"/>
    </style:style>
    <style:style style:name="P7" style:family="paragraph">
      <style:text-properties fo:font-size="18pt" fo:text-shadow="1pt 1pt" fo:font-weight="bold" style:font-weight-asian="bold" style:font-weight-complex="bold"/>
    </style:style>
    <style:style style:name="P8"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9" style:family="paragraph">
      <style:text-properties fo:font-size="12pt" style:font-size-asian="12pt" style:font-size-complex="12pt"/>
    </style:style>
    <style:style style:name="P10"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1" style:family="paragraph">
      <style:text-properties fo:font-family="Consolas" style:font-style-name="Italic" style:font-family-generic="modern" style:font-pitch="fixed" fo:font-size="12pt" style:font-size-asian="12pt" style:font-size-complex="12pt"/>
    </style:style>
    <style:style style:name="P12"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3" style:family="paragraph">
      <style:text-properties fo:font-size="12pt"/>
    </style:style>
    <style:style style:name="P14" style:family="paragraph">
      <style:paragraph-properties style:text-autospace="none"/>
      <style:text-properties fo:font-size="12pt"/>
    </style:style>
    <style:style style:name="P15" style:family="paragraph">
      <style:paragraph-properties style:text-autospace="none"/>
      <style:text-properties fo:font-size="18pt"/>
    </style:style>
    <style:style style:name="P16" style:family="paragraph">
      <style:text-properties fo:font-size="18pt" style:font-size-asian="18pt" style:font-size-complex="18pt"/>
    </style:style>
    <style:style style:name="P17" style:family="paragraph">
      <style:paragraph-properties style:text-autospace="none"/>
      <style:text-properties fo:font-family="ComicSansMS" style:font-family-generic="script" fo:font-size="14pt" style:font-family-asian="ComicSansMS" style:font-family-generic-asian="script" style:font-size-asian="14pt" style:font-family-complex="ComicSansMS" style:font-family-generic-complex="script" style:font-size-complex="8pt"/>
    </style:style>
    <style:style style:name="P18" style:family="paragraph">
      <style:paragraph-properties style:text-autospace="none"/>
      <style:text-properties fo:color="#000000" fo:font-family="Arial-BoldMT" fo:font-size="10pt" style:font-family-asian="Arial-BoldMT" style:font-size-asian="10pt" style:font-family-complex="Arial-BoldMT" style:font-size-complex="5.69999980926514pt"/>
    </style:style>
    <style:style style:name="P19" style:family="paragraph">
      <style:paragraph-properties style:text-autospace="none"/>
      <style:text-properties fo:color="#000000"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P20" style:family="paragraph">
      <style:paragraph-properties style:text-autospace="none"/>
      <style:text-properties fo:color="#000000" fo:font-family="ArialMT" style:font-family-generic="swiss" fo:font-size="10pt" style:font-family-asian="ArialMT" style:font-family-generic-asian="swiss" style:font-size-asian="10pt" style:font-family-complex="ArialMT" style:font-family-generic-complex="swiss" style:font-size-complex="5.69999980926514pt"/>
    </style:style>
    <style:style style:name="P21" style:family="paragraph">
      <style:paragraph-properties style:text-autospace="none"/>
      <style:text-properties fo:color="#000000" fo:font-family="ArialMT" style:font-family-generic="swiss" fo:font-size="18pt" style:font-family-asian="ArialMT" style:font-family-generic-asian="swiss" style:font-size-asian="18pt" style:font-family-complex="ArialMT" style:font-family-generic-complex="swiss" style:font-size-complex="10.1999998092651pt"/>
    </style:style>
    <style:style style:name="P22" style:family="paragraph">
      <style:paragraph-properties style:text-autospace="none"/>
      <style:text-properties fo:color="#ff6600" fo:font-family="Arial-BoldMT" fo:font-size="18pt" fo:font-weight="bold" style:font-family-asian="Arial-BoldMT" style:font-size-asian="18pt" style:font-weight-asian="bold" style:font-family-complex="Arial-BoldMT" style:font-size-complex="10.1999998092651pt" style:font-weight-complex="bold"/>
    </style:style>
    <style:style style:name="P23" style:family="paragraph">
      <style:paragraph-properties style:text-autospace="none"/>
      <style:text-properties fo:color="#000000" fo:font-family="Arial-BoldMT" fo:font-size="18pt" fo:font-weight="bold" style:font-family-asian="Arial-BoldMT" style:font-size-asian="18pt" style:font-weight-asian="bold" style:font-family-complex="Arial-BoldMT" style:font-size-complex="10.1999998092651pt" style:font-weight-complex="bold"/>
    </style:style>
    <style:style style:name="P24" style:family="paragraph">
      <style:text-properties fo:font-size="14pt"/>
    </style:style>
    <style:style style:name="P25" style:family="paragraph">
      <style:text-properties fo:font-size="18pt" fo:font-weight="bold" style:font-weight-asian="bold" style:font-weight-complex="bold"/>
    </style:style>
    <style:style style:name="P26" style:family="paragraph">
      <style:text-properties fo:font-size="16pt"/>
    </style:style>
    <style:style style:name="P27" style:family="paragraph">
      <style:text-properties fo:font-size="16pt" style:font-size-asian="16pt" style:font-size-complex="16pt"/>
    </style:style>
    <style:style style:name="P28" style:family="paragraph">
      <style:paragraph-properties style:text-autospace="none"/>
      <style:text-properties fo:font-size="14pt" style:font-size-asian="14pt" style:font-size-complex="14pt"/>
    </style:style>
    <style:style style:name="P29" style:family="paragraph">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3" style:family="text">
      <style:text-properties fo:font-family="Arial" style:font-style-name="Kursiv" style:font-family-generic="swiss" style:font-pitch="variable" fo:font-size="12pt" style:font-size-asian="12pt" style:font-size-complex="12pt"/>
    </style:style>
    <style:style style:name="T4"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6"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7"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8" style:family="text">
      <style:text-properties fo:color="#212121" fo:font-family="Arial" style:font-style-name="Kursiv" style:font-family-generic="swiss" style:font-pitch="variable" fo:font-size="14pt" fo:language="en" fo:country="none" style:font-size-asian="14pt" style:font-size-complex="14pt"/>
    </style:style>
    <style:style style:name="T9" style:family="text">
      <style:text-properties fo:font-family="Arial" style:font-style-name="Kursiv" style:font-family-generic="swiss" style:font-pitch="variable" fo:font-size="14pt" fo:language="en" fo:country="none" style:font-size-asian="14pt" style:font-size-complex="14pt"/>
    </style:style>
    <style:style style:name="T10" style:family="text">
      <style:text-properties fo:font-family="Arial" style:font-style-name="Kursiv" style:font-family-generic="swiss" style:font-pitch="variable" fo:font-size="14pt" style:font-size-asian="14pt" style:font-size-complex="14pt"/>
    </style:style>
    <style:style style:name="T11"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12" style:family="text">
      <style:text-properties fo:font-family="Arial" style:font-style-name="Kursiv" style:font-family-generic="swiss" style:font-pitch="variable" fo:font-size="18pt" fo:font-weight="bold" style:font-weight-asian="bold" style:font-weight-complex="bold"/>
    </style:style>
    <style:style style:name="T13" style:family="text">
      <style:text-properties fo:font-family="Arial" style:font-style-name="Kursiv" style:font-family-generic="swiss" style:font-pitch="variable" fo:font-size="18pt"/>
    </style:style>
    <style:style style:name="T14"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0" style:family="text">
      <style:text-properties fo:font-size="18pt"/>
    </style:style>
    <style:style style:name="T21"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5" style:family="text">
      <style:text-properties fo:color="#3f5fb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9" style:family="text">
      <style:text-properties fo:font-size="18pt" style:text-underline-style="solid" style:text-underline-width="auto" style:text-underline-color="font-color" fo:font-weight="bold" style:font-weight-asian="bold" style:font-weight-complex="bold"/>
    </style:style>
    <style:style style:name="T30" style:family="text">
      <style:text-properties fo:font-size="18pt" style:text-underline-style="solid" style:text-underline-width="auto" style:text-underline-color="font-color"/>
    </style:style>
    <style:style style:name="T31" style:family="text">
      <style:text-properties fo:font-size="18pt" fo:font-weight="bold" style:font-weight-asian="bold" style:font-weight-complex="bold"/>
    </style:style>
    <style:style style:name="T32" style:family="text">
      <style:text-properties fo:font-size="14pt" style:font-size-asian="14pt" style:font-size-complex="14pt"/>
    </style:style>
    <style:style style:name="T33" style:family="text">
      <style:text-properties fo:font-size="18pt" fo:text-shadow="1pt 1pt" fo:font-weight="bold" style:font-weight-asian="bold" style:font-weight-complex="bold"/>
    </style:style>
    <style:style style:name="T34" style:family="text">
      <style:text-properties fo:font-size="12pt" fo:text-shadow="1pt 1pt" fo:font-weight="bold" style:font-size-asian="12pt" style:font-weight-asian="bold" style:font-size-complex="12pt" style:font-weight-complex="bold"/>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2pt" style:font-size-asian="12pt" style:font-size-complex="12pt"/>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0"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1"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2"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4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7"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8" style:family="text">
      <style:text-properties style:use-window-font-color="true" fo:font-family="Arial" style:font-style-name="Kursiv" style:font-family-generic="swiss" style:font-pitch="variable" fo:font-size="12pt" style:font-size-asian="12pt" style:font-size-complex="12pt"/>
    </style:style>
    <style:style style:name="T49"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0"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1"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52"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4"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6"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57"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8"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9"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60"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2"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63"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64"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65"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66"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7"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71"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2"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3"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7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6"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7"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78"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79"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0" style:family="text">
      <style:text-properties fo:color="#0000c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81"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2"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83"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84"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8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8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8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9" style:family="text">
      <style:text-properties fo:font-size="16pt" style:font-size-asian="16pt" style:font-size-complex="16pt"/>
    </style:style>
    <style:style style:name="T90"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91"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2"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3"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4"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95"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6"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7"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98"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99"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0"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1"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2" style:family="text">
      <style:text-properties fo:color="#000000" fo:font-family="Consolas" style:font-family-generic="swiss"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3"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4"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5"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6"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7"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08"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09"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10"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1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12"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13"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4"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5"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16"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7"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8"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9"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0"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21"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22"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3"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24"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25" style:family="text">
      <style:text-properties fo:font-size="12pt" fo:language="en" fo:country="none" style:font-size-asian="12pt" style:font-size-complex="12pt"/>
    </style:style>
    <style:style style:name="T126"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27"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28" style:family="text">
      <style:text-properties fo:color="#212121" fo:font-family="Arial" style:font-style-name="Kursiv" style:font-family-generic="swiss" style:font-pitch="variable" fo:font-size="12pt" fo:language="en" fo:country="none" style:font-size-asian="12pt" style:font-size-complex="12pt"/>
    </style:style>
    <style:style style:name="T129" style:family="text">
      <style:text-properties fo:color="#222222" fo:font-family="Arial" style:font-style-name="Kursiv" style:font-family-generic="swiss" style:font-pitch="variable" fo:font-size="12pt" style:font-size-asian="12pt" style:font-size-complex="12pt"/>
    </style:style>
    <style:style style:name="T130"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1"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2"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3"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4"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5" style:family="text">
      <style:text-properties fo:font-family="Arial" style:font-style-name="Kursiv" style:font-family-generic="swiss" style:font-pitch="variable" fo:font-size="12pt" fo:language="en" fo:country="none" style:font-size-asian="12pt" style:font-size-complex="12pt"/>
    </style:style>
    <style:style style:name="T136" style:family="text">
      <style:text-properties fo:color="#6a3e3e"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7"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8"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9" style:family="text">
      <style:text-properties fo:color="#7f0055"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0"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1" style:family="text">
      <style:text-properties fo:color="#000000"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42"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43" style:family="text">
      <style:text-properties fo:font-size="12pt" fo:font-weight="normal" style:font-size-asian="12pt" style:font-weight-asian="normal" style:font-size-complex="12pt" style:font-weight-complex="normal"/>
    </style:style>
    <style:style style:name="T144"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6" style:family="text">
      <style:text-properties style:use-window-font-color="true" fo:font-size="12pt" fo:font-weight="normal" style:font-size-asian="12pt" style:font-weight-asian="normal" style:font-size-complex="12pt" style:font-weight-complex="normal"/>
    </style:style>
    <style:style style:name="T147"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48"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149"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0"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1" style:family="text">
      <style:text-properties fo:color="#3f7f5f"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2" style:family="text">
      <style:text-properties fo:color="#0000c0"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53"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54"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5"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6"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57"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158"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159"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60"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61"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162"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163"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165"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66"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67"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68"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9"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1" style:family="text">
      <style:text-properties fo:font-size="12pt" fo:font-style="italic" style:font-size-asian="12pt" style:font-style-asian="italic" style:font-size-complex="12pt" style:font-style-complex="italic"/>
    </style:style>
    <style:style style:name="T172"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73"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4"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175"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6"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7"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79"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80"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181"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2"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3"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4" style:family="text">
      <style:text-properties fo:color="#000000" fo:font-family="Consolas" style:font-family-generic="swiss" style:font-pitch="fixed" fo:font-size="10pt" fo:font-style="italic" fo:font-weight="normal"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style>
    <style:style style:name="T185" style:family="text">
      <style:text-properties fo:color="#2a00f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6"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8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8"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189"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190"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191"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92"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3"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94"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95"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6" style:family="text">
      <style:text-properties fo:font-size="18pt" style:text-underline-style="none" fo:font-weight="bold" style:font-weight-asian="bold" style:font-weight-complex="bold"/>
    </style:style>
    <style:style style:name="T197" style:family="text">
      <style:text-properties fo:font-size="18pt" style:text-underline-style="none"/>
    </style:style>
    <style:style style:name="T198" style:family="text">
      <style:text-properties fo:color="#ff6600" fo:font-size="18pt" fo:font-weight="bold" style:font-weight-asian="bold" style:font-weight-complex="bold"/>
    </style:style>
    <style:style style:name="T199" style:family="text">
      <style:text-properties style:use-window-font-color="true"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6.80000019073486pt" style:font-style-complex="normal" style:font-weight-complex="normal" style:text-emphasize="none" style:font-relief="none" style:text-overline-style="none" style:text-overline-color="font-color"/>
    </style:style>
    <style:style style:name="T200" style:family="text">
      <style:text-properties fo:color="#3f7f5f" fo:font-family="Arial" style:font-style-name="Kursiv" style:font-family-generic="swiss" style:font-pitch="variable"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201" style:family="text">
      <style:text-properties fo:font-family="Arial" style:font-style-name="Kursiv"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202"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203"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204" style:family="text">
      <style:text-properties fo:color="#000000" style:text-line-through-style="solid"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8.287cm" svg:height="2.857cm" svg:x="6.1cm" svg:y="2.043cm">
          <draw:text-box>
            <text:p><text:span text:style-name="T1">Portable Simula Revisited</text:span></text:p>
            <text:p><text:span text:style-name="T1"/></text:p>
            <text:p><text:span text:style-name="T1"><text:s text:c="8"/></text:span><text:span text:style-name="T1">Runtime Design</text:span></text:p>
          </draw:text-box>
        </draw:frame>
        <draw:frame draw:style-name="gr2" draw:text-style-name="P2" draw:layer="layout" svg:width="17.9cm" svg:height="21.653cm" svg:x="2.1cm" svg:y="6.1cm">
          <draw:text-box>
            <text:p><text:span text:style-name="T2">1. Block Instances at Runtime.</text:span></text:p>
            <text:p><text:span text:style-name="T2"/></text:p>
            <text:p><text:span text:style-name="T2">2. Mapping Simula Blocks <text:s/>to <text:s/>Java classes.</text:span></text:p>
            <text:p><text:span text:style-name="T3"/></text:p>
            <text:p><text:span text:style-name="T2"><text:tab/></text:span><text:span text:style-name="T2">2.1 Sub- Blocks</text:span></text:p>
            <text:p><text:span text:style-name="T2"><text:tab/></text:span><text:span text:style-name="T2">2.2 Simula Classes</text:span></text:p>
            <text:p><text:span text:style-name="T2"><text:tab/></text:span><text:span text:style-name="T2">2.3 Sub-classes</text:span></text:p>
            <text:p><text:span text:style-name="T2"><text:tab/></text:span><text:span text:style-name="T2">2.4 Prefixed Blocks</text:span></text:p>
            <text:p><text:span text:style-name="T2"><text:tab/></text:span><text:span text:style-name="T2">2.5 Procedure Declaration</text:span></text:p>
            <text:p><text:span text:style-name="T2"><text:tab/></text:span><text:span text:style-name="T2"><text:tab/></text:span><text:span text:style-name="T2">2.5.1 <text:s/>Procedure Calls</text:span></text:p>
            <text:p><text:span text:style-name="T2"><text:tab/></text:span><text:span text:style-name="T2">2.6 Switch Declaration</text:span></text:p>
            <text:p><text:span text:style-name="T2"><text:tab/></text:span><text:span text:style-name="T2"><text:tab/></text:span><text:span text:style-name="T2">2.6.1 <text:s/>Switch Designators</text:span></text:p>
            <text:p><text:span text:style-name="T2"/></text:p>
            <text:p><text:span text:style-name="T2"/></text:p>
            <text:p><text:span text:style-name="T2">3. Representation of Quantities.</text:span></text:p>
            <text:p><text:span text:style-name="T3"/></text:p>
            <text:p><text:span text:style-name="T2"><text:tab/></text:span><text:span text:style-name="T2">3.1 Value type variables.</text:span></text:p>
            <text:p><text:span text:style-name="T2"><text:tab/></text:span><text:span text:style-name="T2">3.2 Object Reference Types.</text:span></text:p>
            <text:p><text:span text:style-name="T2"><text:tab/></text:span><text:span text:style-name="T2">3.3 Text Reference Types.</text:span></text:p>
            <text:p><text:span text:style-name="T4"><text:tab/></text:span><text:span text:style-name="T4">3.4 Array Quantities.</text:span></text:p>
            <text:p><text:span text:style-name="T4"><text:tab/></text:span><text:span text:style-name="T4">3.5 Procedure Quantities.</text:span></text:p>
            <text:p><text:span text:style-name="T4"><text:tab/></text:span><text:span text:style-name="T4">3.6 Label Quantities.</text:span></text:p>
            <text:p><text:span text:style-name="T4"><text:tab/></text:span><text:span text:style-name="T4">3.7 Switch Quantities.</text:span></text:p>
            <text:p><text:span text:style-name="T4"/></text:p>
            <text:p><text:span text:style-name="T4">4. Parameter Transmission</text:span></text:p>
            <text:p><text:span text:style-name="T4"><text:tab/></text:span><text:span text:style-name="T4">4.1</text:span><text:span text:style-name="T5"> Parameter Transmission 'by Name'.</text:span></text:p>
            <text:p><text:span text:style-name="T5"><text:tab/></text:span><text:span text:style-name="T5">4.2 Array as actual parameter</text:span></text:p>
            <text:p><text:span text:style-name="T5"><text:tab/></text:span><text:span text:style-name="T5">4.3 Procedure identifier as actual parameter to formal procedure</text:span></text:p>
            <text:p text:style-name="P1"><text:span text:style-name="T5"/></text:p>
            <text:p><text:span text:style-name="T5">5. Some Expressions</text:span></text:p>
            <text:p><text:span text:style-name="T4"/></text:p>
            <text:p><text:span text:style-name="T4"><text:tab/></text:span><text:span text:style-name="T4">5.1 Object Relation <text:s/>IS</text:span></text:p>
            <text:p><text:span text:style-name="T4"><text:tab/></text:span><text:span text:style-name="T4">5.2 Object Relation <text:s/>IN</text:span></text:p>
            <text:p><text:span text:style-name="T4"><text:tab/></text:span><text:span text:style-name="T4">5.3 </text:span><text:span text:style-name="T5">QualifiedObject <text:s/>QUA</text:span></text:p>
            <text:p><text:span text:style-name="T4"/></text:p>
            <text:p><text:span text:style-name="T4">6. Some Statements</text:span></text:p>
            <text:p><text:span text:style-name="T4"/></text:p>
            <text:p text:style-name="P1"><text:span text:style-name="T4"><text:tab/></text:span><text:span text:style-name="T4">6.1 Goto Label and Switch</text:span></text:p>
            <text:p><text:span text:style-name="T4"><text:tab/></text:span><text:span text:style-name="T4">6.2 For-Statement</text:span></text:p>
            <text:p><text:span text:style-name="T4"><text:tab/></text:span><text:span text:style-name="T4">6.3 Connection Statement</text:span></text:p>
            <text:p><text:span text:style-name="T4"><text:tab/></text:span><text:span text:style-name="T4">6.4 Switch Statement</text:span></text:p>
            <text:p><text:span text:style-name="T4"><text:tab/></text:span><text:span text:style-name="T4">6.5 Activation Statement</text:span></text:p>
            <text:p><text:span text:style-name="T4"/></text:p>
            <text:p><text:span text:style-name="T4">7. Quasiparalell Sequencing <text:s/></text:span></text:p>
          </draw:text-box>
        </draw:frame>
      </draw:page>
      <draw:page draw:name="page2" draw:style-name="dp1" draw:master-page-name="Standard">
        <draw:frame draw:style-name="gr3" draw:layer="layout" svg:width="19.823cm" svg:height="21.832cm" svg:x="1cm" svg:y="1cm">
          <draw:text-box>
            <text:p><text:span text:style-name="T6">Background</text:span><text:span text:style-name="T7">.</text:span></text:p>
            <text:p/>
            <text:p><text:span text:style-name="T8">The 50th anniversary of Simula, the first object-oriented programming language, was</text:span></text:p>
            <text:p><text:span text:style-name="T8">held at the Department of Informatics, University of Oslo on 27th September, 2017.</text:span></text:p>
            <text:p><text:span text:style-name="T8">James Gosling, the inventor of Java, </text:span><text:span text:style-name="T9">gave overwhelming credit to the legacy of Simula</text:span></text:p>
            <text:p><text:span text:style-name="T9">in his lecture. He mentioned that a number of programming languages nowadays</text:span></text:p>
            <text:p><text:span text:style-name="T9">compile to JVM. During his lecture, I began to wonder - why has no team made a simula</text:span></text:p>
            <text:p><text:span text:style-name="T9">implementation in java, written in java that compiles to java / java virtual machine(JVM).</text:span></text:p>
            <text:p><text:span text:style-name="T10"/></text:p>
            <text:p><text:span text:style-name="T9">Inspired by the lectures on the Simula Jubilee, I began to ask myself if I should try to</text:span></text:p>
            <text:p><text:span text:style-name="T9">make a Simula implementation using today's tools. </text:span><text:span text:style-name="T11">It should certainly be a Recursive</text:span></text:p>
            <text:p><text:span text:style-name="T11">Descent parser based on the work of Niklaus Emil Wirth, something I've ever wanted</text:span></text:p>
            <text:p><text:span text:style-name="T11">since Borris Magnuson showed that it was an excellent technique.</text:span></text:p>
            <text:p><text:span text:style-name="T10"/></text:p>
            <text:p><text:span text:style-name="T11">In early November I started work on such a compiler. I was surprised that it took so</text:span></text:p>
            <text:p><text:span text:style-name="T11">short time to complete a rough version that compiled to Java code. This, first version,</text:span></text:p>
            <text:p><text:span text:style-name="T11">was finished just before Christmas. It was not in any way complete, but it generated</text:span></text:p>
            <text:p><text:span text:style-name="T11">some kind of Java code that could be compiled and executed. H</text:span><text:span text:style-name="T8">owever, the original</text:span></text:p>
            <text:p><text:span text:style-name="T8">semantics of the Simula program were not preserved.</text:span></text:p>
            <text:p><text:span text:style-name="T10"/></text:p>
            <text:p><text:span text:style-name="T11">I presented these results in a meeting at Blindern, Ole-Johan Dahls Hus, just before</text:span></text:p>
            <text:p><text:span text:style-name="T11">Christmas in 2017. </text:span><text:span text:style-name="T8">I was then encouraged by Stein Krogdahl and Dag Langmyhr to</text:span></text:p>
            <text:p><text:span text:style-name="T8">create a full-fledged Simula Implementation strictly after 'Simula Standard'.</text:span></text:p>
            <text:p><text:span text:style-name="T10"/></text:p>
            <text:p><text:span text:style-name="T9">From then on, I worked on a complete redesign of the Simula runtime system. The</text:span></text:p>
            <text:p><text:span text:style-name="T9">design is based on previous Simula implementations I have worked on, but this time</text:span></text:p>
            <text:p><text:span text:style-name="T9">some major changes have been made. Eg. a separate Garbage Collector is not</text:span></text:p>
            <text:p><text:span text:style-name="T9">necessary because the underlying Java system fixes that.</text:span></text:p>
            <text:p><text:span text:style-name="T10"/></text:p>
            <text:p><text:span text:style-name="T9">This document describes the runtime design of the new Portable Simula System.</text:span></text:p>
            <text:p><text:span text:style-name="T10"/></text:p>
            <text:p><text:span text:style-name="T10"/></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p>
            <text:p><text:span text:style-name="T9"/></text:p>
            <text:p><text:span text:style-name="T9"><text:s text:c="76"/></text:span><text:span text:style-name="T9">Oslo, &lt;dato&gt;</text:span></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 text:c="2"/></text:span><text:span text:style-name="T9">Øystein Myhre Andersen</text:span></text:p>
            <text:p/>
          </draw:text-box>
        </draw:frame>
      </draw:page>
      <draw:page draw:name="page3" draw:style-name="dp1" draw:master-page-name="Standard">
        <draw:frame draw:style-name="gr4" draw:text-style-name="P3" draw:layer="layout" svg:width="18.536cm" svg:height="23.939cm" svg:x="1.3cm" svg:y="2.188cm">
          <draw:text-box>
            <text:p><text:span text:style-name="T12">1. <text:s/>Block Instances at runtime.</text:span></text:p>
            <text:p><text:span text:style-name="T13"/></text:p>
            <text:p><text:span text:style-name="T14">Simula is a block oriented language. This means that the source text is organized as a set of</text:span></text:p>
            <text:p><text:span text:style-name="T14">nested blocks instances. They can be classes, procedures and sub-blocks. All of which are</text:span></text:p>
            <text:p><text:span text:style-name="T14">represented as subclasses of the Java class RTObject$ during execution.</text:span></text:p>
            <text:p><text:span text:style-name="T14"/></text:p>
            <text:p><text:span text:style-name="T14">The Java class RTObject$ <text:s/>has the following main attributes:</text:span></text:p>
            <text:p><text:span text:style-name="T14"/></text:p>
            <text:p text:style-name="P1"><text:span text:style-name="T15"/></text:p>
            <text:p><text:span text:style-name="T16">OperationalState </text:span><text:span text:style-name="T17">STATE$</text:span><text:span text:style-name="T18">; One of { </text:span><text:span text:style-name="T19">detached</text:span><text:span text:style-name="T18">,</text:span><text:span text:style-name="T19">resumed</text:span><text:span text:style-name="T18">,</text:span><text:span text:style-name="T19">attached</text:span><text:span text:style-name="T18">,</text:span><text:span text:style-name="T19">terminated</text:span><text:span text:style-name="T18"> }</text:span></text:p>
            <text:p text:style-name="P1"><text:span text:style-name="T20"/></text:p>
            <text:p><text:span text:style-name="T21">boolean</text:span><text:span text:style-name="T22"> isQPSystemBlock()</text:span></text:p>
            <text:p text:style-name="P1"><text:span text:style-name="T18"><text:s/></text:span><text:span text:style-name="T18"><text:tab/></text:span><text:span text:style-name="T18"><text:tab/></text:span><text:span text:style-name="T18"> <text:s text:c="6"/></text:span><text:span text:style-name="T18">This is a static property generated by the compiler.</text:span></text:p>
            <text:p text:style-name="P1"><text:span text:style-name="T18"><text:s text:c="29"/></text:span><text:span text:style-name="T18">It will return true for Block or Prefixed Block with local classes.</text:span></text:p>
            <text:p text:style-name="P1"><text:span text:style-name="T18"/></text:p>
            <text:p text:style-name="P1"><text:span text:style-name="T23">boolean</text:span><text:span text:style-name="T16"> isDetachable()</text:span></text:p>
            <text:p text:style-name="P1"><text:span text:style-name="T18"><text:s/></text:span><text:span text:style-name="T18"><text:tab/></text:span><text:span text:style-name="T18"><text:tab/></text:span><text:span text:style-name="T18"> <text:s text:c="6"/></text:span><text:span text:style-name="T18">This is a static property generated by the compiler.</text:span></text:p>
            <text:p text:style-name="P1"><text:span text:style-name="T18"><text:s text:c="29"/></text:span><text:span text:style-name="T18">It will return true for Classes which can be Detached.</text:span></text:p>
            <text:p text:style-name="P1"><text:span text:style-name="T18"/></text:p>
            <text:p><text:span text:style-name="T14"/></text:p>
            <text:p><text:span text:style-name="T16">RTObject$ </text:span><text:span text:style-name="T17">SL$</text:span><text:span text:style-name="T14"> <text:s text:c="2"/></text:span><text:span text:style-name="T24">This is a pointer to the object of the nearest textually</text:span></text:p>
            <text:p text:style-name="P1"><text:span text:style-name="T24"><text:s text:c="29"/></text:span><text:span text:style-name="T24">enclosing block instance, also called 'static link'.</text:span></text:p>
            <text:p text:style-name="P1"><text:span text:style-name="T15"><text:tab/></text:span><text:span text:style-name="T15"> </text:span></text:p>
            <text:p text:style-name="P1"><text:span text:style-name="T14"><text:tab/></text:span></text:p>
            <text:p><text:span text:style-name="T16">RTObject$ </text:span><text:span text:style-name="T17">DL$</text:span><text:span text:style-name="T14"> <text:s text:c="3"/></text:span><text:span text:style-name="T24">If this block instance is attached this is a pointer to the object of the block</text:span></text:p>
            <text:p text:style-name="P1"><text:span text:style-name="T24"><text:s text:c="29"/></text:span><text:span text:style-name="T24">Instance to which the instance is attached (also called dynamic link),</text:span></text:p>
            <text:p><text:span text:style-name="T24"><text:s text:c="29"/></text:span><text:span text:style-name="T24">i.e. it points to the block instance which called this one.</text:span></text:p>
            <text:p><text:span text:style-name="T25"/></text:p>
            <text:p text:style-name="P1"><text:span text:style-name="T15"><text:tab/></text:span><text:span text:style-name="T15"> </text:span></text:p>
            <text:p><text:span text:style-name="T16">Continuation </text:span><text:span text:style-name="T17">CONT$</text:span><text:span text:style-name="T14"> </text:span><text:span text:style-name="T24"><text:s/>This is a pointer to the Continuation in which this block instance is</text:span></text:p>
            <text:p><text:span text:style-name="T24"><text:s text:c="29"/></text:span><text:span text:style-name="T24">running. If this block instance is detached it is used to save the complete</text:span></text:p>
            <text:p><text:span text:style-name="T24"><text:s text:c="29"/></text:span><text:span text:style-name="T24">reactivation point (call stack and the continuation point).</text:span></text:p>
            <text:p><text:span text:style-name="T24"/></text:p>
            <text:p text:style-name="P1"><text:span text:style-name="T23">int</text:span><text:span text:style-name="T16"> </text:span><text:span text:style-name="T17">JTX$</text:span><text:span text:style-name="T16"> <text:s text:c="4"/></text:span><text:span text:style-name="T26"><text:s text:c="2"/>Jump Table Index used to implement goto</text:span></text:p>
            <text:p text:style-name="P1"><text:span text:style-name="T26"/></text:p>
            <text:p text:style-name="P1"><text:span text:style-name="T26"/></text:p>
            <text:p text:style-name="P1"><text:span text:style-name="T26">In addition a global variable </text:span><text:span text:style-name="T27">CUR$</text:span><text:span text:style-name="T28"> will allways </text:span><text:span text:style-name="T22">point to the 'Current Block'</text:span><text:span text:style-name="T16"> </text:span></text:p>
            <text:p text:style-name="P1"><text:span text:style-name="T24"/></text:p>
            <text:p text:style-name="P1"><text:span text:style-name="T24"/></text:p>
            <text:p text:style-name="P1"><text:span text:style-name="T24"/></text:p>
            <text:p text:style-name="P1"><text:span text:style-name="T24">The figure on next page shows the main structure of nested block instances at runtime.</text:span></text:p>
            <text:p text:style-name="P1"><text:span text:style-name="T24">Ole Johan dahl had a simular figure in a compendium in 1980. The main differences are:</text:span></text:p>
            <text:p text:style-name="P1"><text:span text:style-name="T24"/></text:p>
            <text:p text:style-name="P1"><text:span text:style-name="T24">- There is no Prototype (we use Java's Object.getClass instead)</text:span></text:p>
            <text:p text:style-name="P1"><text:span text:style-name="T24">- There is no Context Vector (we follows Static Links) </text:span></text:p>
            <text:p text:style-name="P1"><text:span text:style-name="T24">- There is no Garbage Collector (we use Java's instead) </text:span></text:p>
            <text:p text:style-name="P1"><text:span text:style-name="T15"><text:tab/></text:span><text:span text:style-name="T15"> </text:span></text:p>
            <text:p text:style-name="P1"><text:span text:style-name="T24"/></text:p>
          </draw:text-box>
        </draw:frame>
      </draw:page>
      <draw:page draw:name="page4" draw:style-name="dp1" draw:master-page-name="Standard">
        <draw:frame draw:style-name="gr5" draw:text-style-name="P4" draw:layer="layout" svg:width="8.155cm" svg:height="25.371cm" svg:x="1.5cm" svg:y="2.3cm">
          <draw:text-box>
            <text:p><text:span text:style-name="T29">begin</text:span></text:p>
            <text:p><text:span text:style-name="T30"/></text:p>
            <text:p><text:span text:style-name="T20"><text:s text:c="3"/></text:span><text:span text:style-name="T29">integer</text:span><text:span text:style-name="T20"> a;</text:span></text:p>
            <text:p><text:span text:style-name="T20"/></text:p>
            <text:p><text:span text:style-name="T20"><text:s text:c="3"/></text:span><text:span text:style-name="T29">procedure</text:span><text:span text:style-name="T20"> P(x); </text:span><text:span text:style-name="T29">name</text:span><text:span text:style-name="T20"> x;</text:span></text:p>
            <text:p><text:span text:style-name="T20"/></text:p>
            <text:p><text:span text:style-name="T20"><text:s text:c="3"/></text:span><text:span text:style-name="T29">begin</text:span></text:p>
            <text:p><text:span text:style-name="T30"/></text:p>
            <text:p><text:span text:style-name="T20"><text:s text:c="6"/></text:span><text:span text:style-name="T29">integer</text:span><text:span text:style-name="T20"> b;</text:span></text:p>
            <text:p><text:span text:style-name="T20"/></text:p>
            <text:p><text:span text:style-name="T20"><text:s text:c="6"/></text:span><text:span text:style-name="T20">...</text:span></text:p>
            <text:p><text:span text:style-name="T20"/></text:p>
            <text:p><text:span text:style-name="T20"><text:s text:c="6"/></text:span><text:span text:style-name="T31">b</text:span><text:span text:style-name="T29">egin</text:span></text:p>
            <text:p><text:span text:style-name="T30"/></text:p>
            <text:p><text:span text:style-name="T20"><text:s text:c="9"/></text:span><text:span text:style-name="T29">integer</text:span><text:span text:style-name="T20"> c;</text:span></text:p>
            <text:p><text:span text:style-name="T20"/></text:p>
            <text:p><text:span text:style-name="T20"><text:s text:c="9"/></text:span><text:span text:style-name="T20">...</text:span></text:p>
            <text:p><text:span text:style-name="T20"/></text:p>
            <text:p><text:span text:style-name="T20"><text:s text:c="6"/></text:span><text:span text:style-name="T29">end</text:span><text:span text:style-name="T20">;</text:span></text:p>
            <text:p><text:span text:style-name="T20"/></text:p>
            <text:p><text:span text:style-name="T20"><text:s text:c="6"/></text:span><text:span text:style-name="T20">...</text:span></text:p>
            <text:p><text:span text:style-name="T20"/></text:p>
            <text:p><text:span text:style-name="T20"><text:s text:c="6"/></text:span><text:span text:style-name="T20">P(b);</text:span></text:p>
            <text:p><text:span text:style-name="T20"/></text:p>
            <text:p><text:span text:style-name="T20"><text:s text:c="6"/></text:span><text:span text:style-name="T20">...</text:span></text:p>
            <text:p><text:span text:style-name="T20"/></text:p>
            <text:p><text:span text:style-name="T20"><text:s text:c="3"/></text:span><text:span text:style-name="T29">end</text:span><text:span text:style-name="T20">;</text:span></text:p>
            <text:p><text:span text:style-name="T20"/></text:p>
            <text:p><text:span text:style-name="T20"><text:s text:c="3"/></text:span><text:span text:style-name="T20">...</text:span></text:p>
            <text:p><text:span text:style-name="T20"/></text:p>
            <text:p><text:span text:style-name="T20"><text:s text:c="3"/></text:span><text:span text:style-name="T20">P(a);</text:span></text:p>
            <text:p><text:span text:style-name="T20"/></text:p>
            <text:p><text:span text:style-name="T20"><text:s text:c="3"/></text:span><text:span text:style-name="T20">...</text:span></text:p>
            <text:p><text:span text:style-name="T20"/></text:p>
            <text:p><text:span text:style-name="T29">end</text:span><text:span text:style-name="T20">;</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 draw:text-style-name="P5" draw:layer="layout" svg:width="2.7cm" svg:height="4cm" svg:x="10.4cm" svg:y="14.9cm">
          <text:p/>
        </draw:rect>
        <draw:path draw:style-name="gr7" draw:text-style-name="P5" draw:layer="layout" svg:width="6.706cm" svg:height="0.969cm" svg:x="3.801cm" svg:y="2.831cm" svg:viewBox="0 0 6707 970" svg:d="M0 1c434 0 870-2 1304 0 402 1 766 213 1155 298 403 88 785 110 1193 224 451 126 860 277 1304 298 386 17 778 13 1155 112l410 37h186">
          <text:p/>
        </draw:path>
        <draw:path draw:style-name="gr7" draw:text-style-name="P5" draw:layer="layout" svg:width="6.073cm" svg:height="2.326cm" svg:x="4.36cm" svg:y="7.027cm" svg:viewBox="0 0 6074 2327" svg:d="M0 16c431-34 919-37 1267 224 386 289 860 442 1080 932 208 464 744 639 1193 819 395 158 838 50 1230 187 394 138 772 46 1155 149h149">
          <text:p/>
        </draw:path>
        <draw:path draw:style-name="gr7" draw:text-style-name="P5"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7" draw:text-style-name="P5"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8" draw:text-style-name="P6" draw:layer="layout" svg:width="2.394cm" svg:height="1.361cm" svg:x="10.606cm" svg:y="3.6cm">
          <draw:text-box>
            <text:p><text:span text:style-name="T32"><text:s text:c="2"/></text:span><text:span text:style-name="T32">DL <text:s/>SL</text:span></text:p>
          </draw:text-box>
        </draw:frame>
        <draw:frame draw:style-name="gr8" draw:text-style-name="P6" draw:layer="layout" svg:width="2.394cm" svg:height="1.361cm" svg:x="10.6cm" svg:y="9.099cm">
          <draw:text-box>
            <text:p><text:span text:style-name="T32"><text:s text:c="2"/></text:span><text:span text:style-name="T32">DL <text:s/>SL</text:span></text:p>
          </draw:text-box>
        </draw:frame>
        <draw:frame draw:style-name="gr8" draw:text-style-name="P6" draw:layer="layout" svg:width="2.394cm" svg:height="1.361cm" svg:x="10.506cm" svg:y="15cm">
          <draw:text-box>
            <text:p><text:span text:style-name="T32"><text:s text:c="2"/></text:span><text:span text:style-name="T32">DL <text:s/>SL</text:span></text:p>
          </draw:text-box>
        </draw:frame>
        <draw:frame draw:style-name="gr8" draw:text-style-name="P6" draw:layer="layout" svg:width="2.394cm" svg:height="1.361cm" svg:x="10.5cm" svg:y="20.899cm">
          <draw:text-box>
            <text:p><text:span text:style-name="T32"><text:s text:c="2"/></text:span><text:span text:style-name="T32">DL <text:s/>SL</text:span></text:p>
          </draw:text-box>
        </draw:frame>
        <draw:line draw:style-name="gr9" draw:text-style-name="P5" draw:layer="layout" svg:x1="11.3cm" svg:y1="20.9cm" svg:x2="11.3cm" svg:y2="18.9cm">
          <text:p/>
        </draw:line>
        <draw:line draw:style-name="gr9" draw:text-style-name="P5" draw:layer="layout" svg:x1="11.3cm" svg:y1="15.1cm" svg:x2="11.3cm" svg:y2="13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4" draw:layer="layout" svg:width="2.403cm" svg:height="0.963cm" svg:x="10.497cm" svg:y="9.937cm">
          <draw:text-box>
            <text:p><text:span text:style-name="T20">Return</text:span></text:p>
          </draw:text-box>
        </draw:frame>
        <draw:frame draw:style-name="gr11" draw:text-style-name="P4" draw:layer="layout" svg:width="2.403cm" svg:height="0.963cm" svg:x="10.497cm" svg:y="15.737cm">
          <draw:text-box>
            <text:p><text:span text:style-name="T20">Return</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13" draw:text-style-name="P4" draw:layer="layout" svg:width="0.853cm" svg:height="0.963cm" svg:x="11.5cm" svg:y="5.137cm">
          <draw:text-box>
            <text:p><text:span text:style-name="T20">a</text:span></text:p>
          </draw:text-box>
        </draw:frame>
        <draw:frame draw:style-name="gr14" draw:text-style-name="P4" draw:layer="layout" svg:width="0.815cm" svg:height="0.963cm" svg:x="11.263cm" svg:y="10.875cm">
          <draw:text-box>
            <text:p><text:span text:style-name="T20">x</text:span></text:p>
          </draw:text-box>
        </draw:frame>
        <draw:frame draw:style-name="gr14" draw:text-style-name="P4" draw:layer="layout" svg:width="0.815cm" svg:height="0.963cm" svg:x="11.3cm" svg:y="16.8cm">
          <draw:text-box>
            <text:p><text:span text:style-name="T20">x</text:span></text:p>
          </draw:text-box>
        </draw:frame>
        <draw:frame draw:style-name="gr15" draw:text-style-name="P4" draw:layer="layout" svg:width="0.853cm" svg:height="0.963cm" svg:x="11.247cm" svg:y="11.737cm">
          <draw:text-box>
            <text:p><text:span text:style-name="T20">b</text:span></text:p>
          </draw:text-box>
        </draw:frame>
        <draw:frame draw:style-name="gr13" draw:text-style-name="P4" draw:layer="layout" svg:width="0.775cm" svg:height="0.963cm" svg:x="11.336cm" svg:y="17.65cm">
          <draw:text-box>
            <text:p><text:span text:style-name="T20">b</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3" draw:text-style-name="P4" draw:layer="layout" svg:width="0.82cm" svg:height="0.963cm" svg:x="11.2cm" svg:y="22.737cm">
          <draw:text-box>
            <text:p><text:span text:style-name="T20">c</text:span></text:p>
          </draw:text-box>
        </draw:frame>
        <draw:frame draw:style-name="gr16" draw:text-style-name="P4" draw:layer="layout" svg:width="4.342cm" svg:height="0.963cm" svg:x="14.9cm" svg:y="23.437cm">
          <draw:text-box>
            <text:p><text:span text:style-name="T20">Current Block</text:span></text:p>
          </draw:text-box>
        </draw:frame>
        <draw:line draw:style-name="gr9" draw:text-style-name="P5" draw:layer="layout" svg:x1="14.8cm" svg:y1="23.9cm" svg:x2="13.2cm" svg:y2="23.9cm">
          <text:p/>
        </draw:line>
        <draw:path draw:style-name="gr10" draw:text-style-name="P5" draw:layer="layout" svg:width="2.289cm" svg:height="5.03cm" svg:x="9.001cm" svg:y="12.372cm" svg:viewBox="0 0 2290 5031" svg:d="M1880 0c-373 244-850-61-1192 224-364 303-389 801-522 1230-126 405-202 833-149 1267s-6 852 149 1304c151 442 418 897 857 969 404 66 819-1 1230 0l37 37">
          <text:p/>
        </draw:path>
        <draw:path draw:style-name="gr10" draw:text-style-name="P5" draw:layer="layout" svg:width="2.198cm" svg:height="5.44cm" svg:x="9.055cm" svg:y="5.925cm" svg:viewBox="0 0 2199 5441" svg:d="M2161 0c-473 113-914 390-1192 783-285 403-576 821-708 1304-107 392-268 768-261 1193s136 809 335 1229c223 470 634 583 1007 746l409 112 373 74 75-74">
          <text:p/>
        </draw:path>
        <draw:frame draw:style-name="gr17" draw:text-style-name="P4" draw:layer="layout" svg:width="9.138cm" svg:height="2.073cm" svg:x="6.6cm" svg:y="26.3cm">
          <draw:text-box>
            <text:p><text:span text:style-name="T20">Fig. X <text:s/>Sample Block Structure</text:span></text:p>
            <text:p><text:span text:style-name="T32"><text:s text:c="10"/></text:span></text:p>
            <text:p><text:span text:style-name="T32"><text:s text:c="11"/></text:span><text:span text:style-name="T32">(due to Ole-Johan Dahl)</text:span></text:p>
          </draw:text-box>
        </draw:frame>
        <draw:path draw:style-name="gr10" draw:text-style-name="P5" draw:layer="layout" svg:width="5.925cm" svg:height="2.496cm" svg:x="4.62cm" svg:y="16.173cm" svg:viewBox="0 0 5926 2497" svg:d="M0 2497c371-143 802-88 1156-261 459-224 864-524 1267-857 392-324 783-640 1229-894 396-226 842-230 1267-336l373-37 373-74 261-38">
          <text:p/>
        </draw:path>
        <draw:path draw:style-name="gr10" draw:text-style-name="P5"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18" draw:text-style-name="P7" draw:layer="layout" svg:width="1.162cm" svg:height="0.983cm" svg:x="12.238cm" svg:y="8.117cm">
          <draw:text-box>
            <text:p><text:span text:style-name="T33">P</text:span><text:span text:style-name="T34">1</text:span></text:p>
          </draw:text-box>
        </draw:frame>
        <draw:frame draw:style-name="gr19" draw:text-style-name="P7" draw:layer="layout" svg:width="1.162cm" svg:height="0.983cm" svg:x="12.1cm" svg:y="14cm">
          <draw:text-box>
            <text:p><text:span text:style-name="T33">P</text:span><text:span text:style-name="T34">2</text:span></text:p>
          </draw:text-box>
        </draw:frame>
      </draw:page>
      <draw:page draw:name="page5" draw:style-name="dp1" draw:master-page-name="Standard">
        <draw:frame draw:style-name="gr20" draw:layer="layout" svg:width="17.2cm" svg:height="5.745cm" svg:x="2.1cm" svg:y="1.201cm">
          <draw:text-box>
            <text:p><text:span text:style-name="T35">2. <text:s/>Mapping Simula Blocks <text:s/>to <text:s/>Java classes.</text:span></text:p>
            <text:p><text:span text:style-name="T36"/></text:p>
            <text:p><text:span text:style-name="T36">Each and every Simula Class, Prefixed Block, Procedure or Sub-Block is compiled into</text:span></text:p>
            <text:p><text:span text:style-name="T36">a Java Class.</text:span></text:p>
            <text:p><text:span text:style-name="T36"/></text:p>
            <text:p><text:span text:style-name="T37">2.1 <text:s/>Sub- Block.</text:span></text:p>
            <text:p><text:span text:style-name="T36"/></text:p>
            <text:p><text:span text:style-name="T36"><text:s/></text:span><text:span text:style-name="T36">A sub-block is the simples of all Simula Blocks. For example, consider the following Simula code:</text:span></text:p>
            <text:p/>
          </draw:text-box>
        </draw:frame>
        <draw:frame draw:style-name="gr21" draw:text-style-name="P8" draw:layer="layout" svg:width="11.9cm" svg:height="2.9cm" svg:x="2cm" svg:y="6.9cm">
          <draw:text-box>
            <text:p text:style-name="P1"><text:span text:style-name="T38"><text:s text:c="2"/></text:span><text:span text:style-name="T39">begin</text:span><text:span text:style-name="T38"> </text:span><text:span text:style-name="T39">integer</text:span><text:span text:style-name="T38"> </text:span><text:span text:style-name="T40">lim</text:span><text:span text:style-name="T38">=40;</text:span></text:p>
            <text:p text:style-name="P1"><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1"><text:span text:style-name="T38"><text:s text:c="7"/></text:span><text:span text:style-name="T39">integer</text:span><text:span text:style-name="T38"> i;</text:span></text:p>
            <text:p text:style-name="P1"><text:span text:style-name="T38"><text:s text:c="7"/></text:span><text:span text:style-name="T38">i:=6;</text:span></text:p>
            <text:p><text:span text:style-name="T26"><text:s text:c="2"/></text:span><text:span text:style-name="T41">end</text:span><text:span text:style-name="T26">;</text:span><text:span text:style-name="T38"> <text:s text:c="2"/></text:span></text:p>
          </draw:text-box>
        </draw:frame>
        <draw:frame draw:style-name="gr22" draw:text-style-name="P9" draw:layer="layout" svg:width="16.9cm" svg:height="10.7cm" svg:x="2.1cm" svg:y="10cm">
          <draw:text-box>
            <text:p><text:span text:style-name="T36">It is compiled to a Java class like:</text:span></text:p>
            <text:p><text:span text:style-name="T36"/></text:p>
            <text:p text:style-name="P1"><text:span text:style-name="T42">public</text:span><text:span text:style-name="T43"> </text:span><text:span text:style-name="T42">final</text:span><text:span text:style-name="T43"> </text:span><text:span text:style-name="T42">class</text:span><text:span text:style-name="T43"> SubBlock </text:span><text:span text:style-name="T42">extends</text:span><text:span text:style-name="T43"> BASICIO$ {</text:span></text:p>
            <text:p text:style-name="P1"><text:span text:style-name="T43"><text:s text:c="4"/></text:span><text:span text:style-name="T44">// Declare locals as attributes</text:span></text:p>
            <text:p text:style-name="P1"><text:span text:style-name="T43"><text:s text:c="4"/></text:span><text:span text:style-name="T42">final</text:span><text:span text:style-name="T43"> </text:span><text:span text:style-name="T42">int</text:span><text:span text:style-name="T43"> </text:span><text:span text:style-name="T45">lim</text:span><text:span text:style-name="T43">=40;</text:span></text:p>
            <text:p text:style-name="P1"><text:span text:style-name="T43"><text:s text:c="4"/></text:span><text:span text:style-name="T42">public</text:span><text:span text:style-name="T43"> ARRAY$&lt;TXT$[]&gt;</text:span><text:span text:style-name="T45">TA</text:span><text:span text:style-name="T43">;</text:span></text:p>
            <text:p text:style-name="P1"><text:span text:style-name="T43"><text:s text:c="4"/></text:span><text:span text:style-name="T42">int</text:span><text:span text:style-name="T43"> </text:span><text:span text:style-name="T45">i</text:span><text:span text:style-name="T43">;</text:span></text:p>
            <text:p text:style-name="P1"><text:span text:style-name="T43"><text:s text:c="4"/></text:span><text:span text:style-name="T44">// Normal Constructor</text:span></text:p>
            <text:p text:style-name="P1"><text:span text:style-name="T43"><text:s text:c="4"/></text:span><text:span text:style-name="T42">public</text:span><text:span text:style-name="T43"> SubBlock(RTObject$ </text:span><text:span text:style-name="T46">staticLink</text:span><text:span text:style-name="T43">) {</text:span></text:p>
            <text:p text:style-name="P1"><text:span text:style-name="T43"><text:s text:c="8"/></text:span><text:span text:style-name="T42">super</text:span><text:span text:style-name="T43">(</text:span><text:span text:style-name="T46">staticLink</text:span><text:span text:style-name="T43">);</text:span></text:p>
            <text:p text:style-name="P1"><text:span text:style-name="T47"><text:s text:c="7"/></text:span><text:span text:style-name="T47">BBLK();</text:span></text:p>
            <text:p text:style-name="P1"><text:span text:style-name="T43"><text:s text:c="8"/></text:span><text:span text:style-name="T44">// Declaration Code</text:span></text:p>
            <text:p text:style-name="P1"><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1"><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1"><text:span text:style-name="T43"><text:s text:c="8"/></text:span><text:span text:style-name="T43">BOUND_CHECK$(</text:span><text:span text:style-name="T46">TA$LB</text:span><text:span text:style-name="T43">[0],</text:span><text:span text:style-name="T46">TA$UB</text:span><text:span text:style-name="T43">[0]);</text:span></text:p>
            <text:p text:style-name="P1"><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1"><text:span text:style-name="T47"><text:s text:c="4"/></text:span><text:span text:style-name="T47">}</text:span></text:p>
            <text:p text:style-name="P1"><text:span text:style-name="T43"><text:s text:c="4"/></text:span><text:span text:style-name="T44">// SubBlock Statements</text:span></text:p>
            <text:p text:style-name="P1"><text:span text:style-name="T43"><text:s text:c="4"/></text:span><text:span text:style-name="T42">public</text:span><text:span text:style-name="T43"> RTObject$ STM$() {</text:span></text:p>
            <text:p text:style-name="P1"><text:span text:style-name="T43"><text:s text:c="8"/></text:span><text:span text:style-name="T45">i</text:span><text:span text:style-name="T43">=6;</text:span></text:p>
            <text:p text:style-name="P1"><text:span text:style-name="T47"><text:s text:c="7"/></text:span><text:span text:style-name="T47">EBLK();</text:span></text:p>
            <text:p text:style-name="P1"><text:span text:style-name="T43"><text:s text:c="8"/></text:span><text:span text:style-name="T42">return</text:span><text:span text:style-name="T43">(</text:span><text:span text:style-name="T42">this</text:span><text:span text:style-name="T43">);</text:span></text:p>
            <text:p text:style-name="P1"><text:span text:style-name="T47"><text:s text:c="4"/></text:span><text:span text:style-name="T47">}</text:span></text:p>
            <text:p text:style-name="P1"><text:span text:style-name="T47">}</text:span></text:p>
          </draw:text-box>
        </draw:frame>
        <draw:frame draw:style-name="gr23" draw:text-style-name="P9" draw:layer="layout" svg:width="17.4cm" svg:height="7.1cm" svg:x="2cm" svg:y="21cm">
          <draw:text-box>
            <text:p><text:span text:style-name="T36">The Java super class BASICIO$ is defined in the runtime system as a conveniate way to enable all environment methods to this block. It is itself a Java sub-class of RTObject$.</text:span></text:p>
            <text:p><text:span text:style-name="T36"/></text:p>
            <text:p><text:span text:style-name="T48">The constructor set up the static environment ( SL$ and CONT$) of this RTObject$.</text:span></text:p>
            <text:p><text:span text:style-name="T48"/></text:p>
            <text:p text:style-name="P1"><text:span text:style-name="T49">The BBLK method is used to initiate the block instance. It will attach the block to its dynamic <text:s/>environment (DL$ and CONT$) and update the current block pointer(CUR$).</text:span></text:p>
            <text:p text:style-name="P1"><text:span text:style-name="T49">The </text:span><text:span text:style-name="T50">OperationalState become </text:span><text:span text:style-name="T51">attached</text:span><text:span text:style-name="T22">;</text:span></text:p>
            <text:p text:style-name="P1"><text:span text:style-name="T22"/></text:p>
            <text:p text:style-name="P1"><text:span text:style-name="T22">The EBLK method is used to terminate the block <text:s/>instance when control passes through the final end (of the outermost prefix for class and prefixed block). This is a complex method dependent on the different kind and states of block instances.</text:span></text:p>
            <text:p text:style-name="P1"><text:span text:style-name="T22">The OperationalState become </text:span><text:span text:style-name="T51">terminated</text:span><text:span text:style-name="T22">;</text:span></text:p>
          </draw:text-box>
        </draw:frame>
      </draw:page>
      <draw:page draw:name="page6" draw:style-name="dp1" draw:master-page-name="Standard">
        <draw:frame draw:style-name="gr24" draw:layer="layout" svg:width="17.2cm" svg:height="2.94cm" svg:x="2.1cm" svg:y="1.2cm">
          <draw:text-box>
            <text:p><text:span text:style-name="T37">2.2 <text:s/>Simula Classes</text:span></text:p>
            <text:p><text:span text:style-name="T36"/></text:p>
            <text:p><text:span text:style-name="T36"><text:s/></text:span><text:span text:style-name="T36">Consider the following Simula Class:</text:span></text:p>
            <text:p/>
          </draw:text-box>
        </draw:frame>
        <draw:frame draw:style-name="gr25" draw:text-style-name="P10" draw:layer="layout" svg:width="17.1cm" svg:height="14.5cm" svg:x="2.1cm" svg:y="9.1cm">
          <draw:text-box>
            <text:p text:style-name="P1"><text:span text:style-name="T43"><text:s text:c="2"/></text:span><text:span text:style-name="T52">public</text:span><text:span text:style-name="T53"> </text:span><text:span text:style-name="T52">class</text:span><text:span text:style-name="T53"> A </text:span><text:span text:style-name="T52">extends</text:span><text:span text:style-name="T54"> CLASS$ {</text:span></text:p>
            <text:p text:style-name="P1"><text:span text:style-name="T43"><text:s text:c="4"/></text:span><text:span text:style-name="T44">// Declare parameters as attributes</text:span></text:p>
            <text:p text:style-name="P1"><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1"><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1"><text:span text:style-name="T43"><text:s text:c="4"/></text:span><text:span text:style-name="T44">// Declare locals as attributes</text:span></text:p>
            <text:p text:style-name="P1"><text:span text:style-name="T43"><text:s text:c="4"/></text:span><text:span text:style-name="T42">public</text:span><text:span text:style-name="T43"> </text:span><text:span text:style-name="T42">final</text:span><text:span text:style-name="T43"> </text:span><text:span text:style-name="T42">int</text:span><text:span text:style-name="T43"> </text:span><text:span text:style-name="T45">lim</text:span><text:span text:style-name="T43">=40;</text:span></text:p>
            <text:p text:style-name="P1"><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1"><text:span text:style-name="T43"><text:s text:c="4"/></text:span><text:span text:style-name="T42">public</text:span><text:span text:style-name="T43"> </text:span><text:span text:style-name="T42">int</text:span><text:span text:style-name="T43"> </text:span><text:span text:style-name="T45">i</text:span><text:span text:style-name="T43">;</text:span></text:p>
            <text:p text:style-name="P1"><text:span text:style-name="T43"><text:s text:c="4"/></text:span><text:span text:style-name="T42">public</text:span><text:span text:style-name="T43"> </text:span><text:span text:style-name="T42">float</text:span><text:span text:style-name="T43"> </text:span><text:span text:style-name="T45">r</text:span><text:span text:style-name="T43">;</text:span></text:p>
            <text:p text:style-name="P1"><text:span text:style-name="T43"><text:s text:c="4"/></text:span><text:span text:style-name="T44">// Normal Constructor</text:span></text:p>
            <text:p text:style-name="P1"><text:span text:style-name="T43"><text:s text:c="4"/></text:span><text:span text:style-name="T42">public</text:span><text:span text:style-name="T43"> A(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1"><text:span text:style-name="T43"><text:s text:c="8"/></text:span><text:span text:style-name="T42">super</text:span><text:span text:style-name="T43">(</text:span><text:span text:style-name="T46">staticLink</text:span><text:span text:style-name="T43">);</text:span></text:p>
            <text:p text:style-name="P1"><text:span text:style-name="T43"><text:s text:c="8"/></text:span><text:span text:style-name="T44">// Parameter assignment to locals</text:span></text:p>
            <text:p text:style-name="P1"><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1"><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1"><text:span text:style-name="T43"><text:s text:c="8"/></text:span><text:span text:style-name="T43">BBLK(); </text:span><text:span text:style-name="T44">// Iff no prefix</text:span></text:p>
            <text:p text:style-name="P1"><text:span text:style-name="T43"><text:s text:c="8"/></text:span><text:span text:style-name="T44">// Declaration Code</text:span></text:p>
            <text:p text:style-name="P1"><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1"><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1"><text:span text:style-name="T43"><text:s text:c="8"/></text:span><text:span text:style-name="T43">BOUND_CHECK$(</text:span><text:span text:style-name="T46">TA$LB</text:span><text:span text:style-name="T43">[0],</text:span><text:span text:style-name="T46">TA$UB</text:span><text:span text:style-name="T43">[0]);</text:span></text:p>
            <text:p text:style-name="P1"><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1"><text:span text:style-name="T43"><text:s text:c="4"/></text:span><text:span text:style-name="T43">}</text:span></text:p>
            <text:p text:style-name="P1"><text:span text:style-name="T43"><text:s text:c="4"/></text:span><text:span text:style-name="T44">// Class Statements</text:span></text:p>
            <text:p text:style-name="P1"><text:span text:style-name="T43"><text:s text:c="4"/></text:span><text:span text:style-name="T42">public</text:span><text:span text:style-name="T43"> A STM$() {</text:span></text:p>
            <text:p text:style-name="P1"><text:span text:style-name="T43"><text:s text:c="8"/></text:span><text:span text:style-name="T44">// Class A: Code before inner</text:span></text:p>
            <text:p text:style-name="P1"><text:span text:style-name="T43"><text:s text:c="8"/></text:span><text:span text:style-name="T45">i</text:span><text:span text:style-name="T43">=</text:span><text:span text:style-name="T45">p$p1</text:span><text:span text:style-name="T43">;</text:span></text:p>
            <text:p text:style-name="P1"><text:span text:style-name="T43"><text:s text:c="8"/></text:span><text:span text:style-name="T44">// Class A: Code after inner</text:span></text:p>
            <text:p text:style-name="P1"><text:span text:style-name="T43"><text:s text:c="8"/></text:span><text:span text:style-name="T45">r</text:span><text:span text:style-name="T43">=</text:span><text:span text:style-name="T45">p$p2</text:span><text:span text:style-name="T43">;</text:span></text:p>
            <text:p text:style-name="P1"><text:span text:style-name="T43"><text:s text:c="8"/></text:span><text:span text:style-name="T43">EBLK();</text:span></text:p>
            <text:p text:style-name="P1"><text:span text:style-name="T43"><text:s text:c="8"/></text:span><text:span text:style-name="T42">return</text:span><text:span text:style-name="T43">(</text:span><text:span text:style-name="T42">this</text:span><text:span text:style-name="T43">);</text:span></text:p>
            <text:p text:style-name="P1"><text:span text:style-name="T43"><text:s text:c="4"/></text:span><text:span text:style-name="T43">}</text:span></text:p>
            <text:p text:style-name="P1"><text:span text:style-name="T43">}</text:span></text:p>
          </draw:text-box>
        </draw:frame>
        <draw:frame draw:style-name="gr26" draw:text-style-name="P8" draw:layer="layout" svg:width="11.9cm" svg:height="5.3cm" svg:x="2.1cm" svg:y="3.4cm">
          <draw:text-box>
            <text:p text:style-name="P1"><text:span text:style-name="T38"><text:s/></text:span><text:span text:style-name="T41">Class</text:span><text:span text:style-name="T26"> A(p1,p2); </text:span><text:span text:style-name="T41">integer</text:span><text:span text:style-name="T26"> p1; </text:span><text:span text:style-name="T41">real</text:span><text:span text:style-name="T26"> p2;</text:span></text:p>
            <text:p text:style-name="P1"><text:span text:style-name="T38"><text:s/></text:span><text:span text:style-name="T39">begin</text:span><text:span text:style-name="T38"> </text:span><text:span text:style-name="T39">integer</text:span><text:span text:style-name="T38"> </text:span><text:span text:style-name="T40">lim</text:span><text:span text:style-name="T38">=40;</text:span></text:p>
            <text:p text:style-name="P1"><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1"><text:span text:style-name="T38"><text:s text:c="7"/></text:span><text:span text:style-name="T39">integer</text:span><text:span text:style-name="T38"> i; </text:span><text:span text:style-name="T39">real</text:span><text:span text:style-name="T38"> r;</text:span></text:p>
            <text:p text:style-name="P1"><text:span text:style-name="T38"><text:s text:c="7"/></text:span><text:span text:style-name="T38">i:=p1;</text:span></text:p>
            <text:p text:style-name="P1"><text:span text:style-name="T38"><text:s text:c="7"/></text:span><text:span text:style-name="T39">inner</text:span><text:span text:style-name="T38">;</text:span></text:p>
            <text:p text:style-name="P1"><text:span text:style-name="T38"><text:s text:c="7"/></text:span><text:span text:style-name="T38">r:=p2;</text:span></text:p>
            <text:p><text:span text:style-name="T26"><text:s text:c="2"/></text:span><text:span text:style-name="T41">end</text:span><text:span text:style-name="T26">;</text:span><text:span text:style-name="T38"> <text:s text:c="2"/></text:span></text:p>
          </draw:text-box>
        </draw:frame>
        <draw:frame draw:style-name="gr27" draw:text-style-name="P9" draw:layer="layout" svg:width="14cm" svg:height="1.3cm" svg:x="2.3cm" svg:y="7.9cm">
          <draw:text-box>
            <text:p><text:span text:style-name="T36">It will be compiled to a Java Class like:</text:span></text:p>
          </draw:text-box>
        </draw:frame>
        <draw:frame draw:style-name="gr28" draw:text-style-name="P9" draw:layer="layout" svg:width="17.1cm" svg:height="4.043cm" svg:x="1.9cm" svg:y="23.1cm">
          <draw:text-box>
            <text:p><text:span text:style-name="T36">Here we see that both parameters and local variables are declared as local members.</text:span></text:p>
            <text:p><text:span text:style-name="T36">The constructor consists of parameter transmission and Array declaration code.</text:span></text:p>
            <text:p><text:span text:style-name="T36"/></text:p>
            <text:p><text:span text:style-name="T36">The member method STM$ contains the concatenated statement code belonging to this Simula Class. </text:span></text:p>
            <text:p><text:span text:style-name="T36"/></text:p>
            <text:p><text:span text:style-name="T36">CLASS$ is a subclass of RTObject$ which, among other things, define the Detach method.</text:span></text:p>
          </draw:text-box>
        </draw:frame>
      </draw:page>
      <draw:page draw:name="page7" draw:style-name="dp1" draw:master-page-name="Standard">
        <draw:frame draw:style-name="gr29" draw:text-style-name="P9" draw:layer="layout" svg:width="17cm" svg:height="1.931cm" svg:x="1.8cm" svg:y="1.2cm">
          <draw:text-box>
            <text:p><text:span text:style-name="T37">2.3 <text:s/>Sub-classes</text:span></text:p>
            <text:p><text:span text:style-name="T36"/></text:p>
            <text:p><text:span text:style-name="T36">Now let's look at a sub-class of Simula Class A:</text:span></text:p>
          </draw:text-box>
        </draw:frame>
        <draw:frame draw:style-name="gr30" draw:text-style-name="P11" draw:layer="layout" svg:width="17.1cm" svg:height="3.716cm" svg:x="2.4cm" svg:y="3.5cm">
          <draw:text-box>
            <text:p><text:span text:style-name="T55">A Class B(p3); long real p3;</text:span></text:p>
            <text:p text:style-name="P1"><text:span text:style-name="T56">begin</text:span></text:p>
            <text:p text:style-name="P1"><text:span text:style-name="T56"><text:s text:c="6"/></text:span><text:span text:style-name="T56">array RA(1:</text:span><text:span text:style-name="T57">lim</text:span><text:span text:style-name="T56">);</text:span></text:p>
            <text:p text:style-name="P1"><text:span text:style-name="T56"><text:s text:c="6"/></text:span><text:span text:style-name="T56">RA(14):=r;</text:span></text:p>
            <text:p text:style-name="P1"><text:span text:style-name="T56"><text:s text:c="6"/></text:span><text:span text:style-name="T56">inner;</text:span></text:p>
            <text:p text:style-name="P1"><text:span text:style-name="T56"><text:s text:c="6"/></text:span><text:span text:style-name="T56">r:=RA(14);</text:span></text:p>
            <text:p text:style-name="P1"><text:span text:style-name="T56">end;</text:span></text:p>
          </draw:text-box>
        </draw:frame>
        <draw:frame draw:style-name="gr31" draw:layer="layout" svg:width="17.1cm" svg:height="6.95cm" svg:x="1.9cm" svg:y="21.352cm">
          <draw:text-box>
            <text:p><text:span text:style-name="T36">Here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36">Object generation, i.e. new B(1,2,3) is compiled to:</text:span></text:p>
            <text:p><text:span text:style-name="T36"/></text:p>
            <text:p><text:span text:style-name="T36"><text:s text:c="2"/></text:span><text:span text:style-name="T58"><text:s text:c="8"/></text:span><text:span text:style-name="T59">x</text:span><text:span text:style-name="T58">=</text:span><text:span text:style-name="T60">new</text:span><text:span text:style-name="T61"> B(</text:span><text:span text:style-name="T62">CUR$</text:span><text:span text:style-name="T16">,1,2f,3d).STM$();</text:span></text:p>
            <text:p><text:span text:style-name="T16"/></text:p>
            <text:p><text:span text:style-name="T22">Where <text:s/></text:span><text:span text:style-name="T27">CUR$</text:span><text:span text:style-name="T28"> </text:span><text:span text:style-name="T22">is a global variable pointing at the 'Current Block'</text:span><text:span text:style-name="T16"> </text:span></text:p>
          </draw:text-box>
        </draw:frame>
        <draw:frame draw:style-name="gr32" draw:layer="layout" svg:width="17.2cm" svg:height="12.581cm" svg:x="2.4cm" svg:y="8.5cm">
          <draw:text-box>
            <text:p><text:span text:style-name="T52">public</text:span><text:span text:style-name="T53"> </text:span><text:span text:style-name="T52">class</text:span><text:span text:style-name="T53"> B </text:span><text:span text:style-name="T52">extends</text:span><text:span text:style-name="T54"> A {</text:span></text:p>
            <text:p text:style-name="P1"><text:span text:style-name="T43"><text:s text:c="4"/></text:span><text:span text:style-name="T44">// Declare parameters as attributes</text:span></text:p>
            <text:p text:style-name="P1"><text:span text:style-name="T43"><text:s text:c="4"/></text:span><text:span text:style-name="T42">public</text:span><text:span text:style-name="T43"> </text:span><text:span text:style-name="T42">double</text:span><text:span text:style-name="T43"> </text:span><text:span text:style-name="T45">p1$p3</text:span><text:span text:style-name="T43">;</text:span></text:p>
            <text:p text:style-name="P1"><text:span text:style-name="T43"><text:s text:c="4"/></text:span><text:span text:style-name="T44">// Declare locals as attributes</text:span></text:p>
            <text:p text:style-name="P1"><text:span text:style-name="T43"><text:s text:c="4"/></text:span><text:span text:style-name="T42">public</text:span><text:span text:style-name="T43"> ARRAY$&lt;</text:span><text:span text:style-name="T42">float</text:span><text:span text:style-name="T43">[]&gt;</text:span><text:span text:style-name="T45">RA</text:span><text:span text:style-name="T43">=</text:span><text:span text:style-name="T42">null</text:span><text:span text:style-name="T43">;</text:span></text:p>
            <text:p text:style-name="P1"><text:span text:style-name="T43"><text:s text:c="4"/></text:span><text:span text:style-name="T44">// Normal Constructor</text:span></text:p>
            <text:p text:style-name="P1"><text:span text:style-name="T43"><text:s text:c="4"/></text:span><text:span text:style-name="T42">public</text:span><text:span text:style-name="T43"> B(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1"><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p>
            <text:p text:style-name="P1"><text:span text:style-name="T43"><text:s text:c="8"/></text:span><text:span text:style-name="T44">// Parameter assignment to locals</text:span></text:p>
            <text:p text:style-name="P1"><text:span text:style-name="T43"><text:s text:c="8"/></text:span><text:span text:style-name="T42">this</text:span><text:span text:style-name="T43">.</text:span><text:span text:style-name="T45">p1$p3</text:span><text:span text:style-name="T43"> = </text:span><text:span text:style-name="T46">sp1$p3</text:span><text:span text:style-name="T43">;</text:span></text:p>
            <text:p text:style-name="P1"><text:span text:style-name="T43"><text:s text:c="8"/></text:span><text:span text:style-name="T44">// Declaration Code</text:span></text:p>
            <text:p text:style-name="P1"><text:span text:style-name="T43"><text:s text:c="8"/></text:span><text:span text:style-name="T42">int</text:span><text:span text:style-name="T43">[] </text:span><text:span text:style-name="T46">R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RA$UB</text:span><text:span text:style-name="T43">=</text:span><text:span text:style-name="T42">new</text:span><text:span text:style-name="T43"> </text:span><text:span text:style-name="T42">int</text:span><text:span text:style-name="T43">[1];</text:span></text:p>
            <text:p text:style-name="P1"><text:span text:style-name="T43"><text:s text:c="8"/></text:span><text:span text:style-name="T46">RA$LB</text:span><text:span text:style-name="T43">[0]=1; </text:span><text:span text:style-name="T46">RA$UB</text:span><text:span text:style-name="T43">[0]=</text:span><text:span text:style-name="T45">lim</text:span><text:span text:style-name="T43">;</text:span></text:p>
            <text:p text:style-name="P1"><text:span text:style-name="T43"><text:s text:c="8"/></text:span><text:span text:style-name="T43">BOUND_CHECK$(</text:span><text:span text:style-name="T46">RA$LB</text:span><text:span text:style-name="T43">[0],</text:span><text:span text:style-name="T46">RA$UB</text:span><text:span text:style-name="T43">[0]);</text:span></text:p>
            <text:p text:style-name="P1"><text:span text:style-name="T43"><text:s text:c="8"/></text:span><text:span text:style-name="T45">RA</text:span><text:span text:style-name="T43">=</text:span><text:span text:style-name="T42">new</text:span><text:span text:style-name="T43"> ARRAY$&lt;</text:span><text:span text:style-name="T42">float</text:span><text:span text:style-name="T43">[]&gt;(</text:span><text:span text:style-name="T42">new</text:span><text:span text:style-name="T43"> </text:span><text:span text:style-name="T42">float</text:span><text:span text:style-name="T43">[</text:span><text:span text:style-name="T46">RA$UB</text:span><text:span text:style-name="T43">[0]-</text:span><text:span text:style-name="T46">RA$LB</text:span><text:span text:style-name="T43">[0]+1],</text:span><text:span text:style-name="T46">RA$LB</text:span><text:span text:style-name="T43">,</text:span><text:span text:style-name="T46">RA$UB</text:span><text:span text:style-name="T43">);</text:span></text:p>
            <text:p text:style-name="P1"><text:span text:style-name="T43"><text:s text:c="4"/></text:span><text:span text:style-name="T43">}</text:span></text:p>
            <text:p text:style-name="P1"><text:span text:style-name="T43"><text:s text:c="4"/></text:span><text:span text:style-name="T44">// Class Statements</text:span></text:p>
            <text:p text:style-name="P1"><text:span text:style-name="T43"><text:s text:c="4"/></text:span><text:span text:style-name="T42">public</text:span><text:span text:style-name="T43"> B STM$() {</text:span></text:p>
            <text:p text:style-name="P1"><text:span text:style-name="T43"><text:s text:c="8"/></text:span><text:span text:style-name="T44">// Class A: Code before inner</text:span></text:p>
            <text:p text:style-name="P1"><text:span text:style-name="T43"><text:s text:c="8"/></text:span><text:span text:style-name="T45">i</text:span><text:span text:style-name="T43">=</text:span><text:span text:style-name="T45">p$p1</text:span><text:span text:style-name="T43">;</text:span></text:p>
            <text:p text:style-name="P1"><text:span text:style-name="T43"><text:s text:c="8"/></text:span><text:span text:style-name="T44">// Class B: Code before inner</text:span></text:p>
            <text:p text:style-name="P1"><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1"><text:span text:style-name="T43"><text:s text:c="8"/></text:span><text:span text:style-name="T44">// Class B: Code after inner</text:span></text:p>
            <text:p text:style-name="P1"><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1"><text:span text:style-name="T43"><text:s text:c="8"/></text:span><text:span text:style-name="T44">// Class A: Code after inner</text:span></text:p>
            <text:p text:style-name="P1"><text:span text:style-name="T43"><text:s text:c="8"/></text:span><text:span text:style-name="T45">r</text:span><text:span text:style-name="T43">=</text:span><text:span text:style-name="T45">p$p2</text:span><text:span text:style-name="T43">;</text:span></text:p>
            <text:p text:style-name="P1"><text:span text:style-name="T43"><text:s text:c="8"/></text:span><text:span text:style-name="T43">EBLK();</text:span></text:p>
            <text:p text:style-name="P1"><text:span text:style-name="T43"><text:s text:c="8"/></text:span><text:span text:style-name="T42">return</text:span><text:span text:style-name="T43">(</text:span><text:span text:style-name="T42">this</text:span><text:span text:style-name="T43">);</text:span></text:p>
            <text:p text:style-name="P1"><text:span text:style-name="T43"><text:s text:c="4"/></text:span><text:span text:style-name="T43">} </text:span></text:p>
            <text:p text:style-name="P1"><text:span text:style-name="T43">}</text:span></text:p>
          </draw:text-box>
        </draw:frame>
        <draw:frame draw:style-name="gr27" draw:text-style-name="P9" draw:layer="layout" svg:width="14cm" svg:height="1.3cm" svg:x="1.8cm" svg:y="7.5cm">
          <draw:text-box>
            <text:p><text:span text:style-name="T36">Which will be compiled to a Java Class like:</text:span></text:p>
          </draw:text-box>
        </draw:frame>
      </draw:page>
      <draw:page draw:name="page8" draw:style-name="dp1" draw:master-page-name="Standard">
        <draw:frame draw:style-name="gr33" draw:layer="layout" svg:width="17cm" svg:height="2.241cm" svg:x="2.1cm" svg:y="2cm">
          <draw:text-box>
            <text:p><text:span text:style-name="T37">2.4 <text:s/>Prefixed Block.</text:span></text:p>
            <text:p/>
            <text:p><text:span text:style-name="T36">A prefixed block is very much like a sub-class:</text:span></text:p>
          </draw:text-box>
        </draw:frame>
        <draw:frame draw:style-name="gr30" draw:text-style-name="P11" draw:layer="layout" svg:width="17.1cm" svg:height="3.716cm" svg:x="2cm" svg:y="4.5cm">
          <draw:text-box>
            <text:p><text:span text:style-name="T55">B(1,2,3) begin</text:span></text:p>
            <text:p text:style-name="P1"><text:span text:style-name="T56">begin</text:span></text:p>
            <text:p text:style-name="P1"><text:span text:style-name="T56"><text:s text:c="6"/></text:span><text:span text:style-name="T56">Text array TA(1:</text:span><text:span text:style-name="T57">lim</text:span><text:span text:style-name="T56">);</text:span></text:p>
            <text:p text:style-name="P1"><text:span text:style-name="T56"><text:s text:c="6"/></text:span><text:span text:style-name="T56">Integer i;</text:span></text:p>
            <text:p text:style-name="P1"><text:span text:style-name="T56"><text:s text:c="6"/></text:span><text:span text:style-name="T56">i:=6;</text:span></text:p>
            <text:p text:style-name="P1"><text:span text:style-name="T56">end;</text:span></text:p>
          </draw:text-box>
        </draw:frame>
        <draw:frame draw:style-name="gr34" draw:text-style-name="P9" draw:layer="layout" svg:width="14cm" svg:height="1.61cm" svg:x="2cm" svg:y="8.1cm">
          <draw:text-box>
            <text:p><text:span text:style-name="T36">Will be compiled to:</text:span></text:p>
            <text:p><text:span text:style-name="T36"/></text:p>
            <text:p text:style-name="P1"><text:span text:style-name="T63">new</text:span><text:span text:style-name="T64"> PBLK(</text:span><text:span text:style-name="T65">CUR$</text:span><text:span text:style-name="T54">,1,2f,3d).STM$();</text:span></text:p>
          </draw:text-box>
        </draw:frame>
        <draw:frame draw:style-name="gr35" draw:text-style-name="P10" draw:layer="layout" svg:width="17cm" svg:height="12.17cm" svg:x="2cm" svg:y="11.1cm">
          <draw:text-box>
            <text:p text:style-name="P1"><text:span text:style-name="T42">public</text:span><text:span text:style-name="T43"> </text:span><text:span text:style-name="T42">final</text:span><text:span text:style-name="T43"> </text:span><text:span text:style-name="T42">class</text:span><text:span text:style-name="T43"> PBLK </text:span><text:span text:style-name="T42">extends</text:span><text:span text:style-name="T43"> B {</text:span></text:p>
            <text:p text:style-name="P1"><text:span text:style-name="T43"><text:s text:c="4"/></text:span><text:span text:style-name="T44">// Declare locals as attributes</text:span></text:p>
            <text:p text:style-name="P1"><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1"><text:span text:style-name="T43"><text:s text:c="4"/></text:span><text:span text:style-name="T42">int</text:span><text:span text:style-name="T43"> </text:span><text:span text:style-name="T45">i$2</text:span><text:span text:style-name="T43">=0;</text:span></text:p>
            <text:p text:style-name="P1"><text:span text:style-name="T43"><text:s text:c="4"/></text:span><text:span text:style-name="T44">// Normal Constructor</text:span></text:p>
            <text:p text:style-name="P1"><text:span text:style-name="T43"><text:s text:c="4"/></text:span><text:span text:style-name="T42">public</text:span><text:span text:style-name="T43"> PBLK(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1"><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span text:style-name="T46">sp1$p3</text:span><text:span text:style-name="T43">);</text:span></text:p>
            <text:p text:style-name="P1"><text:span text:style-name="T43"><text:s text:c="8"/></text:span><text:span text:style-name="T44">// Declaration Code</text:span></text:p>
            <text:p text:style-name="P1"><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1"><text:span text:style-name="T43"><text:s text:c="8"/></text:span><text:span text:style-name="T46">TA$LB</text:span><text:span text:style-name="T43">[0]=1; </text:span><text:span text:style-name="T46">TA$UB</text:span><text:span text:style-name="T43">[0]=40;</text:span></text:p>
            <text:p text:style-name="P1"><text:span text:style-name="T43"><text:s text:c="8"/></text:span><text:span text:style-name="T43">BOUND_CHECK$(</text:span><text:span text:style-name="T46">TA$LB</text:span><text:span text:style-name="T43">[0],</text:span><text:span text:style-name="T46">TA$UB</text:span><text:span text:style-name="T43">[0]);</text:span></text:p>
            <text:p text:style-name="P1"><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1"><text:span text:style-name="T43"><text:s text:c="4"/></text:span><text:span text:style-name="T43">}</text:span></text:p>
            <text:p text:style-name="P1"><text:span text:style-name="T43"><text:s text:c="4"/></text:span><text:span text:style-name="T44">// Class Statements</text:span></text:p>
            <text:p text:style-name="P1"><text:span text:style-name="T43"><text:s text:c="4"/></text:span><text:span text:style-name="T42">public</text:span><text:span text:style-name="T43"> PBLK STM$() {</text:span></text:p>
            <text:p text:style-name="P1"><text:span text:style-name="T43"><text:s text:c="8"/></text:span><text:span text:style-name="T44">// Class A: Code before inner</text:span></text:p>
            <text:p text:style-name="P1"><text:span text:style-name="T43"><text:s text:c="8"/></text:span><text:span text:style-name="T45">i</text:span><text:span text:style-name="T43">=</text:span><text:span text:style-name="T45">p$p1</text:span><text:span text:style-name="T43">;</text:span></text:p>
            <text:p text:style-name="P1"><text:span text:style-name="T43"><text:s text:c="8"/></text:span><text:span text:style-name="T44">// Class B: Code before inner</text:span></text:p>
            <text:p text:style-name="P1"><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1"><text:span text:style-name="T43"><text:s text:c="8"/></text:span><text:span text:style-name="T44">// Class PBLK: Code</text:span></text:p>
            <text:p text:style-name="P1"><text:span text:style-name="T43"><text:s text:c="8"/></text:span><text:span text:style-name="T45">i$2</text:span><text:span text:style-name="T43">=6;</text:span></text:p>
            <text:p text:style-name="P1"><text:span text:style-name="T43"><text:s text:c="8"/></text:span><text:span text:style-name="T44">// Class B: Code after inner</text:span></text:p>
            <text:p text:style-name="P1"><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1"><text:span text:style-name="T43"><text:s text:c="8"/></text:span><text:span text:style-name="T44">// Class A: Code after inner</text:span></text:p>
            <text:p text:style-name="P1"><text:span text:style-name="T43"><text:s text:c="8"/></text:span><text:span text:style-name="T45">r</text:span><text:span text:style-name="T43">=</text:span><text:span text:style-name="T45">p$p2</text:span><text:span text:style-name="T43">;</text:span></text:p>
            <text:p text:style-name="P1"><text:span text:style-name="T43"><text:s text:c="8"/></text:span><text:span text:style-name="T43">EBLK();</text:span></text:p>
            <text:p text:style-name="P1"><text:span text:style-name="T43"><text:s text:c="8"/></text:span><text:span text:style-name="T42">return</text:span><text:span text:style-name="T43">(</text:span><text:span text:style-name="T42">this</text:span><text:span text:style-name="T43">);</text:span></text:p>
            <text:p text:style-name="P1"><text:span text:style-name="T43"><text:s text:c="4"/></text:span><text:span text:style-name="T43">}</text:span></text:p>
            <text:p text:style-name="P1"><text:span text:style-name="T43">}</text:span></text:p>
          </draw:text-box>
        </draw:frame>
        <draw:frame draw:style-name="gr36" draw:layer="layout" svg:width="17.1cm" svg:height="4.991cm" svg:x="1.9cm" svg:y="23.909cm">
          <draw:text-box>
            <text:p><text:span text:style-name="T36">Again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66"/></text:p>
          </draw:text-box>
        </draw:frame>
        <draw:frame draw:style-name="gr27" draw:text-style-name="P9" draw:layer="layout" svg:width="14cm" svg:height="1.3cm" svg:x="1.884cm" svg:y="9.956cm">
          <draw:text-box>
            <text:p><text:span text:style-name="T36">Where PBLK is a Java Class like:</text:span></text:p>
          </draw:text-box>
        </draw:frame>
      </draw:page>
      <draw:page draw:name="page9" draw:style-name="dp1" draw:master-page-name="Standard">
        <draw:frame draw:style-name="gr37" draw:text-style-name="P10" draw:layer="layout" svg:width="17.2cm" svg:height="21.212cm" svg:x="1.9cm" svg:y="7.1cm">
          <draw:text-box>
            <text:p text:style-name="P1"><text:span text:style-name="T43"><text:s text:c="3"/></text:span><text:span text:style-name="T52">public</text:span><text:span text:style-name="T53"> </text:span><text:span text:style-name="T52">final</text:span><text:span text:style-name="T53"> </text:span><text:span text:style-name="T52">class</text:span><text:span text:style-name="T53"> P </text:span><text:span text:style-name="T52">extends</text:span><text:span text:style-name="T54"> PROC$ {</text:span></text:p>
            <text:p text:style-name="P1"><text:span text:style-name="T43"><text:s text:c="4"/></text:span><text:span text:style-name="T44">// Declare return value as attribute</text:span></text:p>
            <text:p text:style-name="P1"><text:span text:style-name="T43"><text:s text:c="4"/></text:span><text:span text:style-name="T42">public</text:span><text:span text:style-name="T43"> </text:span><text:span text:style-name="T42">int</text:span><text:span text:style-name="T43"> </text:span><text:span text:style-name="T45">RESULT$</text:span><text:span text:style-name="T43">;</text:span></text:p>
            <text:p text:style-name="P1"><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1"><text:span text:style-name="T43"><text:s text:c="4"/></text:span><text:span text:style-name="T44">// Declare parameters as attributes</text:span></text:p>
            <text:p text:style-name="P1"><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1"><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1"><text:span text:style-name="T43"><text:s text:c="4"/></text:span><text:span text:style-name="T44">// Declare locals as attributes</text:span></text:p>
            <text:p text:style-name="P1"><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1"><text:span text:style-name="T43"><text:s text:c="4"/></text:span><text:span text:style-name="T42">int</text:span><text:span text:style-name="T43"> </text:span><text:span text:style-name="T45">i</text:span><text:span text:style-name="T43">=0;</text:span></text:p>
            <text:p text:style-name="P1"><text:span text:style-name="T43"><text:s text:c="4"/></text:span></text:p>
            <text:p text:style-name="P1"><text:span text:style-name="T43"><text:s text:c="4"/></text:span><text:span text:style-name="T44">// Parameter Transmission in case of Formal/Virtual Procedure Call</text:span></text:p>
            <text:p text:style-name="P1"><text:span text:style-name="T43"><text:s text:c="4"/></text:span><text:span text:style-name="T42">public</text:span><text:span text:style-name="T43"> P setPar(Object </text:span><text:span text:style-name="T46">param</text:span><text:span text:style-name="T43">) {</text:span></text:p>
            <text:p text:style-name="P1"><text:span text:style-name="T43"><text:s text:c="8"/></text:span><text:span text:style-name="T42">try</text:span><text:span text:style-name="T43"> { </text:span><text:span text:style-name="T42">switch</text:span><text:span text:style-name="T43">(</text:span><text:span text:style-name="T45">$nParLeft</text:span><text:span text:style-name="T43">--) {</text:span></text:p>
            <text:p text:style-name="P1"><text:span text:style-name="T43"><text:s text:c="16"/></text:span><text:span text:style-name="T42">case</text:span><text:span text:style-name="T43"> 2: </text:span><text:span text:style-name="T45">p$p1</text:span><text:span text:style-name="T43">=intValue(</text:span><text:span text:style-name="T46">param</text:span><text:span text:style-name="T43">); </text:span><text:span text:style-name="T42">break</text:span><text:span text:style-name="T43">;</text:span></text:p>
            <text:p text:style-name="P1"><text:span text:style-name="T43"><text:s text:c="16"/></text:span><text:span text:style-name="T42">case</text:span><text:span text:style-name="T43"> 1: </text:span><text:span text:style-name="T45">p$p2</text:span><text:span text:style-name="T43">=floatValue(</text:span><text:span text:style-name="T46">param</text:span><text:span text:style-name="T43">); </text:span><text:span text:style-name="T42">break</text:span><text:span text:style-name="T43">;</text:span></text:p>
            <text:p text:style-name="P1"><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1"><text:span text:style-name="T43"><text:s text:c="8"/></text:span><text:span text:style-name="T43">} <text:s text:c="2"/>}</text:span></text:p>
            <text:p text:style-name="P1"><text:span text:style-name="T43"><text:s text:c="8"/></text:span><text:span text:style-name="T42">catch</text:span><text:span text:style-name="T43">(ClassCastException </text:span><text:span text:style-name="T46">e</text:span><text:span text:style-name="T43">) {</text:span></text:p>
            <text:p text:style-name="P1"><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1"><text:span text:style-name="T43"><text:s text:c="8"/></text:span><text:span text:style-name="T42">return</text:span><text:span text:style-name="T43">(</text:span><text:span text:style-name="T42">this</text:span><text:span text:style-name="T43">);</text:span></text:p>
            <text:p text:style-name="P1"><text:span text:style-name="T43"><text:s text:c="4"/></text:span><text:span text:style-name="T43">}</text:span></text:p>
            <text:p text:style-name="P1"><text:span text:style-name="T43"><text:s text:c="4"/></text:span></text:p>
            <text:p text:style-name="P1"><text:span text:style-name="T43"><text:s text:c="4"/></text:span><text:span text:style-name="T44">// Constructor in case of Formal/Virtual Procedure Call</text:span></text:p>
            <text:p text:style-name="P1"><text:span text:style-name="T43"><text:s text:c="4"/></text:span><text:span text:style-name="T42">public</text:span><text:span text:style-name="T43"> P(RTObject$ </text:span><text:span text:style-name="T46">SL$</text:span><text:span text:style-name="T43">) {</text:span></text:p>
            <text:p text:style-name="P1"><text:span text:style-name="T43"><text:s text:c="8"/></text:span><text:span text:style-name="T42">super</text:span><text:span text:style-name="T43">(</text:span><text:span text:style-name="T46">SL$</text:span><text:span text:style-name="T43">,2); </text:span><text:span text:style-name="T44">// Expecting 2 parameters</text:span></text:p>
            <text:p text:style-name="P1"><text:span text:style-name="T43"><text:s text:c="4"/></text:span><text:span text:style-name="T43">}</text:span></text:p>
            <text:p text:style-name="P1"><text:span text:style-name="T43"><text:s text:c="4"/></text:span></text:p>
            <text:p text:style-name="P1"><text:span text:style-name="T43"><text:s text:c="4"/></text:span><text:span text:style-name="T44">// Normal Constructor</text:span></text:p>
            <text:p text:style-name="P1"><text:span text:style-name="T43"><text:s text:c="4"/></text:span><text:span text:style-name="T42">public</text:span><text:span text:style-name="T43"> P(RTObject$ </text:span><text:span text:style-name="T46">SL$</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1"><text:span text:style-name="T43"><text:s text:c="8"/></text:span><text:span text:style-name="T42">super</text:span><text:span text:style-name="T43">(</text:span><text:span text:style-name="T46">SL$</text:span><text:span text:style-name="T43">);</text:span></text:p>
            <text:p text:style-name="P1"><text:span text:style-name="T43"><text:s text:c="8"/></text:span><text:span text:style-name="T44">// Parameter assignment to locals</text:span></text:p>
            <text:p text:style-name="P1"><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1"><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1"><text:span text:style-name="T43"><text:s text:c="8"/></text:span><text:span text:style-name="T43">BBLK();</text:span></text:p>
            <text:p text:style-name="P1"><text:span text:style-name="T43"><text:s text:c="8"/></text:span><text:span text:style-name="T44">// Declaration Code</text:span></text:p>
            <text:p text:style-name="P1"><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1"><text:span text:style-name="T43"><text:s text:c="8"/></text:span><text:span text:style-name="T46">TA$LB</text:span><text:span text:style-name="T43">[0]=1; </text:span><text:span text:style-name="T46">TA$UB</text:span><text:span text:style-name="T43">[0]=40;</text:span></text:p>
            <text:p text:style-name="P1"><text:span text:style-name="T43"><text:s text:c="8"/></text:span><text:span text:style-name="T43">BOUND_CHECK$(</text:span><text:span text:style-name="T46">TA$LB</text:span><text:span text:style-name="T43">[0],</text:span><text:span text:style-name="T46">TA$UB</text:span><text:span text:style-name="T43">[0]);</text:span></text:p>
            <text:p text:style-name="P1"><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1"><text:span text:style-name="T43"><text:s text:c="8"/></text:span><text:span text:style-name="T43">STM$();</text:span></text:p>
            <text:p text:style-name="P1"><text:span text:style-name="T43"><text:s text:c="4"/></text:span><text:span text:style-name="T43">}</text:span></text:p>
            <text:p text:style-name="P1"><text:span text:style-name="T43"><text:s text:c="4"/></text:span></text:p>
            <text:p text:style-name="P1"><text:span text:style-name="T43"><text:s text:c="4"/></text:span><text:span text:style-name="T44">// Procedure Statements</text:span></text:p>
            <text:p text:style-name="P1"><text:span text:style-name="T43"><text:s text:c="4"/></text:span><text:span text:style-name="T42">public</text:span><text:span text:style-name="T43"> P STM$() {</text:span></text:p>
            <text:p text:style-name="P1"><text:span text:style-name="T43"><text:s text:c="8"/></text:span><text:span text:style-name="T45">RESULT$</text:span><text:span text:style-name="T43">=</text:span><text:span text:style-name="T45">p$p1</text:span><text:span text:style-name="T43">;</text:span></text:p>
            <text:p text:style-name="P1"><text:span text:style-name="T43"><text:s text:c="8"/></text:span><text:span text:style-name="T45">i</text:span><text:span text:style-name="T43">=6;</text:span></text:p>
            <text:p text:style-name="P1"><text:span text:style-name="T43"><text:s text:c="8"/></text:span><text:span text:style-name="T43">EBLK();</text:span></text:p>
            <text:p text:style-name="P1"><text:span text:style-name="T43"><text:s text:c="8"/></text:span><text:span text:style-name="T42">return</text:span><text:span text:style-name="T43">(</text:span><text:span text:style-name="T42">this</text:span><text:span text:style-name="T43">);</text:span></text:p>
            <text:p text:style-name="P1"><text:span text:style-name="T43"><text:s text:c="4"/></text:span><text:span text:style-name="T43">}</text:span></text:p>
            <text:p text:style-name="P1"><text:span text:style-name="T43">}</text:span></text:p>
          </draw:text-box>
        </draw:frame>
        <draw:frame draw:style-name="gr38" draw:text-style-name="P8" draw:layer="layout" svg:width="14.1cm" svg:height="2.726cm" svg:x="2.9cm" svg:y="3.1cm">
          <draw:text-box>
            <text:p text:style-name="P1"><text:span text:style-name="T39">integer</text:span><text:span text:style-name="T38"> </text:span><text:span text:style-name="T39">Procedure</text:span><text:span text:style-name="T38"> P(p1,p2); </text:span><text:span text:style-name="T39">integer</text:span><text:span text:style-name="T38"> p1; </text:span><text:span text:style-name="T39">real</text:span><text:span text:style-name="T38"> p2;</text:span></text:p>
            <text:p text:style-name="P1"><text:span text:style-name="T39">begin</text:span><text:span text:style-name="T38"> </text:span><text:span text:style-name="T39">text</text:span><text:span text:style-name="T38"> </text:span><text:span text:style-name="T39">Array</text:span><text:span text:style-name="T38"> TA(1:40); </text:span><text:span text:style-name="T39">integer</text:span><text:span text:style-name="T38"> i;</text:span></text:p>
            <text:p text:style-name="P1"><text:span text:style-name="T38"><text:s text:c="6"/></text:span><text:span text:style-name="T38">P:=p1;</text:span></text:p>
            <text:p text:style-name="P1"><text:span text:style-name="T38"><text:s text:c="6"/></text:span><text:span text:style-name="T38">i:=6;</text:span></text:p>
            <text:p text:style-name="P1"><text:span text:style-name="T39">end</text:span><text:span text:style-name="T38">; <text:s text:c="2"/></text:span></text:p>
          </draw:text-box>
        </draw:frame>
        <draw:frame draw:style-name="gr39" draw:text-style-name="P9" draw:layer="layout" svg:width="16.9cm" svg:height="2.016cm" svg:x="1.9cm" svg:y="1.184cm">
          <draw:text-box>
            <text:p><text:span text:style-name="T37">2.5 <text:s/>Procedure Declaration</text:span></text:p>
            <text:p><text:span text:style-name="T68"/></text:p>
            <text:p><text:span text:style-name="T36">Procedures however; follows a different scheme. </text:span></text:p>
          </draw:text-box>
        </draw:frame>
        <draw:frame draw:style-name="gr40" draw:text-style-name="P9" draw:layer="layout" svg:width="17.4cm" svg:height="1.6cm" svg:x="2.1cm" svg:y="5.7cm">
          <draw:text-box>
            <text:p><text:span text:style-name="T36">No concatenation in this case <text:s/>but the procedure must be prepared to be called as a formal procedure without parameter specifications. </text:span></text:p>
          </draw:text-box>
        </draw:frame>
      </draw:page>
      <draw:page draw:name="page10" draw:style-name="dp1" draw:master-page-name="Standard">
        <draw:frame draw:style-name="gr41" draw:text-style-name="P9" draw:layer="layout" svg:width="17.2cm" svg:height="27.259cm" svg:x="2cm" svg:y="1.9cm">
          <draw:text-box>
            <text:p><text:span text:style-name="T69">2.5.1 <text:s/>Procedure Calls</text:span></text:p>
            <text:p><text:span text:style-name="T68"/></text:p>
            <text:p><text:span text:style-name="T36">Ordinary procedure-call are similar to class object generation:</text:span></text:p>
            <text:p><text:span text:style-name="T36"/></text:p>
            <text:p><text:span text:style-name="T70"><text:tab/></text:span><text:span text:style-name="T70">P(4,3.14);</text:span><text:span text:style-name="T70"><text:tab/></text:span><text:span text:style-name="T70"><text:tab/></text:span><text:span text:style-name="T70">==&gt;</text:span><text:span text:style-name="T70"><text:tab/></text:span><text:span text:style-name="T63">new</text:span><text:span text:style-name="T64"> P(</text:span><text:span text:style-name="T65">CUR$</text:span><text:span text:style-name="T54">,4,3.14f);</text:span></text:p>
            <text:p><text:span text:style-name="T70"><text:tab/></text:span><text:span text:style-name="T70">x.P(4,3.14);</text:span><text:span text:style-name="T70"><text:tab/></text:span><text:span text:style-name="T70">==&gt;</text:span><text:span text:style-name="T70"><text:tab/></text:span><text:span text:style-name="T63">new</text:span><text:span text:style-name="T64"> P(x</text:span><text:span text:style-name="T54">,4,3.14f);</text:span></text:p>
            <text:p><text:span text:style-name="T36"><text:s text:c="11"/></text:span><text:span text:style-name="T68">Inspect</text:span><text:span text:style-name="T36"> x </text:span><text:span text:style-name="T68">do</text:span><text:span text:style-name="T70"> 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2">new</text:span><text:span text:style-name="T43"> P(</text:span><text:span text:style-name="T45">x</text:span><text:span text:style-name="T43">,4,3.14f);</text:span></text:p>
            <text:p text:style-name="P1"><text:span text:style-name="T47"/></text:p>
            <text:p><text:span text:style-name="T36"><text:s/></text:span><text:span text:style-name="T36">However, we need to pick up the result of &lt;type&gt;procedures.</text:span></text:p>
            <text:p><text:span text:style-name="T36"/></text:p>
            <text:p><text:span text:style-name="T70"><text:tab/></text:span><text:span text:style-name="T70">i:=P(4,3.14);</text:span><text:span text:style-name="T70"><text:tab/></text:span><text:span text:style-name="T70">==&gt;</text:span><text:span text:style-name="T70"><text:tab/></text:span><text:span text:style-name="T71">i</text:span><text:span text:style-name="T72">=</text:span><text:span text:style-name="T63">new</text:span><text:span text:style-name="T64"> P(</text:span><text:span text:style-name="T65">CUR$</text:span><text:span text:style-name="T54">,4,3.14f).</text:span><text:span text:style-name="T73">RESULT$</text:span><text:span text:style-name="T54">;</text:span></text:p>
            <text:p><text:span text:style-name="T70"><text:tab/></text:span><text:span text:style-name="T70">i:=x.P(4,3.14);</text:span><text:span text:style-name="T70"><text:tab/></text:span><text:span text:style-name="T70">==&gt;</text:span><text:span text:style-name="T70"><text:tab/></text:span><text:span text:style-name="T71">i</text:span><text:span text:style-name="T72">=</text:span><text:span text:style-name="T63">new</text:span><text:span text:style-name="T64"> P(x</text:span><text:span text:style-name="T54">,4,3.14f).</text:span><text:span text:style-name="T73">RESULT$</text:span><text:span text:style-name="T54">;</text:span></text:p>
            <text:p><text:span text:style-name="T36"><text:s text:c="11"/></text:span><text:span text:style-name="T68">Inspect</text:span><text:span text:style-name="T36"> x </text:span><text:span text:style-name="T68">do</text:span><text:span text:style-name="T70"> i:=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5">i</text:span><text:span text:style-name="T43">=</text:span><text:span text:style-name="T42">new</text:span><text:span text:style-name="T43"> P(</text:span><text:span text:style-name="T45">x</text:span><text:span text:style-name="T43">,4,3.14f).</text:span><text:span text:style-name="T45">RESULT$</text:span><text:span text:style-name="T43">;</text:span></text:p>
            <text:p><text:span text:style-name="T74"/></text:p>
            <text:p><text:span text:style-name="T74">Formal Procedures</text:span></text:p>
            <text:p><text:span text:style-name="T36"/></text:p>
            <text:p><text:span text:style-name="T36">A call on a formal Procedure; however; will look quite different. Suppose that F is a procedure quantity representing a formal parameter procedure.</text:span></text:p>
            <text:p><text:span text:style-name="T36">Then a call like </text:span><text:span text:style-name="T70"><text:s/>i:=F(7,9);</text:span><text:span text:style-name="T36"> <text:s text:c="2"/>will generate code like this:</text:span></text:p>
            <text:p><text:span text:style-name="T36"/></text:p>
            <text:p><text:span text:style-name="T43"><text:tab/></text:span><text:span text:style-name="T75">i</text:span><text:span text:style-name="T76"> = intValue(</text:span><text:span text:style-name="T75">F</text:span><text:span text:style-name="T76">.CPF()</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7); }})</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9); }})</text:span></text:p>
            <text:p text:style-name="P1"><text:span text:style-name="T76"><text:tab/></text:span><text:span text:style-name="T76"><text:tab/></text:span><text:span text:style-name="T76">.ENT$().RESULT$());</text:span></text:p>
            <text:p text:style-name="P1"><text:span text:style-name="T76"/></text:p>
            <text:p text:style-name="P1"><text:span text:style-name="T78">The parameters are transmitted by repeated calls on the compiler-generated method 'setpar'. Since we neither know the transfer mode nor the type, the parameter is tranfered 'by name' and post-processed by 'setpar'.</text:span><text:span text:style-name="T3"> </text:span></text:p>
            <text:p text:style-name="P1"><text:span text:style-name="T3"/></text:p>
            <text:p><text:span text:style-name="T74">Virtual Procedures</text:span></text:p>
            <text:p><text:span text:style-name="T36"/></text:p>
            <text:p><text:span text:style-name="T36">A Simula virtual procedure is represented by a Java virtual member method in the Java class. The method returns a Procedure Quantity (PRCQNT$) pointing to the matching Simula Procedure Declaration. We use Java's virtual consept to implement Simula's virtual procedures. When a procedure redefinition occur in a subclass, an additional member method is generated by the compiler.</text:span></text:p>
            <text:p><text:span text:style-name="T36"/></text:p>
            <text:p><text:span text:style-name="T36">If there is no matching procedure a default method is generated by the compiler:</text:span></text:p>
            <text:p><text:span text:style-name="T36"/></text:p>
            <text:p><text:span text:style-name="T36"><text:tab/></text:span><text:span text:style-name="T52">public</text:span><text:span text:style-name="T53"> PRCQNT$ V(){ </text:span><text:span text:style-name="T52">throw</text:span><text:span text:style-name="T53"> </text:span><text:span text:style-name="T52">new</text:span><text:span text:style-name="T54"> RuntimeException(</text:span><text:span text:style-name="T79">"No Virtual Match: P"</text:span><text:span text:style-name="T54">); }</text:span></text:p>
            <text:p><text:span text:style-name="T16"/></text:p>
            <text:p><text:span text:style-name="T22">If a matching procedure is declared the following method is generated:</text:span></text:p>
            <text:p><text:span text:style-name="T22"/></text:p>
            <text:p><text:span text:style-name="T22"><text:tab/></text:span><text:span text:style-name="T52">public</text:span><text:span text:style-name="T54"> PRCQNT$ V() { </text:span><text:span text:style-name="T52">return</text:span><text:span text:style-name="T54">(</text:span><text:span text:style-name="T52">new</text:span><text:span text:style-name="T54"> PRCQNT$(</text:span><text:span text:style-name="T52">this</text:span><text:span text:style-name="T54">,V.</text:span><text:span text:style-name="T52">class</text:span><text:span text:style-name="T54">)); }</text:span><text:span text:style-name="T3"> </text:span></text:p>
            <text:p><text:span text:style-name="T3"/></text:p>
            <text:p><text:span text:style-name="T3">In this way, we ensure that the correct virtual mach is called.</text:span></text:p>
            <text:p><text:span text:style-name="T3"/></text:p>
            <text:p><text:span text:style-name="T3">A call on a virtual Procedure uses the V() method to select the virtual match. Apart from that a call on a virtual procedure will follow the same pattern as formal procedures.</text:span></text:p>
            <text:p><text:span text:style-name="T3">However, if the </text:span><text:span text:style-name="T36">virtual procedure is specified, a call like </text:span><text:span text:style-name="T70"><text:s/>i:=x.V(4,3.14);</text:span></text:p>
            <text:p><text:span text:style-name="T36">will generate this simplified code: </text:span></text:p>
            <text:p><text:span text:style-name="T36"/></text:p>
            <text:p text:style-name="P1"><text:span text:style-name="T43"><text:tab/></text:span><text:span text:style-name="T80">i</text:span><text:span text:style-name="T64"> = intValue(V</text:span><text:span text:style-name="T54">().CPF().setPar(4).setPar(3.14f).ENT$().RESULT$());</text:span></text:p>
            <text:p><text:span text:style-name="T3"/></text:p>
            <text:p><text:span text:style-name="T50">In this case transmission 'by name' is not necessary.</text:span></text:p>
            <text:p text:style-name="P1"><text:span text:style-name="T78"/></text:p>
          </draw:text-box>
        </draw:frame>
      </draw:page>
      <draw:page draw:name="page11" draw:style-name="dp1" draw:master-page-name="Standard">
        <draw:frame draw:style-name="gr42" draw:text-style-name="P10" draw:layer="layout" svg:width="17.2cm" svg:height="20cm" svg:x="1.9cm" svg:y="8.1cm">
          <draw:text-box>
            <text:p text:style-name="P10"><text:span text:style-name="T42">public</text:span><text:span text:style-name="T43"> </text:span><text:span text:style-name="T42">final</text:span><text:span text:style-name="T43"> </text:span><text:span text:style-name="T42">class</text:span><text:span text:style-name="T43"> S2 </text:span><text:span text:style-name="T42">extends</text:span><text:span text:style-name="T43"> PROC$ {</text:span></text:p>
            <text:p text:style-name="P10"><text:span text:style-name="T43"><text:s text:c="4"/></text:span><text:span text:style-name="T44">// Declare return value as attribute</text:span></text:p>
            <text:p text:style-name="P10"><text:span text:style-name="T43"><text:s text:c="4"/></text:span><text:span text:style-name="T42">public</text:span><text:span text:style-name="T43"> LABQNT$ </text:span><text:span text:style-name="T45">RESULT$</text:span><text:span text:style-name="T43">;</text:span></text:p>
            <text:p text:style-name="P10"><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10"><text:span text:style-name="T43"><text:s text:c="4"/></text:span><text:span text:style-name="T44">// Declare parameters as attributes</text:span></text:p>
            <text:p text:style-name="P10"><text:span text:style-name="T43"><text:s text:c="4"/></text:span><text:span text:style-name="T42">public</text:span><text:span text:style-name="T43"> </text:span><text:span text:style-name="T42">int</text:span><text:span text:style-name="T43"> </text:span><text:span text:style-name="T45">p$$SW</text:span><text:span text:style-name="T43">;</text:span></text:p>
            <text:p text:style-name="P10"><text:span text:style-name="T43"/></text:p>
            <text:p text:style-name="P10"><text:span text:style-name="T43"><text:s text:c="4"/></text:span><text:span text:style-name="T44">// Parameter Transmission in case of Formal/Virtual Procedure Call</text:span></text:p>
            <text:p text:style-name="P10"><text:span text:style-name="T43"><text:s text:c="4"/></text:span><text:span text:style-name="T42">public</text:span><text:span text:style-name="T43"> S2 setPar(Object </text:span><text:span text:style-name="T46">param</text:span><text:span text:style-name="T43">) {</text:span></text:p>
            <text:p text:style-name="P10"><text:span text:style-name="T43"><text:s text:c="8"/></text:span><text:span text:style-name="T42">try</text:span><text:span text:style-name="T43"> {</text:span></text:p>
            <text:p text:style-name="P10"><text:span text:style-name="T43"><text:s text:c="12"/></text:span><text:span text:style-name="T42">switch</text:span><text:span text:style-name="T43">(</text:span><text:span text:style-name="T45">$nParLeft</text:span><text:span text:style-name="T43">--) {</text:span></text:p>
            <text:p text:style-name="P10"><text:span text:style-name="T43"><text:s text:c="16"/></text:span><text:span text:style-name="T42">case</text:span><text:span text:style-name="T43"> 1: </text:span><text:span text:style-name="T45">p$$SW</text:span><text:span text:style-name="T43">=intValue(</text:span><text:span text:style-name="T46">param</text:span><text:span text:style-name="T43">); </text:span><text:span text:style-name="T42">break</text:span><text:span text:style-name="T43">;</text:span></text:p>
            <text:p text:style-name="P10"><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12"><text:span text:style-name="T43"><text:s text:c="12"/></text:span><text:span text:style-name="T43">}</text:span></text:p>
            <text:p text:style-name="P12"><text:span text:style-name="T43"><text:s text:c="8"/></text:span><text:span text:style-name="T43">}</text:span></text:p>
            <text:p text:style-name="P10"><text:span text:style-name="T43"><text:s text:c="8"/></text:span><text:span text:style-name="T42">catch</text:span><text:span text:style-name="T43">(ClassCastException </text:span><text:span text:style-name="T46">e</text:span><text:span text:style-name="T43">) {</text:span></text:p>
            <text:p text:style-name="P10"><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10"><text:span text:style-name="T43"><text:s text:c="8"/></text:span><text:span text:style-name="T42">return</text:span><text:span text:style-name="T43">(</text:span><text:span text:style-name="T42">this</text:span><text:span text:style-name="T43">);</text:span></text:p>
            <text:p text:style-name="P12"><text:span text:style-name="T43"><text:s text:c="4"/></text:span><text:span text:style-name="T43">}</text:span></text:p>
            <text:p text:style-name="P10"><text:span text:style-name="T43"/></text:p>
            <text:p text:style-name="P10"><text:span text:style-name="T43"><text:s text:c="4"/></text:span><text:span text:style-name="T44">// Constructor in case of Formal/Virtual Procedure Call</text:span></text:p>
            <text:p text:style-name="P10"><text:span text:style-name="T43"><text:s text:c="4"/></text:span><text:span text:style-name="T42">public</text:span><text:span text:style-name="T43"> S2(RTObject$ </text:span><text:span text:style-name="T46">SL$</text:span><text:span text:style-name="T43">) {</text:span></text:p>
            <text:p text:style-name="P10"><text:span text:style-name="T43"><text:s text:c="8"/></text:span><text:span text:style-name="T42">super</text:span><text:span text:style-name="T43">(</text:span><text:span text:style-name="T46">SL$</text:span><text:span text:style-name="T43">,1); </text:span><text:span text:style-name="T44">// Expecting 1 parameters</text:span></text:p>
            <text:p text:style-name="P12"><text:span text:style-name="T43"><text:s text:c="4"/></text:span><text:span text:style-name="T43">}</text:span></text:p>
            <text:p text:style-name="P10"><text:span text:style-name="T43"/></text:p>
            <text:p text:style-name="P10"><text:span text:style-name="T43"><text:s text:c="4"/></text:span><text:span text:style-name="T44">// Normal Constructor</text:span></text:p>
            <text:p text:style-name="P10"><text:span text:style-name="T43"><text:s text:c="4"/></text:span><text:span text:style-name="T42">public</text:span><text:span text:style-name="T43"> S2(RTObject$ </text:span><text:span text:style-name="T46">SL$</text:span><text:span text:style-name="T43">,</text:span><text:span text:style-name="T42">int</text:span><text:span text:style-name="T43"> </text:span><text:span text:style-name="T46">sp$$SW</text:span><text:span text:style-name="T43">) {</text:span></text:p>
            <text:p text:style-name="P10"><text:span text:style-name="T43"><text:s text:c="8"/></text:span><text:span text:style-name="T42">super</text:span><text:span text:style-name="T43">(</text:span><text:span text:style-name="T46">SL$</text:span><text:span text:style-name="T43">);</text:span></text:p>
            <text:p text:style-name="P10"><text:span text:style-name="T43"><text:s text:c="8"/></text:span><text:span text:style-name="T44">// Parameter assignment to locals</text:span></text:p>
            <text:p text:style-name="P10"><text:span text:style-name="T43"><text:s text:c="8"/></text:span><text:span text:style-name="T42">this</text:span><text:span text:style-name="T43">.</text:span><text:span text:style-name="T45">p$$SW</text:span><text:span text:style-name="T43"> = </text:span><text:span text:style-name="T46">sp$$SW</text:span><text:span text:style-name="T43">;</text:span></text:p>
            <text:p text:style-name="P12"><text:span text:style-name="T43"><text:s text:c="8"/></text:span><text:span text:style-name="T43">BBLK();</text:span></text:p>
            <text:p text:style-name="P10"><text:span text:style-name="T43"><text:s text:c="8"/></text:span><text:span text:style-name="T44">// Declaration Code</text:span></text:p>
            <text:p text:style-name="P12"><text:span text:style-name="T43"><text:s text:c="8"/></text:span><text:span text:style-name="T43">STM$();</text:span></text:p>
            <text:p text:style-name="P12"><text:span text:style-name="T43"><text:s text:c="4"/></text:span><text:span text:style-name="T43">}</text:span></text:p>
            <text:p text:style-name="P10"><text:span text:style-name="T43"/></text:p>
            <text:p text:style-name="P10"><text:span text:style-name="T43"><text:s text:c="4"/></text:span><text:span text:style-name="T44">// Switch Body</text:span></text:p>
            <text:p text:style-name="P10"><text:span text:style-name="T43"><text:s text:c="4"/></text:span><text:span text:style-name="T42">public</text:span><text:span text:style-name="T43"> S2 STM$() {</text:span></text:p>
            <text:p text:style-name="P10"><text:span text:style-name="T43"><text:s text:c="8"/></text:span><text:span text:style-name="T42">switch</text:span><text:span text:style-name="T43">(</text:span><text:span text:style-name="T45">p$$SW</text:span><text:span text:style-name="T43">-1) {</text:span></text:p>
            <text:p text:style-name="P10"><text:span text:style-name="T43"><text:s text:c="12"/></text:span><text:span text:style-name="T42">case</text:span><text:span text:style-name="T43"> 0: </text:span><text:span text:style-name="T45">RESULT$</text:span><text:span text:style-name="T43">= </text:span><text:span text:style-name="T81">enc</text:span><text:span text:style-name="T43">.L</text:span><text:span text:style-name="T45">1</text:span><text:span text:style-name="T43">; </text:span><text:span text:style-name="T42">break</text:span><text:span text:style-name="T43">;</text:span></text:p>
            <text:p text:style-name="P10"><text:span text:style-name="T43"><text:s text:c="12"/></text:span><text:span text:style-name="T42">case</text:span><text:span text:style-name="T43"> 1: </text:span><text:span text:style-name="T45">RESULT$</text:span><text:span text:style-name="T43">= </text:span><text:span text:style-name="T81">enc</text:span><text:span text:style-name="T43">.L</text:span><text:span text:style-name="T45">2</text:span><text:span text:style-name="T43">; </text:span><text:span text:style-name="T42">break</text:span><text:span text:style-name="T43">;</text:span></text:p>
            <text:p text:style-name="P10"><text:span text:style-name="T43"><text:s text:c="12"/></text:span><text:span text:style-name="T42">case</text:span><text:span text:style-name="T43"> 2: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3).</text:span><text:span text:style-name="T45">RESULT$</text:span><text:span text:style-name="T43">; </text:span><text:span text:style-name="T42">break</text:span><text:span text:style-name="T43">;</text:span></text:p>
            <text:p text:style-name="P10"><text:span text:style-name="T43"><text:s text:c="12"/></text:span><text:span text:style-name="T42">case</text:span><text:span text:style-name="T43"> 3: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text:span><text:span text:style-name="T81">expr</text:span><text:span text:style-name="T43">).</text:span><text:span text:style-name="T45">RESULT$</text:span><text:span text:style-name="T43">; </text:span><text:span text:style-name="T42">break</text:span><text:span text:style-name="T43">;</text:span></text:p>
            <text:p text:style-name="P10"><text:span text:style-name="T43"><text:s text:c="12"/></text:span><text:span text:style-name="T42">default</text:span><text:span text:style-name="T43">: </text:span><text:span text:style-name="T42">throw</text:span><text:span text:style-name="T43"> </text:span><text:span text:style-name="T42">new</text:span><text:span text:style-name="T43"> RuntimeException(</text:span><text:span text:style-name="T67">"Illegal switch index: "</text:span><text:span text:style-name="T43">+</text:span><text:span text:style-name="T45">p$$SW</text:span><text:span text:style-name="T43">);</text:span></text:p>
            <text:p text:style-name="P12"><text:span text:style-name="T43"><text:s text:c="8"/></text:span><text:span text:style-name="T43">}</text:span></text:p>
            <text:p text:style-name="P12"><text:span text:style-name="T43"><text:s text:c="8"/></text:span><text:span text:style-name="T43">EBLK();</text:span></text:p>
            <text:p text:style-name="P10"><text:span text:style-name="T43"><text:s text:c="8"/></text:span><text:span text:style-name="T42">return</text:span><text:span text:style-name="T43">(</text:span><text:span text:style-name="T42">this</text:span><text:span text:style-name="T43">);</text:span></text:p>
            <text:p text:style-name="P12"><text:span text:style-name="T43"><text:s text:c="4"/></text:span><text:span text:style-name="T43">} </text:span></text:p>
            <text:p text:style-name="P12"><text:span text:style-name="T43">}</text:span></text:p>
          </draw:text-box>
        </draw:frame>
        <draw:frame draw:style-name="gr43" draw:text-style-name="P10" draw:layer="layout" svg:width="14.1cm" svg:height="1.736cm" svg:x="3.049cm" svg:y="4.507cm">
          <draw:text-box>
            <text:p text:style-name="P10"><text:span text:style-name="T38"/></text:p>
            <text:p text:style-name="P10"><text:span text:style-name="T38">switch S2:=L1,L2,S(3),S( </text:span><text:span text:style-name="T81">expr</text:span><text:span text:style-name="T38"> );</text:span></text:p>
            <text:p text:style-name="P10"><text:span text:style-name="T26"><text:s/></text:span><text:span text:style-name="T38"><text:s text:c="2"/></text:span></text:p>
          </draw:text-box>
        </draw:frame>
        <draw:frame draw:style-name="gr39" draw:text-style-name="P9" draw:layer="layout" svg:width="16.9cm" svg:height="3.282cm" svg:x="1.9cm" svg:y="1.184cm">
          <draw:text-box>
            <text:p text:style-name="P13"><text:span text:style-name="T37">2.6 Switch Declaration</text:span></text:p>
            <text:p text:style-name="P13"><text:span text:style-name="T68"/></text:p>
            <text:p text:style-name="P13"><text:span text:style-name="T36">Switch declarations are treated as LABQNT$ Procedures without any optimization whatsoever.</text:span></text:p>
            <text:p text:style-name="P13"><text:span text:style-name="T36"/></text:p>
            <text:p text:style-name="P13"><text:span text:style-name="T36">Consider the following example: </text:span></text:p>
          </draw:text-box>
        </draw:frame>
        <draw:frame draw:style-name="gr40" draw:text-style-name="P9" draw:layer="layout" svg:width="17.4cm" svg:height="1.6cm" svg:x="1.9cm" svg:y="6.5cm">
          <draw:text-box>
            <text:p text:style-name="P13"><text:span text:style-name="T36">This code will be generated: </text:span></text:p>
          </draw:text-box>
        </draw:frame>
      </draw:page>
      <draw:page draw:name="page12" draw:style-name="dp1" draw:master-page-name="Standard">
        <draw:frame draw:style-name="gr41" draw:text-style-name="P9" draw:layer="layout" svg:width="17.2cm" svg:height="27.259cm" svg:x="1.814cm" svg:y="1.788cm">
          <draw:text-box>
            <text:p text:style-name="P13"><text:span text:style-name="T69">2.6.1 <text:s/>Switch Designators</text:span></text:p>
            <text:p text:style-name="P13"><text:span text:style-name="T68"/></text:p>
            <text:p text:style-name="P13"><text:span text:style-name="T36">Ordinary switch designators are similar to call on &lt;type&gt;procedures.</text:span></text:p>
            <text:p text:style-name="P13"><text:span text:style-name="T36"/></text:p>
            <text:p text:style-name="P13"><text:span text:style-name="T70"><text:tab/></text:span><text:span text:style-name="T70">Goto P(4);</text:span><text:span text:style-name="T70"><text:tab/></text:span><text:span text:style-name="T70">==&gt;</text:span><text:span text:style-name="T70"><text:tab/></text:span><text:span text:style-name="T83">GOTO$(</text:span><text:span text:style-name="T84">new</text:span><text:span text:style-name="T83"> S(</text:span><text:span text:style-name="T65">CUR$</text:span><text:span text:style-name="T83">,4).</text:span><text:span text:style-name="T65">RESULT$</text:span><text:span text:style-name="T83">);</text:span></text:p>
            <text:p text:style-name="P13"><text:span text:style-name="T83"/></text:p>
            <text:p text:style-name="P13"><text:span text:style-name="T85">Switches are implicit specified </text:span><text:span text:style-name="T86">protected</text:span><text:span text:style-name="T85">, thus goto a remote or connected switch is illegal.</text:span></text:p>
            <text:p text:style-name="P13"><text:span text:style-name="T87"/></text:p>
            <text:p text:style-name="P13"><text:span text:style-name="T74">Formal Switches</text:span></text:p>
            <text:p text:style-name="P13"><text:span text:style-name="T36"/></text:p>
            <text:p text:style-name="P13"><text:span text:style-name="T36">Formal switches follows the pattern of procedures.</text:span></text:p>
            <text:p text:style-name="P13"><text:span text:style-name="T36"/></text:p>
            <text:p text:style-name="P13"><text:span text:style-name="T36">Suppose that F is a procedure quantity representing a formal switch.</text:span></text:p>
            <text:p text:style-name="P13"><text:span text:style-name="T36">Then the statement: <text:s/>goto </text:span><text:span text:style-name="T70">F(4);</text:span><text:span text:style-name="T36"> <text:s text:c="2"/>will generate code like this:</text:span></text:p>
            <text:p text:style-name="P13"><text:span text:style-name="T36"/></text:p>
            <text:p text:style-name="P10"><text:span text:style-name="T43"><text:s text:c="8"/></text:span><text:span text:style-name="T43">GOTO$((LABQNT$)(</text:span><text:span text:style-name="T45">F</text:span><text:span text:style-name="T43">.CPF()</text:span></text:p>
            <text:p text:style-name="P10"><text:span text:style-name="T43"><text:s text:c="8"/></text:span><text:span text:style-name="T43"><text:tab/></text:span><text:span text:style-name="T43"><text:tab/></text:span><text:span text:style-name="T43">.setPar(</text:span><text:span text:style-name="T42">new</text:span><text:span text:style-name="T43"> NAME$&lt;Integer&gt;(){ </text:span><text:span text:style-name="T42">public</text:span><text:span text:style-name="T43"> Integer get() {</text:span><text:span text:style-name="T42">return</text:span><text:span text:style-name="T43">(4);}})</text:span></text:p>
            <text:p text:style-name="P12"><text:span text:style-name="T76"><text:s text:c="8"/></text:span><text:span text:style-name="T76"><text:tab/></text:span><text:span text:style-name="T76"><text:tab/></text:span><text:span text:style-name="T76">.ENT$().RESULT$()));</text:span></text:p>
            <text:p text:style-name="P14"><text:span text:style-name="T3"/></text:p>
            <text:p text:style-name="P13"><text:span text:style-name="T74">Virtual Switches</text:span></text:p>
            <text:p text:style-name="P13"><text:span text:style-name="T36"/></text:p>
            <text:p text:style-name="P13"><text:span text:style-name="T36">A virtual switches follow <text:s/>the pattern of virtual procedures. It is represented by a Java virtual member method in the Java class. The method returns a Procedure Quantity (PRCQNT$) pointing to the matching Simula Switch Declaration.</text:span></text:p>
          </draw:text-box>
        </draw:frame>
      </draw:page>
      <draw:page draw:name="page13" draw:style-name="dp1" draw:master-page-name="Standard">
        <draw:frame draw:style-name="gr44" draw:layer="layout" svg:width="17.969cm" svg:height="27.321cm" svg:x="1.188cm" svg:y="1.128cm">
          <draw:text-box>
            <text:p><text:span text:style-name="T35">3. Representation of Quantities.</text:span></text:p>
            <text:p><text:span text:style-name="T36"/></text:p>
            <text:p><text:span text:style-name="T36">Within an object, each quantity local to that object is represented. Local quantities are e.g.</text:span></text:p>
            <text:p><text:span text:style-name="T36">Declared variables in a block (sub-block, procedure body or prefixed block), or the attribute</text:span></text:p>
            <text:p><text:span text:style-name="T36">of a class. Quantities may be of value types, object reference type, text descriptors, array</text:span></text:p>
            <text:p><text:span text:style-name="T36">quantities, procedure quantities, label quantities or switch quantities..</text:span></text:p>
            <text:p><text:span text:style-name="T36"/></text:p>
            <text:p><text:span text:style-name="T37">3.1 Value type variables.</text:span></text:p>
            <text:p><text:span text:style-name="T36"/></text:p>
            <text:p><text:span text:style-name="T36">A variable of value type is represented in Java as follows:</text:span></text:p>
            <text:p><text:span text:style-name="T36"/></text:p>
            <text:p><text:span text:style-name="T36"><text:tab/></text:span><text:span text:style-name="T36">Boolean</text:span><text:span text:style-name="T36"><text:tab/></text:span><text:span text:style-name="T36"><text:tab/></text:span><text:span text:style-name="T36"><text:tab/></text:span><text:span text:style-name="T36">boolean</text:span></text:p>
            <text:p><text:span text:style-name="T36"><text:tab/></text:span><text:span text:style-name="T36">Character</text:span><text:span text:style-name="T36"><text:tab/></text:span><text:span text:style-name="T36"><text:tab/></text:span><text:span text:style-name="T36"><text:tab/></text:span><text:span text:style-name="T36">char</text:span></text:p>
            <text:p><text:span text:style-name="T36"><text:tab/></text:span><text:span text:style-name="T36">Short integer</text:span><text:span text:style-name="T36"><text:tab/></text:span><text:span text:style-name="T36"><text:tab/></text:span><text:span text:style-name="T36"><text:tab/></text:span><text:span text:style-name="T36">int <text:s text:c="4"/>*)</text:span></text:p>
            <text:p><text:span text:style-name="T36"><text:tab/></text:span><text:span text:style-name="T36">Integer</text:span><text:span text:style-name="T36"><text:tab/></text:span><text:span text:style-name="T36"><text:tab/></text:span><text:span text:style-name="T36"><text:tab/></text:span><text:span text:style-name="T36">int</text:span></text:p>
            <text:p><text:span text:style-name="T36"><text:tab/></text:span><text:span text:style-name="T36">Real</text:span><text:span text:style-name="T36"><text:tab/></text:span><text:span text:style-name="T36"><text:tab/></text:span><text:span text:style-name="T36"><text:tab/></text:span><text:span text:style-name="T36"><text:tab/></text:span><text:span text:style-name="T36">float</text:span></text:p>
            <text:p><text:span text:style-name="T36"><text:tab/></text:span><text:span text:style-name="T36">Long real</text:span><text:span text:style-name="T36"><text:tab/></text:span><text:span text:style-name="T36"><text:tab/></text:span><text:span text:style-name="T36"><text:tab/></text:span><text:span text:style-name="T36">double</text:span></text:p>
            <text:p><text:span text:style-name="T36"/></text:p>
            <text:p><text:span text:style-name="T36">*) Simula Standard 2.1.1 <text:s/>states; '' An implementation may choose to implement short integer</text:span></text:p>
            <text:p><text:span text:style-name="T36"><text:s text:c="55"/></text:span><text:span text:style-name="T36">exactly <text:s/>as integer, i.e. ignoring the keyword short <text:s/>''</text:span></text:p>
            <text:p><text:span text:style-name="T36"/></text:p>
            <text:p><text:span text:style-name="T37">3. 2 Object Reference Types.</text:span></text:p>
            <text:p><text:span text:style-name="T36"/></text:p>
            <text:p><text:span text:style-name="T36">Object reference variables are represented in Java as such.</text:span></text:p>
            <text:p><text:span text:style-name="T36"/></text:p>
            <text:p><text:span text:style-name="T36"><text:tab/></text:span><text:span text:style-name="T36">ref(ClassIdentifier)</text:span><text:span text:style-name="T36"><text:tab/></text:span><text:span text:style-name="T36"><text:tab/></text:span><text:span text:style-name="T36">ClassIdentifier</text:span></text:p>
            <text:p><text:span text:style-name="T36"><text:tab/></text:span><text:span text:style-name="T88">none</text:span><text:span text:style-name="T36"><text:tab/></text:span><text:span text:style-name="T36"><text:tab/></text:span><text:span text:style-name="T36"><text:tab/></text:span><text:span text:style-name="T36"><text:tab/></text:span><text:span text:style-name="T88">null</text:span></text:p>
            <text:p><text:span text:style-name="T89"/></text:p>
            <text:p><text:span text:style-name="T37">3. 3 Text Reference Types.</text:span></text:p>
            <text:p><text:span text:style-name="T36"/></text:p>
            <text:p><text:span text:style-name="T36">Text reference variables is a composite structure representated by a TXTREF Java Object.</text:span></text:p>
            <text:p><text:span text:style-name="T36"/></text:p>
            <text:p><text:span text:style-name="T36"><text:tab/></text:span><text:span text:style-name="T36">Text</text:span><text:span text:style-name="T36"><text:tab/></text:span><text:span text:style-name="T36"><text:tab/></text:span><text:span text:style-name="T36"><text:tab/></text:span><text:span text:style-name="T36"><text:tab/></text:span><text:span text:style-name="T36">TXT$</text:span></text:p>
            <text:p><text:span text:style-name="T36"/></text:p>
            <text:p><text:span text:style-name="T36">where TXT$ has the following definition:</text:span></text:p>
            <text:p/>
            <text:p><text:span text:style-name="T90"><text:tab/></text:span><text:span text:style-name="T90">public</text:span><text:span text:style-name="T91"> </text:span><text:span text:style-name="T90">class</text:span><text:span text:style-name="T91"> TXT$ </text:span><text:span text:style-name="T90">extends</text:span><text:span text:style-name="T91"> RTObject {</text:span></text:p>
            <text:p><text:span text:style-name="T91"><text:tab/></text:span><text:span text:style-name="T91"> <text:s text:c="2"/></text:span><text:span text:style-name="T91">TEXTOBJ </text:span><text:span text:style-name="T92">OBJ</text:span><text:span text:style-name="T91">; // Reference to the text object.</text:span></text:p>
            <text:p><text:span text:style-name="T91"><text:tab/></text:span><text:span text:style-name="T91"> <text:s text:c="2"/></text:span><text:span text:style-name="T90">int</text:span><text:span text:style-name="T91"> </text:span><text:span text:style-name="T92">START</text:span><text:span text:style-name="T91">; <text:s text:c="2"/></text:span><text:span text:style-name="T93">// Start index of OBJ.MAIN[], counting from zero.</text:span></text:p>
            <text:p><text:span text:style-name="T91"><text:tab/></text:span><text:span text:style-name="T91"><text:tab/></text:span><text:span text:style-name="T91"><text:tab/></text:span><text:span text:style-name="T91"> <text:s text:c="3"/></text:span><text:span text:style-name="T93">// Note this differ from </text:span><text:span text:style-name="T94">Simula</text:span><text:span text:style-name="T93"> Definition.</text:span></text:p>
            <text:p><text:span text:style-name="T91"><text:tab/></text:span><text:span text:style-name="T91"> <text:s text:c="2"/></text:span><text:span text:style-name="T90">int</text:span><text:span text:style-name="T91"> </text:span><text:span text:style-name="T92">LENGTH</text:span><text:span text:style-name="T91">;</text:span></text:p>
            <text:p><text:span text:style-name="T91"><text:tab/></text:span><text:span text:style-name="T91"> <text:s text:c="2"/></text:span><text:span text:style-name="T90">int</text:span><text:span text:style-name="T91"> </text:span><text:span text:style-name="T92">POS</text:span><text:span text:style-name="T91">; <text:s text:c="4"/></text:span><text:span text:style-name="T93">// Current index of OBJ.MAIN[], counting from zero.</text:span></text:p>
            <text:p><text:span text:style-name="T91"><text:tab/></text:span><text:span text:style-name="T91"><text:tab/></text:span><text:span text:style-name="T91"><text:tab/></text:span><text:span text:style-name="T91"> <text:s text:c="3"/></text:span><text:span text:style-name="T93">// Note this differ from </text:span><text:span text:style-name="T94">Simula</text:span><text:span text:style-name="T93"> Definition.</text:span></text:p>
            <text:p><text:span text:style-name="T95"><text:tab/></text:span><text:span text:style-name="T95"> <text:s text:c="2"/></text:span><text:span text:style-name="T95">...</text:span></text:p>
            <text:p><text:span text:style-name="T95"><text:tab/></text:span><text:span text:style-name="T95">}</text:span></text:p>
            <text:p/>
            <text:p><text:span text:style-name="T96">The special text constant </text:span><text:span text:style-name="T97">notext</text:span><text:span text:style-name="T96"> is represented by Java </text:span><text:span text:style-name="T97">null</text:span><text:span text:style-name="T96">.</text:span></text:p>
            <text:p><text:span text:style-name="T36"/></text:p>
            <text:p><text:span text:style-name="T36">The object TEXTOBJ is defined as:</text:span></text:p>
            <text:p/>
            <text:p><text:span text:style-name="T90"><text:tab/></text:span><text:span text:style-name="T90">public</text:span><text:span text:style-name="T91"> </text:span><text:span text:style-name="T90">class</text:span><text:span text:style-name="T91"> TEXTOBJ </text:span><text:span text:style-name="T90">extends</text:span><text:span text:style-name="T91"> RTObject {</text:span></text:p>
            <text:p><text:span text:style-name="T91"><text:tab/></text:span><text:span text:style-name="T91"> <text:s text:c="2"/></text:span><text:span text:style-name="T90">int</text:span><text:span text:style-name="T91"> </text:span><text:span text:style-name="T92">SIZE</text:span><text:span text:style-name="T91">; <text:s text:c="6"/>// Number of characters in the text object.</text:span></text:p>
            <text:p><text:span text:style-name="T91"><text:tab/></text:span><text:span text:style-name="T91"> <text:s text:c="2"/></text:span><text:span text:style-name="T90">boolean</text:span><text:span text:style-name="T91"> </text:span><text:span text:style-name="T92">CONST</text:span><text:span text:style-name="T91">; <text:s/>// True: Indicates a text constant</text:span></text:p>
            <text:p><text:span text:style-name="T91"><text:tab/></text:span><text:span text:style-name="T91"> <text:s text:c="2"/></text:span><text:span text:style-name="T90">char</text:span><text:span text:style-name="T91">[] </text:span><text:span text:style-name="T92">MAIN</text:span><text:span text:style-name="T91">; <text:s text:c="3"/>// The characters</text:span></text:p>
            <text:p><text:span text:style-name="T93"><text:tab/></text:span><text:span text:style-name="T93"> <text:s text:c="2"/></text:span><text:span text:style-name="T93">...</text:span></text:p>
            <text:p><text:span text:style-name="T93"><text:tab/></text:span><text:span text:style-name="T93">}</text:span></text:p>
          </draw:text-box>
        </draw:frame>
      </draw:page>
      <draw:page draw:name="page14" draw:style-name="dp1" draw:master-page-name="Standard">
        <draw:frame draw:style-name="gr45" draw:layer="layout" svg:width="20.129cm" svg:height="27.743cm" svg:x="0.871cm" svg:y="1cm">
          <draw:text-box>
            <text:p><text:span text:style-name="T98">3.4 Array Quantities.</text:span></text:p>
            <text:p/>
            <text:p><text:span text:style-name="T99">A local array is represented by a reference to an array object:</text:span></text:p>
            <text:p/>
            <text:p text:style-name="P1"><text:span text:style-name="T43"><text:tab/></text:span><text:span text:style-name="T42">public</text:span><text:span text:style-name="T43"> </text:span><text:span text:style-name="T42">class</text:span><text:span text:style-name="T43"> $ARRAY&lt;T&gt;</text:span></text:p>
            <text:p text:style-name="P1"><text:span text:style-name="T43"><text:tab/></text:span><text:span text:style-name="T43">{ </text:span><text:span text:style-name="T42">public</text:span><text:span text:style-name="T43"> T </text:span><text:span text:style-name="T45">Elt</text:span><text:span text:style-name="T43">;</text:span></text:p>
            <text:p text:style-name="P1"><text:span text:style-name="T43"><text:tab/></text:span><text:span text:style-name="T43"> <text:s/></text:span><text:span text:style-name="T42">public</text:span><text:span text:style-name="T43"> </text:span><text:span text:style-name="T42">int</text:span><text:span text:style-name="T43">[] </text:span><text:span text:style-name="T45">LB</text:span><text:span text:style-name="T43">;</text:span></text:p>
            <text:p text:style-name="P1"><text:span text:style-name="T43"><text:tab/></text:span><text:span text:style-name="T43"> <text:s/></text:span><text:span text:style-name="T42">public</text:span><text:span text:style-name="T43"> </text:span><text:span text:style-name="T42">int</text:span><text:span text:style-name="T43">[] </text:span><text:span text:style-name="T45">UB</text:span><text:span text:style-name="T43">;</text:span></text:p>
            <text:p text:style-name="P1"><text:span text:style-name="T43"><text:tab/></text:span><text:span text:style-name="T43"> <text:s/></text:span><text:span text:style-name="T42">public</text:span><text:span text:style-name="T43"> $ARRAY(T </text:span><text:span text:style-name="T46">Elt</text:span><text:span text:style-name="T43">,</text:span><text:span text:style-name="T42">int</text:span><text:span text:style-name="T43">[] </text:span><text:span text:style-name="T46">LB</text:span><text:span text:style-name="T43">,</text:span><text:span text:style-name="T42">int</text:span><text:span text:style-name="T43">[] </text:span><text:span text:style-name="T46">UB</text:span><text:span text:style-name="T43">)</text:span></text:p>
            <text:p text:style-name="P1"><text:span text:style-name="T43"><text:tab/></text:span><text:span text:style-name="T43"> <text:s/></text:span><text:span text:style-name="T43">{ </text:span><text:span text:style-name="T42">this</text:span><text:span text:style-name="T43">.</text:span><text:span text:style-name="T45">Elt</text:span><text:span text:style-name="T43">=</text:span><text:span text:style-name="T46">Elt</text:span><text:span text:style-name="T43">; </text:span><text:span text:style-name="T42">this</text:span><text:span text:style-name="T43">.</text:span><text:span text:style-name="T45">LB</text:span><text:span text:style-name="T43">=</text:span><text:span text:style-name="T46">LB</text:span><text:span text:style-name="T43">; </text:span><text:span text:style-name="T42">this</text:span><text:span text:style-name="T43">.</text:span><text:span text:style-name="T45">UB</text:span><text:span text:style-name="T43">=</text:span><text:span text:style-name="T46">UB</text:span><text:span text:style-name="T43">; }</text:span></text:p>
            <text:p text:style-name="P1"><text:span text:style-name="T43"><text:tab/></text:span><text:span text:style-name="T43"> <text:s/></text:span><text:span text:style-name="T42">public</text:span><text:span text:style-name="T43"> $ARRAY&lt;T&gt; COPY() { … }</text:span></text:p>
            <text:p text:style-name="P1"><text:span text:style-name="T100"><text:tab/></text:span><text:span text:style-name="T100">}</text:span></text:p>
            <text:p text:style-name="P1"><text:span text:style-name="T100"/></text:p>
            <text:p><text:span text:style-name="T99"/></text:p>
            <text:p><text:span text:style-name="T99">Example: A one-dimesional </text:span><text:span text:style-name="T101"><text:s/>Integer Array Table(6:56) </text:span><text:span text:style-name="T99"><text:s/>is declared by:</text:span></text:p>
            <text:p><text:span text:style-name="T99"/></text:p>
            <text:p><text:span text:style-name="T43"><text:tab/></text:span><text:span text:style-name="T43"> <text:s/></text:span><text:span text:style-name="T43">$ARRAY&lt;</text:span><text:span text:style-name="T42">int</text:span><text:span text:style-name="T43">[]&gt; </text:span><text:span text:style-name="T46">Table;</text:span></text:p>
            <text:p><text:span text:style-name="T46"/></text:p>
            <text:p><text:span text:style-name="T43"><text:s text:c="8"/></text:span><text:span text:style-name="T42">int</text:span><text:span text:style-name="T43">[] </text:span><text:span text:style-name="T46">Table$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ble$UB</text:span><text:span text:style-name="T43">=</text:span><text:span text:style-name="T42">new</text:span><text:span text:style-name="T43"> </text:span><text:span text:style-name="T42">int</text:span><text:span text:style-name="T43">[1];</text:span></text:p>
            <text:p text:style-name="P1"><text:span text:style-name="T43"><text:s text:c="8"/></text:span><text:span text:style-name="T46">Table$LB</text:span><text:span text:style-name="T43">[0]=6; </text:span><text:span text:style-name="T46">Table$UB</text:span><text:span text:style-name="T43">[0]=56;</text:span></text:p>
            <text:p text:style-name="P1"><text:span text:style-name="T43"><text:s text:c="8"/></text:span><text:span text:style-name="T43">BOUND_CHECK$(</text:span><text:span text:style-name="T46">Table$LB</text:span><text:span text:style-name="T43">[0],</text:span><text:span text:style-name="T46">Table$UB</text:span><text:span text:style-name="T43">[0]);</text:span></text:p>
            <text:p text:style-name="P1"><text:span text:style-name="T43"><text:s text:c="8"/></text:span><text:span text:style-name="T45">Table</text:span><text:span text:style-name="T43">=</text:span><text:span text:style-name="T42">new</text:span><text:span text:style-name="T43"> ARRAY$&lt;</text:span><text:span text:style-name="T42">int</text:span><text:span text:style-name="T43">[]&gt;(</text:span><text:span text:style-name="T42">new</text:span><text:span text:style-name="T43"> </text:span><text:span text:style-name="T42">int</text:span><text:span text:style-name="T43">[</text:span><text:span text:style-name="T46">Table$UB</text:span><text:span text:style-name="T43">[0]-</text:span><text:span text:style-name="T46">Table$LB</text:span><text:span text:style-name="T43">[0]+1],</text:span><text:span text:style-name="T46">Table$LB</text:span><text:span text:style-name="T43">,</text:span><text:span text:style-name="T46">Table$UB</text:span><text:span text:style-name="T43">);</text:span></text:p>
            <text:p text:style-name="P1"><text:span text:style-name="T43"/></text:p>
            <text:p><text:span text:style-name="T102">And we acess elements like this:</text:span></text:p>
            <text:p text:style-name="P1"><text:span text:style-name="T43"/></text:p>
            <text:p text:style-name="P1"><text:span text:style-name="T43"><text:tab/></text:span><text:span text:style-name="T43"> <text:s/></text:span><text:span text:style-name="T42">int</text:span><text:span text:style-name="T43"> </text:span><text:span text:style-name="T46">x</text:span><text:span text:style-name="T43">=45; </text:span><text:span text:style-name="T44">// Index</text:span></text:p>
            <text:p text:style-name="P1"><text:span text:style-name="T43"><text:tab/></text:span><text:span text:style-name="T43"> <text:s/></text:span><text:span text:style-name="T42">int</text:span><text:span text:style-name="T43"> </text:span><text:span text:style-name="T46">i</text:span><text:span text:style-name="T43">=</text:span><text:span text:style-name="T46">Table</text:span><text:span text:style-name="T43">.</text:span><text:span text:style-name="T45">Elt</text:span><text:span text:style-name="T43">[</text:span><text:span text:style-name="T46">x</text:span><text:span text:style-name="T43">-</text:span><text:span text:style-name="T46">Table</text:span><text:span text:style-name="T43">.</text:span><text:span text:style-name="T45">LB</text:span><text:span text:style-name="T43">[0]]; <text:s/></text:span><text:span text:style-name="T44">// <text:s/>i := Table(x); </text:span></text:p>
            <text:p text:style-name="P1"><text:span text:style-name="T43"><text:tab/></text:span><text:span text:style-name="T43"> <text:s/></text:span><text:span text:style-name="T46">Table</text:span><text:span text:style-name="T43">.</text:span><text:span text:style-name="T45">Elt</text:span><text:span text:style-name="T43">[</text:span><text:span text:style-name="T46">x</text:span><text:span text:style-name="T43">-</text:span><text:span text:style-name="T46">Table</text:span><text:span text:style-name="T43">.</text:span><text:span text:style-name="T45">LB</text:span><text:span text:style-name="T43">[0]]=</text:span><text:span text:style-name="T46">i</text:span><text:span text:style-name="T43">; <text:s text:c="5"/></text:span><text:span text:style-name="T44">// <text:s/>Table(x) := i;</text:span></text:p>
            <text:p text:style-name="P1"><text:span text:style-name="T43"/></text:p>
            <text:p><text:span text:style-name="T99"/></text:p>
            <text:p><text:span text:style-name="T99">And, two-dimesional <text:s/></text:span><text:span text:style-name="T101">Text Array TA(6:56,8:88) </text:span><text:span text:style-name="T99"><text:s/>is coded like:</text:span></text:p>
            <text:p/>
            <text:p text:style-name="P1"><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2];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2];</text:span></text:p>
            <text:p text:style-name="P1"><text:span text:style-name="T43"><text:s text:c="8"/></text:span><text:span text:style-name="T46">TA$LB</text:span><text:span text:style-name="T43">[0]=6; </text:span><text:span text:style-name="T46">TA$UB</text:span><text:span text:style-name="T43">[0]=56;</text:span></text:p>
            <text:p text:style-name="P1"><text:span text:style-name="T43"><text:s text:c="8"/></text:span><text:span text:style-name="T43">BOUND_CHECK$(</text:span><text:span text:style-name="T46">TA$LB</text:span><text:span text:style-name="T43">[0],</text:span><text:span text:style-name="T46">TA$UB</text:span><text:span text:style-name="T43">[0]);</text:span></text:p>
            <text:p text:style-name="P1"><text:span text:style-name="T43"><text:s text:c="8"/></text:span><text:span text:style-name="T46">TA$LB</text:span><text:span text:style-name="T43">[1]=8; </text:span><text:span text:style-name="T46">TA$UB</text:span><text:span text:style-name="T43">[1]=88;</text:span></text:p>
            <text:p text:style-name="P1"><text:span text:style-name="T43"><text:s text:c="8"/></text:span><text:span text:style-name="T43">BOUND_CHECK$(</text:span><text:span text:style-name="T46">TA$LB</text:span><text:span text:style-name="T43">[1],</text:span><text:span text:style-name="T46">TA$UB</text:span><text:span text:style-name="T43">[1]);</text:span></text:p>
            <text:p text:style-name="P1"><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UB</text:span><text:span text:style-name="T43">[1]-</text:span><text:span text:style-name="T46">TA$LB</text:span><text:span text:style-name="T43">[1]+1],</text:span><text:span text:style-name="T46">TA$LB</text:span><text:span text:style-name="T43">,</text:span><text:span text:style-name="T46">TA$UB</text:span><text:span text:style-name="T43">);</text:span></text:p>
            <text:p text:style-name="P1"><text:span text:style-name="T43"/></text:p>
            <text:p><text:span text:style-name="T102">And we acess elements like this:</text:span></text:p>
            <text:p><text:span text:style-name="T102"/></text:p>
            <text:p text:style-name="P1"><text:span text:style-name="T43"><text:tab/></text:span><text:span text:style-name="T43"> <text:s/></text:span><text:span text:style-name="T42">int</text:span><text:span text:style-name="T43"> </text:span><text:span text:style-name="T46">x</text:span><text:span text:style-name="T43">=45; </text:span><text:span text:style-name="T44">// Index</text:span></text:p>
            <text:p text:style-name="P1"><text:span text:style-name="T43"><text:tab/></text:span><text:span text:style-name="T43"> <text:s/></text:span><text:span text:style-name="T42">int</text:span><text:span text:style-name="T43"> </text:span><text:span text:style-name="T46">y</text:span><text:span text:style-name="T43">=45; </text:span><text:span text:style-name="T44">// Index</text:span></text:p>
            <text:p text:style-name="P1"><text:span text:style-name="T43"><text:tab/></text:span><text:span text:style-name="T43"> <text:s/></text:span><text:span text:style-name="T43">TXT$ </text:span><text:span text:style-name="T46">t</text:span><text:span text:style-name="T43">=</text:span><text:span text:style-name="T46">TA</text:span><text:span text:style-name="T43">.</text:span><text:span text:style-name="T45">Elt</text:span><text:span text:style-name="T43">[</text:span><text:span text:style-name="T46">x</text:span><text:span text:style-name="T43">-</text:span><text:span text:style-name="T46">TA</text:span><text:span text:style-name="T43">.</text:span><text:span text:style-name="T45">LB</text:span><text:span text:style-name="T43">[0]][</text:span><text:span text:style-name="T46">y</text:span><text:span text:style-name="T43">-</text:span><text:span text:style-name="T46">TA</text:span><text:span text:style-name="T43">.</text:span><text:span text:style-name="T45">LB</text:span><text:span text:style-name="T43">[1]]; <text:s/></text:span><text:span text:style-name="T44">// <text:s/>t :- AI(x,y); </text:span></text:p>
            <text:p text:style-name="P1"><text:span text:style-name="T43"><text:tab/></text:span><text:span text:style-name="T43"> <text:s/></text:span><text:span text:style-name="T46">TA</text:span><text:span text:style-name="T43">.</text:span><text:span text:style-name="T45">Elt</text:span><text:span text:style-name="T43">[</text:span><text:span text:style-name="T46">x</text:span><text:span text:style-name="T43">-</text:span><text:span text:style-name="T46">TA</text:span><text:span text:style-name="T43">.</text:span><text:span text:style-name="T45">LB</text:span><text:span text:style-name="T43">[0]][</text:span><text:span text:style-name="T46">y</text:span><text:span text:style-name="T43">-</text:span><text:span text:style-name="T46">TA</text:span><text:span text:style-name="T43">.</text:span><text:span text:style-name="T45">LB</text:span><text:span text:style-name="T43">[1]]=</text:span><text:span text:style-name="T46">t</text:span><text:span text:style-name="T43">; <text:s text:c="6"/></text:span><text:span text:style-name="T44">// <text:s/>AI(x,y) :- t;</text:span></text:p>
            <text:p text:style-name="P1"><text:span text:style-name="T44"/></text:p>
            <text:p><text:span text:style-name="T99"/></text:p>
            <text:p><text:span text:style-name="T99">And so on as many dimensions as you like.</text:span></text:p>
            <text:p><text:span text:style-name="T99"/></text:p>
            <text:p><text:span text:style-name="T99"/></text:p>
            <text:p><text:span text:style-name="T99">A parameter Array is represented by the <text:s/>$ARRAY&lt;?&gt; <text:s/>quantity.</text:span></text:p>
            <text:p/>
            <text:p><text:span text:style-name="T91"/></text:p>
            <text:p><text:span text:style-name="T103">NOTE:</text:span><text:span text:style-name="T103"><text:tab/></text:span><text:span text:style-name="T103">Multi-dimensional Parameter Arrays are not yet</text:span></text:p>
            <text:p><text:span text:style-name="T103"><text:tab/></text:span><text:span text:style-name="T103"><text:tab/></text:span><text:span text:style-name="T103">Implemented. It is supposed that we can use</text:span></text:p>
            <text:p><text:span text:style-name="T103"><text:tab/></text:span><text:span text:style-name="T103"><text:tab/></text:span><text:span text:style-name="T103">reflection to Complete the implementation</text:span></text:p>
          </draw:text-box>
        </draw:frame>
      </draw:page>
      <draw:page draw:name="page15" draw:style-name="dp1" draw:master-page-name="Standard">
        <draw:frame draw:style-name="gr46" draw:layer="layout" svg:width="19.975cm" svg:height="26.41cm" svg:x="1cm" svg:y="1cm">
          <draw:text-box>
            <text:p><text:span text:style-name="T98">3.5 Procedure Quantities.</text:span></text:p>
            <text:p/>
            <text:p><text:span text:style-name="T99">A procedure is represented as a composite structure as shown below. Procedure quantities are</text:span></text:p>
            <text:p><text:span text:style-name="T99">used to represent formal procedure parameters. Local procedures, however, are not represented</text:span></text:p>
            <text:p><text:span text:style-name="T99">as quantities whitin an object.</text:span></text:p>
            <text:p><text:span text:style-name="T36"/></text:p>
            <text:p><text:span text:style-name="T43"><text:tab/></text:span><text:span text:style-name="T42">public</text:span><text:span text:style-name="T43"> </text:span><text:span text:style-name="T42">class</text:span><text:span text:style-name="T43"> $PRCQNT</text:span></text:p>
            <text:p text:style-name="P1"><text:span text:style-name="T43"><text:tab/></text:span><text:span text:style-name="T43">{ RTObject$ </text:span><text:span text:style-name="T45">staticLink</text:span><text:span text:style-name="T43">;</text:span></text:p>
            <text:p text:style-name="P1"><text:span text:style-name="T43"><text:tab/></text:span><text:span text:style-name="T43"> <text:s/></text:span><text:span text:style-name="T43">Class&lt;?&gt; </text:span><text:span text:style-name="T45">procedure</text:span><text:span text:style-name="T43">;</text:span></text:p>
            <text:p text:style-name="P1"><text:span text:style-name="T104"><text:tab/></text:span><text:span text:style-name="T104"><text:tab/></text:span><text:span text:style-name="T104"> <text:s/></text:span></text:p>
            <text:p text:style-name="P1"><text:span text:style-name="T43"><text:tab/></text:span><text:span text:style-name="T43"> <text:s/></text:span><text:span text:style-name="T44">// Constructor</text:span></text:p>
            <text:p text:style-name="P1"><text:span text:style-name="T43"><text:tab/></text:span><text:span text:style-name="T43"> <text:s/></text:span><text:span text:style-name="T42">public</text:span><text:span text:style-name="T43"> $PRCQNT(RTObject$ </text:span><text:span text:style-name="T46">staticLink</text:span><text:span text:style-name="T43">,Class&lt;?&gt; </text:span><text:span text:style-name="T46">procedure</text:span><text:span text:style-name="T43">)</text:span></text:p>
            <text:p text:style-name="P1"><text:span text:style-name="T43"><text:tab/></text:span><text:span text:style-name="T43"> <text:s/></text:span><text:span text:style-name="T43">{ </text:span><text:span text:style-name="T42">this</text:span><text:span text:style-name="T43">.</text:span><text:span text:style-name="T45">staticLink</text:span><text:span text:style-name="T43">=</text:span><text:span text:style-name="T46">staticLink</text:span><text:span text:style-name="T43">; </text:span><text:span text:style-name="T42">this</text:span><text:span text:style-name="T43">.</text:span><text:span text:style-name="T45">procedure</text:span><text:span text:style-name="T43">=</text:span><text:span text:style-name="T46">procedure</text:span><text:span text:style-name="T43">; }</text:span></text:p>
            <text:p text:style-name="P1"><text:span text:style-name="T104"><text:tab/></text:span><text:span text:style-name="T104"><text:tab/></text:span><text:span text:style-name="T104"><text:tab/></text:span><text:span text:style-name="T104"> <text:s/></text:span></text:p>
            <text:p text:style-name="P1"><text:span text:style-name="T43"><text:tab/></text:span><text:span text:style-name="T43"> <text:s/></text:span><text:span text:style-name="T42">public</text:span><text:span text:style-name="T43"> PROC$ CPF()</text:span></text:p>
            <text:p text:style-name="P1"><text:span text:style-name="T43"><text:tab/></text:span><text:span text:style-name="T43"> <text:s/></text:span><text:span text:style-name="T43">{ </text:span><text:span text:style-name="T42">try</text:span></text:p>
            <text:p text:style-name="P1"><text:span text:style-name="T43"><text:tab/></text:span><text:span text:style-name="T43"> <text:s text:c="3"/></text:span><text:span text:style-name="T43">{</text:span><text:span text:style-name="T43"><text:tab/></text:span><text:span text:style-name="T43">Constructor&lt;?&gt; </text:span><text:span text:style-name="T46">constr</text:span><text:span text:style-name="T43"> = </text:span><text:span text:style-name="T45">procedure</text:span><text:span text:style-name="T43">.getConstructor(</text:span><text:span text:style-name="T42">new</text:span><text:span text:style-name="T43"> Class[]{RTObject$.</text:span><text:span text:style-name="T42">class</text:span><text:span text:style-name="T43">});</text:span></text:p>
            <text:p text:style-name="P1"><text:span text:style-name="T43"><text:tab/></text:span><text:span text:style-name="T43"><text:tab/></text:span><text:span text:style-name="T43">Object </text:span><text:span text:style-name="T46">obj</text:span><text:span text:style-name="T43">=</text:span><text:span text:style-name="T46">constr</text:span><text:span text:style-name="T43">.newInstance(</text:span><text:span text:style-name="T45">staticLink</text:span><text:span text:style-name="T43">);</text:span></text:p>
            <text:p text:style-name="P1"><text:span text:style-name="T43"><text:tab/></text:span><text:span text:style-name="T43"><text:tab/></text:span><text:span text:style-name="T42">return</text:span><text:span text:style-name="T43">((PROC$)</text:span><text:span text:style-name="T46">obj</text:span><text:span text:style-name="T43">); <text:s/></text:span></text:p>
            <text:p text:style-name="P1"><text:span text:style-name="T104"><text:tab/></text:span><text:span text:style-name="T104"> <text:s text:c="3"/></text:span><text:span text:style-name="T104">}</text:span></text:p>
            <text:p text:style-name="P1"><text:span text:style-name="T43"><text:tab/></text:span><text:span text:style-name="T43"> <text:s text:c="3"/></text:span><text:span text:style-name="T42">catch</text:span><text:span text:style-name="T43">(Throwable </text:span><text:span text:style-name="T46">e</text:span><text:span text:style-name="T43">) { </text:span><text:span text:style-name="T42">throw</text:span><text:span text:style-name="T43"> </text:span><text:span text:style-name="T42">new</text:span><text:span text:style-name="T43"> RuntimeException(</text:span><text:span text:style-name="T67">"Internal Error"</text:span><text:span text:style-name="T43">,</text:span><text:span text:style-name="T46">e</text:span><text:span text:style-name="T43">);</text:span><text:span text:style-name="T104"><text:tab/></text:span><text:span text:style-name="T104">} <text:s/></text:span></text:p>
            <text:p text:style-name="P1"><text:span text:style-name="T104"><text:tab/></text:span><text:span text:style-name="T104"> <text:s/></text:span><text:span text:style-name="T104">}</text:span></text:p>
            <text:p text:style-name="P1"><text:span text:style-name="T104"><text:tab/></text:span><text:span text:style-name="T104"><text:tab/></text:span><text:span text:style-name="T104"> <text:s/></text:span></text:p>
            <text:p text:style-name="P1"><text:span text:style-name="T104"><text:tab/></text:span><text:span text:style-name="T104">}</text:span></text:p>
            <text:p/>
            <text:p><text:span text:style-name="T99">The attribute '</text:span><text:span text:style-name="T105">staticLink</text:span><text:span text:style-name="T99">' is a pointer to the block-instance in which the procedure is declared. </text:span></text:p>
            <text:p><text:span text:style-name="T36"/></text:p>
            <text:p><text:span text:style-name="T99">In traditional Simula implementatios, a prototype is generated to hold basic informations of block-</text:span></text:p>
            <text:p><text:span text:style-name="T99">instances, including procedures. In this implementation no Prototype is generated. Instead, we use</text:span></text:p>
            <text:p><text:span text:style-name="T99">Java's reflection m</text:span><text:span text:style-name="T106">echanisms</text:span><text:span text:style-name="T99"> to create procedure objects.</text:span></text:p>
            <text:p><text:span text:style-name="T36"/></text:p>
            <text:p><text:span text:style-name="T99">The atribute '</text:span><text:span text:style-name="T105">procedure</text:span><text:span text:style-name="T99">' is a pointer to Java's 'prototype' i.e. a pointer to a Java Object containing</text:span></text:p>
            <text:p><text:span text:style-name="T99">all information of the class representing the Simula procedure.</text:span></text:p>
            <text:p><text:span text:style-name="T36"/></text:p>
            <text:p><text:span text:style-name="T99">The CPF method is used to create procedure object when generating call to formal or virtual</text:span></text:p>
            <text:p><text:span text:style-name="T99">procedures. Further details in a later section. </text:span></text:p>
            <text:p><text:span text:style-name="T36"/></text:p>
            <text:p><text:span text:style-name="T99">Suppose we have a Simula procedure 'P'. To create a procedure quantity at runtime we use a</text:span></text:p>
            <text:p><text:span text:style-name="T99">constructs like this:</text:span></text:p>
            <text:p><text:span text:style-name="T36"/></text:p>
            <text:p><text:span text:style-name="T107"><text:s text:c="3"/></text:span><text:span text:style-name="T91">new PRCQNT$(</text:span><text:span text:style-name="T108">CUR$</text:span><text:span text:style-name="T91">,P.class); <text:s text:c="4"/>// P is local</text:span></text:p>
            <text:p><text:span text:style-name="T107"><text:s text:c="3"/></text:span><text:span text:style-name="T91">new PRCQNT$(</text:span><text:span text:style-name="T108">CUR$.SL$</text:span><text:span text:style-name="T91">,P.class); // P is declared at an outer block</text:span></text:p>
            <text:p/>
            <text:p/>
            <text:p><text:span text:style-name="T98">3.6 Label Quantities.</text:span></text:p>
            <text:p><text:span text:style-name="T109"/></text:p>
            <text:p><text:span text:style-name="T110">Label quantities are explained in chp. 6.1.1.</text:span></text:p>
            <text:p><text:span text:style-name="T111"/></text:p>
            <text:p><text:span text:style-name="T109"><text:s/></text:span></text:p>
            <text:p><text:span text:style-name="T98">3.7 Switch Quantities.</text:span></text:p>
            <text:p/>
            <text:p><text:span text:style-name="T99">This implementation treats a Simula Switch as a LABQNT$ Procedure.</text:span></text:p>
            <text:p><text:span text:style-name="T36"/></text:p>
          </draw:text-box>
        </draw:frame>
      </draw:page>
      <draw:page draw:name="page16" draw:style-name="dp1" draw:master-page-name="Standard">
        <draw:frame draw:style-name="gr47" draw:text-style-name="P4" draw:layer="layout" svg:width="18.938cm" svg:height="25.499cm" svg:x="1cm" svg:y="1cm">
          <draw:text-box>
            <text:p><text:span text:style-name="T112">4. <text:s/>Parameter Transmission.</text:span></text:p>
            <text:p><text:span text:style-name="T113"/></text:p>
            <text:p><text:span text:style-name="T114">4.1 <text:s/>Parameter Transmission 'by Name'.</text:span></text:p>
            <text:p><text:span text:style-name="T20"/></text:p>
            <text:p><text:span text:style-name="T20"/></text:p>
            <text:p><text:span text:style-name="T36">The basic principle is to establish an object within the calling scope. This object will have two</text:span></text:p>
            <text:p><text:span text:style-name="T36">attributt methods; 'get' og 'put' <text:s/>to read the value of the actual parameter, or, if legal, to write into it.</text:span></text:p>
            <text:p><text:span text:style-name="T36">The following Java-class is used to perform such parameter transmissions:</text:span></text:p>
            <text:p><text:span text:style-name="T36"/></text:p>
            <text:p><text:span text:style-name="T20"><text:tab/></text:span><text:span text:style-name="T20"><text:tab/></text:span><text:span text:style-name="T115">abstract</text:span><text:span text:style-name="T116"> </text:span><text:span text:style-name="T115">class</text:span><text:span text:style-name="T116"> $NAME&lt;T&gt; {</text:span></text:p>
            <text:p><text:span text:style-name="T116"><text:tab/></text:span><text:span text:style-name="T116"><text:tab/></text:span><text:span text:style-name="T116"><text:tab/></text:span><text:span text:style-name="T115">abstract</text:span><text:span text:style-name="T116"> T get();</text:span></text:p>
            <text:p><text:span text:style-name="T116"><text:tab/></text:span><text:span text:style-name="T116"><text:tab/></text:span><text:span text:style-name="T116"><text:tab/></text:span><text:span text:style-name="T115">void</text:span><text:span text:style-name="T116"> put(T </text:span><text:span text:style-name="T117">x</text:span><text:span text:style-name="T116">) { </text:span><text:span text:style-name="T118">error</text:span><text:span text:style-name="T116">(</text:span><text:span text:style-name="T119">"Illegal ..."</text:span><text:span text:style-name="T116">); }</text:span></text:p>
            <text:p><text:span text:style-name="T116"><text:tab/></text:span><text:span text:style-name="T116"><text:tab/></text:span><text:span text:style-name="T116">}</text:span></text:p>
            <text:p><text:span text:style-name="T20"/></text:p>
            <text:p><text:span text:style-name="T99">Note that we both use abstract Java classes and 'generics' i.e. the actual type is a parameter. Also</text:span></text:p>
            <text:p><text:span text:style-name="T99">note that the 'put' method has a default definition producing an error. This enables redefinition of</text:span></text:p>
            <text:p><text:span text:style-name="T99">the 'put' method to be droped for expression as actual parameters.</text:span></text:p>
            <text:p><text:span text:style-name="T36"/></text:p>
            <text:p><text:span text:style-name="T99">Suppose the Simula Procedure:</text:span></text:p>
            <text:p><text:span text:style-name="T36"/></text:p>
            <text:p><text:span text:style-name="T99"><text:tab/></text:span><text:span text:style-name="T99"><text:tab/></text:span><text:span text:style-name="T120">procedure</text:span><text:span text:style-name="T101"> P(k); </text:span><text:span text:style-name="T120">name</text:span><text:span text:style-name="T101"> k; </text:span><text:span text:style-name="T120">integer</text:span><text:span text:style-name="T101"> k; k:=k+1;</text:span></text:p>
            <text:p><text:span text:style-name="T36"/></text:p>
            <text:p><text:span text:style-name="T99">It will be translated to something like this Java method:</text:span></text:p>
            <text:p><text:span text:style-name="T36"/></text:p>
            <text:p><text:span text:style-name="T121"><text:tab/></text:span><text:span text:style-name="T121"><text:tab/></text:span><text:span text:style-name="T115">void</text:span><text:span text:style-name="T116"> P($NAME&lt;Integer&gt; </text:span><text:span text:style-name="T117">k</text:span><text:span text:style-name="T116">) {</text:span></text:p>
            <text:p><text:span text:style-name="T116"><text:tab/></text:span><text:span text:style-name="T116"><text:tab/></text:span><text:span text:style-name="T116"><text:tab/></text:span><text:span text:style-name="T117">k</text:span><text:span text:style-name="T116">.put(</text:span><text:span text:style-name="T117">k</text:span><text:span text:style-name="T116">.get() + 1); </text:span><text:span text:style-name="T122">// E.g: k=k+1 </text:span></text:p>
            <text:p><text:span text:style-name="T116"><text:tab/></text:span><text:span text:style-name="T116"><text:tab/></text:span><text:span text:style-name="T116">}</text:span></text:p>
            <text:p><text:span text:style-name="T20"/></text:p>
            <text:p><text:span text:style-name="T123">In the calling place, in practice in the actual parameter list, we create an object of a specific</text:span></text:p>
            <text:p><text:span text:style-name="T123">subclass of </text:span><text:span text:style-name="T124">$NAME&lt;T&gt; </text:span><text:span text:style-name="T123">by specifying the Integer type and defining the get and put methods.</text:span></text:p>
            <text:p><text:span text:style-name="T123">Eg. If the current parameter is a variable 'q', then the actual parameter will be coded as follows:</text:span></text:p>
            <text:p><text:span text:style-name="T13"/></text:p>
            <text:p><text:span text:style-name="T91"><text:tab/></text:span><text:span text:style-name="T91"><text:tab/></text:span><text:span text:style-name="T91"> </text:span><text:span text:style-name="T115">new</text:span><text:span text:style-name="T116"> $NAME&lt;Integer&gt;() {</text:span></text:p>
            <text:p><text:span text:style-name="T116"><text:tab/></text:span><text:span text:style-name="T116"><text:tab/></text:span><text:span text:style-name="T116"><text:tab/></text:span><text:span text:style-name="T116">Integer get() { </text:span><text:span text:style-name="T115">return</text:span><text:span text:style-name="T116"> (q); }</text:span></text:p>
            <text:p><text:span text:style-name="T116"><text:tab/></text:span><text:span text:style-name="T116"><text:tab/></text:span><text:span text:style-name="T116"><text:tab/></text:span><text:span text:style-name="T115">void</text:span><text:span text:style-name="T116"> put(Integer </text:span><text:span text:style-name="T117">x</text:span><text:span text:style-name="T116">) { q = (</text:span><text:span text:style-name="T115">int</text:span><text:span text:style-name="T116">) </text:span><text:span text:style-name="T117">x</text:span><text:span text:style-name="T116">;</text:span><text:span text:style-name="T116"><text:tab/></text:span><text:span text:style-name="T116">}</text:span></text:p>
            <text:p><text:span text:style-name="T116"><text:tab/></text:span><text:span text:style-name="T116"><text:tab/></text:span><text:span text:style-name="T116">}</text:span></text:p>
            <text:p><text:span text:style-name="T20"/></text:p>
            <text:p><text:span text:style-name="T125">However, if the actual parameter is an expression like (j + m * n) then it will be coded as follows:</text:span></text:p>
            <text:p><text:span text:style-name="T36"/></text:p>
            <text:p><text:span text:style-name="T121"><text:tab/></text:span><text:span text:style-name="T121"><text:tab/></text:span><text:span text:style-name="T115">new</text:span><text:span text:style-name="T116"> $NAME&lt;Integer&gt;() {</text:span></text:p>
            <text:p><text:span text:style-name="T116"><text:tab/></text:span><text:span text:style-name="T116"><text:tab/></text:span><text:span text:style-name="T116"><text:tab/></text:span><text:span text:style-name="T116">Integer get() { </text:span><text:span text:style-name="T115">return</text:span><text:span text:style-name="T116"> (</text:span><text:span text:style-name="T118">j</text:span><text:span text:style-name="T116"> + </text:span><text:span text:style-name="T118">m</text:span><text:span text:style-name="T116"> * </text:span><text:span text:style-name="T118">n</text:span><text:span text:style-name="T116">); </text:span><text:span text:style-name="T116"><text:tab/></text:span><text:span text:style-name="T116">}</text:span></text:p>
            <text:p><text:span text:style-name="T116"><text:tab/></text:span><text:span text:style-name="T116"><text:tab/></text:span><text:span text:style-name="T116">}</text:span></text:p>
            <text:p><text:span text:style-name="T20"/></text:p>
            <text:p><text:span text:style-name="T20"/></text:p>
            <text:p><text:span text:style-name="T125">Here we see that the 'put' method is not redefined so that any attempt to assign a new value to</text:span></text:p>
            <text:p><text:span text:style-name="T125">this name parameter will result in an error message.</text:span></text:p>
            <text:p><text:span text:style-name="T36"/></text:p>
            <text:p><text:span text:style-name="T20"/></text:p>
          </draw:text-box>
        </draw:frame>
      </draw:page>
      <draw:page draw:name="page17" draw:style-name="dp1" draw:master-page-name="Standard">
        <draw:frame draw:style-name="gr48" draw:layer="layout" svg:width="18.579cm" svg:height="27.411cm" svg:x="1cm" svg:y="1cm">
          <draw:text-box>
            <text:p><text:span text:style-name="T126">A classic example of name parameters is taken from Wikipedia's article about </text:span><text:span text:style-name="T127">Jensen's Device</text:span><text:span text:style-name="T128">.</text:span></text:p>
            <text:p><text:span text:style-name="T128">We change it </text:span><text:span text:style-name="T129">slightly</text:span><text:span text:style-name="T3"> </text:span><text:span text:style-name="T128">because Simula does not allow the control variable in a for-statement to be</text:span></text:p>
            <text:p><text:span text:style-name="T128">a formal parameter transferred by name.</text:span></text:p>
            <text:p><text:span text:style-name="T3"/></text:p>
            <text:p><text:span text:style-name="T3"/></text:p>
            <text:p><text:span text:style-name="T130"><text:tab/></text:span><text:span text:style-name="T130"><text:tab/></text:span><text:span text:style-name="T131">long</text:span><text:span text:style-name="T130"> </text:span><text:span text:style-name="T131">real</text:span><text:span text:style-name="T130"> </text:span><text:span text:style-name="T131">procedure</text:span><text:span text:style-name="T130"> Sum(k, lower, upper, </text:span><text:span text:style-name="T132">ak</text:span><text:span text:style-name="T130">);</text:span></text:p>
            <text:p><text:span text:style-name="T133"><text:tab/></text:span><text:span text:style-name="T133"><text:tab/></text:span><text:span text:style-name="T133"> <text:s text:c="5"/></text:span><text:span text:style-name="T134">value</text:span><text:span text:style-name="T133"> lower, upper; </text:span><text:span text:style-name="T134">name</text:span><text:span text:style-name="T133"> k, </text:span><text:span text:style-name="T132">ak</text:span><text:span text:style-name="T133">;</text:span></text:p>
            <text:p><text:span text:style-name="T133"><text:s text:c="6"/></text:span><text:span text:style-name="T133"><text:tab/></text:span><text:span text:style-name="T133"><text:tab/></text:span><text:span text:style-name="T134">integer</text:span><text:span text:style-name="T133"> k, lower, upper; </text:span><text:span text:style-name="T134">long</text:span><text:span text:style-name="T133"> </text:span><text:span text:style-name="T134">real</text:span><text:span text:style-name="T133"> </text:span><text:span text:style-name="T132">ak</text:span><text:span text:style-name="T133">;</text:span></text:p>
            <text:p><text:span text:style-name="T133"><text:tab/></text:span><text:span text:style-name="T133"><text:tab/></text:span><text:span text:style-name="T133"><text:tab/></text:span><text:span text:style-name="T134">begin</text:span><text:span text:style-name="T133"><text:tab/></text:span><text:span text:style-name="T134">long</text:span><text:span text:style-name="T133"> </text:span><text:span text:style-name="T134">real</text:span><text:span text:style-name="T133"> s;</text:span></text:p>
            <text:p><text:span text:style-name="T133"><text:s text:c="6"/></text:span><text:span text:style-name="T133"><text:tab/></text:span><text:span text:style-name="T133"><text:tab/></text:span><text:span text:style-name="T133"><text:tab/></text:span><text:span text:style-name="T133"><text:tab/></text:span><text:span text:style-name="T133">s := 0.0;</text:span></text:p>
            <text:p><text:span text:style-name="T133"><text:s text:c="5"/></text:span><text:span text:style-name="T133"><text:tab/></text:span><text:span text:style-name="T133"><text:tab/></text:span><text:span text:style-name="T133"><text:tab/></text:span><text:span text:style-name="T133"><text:tab/></text:span><text:span text:style-name="T133">k := lower;</text:span></text:p>
            <text:p><text:span text:style-name="T133"><text:s text:c="6"/></text:span><text:span text:style-name="T133"><text:tab/></text:span><text:span text:style-name="T133"><text:tab/></text:span><text:span text:style-name="T133"><text:tab/></text:span><text:span text:style-name="T133"><text:tab/></text:span><text:span text:style-name="T134">while</text:span><text:span text:style-name="T133"> k &lt;= upper </text:span><text:span text:style-name="T134">do</text:span></text:p>
            <text:p><text:span text:style-name="T133"><text:s text:c="6"/></text:span><text:span text:style-name="T133"><text:tab/></text:span><text:span text:style-name="T133"><text:tab/></text:span><text:span text:style-name="T133"><text:tab/></text:span><text:span text:style-name="T133"><text:tab/></text:span><text:span text:style-name="T134">begin</text:span></text:p>
            <text:p><text:span text:style-name="T133"><text:s text:c="9"/></text:span><text:span text:style-name="T133"><text:tab/></text:span><text:span text:style-name="T133"><text:tab/></text:span><text:span text:style-name="T133"><text:tab/></text:span><text:span text:style-name="T133"><text:tab/></text:span><text:span text:style-name="T133"><text:tab/></text:span><text:span text:style-name="T133">s := s + </text:span><text:span text:style-name="T132">ak</text:span><text:span text:style-name="T133">;</text:span></text:p>
            <text:p><text:span text:style-name="T133"><text:s text:c="9"/></text:span><text:span text:style-name="T133"><text:tab/></text:span><text:span text:style-name="T133"><text:tab/></text:span><text:span text:style-name="T133"><text:tab/></text:span><text:span text:style-name="T133"><text:tab/></text:span><text:span text:style-name="T133"><text:tab/></text:span><text:span text:style-name="T133">k := k + 1;</text:span></text:p>
            <text:p><text:span text:style-name="T133"><text:s text:c="6"/></text:span><text:span text:style-name="T133"><text:tab/></text:span><text:span text:style-name="T133"><text:tab/></text:span><text:span text:style-name="T133"><text:tab/></text:span><text:span text:style-name="T133"><text:tab/></text:span><text:span text:style-name="T134">end</text:span><text:span text:style-name="T133"> while; <text:s text:c="2"/></text:span></text:p>
            <text:p><text:span text:style-name="T133"><text:s text:c="6"/></text:span><text:span text:style-name="T133"><text:tab/></text:span><text:span text:style-name="T133"><text:tab/></text:span><text:span text:style-name="T133"><text:tab/></text:span><text:span text:style-name="T133"><text:tab/></text:span><text:span text:style-name="T133">Sum := s</text:span></text:p>
            <text:p><text:span text:style-name="T133"><text:s text:c="3"/></text:span><text:span text:style-name="T133"><text:tab/></text:span><text:span text:style-name="T133"><text:tab/></text:span><text:span text:style-name="T133"><text:tab/></text:span><text:span text:style-name="T134">end</text:span><text:span text:style-name="T133"> Sum;</text:span></text:p>
            <text:p><text:span text:style-name="T3"/></text:p>
            <text:p><text:span text:style-name="T135">Translated to Java, this will be:</text:span></text:p>
            <text:p><text:span text:style-name="T3"/></text:p>
            <text:p><text:span text:style-name="T91"><text:tab/></text:span><text:span text:style-name="T91"><text:tab/></text:span><text:span text:style-name="T115">public</text:span><text:span text:style-name="T116"> </text:span><text:span text:style-name="T115">double</text:span><text:span text:style-name="T116"> Sum($NAME&lt;Integer&gt; </text:span><text:span text:style-name="T117">k</text:span><text:span text:style-name="T116">,</text:span></text:p>
            <text:p><text:span text:style-name="T116"><text:tab/></text:span><text:span text:style-name="T116"><text:tab/></text:span><text:span text:style-name="T116"><text:tab/></text:span><text:span text:style-name="T116"><text:tab/></text:span><text:span text:style-name="T115">int</text:span><text:span text:style-name="T116"> </text:span><text:span text:style-name="T117">lower</text:span><text:span text:style-name="T116">, </text:span><text:span text:style-name="T115">int</text:span><text:span text:style-name="T116"> </text:span><text:span text:style-name="T117">upper</text:span><text:span text:style-name="T116">,</text:span></text:p>
            <text:p><text:span text:style-name="T116"><text:tab/></text:span><text:span text:style-name="T116"><text:tab/></text:span><text:span text:style-name="T116"><text:tab/></text:span><text:span text:style-name="T116"><text:tab/></text:span><text:span text:style-name="T116">$NAME&lt;Double&gt; </text:span><text:span text:style-name="T117">ak</text:span><text:span text:style-name="T116">) {</text:span></text:p>
            <text:p><text:span text:style-name="T116"><text:tab/></text:span><text:span text:style-name="T116"><text:tab/></text:span><text:span text:style-name="T116"><text:tab/></text:span><text:span text:style-name="T115">public</text:span><text:span text:style-name="T116"> </text:span><text:span text:style-name="T115">double</text:span><text:span text:style-name="T116"> </text:span><text:span text:style-name="T136">s</text:span><text:span text:style-name="T116">;</text:span></text:p>
            <text:p><text:span text:style-name="T116"><text:tab/></text:span><text:span text:style-name="T116"><text:tab/></text:span><text:span text:style-name="T116"><text:tab/></text:span><text:span text:style-name="T117">s</text:span><text:span text:style-name="T116"> = ((</text:span><text:span text:style-name="T115">double</text:span><text:span text:style-name="T116">) (0.0));</text:span></text:p>
            <text:p><text:span text:style-name="T116"><text:tab/></text:span><text:span text:style-name="T116"><text:tab/></text:span><text:span text:style-name="T116"><text:tab/></text:span><text:span text:style-name="T117">k</text:span><text:span text:style-name="T116">.put(</text:span><text:span text:style-name="T117">lower</text:span><text:span text:style-name="T116">);</text:span></text:p>
            <text:p><text:span text:style-name="T116"><text:tab/></text:span><text:span text:style-name="T116"><text:tab/></text:span><text:span text:style-name="T116"><text:tab/></text:span><text:span text:style-name="T115">while</text:span><text:span text:style-name="T116"> (</text:span><text:span text:style-name="T117">k</text:span><text:span text:style-name="T116">.get() &lt;= </text:span><text:span text:style-name="T117">upper</text:span><text:span text:style-name="T116">) {</text:span></text:p>
            <text:p><text:span text:style-name="T116"><text:tab/></text:span><text:span text:style-name="T116"><text:tab/></text:span><text:span text:style-name="T116"><text:tab/></text:span><text:span text:style-name="T116"><text:tab/></text:span><text:span text:style-name="T117">s</text:span><text:span text:style-name="T116"> = </text:span><text:span text:style-name="T117">s</text:span><text:span text:style-name="T116"> + </text:span><text:span text:style-name="T117">ak</text:span><text:span text:style-name="T116">.get();</text:span></text:p>
            <text:p><text:span text:style-name="T116"><text:tab/></text:span><text:span text:style-name="T116"><text:tab/></text:span><text:span text:style-name="T116"><text:tab/></text:span><text:span text:style-name="T116"><text:tab/></text:span><text:span text:style-name="T117">k</text:span><text:span text:style-name="T116">.put(</text:span><text:span text:style-name="T117">k</text:span><text:span text:style-name="T116">.get() + 1);</text:span></text:p>
            <text:p><text:span text:style-name="T116"><text:tab/></text:span><text:span text:style-name="T116"><text:tab/></text:span><text:span text:style-name="T116"><text:tab/></text:span><text:span text:style-name="T116">}</text:span></text:p>
            <text:p><text:span text:style-name="T116"><text:tab/></text:span><text:span text:style-name="T116"><text:tab/></text:span><text:span text:style-name="T116"><text:tab/></text:span><text:span text:style-name="T115">return</text:span><text:span text:style-name="T116"> (</text:span><text:span text:style-name="T117">s</text:span><text:span text:style-name="T116">);</text:span></text:p>
            <text:p><text:span text:style-name="T116"><text:tab/></text:span><text:span text:style-name="T116"><text:tab/></text:span><text:span text:style-name="T116">}</text:span></text:p>
            <text:p/>
            <text:p><text:span text:style-name="T99">At procedure call like this:</text:span></text:p>
            <text:p><text:span text:style-name="T36"/></text:p>
            <text:p><text:span text:style-name="T99"><text:tab/></text:span><text:span text:style-name="T99"><text:tab/></text:span><text:span text:style-name="T120">integer</text:span><text:span text:style-name="T101"> i;</text:span></text:p>
            <text:p><text:span text:style-name="T101"><text:tab/></text:span><text:span text:style-name="T101"><text:tab/></text:span><text:span text:style-name="T120">long</text:span><text:span text:style-name="T101"> </text:span><text:span text:style-name="T120">real</text:span><text:span text:style-name="T101"> </text:span><text:span text:style-name="T120">array</text:span><text:span text:style-name="T101"> A[0:99];</text:span></text:p>
            <text:p><text:span text:style-name="T101"><text:tab/></text:span><text:span text:style-name="T101"><text:tab/></text:span><text:span text:style-name="T120">long</text:span><text:span text:style-name="T101"> </text:span><text:span text:style-name="T120">real</text:span><text:span text:style-name="T101"> result;</text:span></text:p>
            <text:p><text:span text:style-name="T36"/></text:p>
            <text:p><text:span text:style-name="T137"><text:tab/></text:span><text:span text:style-name="T137"><text:tab/></text:span><text:span text:style-name="T138">resultat</text:span><text:span text:style-name="T137">=Sum(i,10,60,A[i]);</text:span></text:p>
            <text:p><text:span text:style-name="T36"/></text:p>
            <text:p><text:span text:style-name="T99">Is translated to:</text:span></text:p>
            <text:p><text:span text:style-name="T36"/></text:p>
            <text:p><text:span text:style-name="T91"><text:tab/></text:span><text:span text:style-name="T91"><text:tab/></text:span><text:span text:style-name="T139">public</text:span><text:span text:style-name="T116"> </text:span><text:span text:style-name="T139">int</text:span><text:span text:style-name="T116"> </text:span><text:span text:style-name="T140">control</text:span><text:span text:style-name="T116">;</text:span></text:p>
            <text:p><text:span text:style-name="T116"><text:tab/></text:span><text:span text:style-name="T116"><text:tab/></text:span><text:span text:style-name="T139">public</text:span><text:span text:style-name="T116"> </text:span><text:span text:style-name="T139">double</text:span><text:span text:style-name="T116">[] A=new double[100];</text:span></text:p>
            <text:p><text:span text:style-name="T116"><text:tab/></text:span><text:span text:style-name="T116"><text:tab/></text:span><text:span text:style-name="T139">public</text:span><text:span text:style-name="T116"> </text:span><text:span text:style-name="T139">double</text:span><text:span text:style-name="T116"> </text:span><text:span text:style-name="T140">result</text:span><text:span text:style-name="T116">;</text:span></text:p>
            <text:p/>
            <text:p><text:span text:style-name="T116"><text:tab/></text:span><text:span text:style-name="T116"><text:tab/></text:span><text:span text:style-name="T140">result</text:span><text:span text:style-name="T116"> = Sum(</text:span></text:p>
            <text:p><text:span text:style-name="T141"><text:s text:c="14"/></text:span><text:span text:style-name="T115">new</text:span><text:span text:style-name="T116"> $NAME&lt;Integer&gt;() {</text:span></text:p>
            <text:p><text:span text:style-name="T116"><text:tab/></text:span><text:span text:style-name="T116"><text:tab/></text:span><text:span text:style-name="T116"><text:tab/></text:span><text:span text:style-name="T116">Integer get() {</text:span><text:span text:style-name="T116"><text:tab/></text:span><text:span text:style-name="T115">return</text:span><text:span text:style-name="T116">(</text:span><text:span text:style-name="T140">i</text:span><text:span text:style-name="T116">); }</text:span></text:p>
            <text:p><text:span text:style-name="T116"><text:tab/></text:span><text:span text:style-name="T116"><text:tab/></text:span><text:span text:style-name="T116"><text:tab/></text:span><text:span text:style-name="T115">void</text:span><text:span text:style-name="T116"> put(Integer </text:span><text:span text:style-name="T117">x</text:span><text:span text:style-name="T116">) { </text:span><text:span text:style-name="T140">i</text:span><text:span text:style-name="T116"> = (</text:span><text:span text:style-name="T115">int</text:span><text:span text:style-name="T116">)</text:span><text:span text:style-name="T117">x</text:span><text:span text:style-name="T116">; }</text:span></text:p>
            <text:p><text:span text:style-name="T116"><text:tab/></text:span><text:span text:style-name="T116"><text:tab/></text:span><text:span text:style-name="T116"> <text:s/></text:span><text:span text:style-name="T116">},</text:span></text:p>
            <text:p><text:span text:style-name="T116"><text:s text:c="14"/></text:span><text:span text:style-name="T116">10,</text:span></text:p>
            <text:p><text:span text:style-name="T116"><text:s text:c="14"/></text:span><text:span text:style-name="T116">60,</text:span></text:p>
            <text:p><text:span text:style-name="T116"><text:s text:c="14"/></text:span><text:span text:style-name="T115">new</text:span><text:span text:style-name="T116"> $NAME&lt;Double&gt;() {</text:span></text:p>
            <text:p><text:span text:style-name="T116"><text:tab/></text:span><text:span text:style-name="T116"><text:tab/></text:span><text:span text:style-name="T116"><text:tab/></text:span><text:span text:style-name="T116">Double get() { </text:span><text:span text:style-name="T115">return</text:span><text:span text:style-name="T116"> (</text:span><text:span text:style-name="T140">A</text:span><text:span text:style-name="T116">[</text:span><text:span text:style-name="T140">i</text:span><text:span text:style-name="T116">]); }</text:span></text:p>
            <text:p><text:span text:style-name="T116"><text:tab/></text:span><text:span text:style-name="T116"><text:tab/></text:span><text:span text:style-name="T116"><text:tab/></text:span><text:span text:style-name="T115">void</text:span><text:span text:style-name="T116"> put(Double </text:span><text:span text:style-name="T117">x</text:span><text:span text:style-name="T116">) { </text:span><text:span text:style-name="T140">A</text:span><text:span text:style-name="T116">[</text:span><text:span text:style-name="T140">i</text:span><text:span text:style-name="T116">] = (</text:span><text:span text:style-name="T115">double</text:span><text:span text:style-name="T116">) </text:span><text:span text:style-name="T117">x</text:span><text:span text:style-name="T116">; }</text:span></text:p>
            <text:p><text:span text:style-name="T116"><text:tab/></text:span><text:span text:style-name="T116"><text:tab/></text:span><text:span text:style-name="T116"> <text:s/></text:span><text:span text:style-name="T116">});</text:span></text:p>
            <text:p/>
          </draw:text-box>
        </draw:frame>
      </draw:page>
      <draw:page draw:name="page18" draw:style-name="dp1" draw:master-page-name="Standard">
        <draw:frame draw:style-name="gr49" draw:text-style-name="P4" draw:layer="layout" svg:width="18.2cm" svg:height="26.1cm" svg:x="1.6cm" svg:y="2cm">
          <draw:text-box>
            <text:p><text:span text:style-name="T114">4.2 <text:s/>Array as actual parameter</text:span></text:p>
            <text:p><text:span text:style-name="T113"/></text:p>
            <text:p><text:span text:style-name="T142">A procedure call with array parameter <text:s/></text:span><text:span text:style-name="T70">i:=P(A); </text:span><text:span text:style-name="T142"><text:s/>where the parameter A is specified 'value' <text:s/></text:span><text:span text:style-name="T143">will generate code like:</text:span></text:p>
            <text:p><text:span text:style-name="T143"/></text:p>
            <text:p text:style-name="P1"><text:span text:style-name="T64"><text:s text:c="8"/></text:span><text:span text:style-name="T80">i</text:span><text:span text:style-name="T64">=</text:span><text:span text:style-name="T63">new</text:span><text:span text:style-name="T64"> P(</text:span><text:span text:style-name="T65">CUR$</text:span><text:span text:style-name="T54">,</text:span><text:span text:style-name="T73">A</text:span><text:span text:style-name="T54">.COPY()).</text:span><text:span text:style-name="T73">RESULT$</text:span><text:span text:style-name="T54">;</text:span></text:p>
            <text:p text:style-name="P1"><text:span text:style-name="T54"/></text:p>
            <text:p><text:span text:style-name="T143">Where the method 'COPY' is defined in the runtime system.</text:span></text:p>
            <text:p><text:span text:style-name="T143">See: </text:span><text:span text:style-name="T144"><text:a xlink:href="https://coderanch.com/t/378421/java/Multidimensional-array-copy">https://coderanch.com/t/378421/java/Multidimensional-array-copy</text:a></text:span></text:p>
            <text:p><text:span text:style-name="T144"/></text:p>
            <text:p><text:span text:style-name="T18">When the parameter is specified 'na</text:span><text:span text:style-name="T145">me' and the actual parameter expression is:</text:span></text:p>
            <text:p><text:span text:style-name="T145"><text:s text:c="2"/></text:span><text:span text:style-name="T18"><text:s text:c="2"/></text:span><text:span text:style-name="T70">i:=P(if cond then A else B); the following code is</text:span><text:span text:style-name="T26"> generated:</text:span></text:p>
            <text:p><text:span text:style-name="T146"/></text:p>
            <text:p text:style-name="P1"><text:span text:style-name="T64"><text:s text:c="8"/></text:span><text:span text:style-name="T80">i</text:span><text:span text:style-name="T64">=</text:span><text:span text:style-name="T63">new</text:span><text:span text:style-name="T64"> P(</text:span><text:span text:style-name="T65">CUR$</text:span><text:span text:style-name="T54">,</text:span><text:span text:style-name="T52">new</text:span><text:span text:style-name="T54"> NAME$&lt;ARRAY$&lt;?&gt;&gt;() {</text:span></text:p>
            <text:p><text:span text:style-name="T54"><text:s text:c="11"/></text:span><text:span text:style-name="T52">public</text:span><text:span text:style-name="T54"> ARRAY$&lt;?&gt; get() { </text:span><text:span text:style-name="T52">return</text:span><text:span text:style-name="T54">(cond?A:B); } }).</text:span><text:span text:style-name="T73">RESULT$</text:span><text:span text:style-name="T54">;</text:span></text:p>
            <text:p><text:span text:style-name="T143"/></text:p>
            <text:p><text:span text:style-name="T18">And, finally, in default transmission mode the </text:span><text:span text:style-name="T16">code will be:</text:span></text:p>
            <text:p><text:span text:style-name="T16"/></text:p>
            <text:p text:style-name="P1"><text:span text:style-name="T54"><text:s text:c="8"/></text:span><text:span text:style-name="T73">i</text:span><text:span text:style-name="T54">=</text:span><text:span text:style-name="T52">new</text:span><text:span text:style-name="T54"> P(</text:span><text:span text:style-name="T65">CUR$</text:span><text:span text:style-name="T54">,</text:span><text:span text:style-name="T73">A</text:span><text:span text:style-name="T54">).</text:span><text:span text:style-name="T73">RESULT$</text:span><text:span text:style-name="T54">;</text:span></text:p>
            <text:p text:style-name="P1"><text:span text:style-name="T54"/></text:p>
            <text:p><text:span text:style-name="T18">In all cases it is assumed that the procedure P is declared in the same block as the procedure call. If not, substitue '</text:span><text:span text:style-name="T65">CUR$</text:span><text:span text:style-name="T18">' with '</text:span><text:span text:style-name="T65">CUR$.SL$...</text:span><text:span text:style-name="T18">' <text:s/>to refere the static environment of the procedure.</text:span></text:p>
            <text:p><text:span text:style-name="T16"/></text:p>
            <text:p><text:span text:style-name="T16"/></text:p>
            <text:p><text:span text:style-name="T147">4.3 <text:s/>Procedure identifier as actual parameter to formal procedure</text:span></text:p>
            <text:p><text:span text:style-name="T74"/></text:p>
            <text:p><text:span text:style-name="T18">In this case, we don't know if it is the name or value P to be transferred. In all cases the parameter is represented by a </text:span><text:span text:style-name="T54"><text:s/>NAME$&lt;PRCQNT$&gt;</text:span><text:span text:style-name="T18"> which can be used to obtain a reference to the actual parameter procedure. Which in turn can be used to evaluate the value of P. </text:span></text:p>
            <text:p><text:span text:style-name="T18"/></text:p>
            <text:p><text:span text:style-name="T18"/></text:p>
            <text:p text:style-name="P1"><text:span text:style-name="T74">ActualParameter is visible procedure</text:span></text:p>
            <text:p text:style-name="P1"><text:span text:style-name="T74"/></text:p>
            <text:p><text:span text:style-name="T18">A procedure call with procedure parameter <text:s/></text:span><text:span text:style-name="T70">i:=Q(P); </text:span><text:span text:style-name="T18"><text:s/>where the parameter P is specified 'by name' and the actual parameter is an ordinary visible procedure <text:s/>will generate code like:</text:span></text:p>
            <text:p><text:span text:style-name="T18"/></text:p>
            <text:p text:style-name="P1"><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1"><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text:span><text:span text:style-name="T73">CUR$</text:span><text:span text:style-name="T54">, P.</text:span><text:span text:style-name="T52">class</text:span><text:span text:style-name="T54">)); </text:span><text:span text:style-name="T18">}</text:span></text:p>
            <text:p text:style-name="P1"><text:span text:style-name="T54"><text:tab/></text:span><text:span text:style-name="T54">}).</text:span><text:span text:style-name="T73">RESULT$</text:span><text:span text:style-name="T54">;</text:span></text:p>
            <text:p><text:span text:style-name="T143"/></text:p>
            <text:p text:style-name="P1"><text:span text:style-name="T74">ActualParameter is remote procedure</text:span></text:p>
            <text:p text:style-name="P1"><text:span text:style-name="T74"/></text:p>
            <text:p><text:span text:style-name="T18">A procedure call with procedure parameter <text:s/></text:span><text:span text:style-name="T70">i:=Q(x.P); </text:span><text:span text:style-name="T18"><text:s/>where the parameter is specified 'by name' and the actual parameter is an remote procedure <text:s/>will generate code like:</text:span></text:p>
            <text:p><text:span text:style-name="T18"/></text:p>
            <text:p text:style-name="P1"><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1"><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x, P.</text:span><text:span text:style-name="T52">class</text:span><text:span text:style-name="T54">)); </text:span><text:span text:style-name="T18">}</text:span></text:p>
            <text:p><text:span text:style-name="T54"><text:tab/></text:span><text:span text:style-name="T54">}).</text:span><text:span text:style-name="T73">RESULT$</text:span><text:span text:style-name="T54">;</text:span></text:p>
          </draw:text-box>
        </draw:frame>
      </draw:page>
      <draw:page draw:name="page19" draw:style-name="dp1" draw:master-page-name="Standard">
        <draw:frame draw:style-name="gr50" draw:text-style-name="P15" draw:layer="layout" svg:width="17.2cm" svg:height="25.9cm" svg:x="2cm" svg:y="2cm">
          <draw:text-box>
            <text:p text:style-name="P1"><text:span text:style-name="T74">ActualParameter is connected procedure</text:span></text:p>
            <text:p text:style-name="P1"><text:span text:style-name="T74"/></text:p>
            <text:p><text:span text:style-name="T18">A procedure call with procedure parameter <text:s/></text:span><text:span text:style-name="T148">inspect x do r := Q(P);</text:span><text:span text:style-name="T70"> </text:span><text:span text:style-name="T18"><text:s/>where the parameter is specified 'by name' and the actual parameter is an connected procedure <text:s/>will generate code like:</text:span></text:p>
            <text:p><text:span text:style-name="T18"/></text:p>
            <text:p text:style-name="P1"><text:span text:style-name="T149"><text:tab/></text:span><text:span text:style-name="T52">if</text:span><text:span text:style-name="T149"> (</text:span><text:span text:style-name="T150">x</text:span><text:span text:style-name="T149"> != </text:span><text:span text:style-name="T52">null</text:span><text:span text:style-name="T149">) </text:span><text:span text:style-name="T151">// INSPECT x</text:span></text:p>
            <text:p text:style-name="P1"><text:span text:style-name="T149"><text:tab/></text:span><text:span text:style-name="T149"><text:tab/></text:span><text:span text:style-name="T150">r</text:span><text:span text:style-name="T149"> = </text:span><text:span text:style-name="T52">new</text:span><text:span text:style-name="T149"> Q(</text:span><text:span text:style-name="T152">CUR$</text:span><text:span text:style-name="T149">, </text:span><text:span text:style-name="T52">new</text:span><text:span text:style-name="T149"> NAME$&lt;PRCQNT$&gt;() {</text:span></text:p>
            <text:p text:style-name="P1"><text:span text:style-name="T149"><text:tab/></text:span><text:span text:style-name="T149"><text:tab/></text:span><text:span text:style-name="T149"><text:tab/></text:span><text:span text:style-name="T52">public</text:span><text:span text:style-name="T149"> PRCQNT$ get() { </text:span><text:span text:style-name="T52">return</text:span><text:span text:style-name="T149"> (</text:span><text:span text:style-name="T52">new</text:span><text:span text:style-name="T149"> PRCQNT$(</text:span><text:span text:style-name="T150">x</text:span><text:span text:style-name="T149">, P.</text:span><text:span text:style-name="T52">class</text:span><text:span text:style-name="T149">)); }</text:span></text:p>
            <text:p text:style-name="P1"><text:span text:style-name="T149"><text:tab/></text:span><text:span text:style-name="T149"><text:tab/></text:span><text:span text:style-name="T149">}).</text:span><text:span text:style-name="T150">RESULT$</text:span><text:span text:style-name="T149">;</text:span></text:p>
            <text:p text:style-name="P1"><text:span text:style-name="T149"/></text:p>
            <text:p text:style-name="P1"><text:span text:style-name="T149"/></text:p>
            <text:p text:style-name="P1"><text:span text:style-name="T74">ActualParameter is virtual procedure</text:span></text:p>
            <text:p text:style-name="P1"><text:span text:style-name="T74"/></text:p>
            <text:p><text:span text:style-name="T18">A procedure call with procedure parameter <text:s/></text:span><text:span text:style-name="T70">i:=Q(V); </text:span><text:span text:style-name="T18"><text:s/>where the parameter V is specified 'by name' and the actual parameter is an virtual procedure <text:s/>will generate</text:span></text:p>
            <text:p><text:span text:style-name="T18">code like:</text:span></text:p>
            <text:p><text:span text:style-name="T18"/></text:p>
            <text:p text:style-name="P1"><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1"><text:span text:style-name="T54"><text:tab/></text:span><text:span text:style-name="T54"><text:tab/></text:span><text:span text:style-name="T52">public</text:span><text:span text:style-name="T54"> PRCQNT$ get() { </text:span><text:span text:style-name="T52">return</text:span><text:span text:style-name="T54"> V(); }</text:span></text:p>
            <text:p text:style-name="P1"><text:span text:style-name="T54"><text:tab/></text:span><text:span text:style-name="T54">}).</text:span><text:span text:style-name="T73">RESULT$</text:span><text:span text:style-name="T54">;</text:span></text:p>
            <text:p text:style-name="P1"><text:span text:style-name="T54"/></text:p>
            <text:p text:style-name="P1"><text:span text:style-name="T22">Where V() is the PRCQNT$ method used to evaluate the virtual match.</text:span></text:p>
            <text:p text:style-name="P1"><text:span text:style-name="T22">See also </text:span><text:span text:style-name="T18">5.1.5 Virtual Procedures.</text:span><text:span text:style-name="T22"> </text:span></text:p>
            <text:p><text:span text:style-name="T18"/></text:p>
            <text:p text:style-name="P1"><text:span text:style-name="T74"/></text:p>
            <text:p text:style-name="P1"><text:span text:style-name="T74">ActualParameter is remote virtual procedure</text:span></text:p>
            <text:p text:style-name="P1"><text:span text:style-name="T74"/></text:p>
            <text:p><text:span text:style-name="T18">A procedure call with procedure parameter <text:s/></text:span><text:span text:style-name="T70">i:=Q(x.V); </text:span><text:span text:style-name="T18"><text:s/>where the parameter V is specified 'by name' and the actual parameter is a remote virtual procedure <text:s/>will</text:span></text:p>
            <text:p><text:span text:style-name="T18">Generate code like:</text:span></text:p>
            <text:p><text:span text:style-name="T18"/></text:p>
            <text:p text:style-name="P1"><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1"><text:span text:style-name="T54"><text:tab/></text:span><text:span text:style-name="T54"><text:tab/></text:span><text:span text:style-name="T52">public</text:span><text:span text:style-name="T54"> PRCQNT$ get() { </text:span><text:span text:style-name="T52">return</text:span><text:span text:style-name="T54"> x.V(); }</text:span></text:p>
            <text:p text:style-name="P1"><text:span text:style-name="T54"><text:tab/></text:span><text:span text:style-name="T54">}).</text:span><text:span text:style-name="T73">RESULT$</text:span><text:span text:style-name="T54">;</text:span></text:p>
            <text:p text:style-name="P1"><text:span text:style-name="T54"/></text:p>
            <text:p text:style-name="P1"><text:span text:style-name="T22">Where V() is the PRCQNT$ method used to evaluate the virtual match.</text:span></text:p>
            <text:p><text:span text:style-name="T18"/></text:p>
            <text:p text:style-name="P1"><text:span text:style-name="T74"/></text:p>
            <text:p text:style-name="P1"><text:span text:style-name="T74">ActualParameter is connected virtual procedure</text:span></text:p>
            <text:p text:style-name="P1"><text:span text:style-name="T74"/></text:p>
            <text:p><text:span text:style-name="T18">A procedure call with procedure parameter <text:s text:c="2"/></text:span><text:span text:style-name="T148">inspect x do r := Q(V);</text:span><text:span text:style-name="T70"> </text:span><text:span text:style-name="T18"><text:s/>where the parameter V is specified 'by name' and the actual parameter is a connected virtual procedure <text:s/>will generate code like:</text:span></text:p>
            <text:p><text:span text:style-name="T18"/></text:p>
            <text:p text:style-name="P1"><text:span text:style-name="T149"><text:tab/></text:span><text:span text:style-name="T52">if</text:span><text:span text:style-name="T149"> (</text:span><text:span text:style-name="T150">x</text:span><text:span text:style-name="T149"> != </text:span><text:span text:style-name="T52">null</text:span><text:span text:style-name="T149">) </text:span><text:span text:style-name="T151">// INSPECT x</text:span></text:p>
            <text:p text:style-name="P1"><text:span text:style-name="T54"><text:tab/></text:span><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1"><text:span text:style-name="T54"><text:tab/></text:span><text:span text:style-name="T54"><text:tab/></text:span><text:span text:style-name="T54"><text:tab/></text:span><text:span text:style-name="T52">public</text:span><text:span text:style-name="T54"> PRCQNT$ get() { </text:span><text:span text:style-name="T52">return</text:span><text:span text:style-name="T54"> x.V(); }</text:span></text:p>
            <text:p text:style-name="P1"><text:span text:style-name="T54"><text:tab/></text:span><text:span text:style-name="T54"><text:tab/></text:span><text:span text:style-name="T54">}).</text:span><text:span text:style-name="T73">RESULT$</text:span><text:span text:style-name="T54">;</text:span></text:p>
            <text:p text:style-name="P1"><text:span text:style-name="T54"/></text:p>
            <text:p text:style-name="P1"><text:span text:style-name="T22">Where V() is the PRCQNT$ method used to evaluate the virtual match.</text:span></text:p>
            <text:p><text:span text:style-name="T18"/></text:p>
          </draw:text-box>
        </draw:frame>
      </draw:page>
      <draw:page draw:name="page20" draw:style-name="dp1" draw:master-page-name="Standard">
        <draw:frame draw:style-name="gr49" draw:text-style-name="P4" draw:layer="layout" svg:width="17.1cm" svg:height="26.1cm" svg:x="2cm" svg:y="2cm">
          <draw:text-box>
            <text:p><text:span text:style-name="T112">5. Some Expressions</text:span></text:p>
            <text:p><text:span text:style-name="T113"/></text:p>
            <text:p><text:span text:style-name="T114">5.1 <text:s/>Object Relation <text:s/>IS:</text:span></text:p>
            <text:p><text:span text:style-name="T36"/></text:p>
            <text:p><text:span text:style-name="T99"><text:tab/></text:span><text:span text:style-name="T99">b := </text:span><text:span text:style-name="T120">x </text:span><text:span text:style-name="T153">is</text:span><text:span text:style-name="T120"> C</text:span><text:span text:style-name="T101">;</text:span></text:p>
            <text:p><text:span text:style-name="T36"/></text:p>
            <text:p><text:span text:style-name="T99">will be translated to:</text:span></text:p>
            <text:p><text:span text:style-name="T36"/></text:p>
            <text:p><text:span text:style-name="T121"><text:tab/></text:span><text:span text:style-name="T154">b </text:span><text:span text:style-name="T155">= IS$(</text:span><text:span text:style-name="T154">x</text:span><text:span text:style-name="T155">,B.</text:span><text:span text:style-name="T84">class</text:span><text:span text:style-name="T83">);</text:span></text:p>
            <text:p><text:span text:style-name="T83"/></text:p>
            <text:p text:style-name="P1"><text:span text:style-name="T18">where the method </text:span><text:span text:style-name="T70">IS$</text:span><text:span text:style-name="T18"> <text:s/>is defined by:</text:span></text:p>
            <text:p text:style-name="P1"><text:span text:style-name="T84"/></text:p>
            <text:p text:style-name="P1"><text:span text:style-name="T84"><text:tab/></text:span><text:span text:style-name="T84">public</text:span><text:span text:style-name="T83"> </text:span><text:span text:style-name="T84">boolean</text:span><text:span text:style-name="T83"> IS$(</text:span><text:span text:style-name="T84">final</text:span><text:span text:style-name="T83"> Object </text:span><text:span text:style-name="T156">obj</text:span><text:span text:style-name="T83">,</text:span><text:span text:style-name="T84">final</text:span><text:span text:style-name="T83"> Class&lt;?&gt; </text:span><text:span text:style-name="T156">cls</text:span><text:span text:style-name="T83">) {</text:span></text:p>
            <text:p text:style-name="P1"><text:span text:style-name="T83"><text:tab/></text:span><text:span text:style-name="T83"><text:tab/></text:span><text:span text:style-name="T84">return</text:span><text:span text:style-name="T83">((</text:span><text:span text:style-name="T156">obj</text:span><text:span text:style-name="T83"> == </text:span><text:span text:style-name="T84">null</text:span><text:span text:style-name="T83">)?</text:span><text:span text:style-name="T84">false</text:span><text:span text:style-name="T83">:(</text:span><text:span text:style-name="T156">obj</text:span><text:span text:style-name="T83">.getClass() == </text:span><text:span text:style-name="T156">cls</text:span><text:span text:style-name="T83">));</text:span></text:p>
            <text:p text:style-name="P1"><text:span text:style-name="T83"><text:tab/></text:span><text:span text:style-name="T83">}</text:span></text:p>
            <text:p><text:span text:style-name="T20"/></text:p>
            <text:p text:style-name="P1"><text:span text:style-name="T113"/></text:p>
            <text:p><text:span text:style-name="T114">5.2 <text:s/>Object Relation <text:s/>IN:</text:span></text:p>
            <text:p><text:span text:style-name="T36"/></text:p>
            <text:p><text:span text:style-name="T99"><text:tab/></text:span><text:span text:style-name="T99">b := </text:span><text:span text:style-name="T120">x </text:span><text:span text:style-name="T153">in</text:span><text:span text:style-name="T120"> C</text:span><text:span text:style-name="T101">;</text:span></text:p>
            <text:p><text:span text:style-name="T36"/></text:p>
            <text:p><text:span text:style-name="T99">will be translated to:</text:span></text:p>
            <text:p><text:span text:style-name="T36"/></text:p>
            <text:p><text:span text:style-name="T121"><text:tab/></text:span><text:span text:style-name="T154">b </text:span><text:span text:style-name="T155">= </text:span><text:span text:style-name="T154">x</text:span><text:span text:style-name="T155"> </text:span><text:span text:style-name="T84">instanceof</text:span><text:span text:style-name="T83"> C;</text:span></text:p>
            <text:p text:style-name="P1"><text:span text:style-name="T157"/></text:p>
            <text:p text:style-name="P1"><text:span text:style-name="T158"/></text:p>
            <text:p><text:span text:style-name="T114">5.3 <text:s/></text:span><text:span text:style-name="T147">QualifiedObject <text:s/>QUA:</text:span></text:p>
            <text:p><text:span text:style-name="T5"/></text:p>
            <text:p><text:span text:style-name="T14"><text:tab/></text:span><text:span text:style-name="T159">x </text:span><text:span text:style-name="T160">qua</text:span><text:span text:style-name="T18"> B.p3 := 3.14;</text:span></text:p>
            <text:p><text:span text:style-name="T36"/></text:p>
            <text:p><text:span text:style-name="T99">will be translated to:</text:span></text:p>
            <text:p><text:span text:style-name="T36"/></text:p>
            <text:p><text:span text:style-name="T121"><text:tab/></text:span><text:span text:style-name="T83">((B)</text:span><text:span text:style-name="T65">x</text:span><text:span text:style-name="T83">).</text:span><text:span text:style-name="T65">p3</text:span><text:span text:style-name="T83">=3.14;</text:span></text:p>
            <text:p><text:span text:style-name="T157"/></text:p>
          </draw:text-box>
        </draw:frame>
      </draw:page>
      <draw:page draw:name="page21" draw:style-name="dp1" draw:master-page-name="Standard">
        <draw:frame draw:style-name="gr51" draw:text-style-name="P4" draw:layer="layout" svg:width="18.884cm" svg:height="10.316cm" svg:x="1cm" svg:y="0.99cm">
          <draw:text-box>
            <text:p><text:span text:style-name="T112">6. Some Statements</text:span></text:p>
            <text:p><text:span text:style-name="T114"/></text:p>
            <text:p><text:span text:style-name="T114">6.1 Goto Statement</text:span></text:p>
            <text:p><text:span text:style-name="T113"/></text:p>
            <text:p><text:span text:style-name="T99">Java does not support labels like Simula. The Java Virtual Machine (JVM), however, has labels.</text:span></text:p>
            <text:p><text:span text:style-name="T14">A JVM-label is simply a relative byte-address within the byte-code of a method. We will use </text:span><text:span text:style-name="T161">Java's</text:span></text:p>
            <text:p><text:span text:style-name="T161">exception handling together with </text:span><text:span text:style-name="T162">byte code egineering </text:span><text:span text:style-name="T18">to re-introduce goto in the Java Language.</text:span></text:p>
            <text:p><text:span text:style-name="T14">T</text:span><text:span text:style-name="T99">his is done by generating Java-code which is prepared for Byte Code Engineering.</text:span></text:p>
            <text:p><text:span text:style-name="T36"/></text:p>
            <text:p><text:span text:style-name="T163">Suppose a Simula program containing labels and goto like this:</text:span></text:p>
            <text:p><text:span text:style-name="T163"/></text:p>
            <text:p><text:span text:style-name="T164"><text:s text:c="5"/></text:span><text:span text:style-name="T165">Begin </text:span></text:p>
            <text:p><text:span text:style-name="T165"><text:s text:c="8"/></text:span><text:span text:style-name="T165">L: ...</text:span></text:p>
            <text:p><text:span text:style-name="T165"><text:s text:c="11"/></text:span><text:span text:style-name="T165">goto L;</text:span></text:p>
            <text:p><text:span text:style-name="T165"><text:s text:c="11"/></text:span><text:span text:style-name="T165">...</text:span></text:p>
            <text:p><text:span text:style-name="T165"><text:s text:c="7"/></text:span><text:span text:style-name="T165">End;</text:span></text:p>
            <text:p><text:span text:style-name="T20"/></text:p>
            <text:p><text:span text:style-name="T163">This will be coded as:</text:span></text:p>
          </draw:text-box>
        </draw:frame>
        <draw:frame draw:style-name="gr52" draw:text-style-name="P15" draw:layer="layout" svg:width="17.2cm" svg:height="16cm" svg:x="2cm" svg:y="12cm">
          <draw:text-box>
            <text:p text:style-name="P1"><text:span text:style-name="T42"><text:s/></text:span><text:span text:style-name="T42">1. public</text:span><text:span text:style-name="T43"> </text:span><text:span text:style-name="T42">final</text:span><text:span text:style-name="T43"> </text:span><text:span text:style-name="T42">class</text:span><text:span text:style-name="T43"> adHoc00 </text:span><text:span text:style-name="T42">extends</text:span><text:span text:style-name="T43"> BASICIO$ {</text:span></text:p>
            <text:p text:style-name="P1"><text:span text:style-name="T43"><text:s/></text:span><text:span text:style-name="T43">2. <text:s text:c="4"/></text:span><text:span text:style-name="T42">public</text:span><text:span text:style-name="T43"> </text:span><text:span text:style-name="T42">int</text:span><text:span text:style-name="T43"> prefixLevel() { </text:span><text:span text:style-name="T42">return</text:span><text:span text:style-name="T43">(0); }</text:span></text:p>
            <text:p text:style-name="P1"><text:span text:style-name="T43"><text:s/></text:span><text:span text:style-name="T43">3. <text:s text:c="4"/></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text:p text:style-name="P1"><text:span text:style-name="T43"><text:s/></text:span><text:span text:style-name="T43">4. <text:s text:c="4"/></text:span><text:span text:style-name="T42">public</text:span><text:span text:style-name="T43"> adHoc00(RTObject$ </text:span><text:span text:style-name="T46">staticLink</text:span><text:span text:style-name="T43">) {</text:span></text:p>
            <text:p text:style-name="P1"><text:span text:style-name="T43"><text:s/></text:span><text:span text:style-name="T43">5. <text:s text:c="8"/></text:span><text:span text:style-name="T42">super</text:span><text:span text:style-name="T43">(</text:span><text:span text:style-name="T46">staticLink</text:span><text:span text:style-name="T43">);</text:span></text:p>
            <text:p text:style-name="P1"><text:span text:style-name="T43"><text:s/></text:span><text:span text:style-name="T43">6. <text:s text:c="8"/>BBLK();</text:span></text:p>
            <text:p text:style-name="P1"><text:span text:style-name="T43"><text:s/></text:span><text:span text:style-name="T43">7. <text:s text:c="8"/>BPRG(</text:span><text:span text:style-name="T67">"adHoc00"</text:span><text:span text:style-name="T43">);</text:span></text:p>
            <text:p text:style-name="P1"><text:span text:style-name="T43"><text:s/></text:span><text:span text:style-name="T43">8. <text:s text:c="4"/>} </text:span><text:span text:style-name="T44">// End of Constructor</text:span></text:p>
            <text:p text:style-name="P1"><text:span text:style-name="T43"><text:s/></text:span><text:span text:style-name="T43">9. <text:s text:c="2"/></text:span></text:p>
            <text:p text:style-name="P1"><text:span text:style-name="T43">10. <text:s text:c="4"/></text:span><text:span text:style-name="T44">// SimulaProgram Statements</text:span></text:p>
            <text:p text:style-name="P1"><text:span text:style-name="T43">11. <text:s text:c="4"/></text:span><text:span text:style-name="T42">public</text:span><text:span text:style-name="T43"> RTObject$ STM() {</text:span></text:p>
            <text:p text:style-name="P1"><text:span text:style-name="T43">12. <text:s text:c="8"/>adHoc00 </text:span><text:span text:style-name="T46">THIS$</text:span><text:span text:style-name="T43">=(adHoc00)</text:span><text:span text:style-name="T82">CUR$</text:span><text:span text:style-name="T43">;</text:span></text:p>
            <text:p text:style-name="P1"><text:span text:style-name="T43">13. <text:s text:c="8"/>LOOP$:</text:span><text:span text:style-name="T42">while</text:span><text:span text:style-name="T43">(</text:span><text:span text:style-name="T45">JTX$</text:span><text:span text:style-name="T43">&gt;=0) {</text:span></text:p>
            <text:p text:style-name="P1"><text:span text:style-name="T43">14. <text:s text:c="12"/></text:span><text:span text:style-name="T42">try</text:span><text:span text:style-name="T43"> {</text:span></text:p>
            <text:p text:style-name="P1"><text:span text:style-name="T43">15. <text:s text:c="16"/></text:span><text:span text:style-name="T166">JUMPTABLE$</text:span><text:span text:style-name="T43">(</text:span><text:span text:style-name="T45">JTX$</text:span><text:span text:style-name="T43">); </text:span><text:span text:style-name="T44">// For ByteCode Engineering</text:span></text:p>
            <text:p text:style-name="P1"><text:span text:style-name="T43">16. <text:s text:c="16"/></text:span><text:span text:style-name="T44">// Statements ....</text:span></text:p>
            <text:p text:style-name="P1"><text:span text:style-name="T43">17. <text:s text:c="16"/></text:span><text:span text:style-name="T166">LABEL$</text:span><text:span text:style-name="T43">(1); </text:span><text:span text:style-name="T44">// L</text:span></text:p>
            <text:p text:style-name="P1"><text:span text:style-name="T43">18. <text:s text:c="16"/></text:span><text:span text:style-name="T44">// Statements ....</text:span></text:p>
            <text:p text:style-name="P1"><text:span text:style-name="T43">19. <text:s text:c="16"/>throw(</text:span><text:span text:style-name="T45">L</text:span><text:span text:style-name="T43">); </text:span><text:span text:style-name="T44">// GOTO EVALUATED LABEL</text:span></text:p>
            <text:p text:style-name="P1"><text:span text:style-name="T43">20. <text:s text:c="16"/></text:span><text:span text:style-name="T44">// Statements ....</text:span></text:p>
            <text:p text:style-name="P1"><text:span text:style-name="T43">21. <text:s text:c="16"/></text:span><text:span text:style-name="T42">break</text:span><text:span text:style-name="T43"> LOOP$;</text:span></text:p>
            <text:p text:style-name="P1"><text:span text:style-name="T43">22. <text:s text:c="12"/>}</text:span></text:p>
            <text:p text:style-name="P1"><text:span text:style-name="T43">23. <text:s text:c="12"/></text:span><text:span text:style-name="T42">catch</text:span><text:span text:style-name="T43">(LABQNT$ </text:span><text:span text:style-name="T46">q</text:span><text:span text:style-name="T43">) {</text:span></text:p>
            <text:p text:style-name="P1"><text:span text:style-name="T43">24. <text:s text:c="16"/></text:span><text:span text:style-name="T82">CUR$</text:span><text:span text:style-name="T43">=</text:span><text:span text:style-name="T46">THIS$</text:span><text:span text:style-name="T43">;</text:span></text:p>
            <text:p text:style-name="P1"><text:span text:style-name="T43">25. <text:s text:c="16"/></text:span><text:span text:style-name="T42">if</text:span><text:span text:style-name="T43">(</text:span><text:span text:style-name="T46">q</text:span><text:span text:style-name="T43">.</text:span><text:span text:style-name="T45">SL$</text:span><text:span text:style-name="T43">!=</text:span><text:span text:style-name="T82">CUR$</text:span><text:span text:style-name="T43">) {</text:span></text:p>
            <text:p text:style-name="P1"><text:span text:style-name="T43">26. <text:s text:c="20"/></text:span><text:span text:style-name="T82">CUR$</text:span><text:span text:style-name="T43">.</text:span><text:span text:style-name="T45">STATE$</text:span><text:span text:style-name="T43">=OperationalState.</text:span><text:span text:style-name="T167">terminated</text:span><text:span text:style-name="T43">;</text:span></text:p>
            <text:p text:style-name="P1"><text:span text:style-name="T43">27. <text:s text:c="20"/></text:span><text:span text:style-name="T42">throw</text:span><text:span text:style-name="T43">(</text:span><text:span text:style-name="T46">q</text:span><text:span text:style-name="T43">); </text:span><text:span text:style-name="T44">// Re-throw exception for non-local Label</text:span></text:p>
            <text:p text:style-name="P1"><text:span text:style-name="T43">28. <text:s text:c="16"/>}</text:span></text:p>
            <text:p text:style-name="P1"><text:span text:style-name="T43">29. <text:s text:c="16"/></text:span><text:span text:style-name="T45">JTX$</text:span><text:span text:style-name="T43">=</text:span><text:span text:style-name="T46">q</text:span><text:span text:style-name="T43">.</text:span><text:span text:style-name="T45">index</text:span><text:span text:style-name="T43">; </text:span><text:span text:style-name="T42">continue</text:span><text:span text:style-name="T43"> LOOP$; </text:span><text:span text:style-name="T44">// GOTO Local L</text:span></text:p>
            <text:p text:style-name="P1"><text:span text:style-name="T43">30. <text:s text:c="12"/>}</text:span></text:p>
            <text:p text:style-name="P1"><text:span text:style-name="T168">31. <text:s text:c="8"/>}</text:span></text:p>
            <text:p text:style-name="P1"><text:span text:style-name="T43">32. <text:s text:c="8"/>EBLK();</text:span></text:p>
            <text:p text:style-name="P1"><text:span text:style-name="T43">33. <text:s text:c="8"/></text:span><text:span text:style-name="T42">return</text:span><text:span text:style-name="T43">(</text:span><text:span text:style-name="T42">null</text:span><text:span text:style-name="T43">);</text:span></text:p>
            <text:p text:style-name="P1"><text:span text:style-name="T43">34. <text:s text:c="4"/>}</text:span></text:p>
            <text:p text:style-name="P1"><text:span text:style-name="T43">35. }</text:span></text:p>
          </draw:text-box>
        </draw:frame>
      </draw:page>
      <draw:page draw:name="page22" draw:style-name="dp1" draw:master-page-name="Standard">
        <draw:frame draw:style-name="gr27" draw:text-style-name="P4" draw:layer="layout" svg:width="16.7cm" svg:height="1.3cm" svg:x="1.2cm" svg:y="2.3cm">
          <draw:text-box>
            <text:p><text:span text:style-name="T109"><text:s/></text:span><text:span text:style-name="T109">6.1.1 <text:s/>Label Quantities. </text:span></text:p>
          </draw:text-box>
        </draw:frame>
        <draw:frame draw:style-name="gr53" draw:text-style-name="P4" draw:layer="layout" svg:width="17cm" svg:height="2.2cm" svg:x="1.9cm" svg:y="3.9cm">
          <draw:text-box>
            <text:p><text:span text:style-name="T36">At <text:s/>source line </text:span><text:span text:style-name="T47">3. the label 'L' is declared like this:</text:span></text:p>
            <text:p><text:span text:style-name="T43"/></text:p>
            <text:p><text:span text:style-name="T43"><text:s text:c="5"/></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draw:text-box>
        </draw:frame>
        <draw:frame draw:style-name="gr54" draw:text-style-name="P9" draw:layer="layout" svg:width="17.1cm" svg:height="5cm" svg:x="2.2cm" svg:y="6.9cm">
          <draw:text-box>
            <text:p><text:span text:style-name="T36">Where LABQNT$ is defined by:</text:span></text:p>
            <text:p><text:span text:style-name="T36"/></text:p>
            <text:p text:style-name="P1"><text:span text:style-name="T43"><text:tab/></text:span><text:span text:style-name="T42">public</text:span><text:span text:style-name="T43"> </text:span><text:span text:style-name="T42">final</text:span><text:span text:style-name="T43"> </text:span><text:span text:style-name="T42">class</text:span><text:span text:style-name="T43"> LABQNT$ </text:span><text:span text:style-name="T42">extends</text:span><text:span text:style-name="T43"> RuntimeException</text:span></text:p>
            <text:p text:style-name="P1"><text:span text:style-name="T43"><text:tab/></text:span><text:span text:style-name="T43">{ </text:span><text:span text:style-name="T42">public</text:span><text:span text:style-name="T43"> RTObject$ </text:span><text:span text:style-name="T45">SL$</text:span><text:span text:style-name="T43">; </text:span><text:span text:style-name="T44">// Static link, block in which the label is defined.</text:span></text:p>
            <text:p text:style-name="P1"><text:span text:style-name="T43"><text:tab/></text:span><text:span text:style-name="T43"> <text:s/></text:span><text:span text:style-name="T42">public</text:span><text:span text:style-name="T43"> </text:span><text:span text:style-name="T42">int</text:span><text:span text:style-name="T43"> </text:span><text:span text:style-name="T45">index</text:span><text:span text:style-name="T43">; </text:span><text:span text:style-name="T44">// Ordinal number of Label within its Scope(staticLink).</text:span></text:p>
            <text:p text:style-name="P1"><text:span text:style-name="T38"><text:tab/></text:span><text:span text:style-name="T38"> <text:s/></text:span></text:p>
            <text:p text:style-name="P1"><text:span text:style-name="T43"><text:tab/></text:span><text:span text:style-name="T43"> <text:s/></text:span><text:span text:style-name="T42">public</text:span><text:span text:style-name="T43"> LABQNT$(RTObject$ </text:span><text:span text:style-name="T46">SL$</text:span><text:span text:style-name="T43">,</text:span><text:span text:style-name="T42">int</text:span><text:span text:style-name="T43"> </text:span><text:span text:style-name="T46">index</text:span><text:span text:style-name="T43">)</text:span></text:p>
            <text:p text:style-name="P1"><text:span text:style-name="T43"><text:tab/></text:span><text:span text:style-name="T43"> <text:s/></text:span><text:span text:style-name="T43">{ </text:span><text:span text:style-name="T42">this</text:span><text:span text:style-name="T43">.</text:span><text:span text:style-name="T45">SL$</text:span><text:span text:style-name="T43">=</text:span><text:span text:style-name="T46">SL$</text:span><text:span text:style-name="T43">; </text:span><text:span text:style-name="T42">this</text:span><text:span text:style-name="T43">.</text:span><text:span text:style-name="T45">index</text:span><text:span text:style-name="T43">=</text:span><text:span text:style-name="T46">index</text:span><text:span text:style-name="T43">; }</text:span></text:p>
            <text:p text:style-name="P1"><text:span text:style-name="T47"><text:tab/></text:span><text:span text:style-name="T47">}</text:span></text:p>
          </draw:text-box>
        </draw:frame>
        <draw:frame draw:style-name="gr55" draw:text-style-name="P9" draw:layer="layout" svg:width="17.7cm" svg:height="14.516cm" svg:x="2cm" svg:y="12cm">
          <draw:text-box>
            <text:p><text:span text:style-name="T36">A goto-statement is simply coded as:</text:span></text:p>
            <text:p><text:span text:style-name="T36"/></text:p>
            <text:p><text:span text:style-name="T36"><text:s text:c="12"/></text:span><text:span text:style-name="T43">throw(</text:span><text:span text:style-name="T45">L</text:span><text:span text:style-name="T43">); </text:span><text:span text:style-name="T44">// GOTO EVALUATED LABEL</text:span></text:p>
            <text:p><text:span text:style-name="T44"/></text:p>
            <text:p><text:span text:style-name="T169">And this exception is caught and tested (lines 23 - 38) throughout the operating chain. If the label does not belong to this block instance the exception is re-thrown.</text:span></text:p>
            <text:p><text:span text:style-name="T169"/></text:p>
            <text:p><text:span text:style-name="T169">In the event of no matching block instances the exception is caught by an </text:span><text:span text:style-name="T26">UncaughtExceptionHandler like this</text:span><text:span text:style-name="T169">:</text:span></text:p>
            <text:p><text:span text:style-name="T169"/></text:p>
            <text:p text:style-name="P1"><text:span text:style-name="T43"><text:s text:c="8"/></text:span><text:span text:style-name="T42">public</text:span><text:span text:style-name="T43"> </text:span><text:span text:style-name="T42">void</text:span><text:span text:style-name="T43"> uncaughtException(Thread </text:span><text:span text:style-name="T46">thread</text:span><text:span text:style-name="T43">, Throwable </text:span><text:span text:style-name="T46">e</text:span><text:span text:style-name="T43">) {</text:span></text:p>
            <text:p text:style-name="P1"><text:span text:style-name="T43"><text:s text:c="12"/></text:span><text:span text:style-name="T42">if</text:span><text:span text:style-name="T43">(</text:span><text:span text:style-name="T46">e</text:span><text:span text:style-name="T43"> </text:span><text:span text:style-name="T42">instanceof</text:span><text:span text:style-name="T43"> LABQNT$) {</text:span></text:p>
            <text:p text:style-name="P1"><text:span text:style-name="T43"><text:s text:c="16"/></text:span><text:span text:style-name="T43">// </text:span><text:span text:style-name="T67">POSSIBLE GOTO OUT OF COMPONENT</text:span></text:p>
            <text:p text:style-name="P1"><text:span text:style-name="T43"><text:s text:c="16"/></text:span><text:span text:style-name="T43">RTObject$ </text:span><text:span text:style-name="T46">DL</text:span><text:span text:style-name="T43">=</text:span><text:span text:style-name="T45">obj</text:span><text:span text:style-name="T43">.</text:span><text:span text:style-name="T45">DL$</text:span><text:span text:style-name="T43">;</text:span></text:p>
            <text:p text:style-name="P1"><text:span text:style-name="T43"><text:s text:c="12"/></text:span><text:span text:style-name="T43"><text:tab/></text:span><text:span text:style-name="T43"> <text:s text:c="2"/></text:span><text:span text:style-name="T42">if</text:span><text:span text:style-name="T43">(</text:span><text:span text:style-name="T46">DL</text:span><text:span text:style-name="T43">!=</text:span><text:span text:style-name="T42">null</text:span><text:span text:style-name="T43"> &amp;&amp; </text:span><text:span text:style-name="T46">DL</text:span><text:span text:style-name="T43">!=</text:span><text:span text:style-name="T82">CTX$</text:span><text:span text:style-name="T43">) {</text:span></text:p>
            <text:p text:style-name="P1"><text:span text:style-name="T43"><text:s text:c="12"/></text:span><text:span text:style-name="T43"><text:tab/></text:span><text:span text:style-name="T43"> <text:s text:c="6"/></text:span><text:span text:style-name="T46">DL</text:span><text:span text:style-name="T43">.</text:span><text:span text:style-name="T45">PENDING_EXCEPTION$</text:span><text:span text:style-name="T43">=(RuntimeException)</text:span><text:span text:style-name="T46">e</text:span><text:span text:style-name="T43">;</text:span></text:p>
            <text:p text:style-name="P1"><text:span text:style-name="T43"><text:s text:c="12"/></text:span><text:span text:style-name="T43"><text:tab/></text:span><text:span text:style-name="T43"> <text:s text:c="6"/></text:span><text:span text:style-name="T43">D</text:span><text:span text:style-name="T46">L</text:span><text:span text:style-name="T43">.resumeThread();</text:span></text:p>
            <text:p text:style-name="P1"><text:span text:style-name="T43"><text:s text:c="12"/></text:span><text:span text:style-name="T43"><text:tab/></text:span><text:span text:style-name="T43"> <text:s text:c="2"/></text:span><text:span text:style-name="T43">} </text:span><text:span text:style-name="T42">else</text:span><text:span text:style-name="T43"> {</text:span></text:p>
            <text:p text:style-name="P1"><text:span text:style-name="T43"><text:s text:c="12"/></text:span><text:span text:style-name="T43"><text:tab/></text:span><text:span text:style-name="T43"> <text:s text:c="6"/></text:span><text:span text:style-name="T43">ERROR(</text:span><text:span text:style-name="T67">"Illegal GOTO "</text:span><text:span text:style-name="T43">+</text:span><text:span text:style-name="T46">e</text:span><text:span text:style-name="T43">);</text:span></text:p>
            <text:p text:style-name="P1"><text:span text:style-name="T169"><text:s text:c="12"/></text:span><text:span text:style-name="T169"><text:tab/></text:span><text:span text:style-name="T169">...</text:span></text:p>
            <text:p text:style-name="P1"><text:span text:style-name="T169"><text:s text:c="13"/></text:span><text:span text:style-name="T169">}</text:span><text:span text:style-name="T43"> </text:span><text:span text:style-name="T42">else</text:span><text:span text:style-name="T43"> ...</text:span></text:p>
            <text:p text:style-name="P1"><text:span text:style-name="T43"><text:s text:c="9"/></text:span><text:span text:style-name="T43">}</text:span></text:p>
            <text:p text:style-name="P1"><text:span text:style-name="T43"/></text:p>
            <text:p text:style-name="P1"><text:span text:style-name="T43">Thus, when a QPS-component is left we raise the PENDING_EXCEPTION flag and resume next operating component. The resume-operations will re-trow the exception within its Thread.</text:span></text:p>
            <text:p text:style-name="P1"><text:span text:style-name="T43"/></text:p>
            <text:p text:style-name="P1"><text:span text:style-name="T43">For further details see the source code of RTObject.java </text:span></text:p>
          </draw:text-box>
        </draw:frame>
      </draw:page>
      <draw:page draw:name="page23" draw:style-name="dp1" draw:master-page-name="Standard">
        <draw:frame draw:style-name="gr27" draw:text-style-name="P4" draw:layer="layout" svg:width="16.7cm" svg:height="1.3cm" svg:x="1.3cm" svg:y="1.3cm">
          <draw:text-box>
            <text:p><text:span text:style-name="T109"><text:s/></text:span><text:span text:style-name="T109">6.1.2 <text:s text:c="2"/></text:span><text:span text:style-name="T170">Byte Code Engineering. </text:span></text:p>
          </draw:text-box>
        </draw:frame>
        <draw:frame draw:style-name="gr56" draw:text-style-name="P9" draw:layer="layout" svg:width="17.8cm" svg:height="7.2cm" svg:x="2cm" svg:y="2.5cm">
          <draw:text-box>
            <text:p><text:span text:style-name="T36">The </text:span><text:span text:style-name="T36"><text:a xlink:href="https://en.wikipedia.org/wiki/ObjectWeb_ASM">ObjectWeb ASM</text:a></text:span><text:span text:style-name="T36"> Java bytecode engineering library from the OW2 Consortium is used to modify the byte code to allow very local goto statements.</text:span></text:p>
            <text:p><text:span text:style-name="T36"/></text:p>
            <text:p><text:span text:style-name="T36">They say:</text:span></text:p>
            <text:p><text:span text:style-name="T36"/></text:p>
            <text:p><text:span text:style-name="T171">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171"/></text:p>
            <text:p><text:span text:style-name="T36">More info at: <text:s/></text:span><text:span text:style-name="T36"><text:a xlink:href="https://asm.ow2.io/">https://asm.ow2.io</text:a></text:span><text:span text:style-name="T36"> <text:s/>and <text:s/></text:span><text:span text:style-name="T36"><text:a xlink:href="https://www.ow2.org/">https://www.ow2.org/</text:a></text:span></text:p>
          </draw:text-box>
        </draw:frame>
        <draw:frame draw:style-name="gr57" draw:text-style-name="P4" draw:layer="layout" svg:width="18.1cm" svg:height="17.7cm" svg:x="1.9cm" svg:y="11cm">
          <draw:text-box>
            <text:p><text:span text:style-name="T36">To easily modify the code, the Simula Compiler generates certain method call in the .java file:</text:span></text:p>
            <text:p><text:span text:style-name="T36"/></text:p>
            <text:p text:style-name="P1"><text:span text:style-name="T47"><text:s/></text:span><text:span text:style-name="T47">- </text:span><text:span text:style-name="T172">LABEL$</text:span><text:span text:style-name="T47">(n); </text:span><text:span text:style-name="T173">// Label #n</text:span></text:p>
            <text:p text:style-name="P1"><text:span text:style-name="T174"/></text:p>
            <text:p text:style-name="P1"><text:span text:style-name="T174"><text:tab/></text:span><text:span text:style-name="T49">This method-call is used to signal the occurence of a Simula Label. The byte-code</text:span></text:p>
            <text:p text:style-name="P1"><text:span text:style-name="T49"><text:s/></text:span><text:span text:style-name="T49"><text:tab/></text:span><text:span text:style-name="T49">address is collected and some instruction are removed. The parameter 'n' is</text:span></text:p>
            <text:p text:style-name="P1"><text:span text:style-name="T49"><text:tab/></text:span><text:span text:style-name="T49">the label's ordinal number. </text:span></text:p>
            <text:p text:style-name="P1"><text:span text:style-name="T49"/></text:p>
            <text:p text:style-name="P1"><text:span text:style-name="T49"><text:tab/></text:span><text:span text:style-name="T49">I.e. Try to locate the instruction sequence:</text:span></text:p>
            <text:p text:style-name="P1"><text:span text:style-name="T174"/></text:p>
            <text:p text:style-name="P1"><text:span text:style-name="T175"><text:tab/></text:span><text:span text:style-name="T175"><text:tab/></text:span><text:span text:style-name="T175"> <text:s text:c="3"/></text:span><text:span text:style-name="T175">PREV-INSTRUCTION</text:span></text:p>
            <text:p text:style-name="P1"><text:span text:style-name="T174"><text:tab/></text:span><text:span text:style-name="T174"> <text:s text:c="4"/></text:span><text:span text:style-name="T174"><text:tab/></text:span><text:span text:style-name="T174"> <text:s text:c="3"/></text:span><text:span text:style-name="T174">ICONST n</text:span></text:p>
            <text:p text:style-name="P1"><text:span text:style-name="T174"><text:tab/></text:span><text:span text:style-name="T174"> <text:s text:c="4"/></text:span><text:span text:style-name="T174"><text:tab/></text:span><text:span text:style-name="T174"> <text:s text:c="3"/></text:span><text:span text:style-name="T174">INVOKESTATIC LABEL$</text:span></text:p>
            <text:p text:style-name="P1"><text:span text:style-name="T174"><text:tab/></text:span><text:span text:style-name="T174"> </text:span><text:span text:style-name="T174"><text:tab/></text:span><text:span text:style-name="T174"> <text:s text:c="3"/></text:span><text:span text:style-name="T174">NEXT-INSTRUCTION</text:span></text:p>
            <text:p text:style-name="P1"><text:span text:style-name="T174"/></text:p>
            <text:p text:style-name="P1"><text:span text:style-name="T174"><text:tab/></text:span><text:span text:style-name="T49">Pick up the number 'n', remember address and remove the two middle instruction.</text:span></text:p>
            <text:p text:style-name="P1"><text:span text:style-name="T174"/></text:p>
            <text:p><text:span text:style-name="T174"><text:s text:c="2"/></text:span><text:span text:style-name="T174">- <text:s/></text:span><text:span text:style-name="T172">JUMPTABLE$</text:span><text:span text:style-name="T47">(</text:span><text:span text:style-name="T176">JTX$</text:span><text:span text:style-name="T47">); </text:span><text:span text:style-name="T173">// For ByteCode Engineering</text:span></text:p>
            <text:p text:style-name="P1"><text:span text:style-name="T20"/></text:p>
            <text:p text:style-name="P1"><text:span text:style-name="T174"><text:tab/></text:span><text:span text:style-name="T49">This method-call is a placeholder for where to put in a Jump-Table.</text:span></text:p>
            <text:p text:style-name="P1"><text:span text:style-name="T49"/></text:p>
            <text:p text:style-name="P1"><text:span text:style-name="T49"><text:tab/></text:span><text:span text:style-name="T49">Try to locate the instruction sequence:</text:span></text:p>
            <text:p text:style-name="P1"><text:span text:style-name="T174"/></text:p>
            <text:p text:style-name="P1"><text:span text:style-name="T174"><text:tab/></text:span><text:span text:style-name="T174"><text:tab/></text:span><text:span text:style-name="T174"> <text:s text:c="4"/></text:span><text:span text:style-name="T174">PREV-INSTRUCTION</text:span></text:p>
            <text:p text:style-name="P1"><text:span text:style-name="T174"><text:tab/></text:span><text:span text:style-name="T174"><text:tab/></text:span><text:span text:style-name="T174"> <text:s text:c="4"/></text:span><text:span text:style-name="T174">GETFIELD JTX$</text:span></text:p>
            <text:p text:style-name="P1"><text:span text:style-name="T174"><text:tab/></text:span><text:span text:style-name="T174"><text:tab/></text:span><text:span text:style-name="T174"> <text:s text:c="4"/></text:span><text:span text:style-name="T174">INVOKESTATIC JUMPTABLE$</text:span></text:p>
            <text:p text:style-name="P1"><text:span text:style-name="T174"><text:tab/></text:span><text:span text:style-name="T174"><text:tab/></text:span><text:span text:style-name="T174"> <text:s text:c="4"/></text:span><text:span text:style-name="T174">NEXT-INSTRUCTION</text:span></text:p>
            <text:p text:style-name="P1"><text:span text:style-name="T174"/></text:p>
            <text:p text:style-name="P1"><text:span text:style-name="T174"><text:tab/></text:span><text:span text:style-name="T49"> </text:span><text:span text:style-name="T49">And replace it by the instruction sequence:</text:span></text:p>
            <text:p text:style-name="P1"><text:span text:style-name="T174"/></text:p>
            <text:p text:style-name="P1"><text:span text:style-name="T174"><text:tab/></text:span><text:span text:style-name="T174"><text:tab/></text:span><text:span text:style-name="T174"> <text:s text:c="4"/></text:span><text:span text:style-name="T174">PREV-INSTRUCTION</text:span></text:p>
            <text:p text:style-name="P1"><text:span text:style-name="T174"><text:tab/></text:span><text:span text:style-name="T174"><text:tab/></text:span><text:span text:style-name="T174"> <text:s text:c="4"/></text:span><text:span text:style-name="T174">GETFIELD JTX$</text:span></text:p>
            <text:p text:style-name="P1"><text:span text:style-name="T174"><text:tab/></text:span><text:span text:style-name="T174"><text:tab/></text:span><text:span text:style-name="T174"> <text:s text:c="4"/></text:span><text:span text:style-name="T174">TABLESWITCH ... uses the addresses collected for labels.</text:span></text:p>
            <text:p text:style-name="P1"><text:span text:style-name="T174"><text:tab/></text:span><text:span text:style-name="T174"><text:tab/></text:span><text:span text:style-name="T174"> <text:s text:c="4"/></text:span><text:span text:style-name="T174">NEXT-INSTRUCTION</text:span></text:p>
            <text:p text:style-name="P1"><text:span text:style-name="T174"/></text:p>
            <text:p><text:span text:style-name="T43">For further details see the source code of </text:span><text:span text:style-name="T54">ByteCodeEngineering</text:span><text:span text:style-name="T43">.java</text:span></text:p>
          </draw:text-box>
        </draw:frame>
      </draw:page>
      <draw:page draw:name="page24" draw:style-name="dp1" draw:master-page-name="Standard">
        <draw:frame draw:style-name="gr50" draw:layer="layout" svg:width="17.1cm" svg:height="25.9cm" svg:x="2.1cm" svg:y="2.1cm">
          <draw:text-box>
            <text:p><text:span text:style-name="T114">6.2 For-Statement</text:span></text:p>
            <text:p><text:span text:style-name="T113"/></text:p>
            <text:p><text:span text:style-name="T142">The Implementation of the for-statement is a bit tricky. The basic idea is to create a ForList iterator that iterates over a set of <text:s/>ForElt iterators. The following subclasses of ForElt are defined:</text:span></text:p>
            <text:p><text:span text:style-name="T142"/></text:p>
            <text:p><text:span text:style-name="T142"><text:tab/></text:span><text:span text:style-name="T142">- <text:s/></text:span><text:span text:style-name="T18">SingleElt&lt;T&gt;</text:span><text:span text:style-name="T18"><text:tab/></text:span><text:span text:style-name="T18">for basic types T control variable</text:span></text:p>
            <text:p><text:span text:style-name="T18"><text:tab/></text:span><text:span text:style-name="T18">- <text:s/>SingleTValElt</text:span><text:span text:style-name="T18"><text:tab/></text:span><text:span text:style-name="T18">for Text type control variable</text:span></text:p>
            <text:p><text:span text:style-name="T18"><text:tab/></text:span><text:span text:style-name="T18">- <text:s/>StepUntil</text:span><text:span text:style-name="T18"><text:tab/></text:span><text:span text:style-name="T18"><text:tab/></text:span><text:span text:style-name="T18">for numeric types</text:span></text:p>
            <text:p><text:span text:style-name="T18"><text:tab/></text:span><text:span text:style-name="T18">- <text:s/>WhileElt&lt;T&gt;</text:span><text:span text:style-name="T18"><text:tab/></text:span><text:span text:style-name="T18">for basic types T control variable</text:span></text:p>
            <text:p><text:span text:style-name="T18"><text:tab/></text:span><text:span text:style-name="T18">- <text:s/>WhileTValElt</text:span><text:span text:style-name="T18"><text:tab/></text:span><text:span text:style-name="T18">representing For t:= &lt;TextExpr&gt; while &lt;Cond&gt;</text:span></text:p>
            <text:p><text:span text:style-name="T18"><text:tab/></text:span><text:span text:style-name="T18"><text:tab/></text:span><text:span text:style-name="T18"><text:tab/></text:span><text:span text:style-name="T18"><text:tab/></text:span><text:span text:style-name="T18">With text value assignment</text:span></text:p>
            <text:p><text:span text:style-name="T18"/></text:p>
            <text:p><text:span text:style-name="T18">Each of which deliver a boolean value 'CB' used to indicate w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 'FRAMEWORK for for-list iteration' found in the runtime class RTObject$. </text:span></text:p>
            <text:p><text:span text:style-name="T18"/></text:p>
            <text:p><text:span text:style-name="T18"/></text:p>
            <text:p><text:span text:style-name="T18">Example, the following for-statement:</text:span></text:p>
            <text:p><text:span text:style-name="T18"/></text:p>
            <text:p><text:span text:style-name="T18"><text:tab/></text:span><text:span text:style-name="T18"><text:tab/></text:span><text:span text:style-name="T18">for i:=1,6,13 step 6 until 66,i+1 while i&lt;80 do j:=j+i;</text:span></text:p>
            <text:p><text:span text:style-name="T18"/></text:p>
            <text:p><text:span text:style-name="T18">Is compiled to:</text:span></text:p>
            <text:p><text:span text:style-name="T18"/></text:p>
            <text:p text:style-name="P1"><text:span text:style-name="T54"><text:tab/></text:span><text:span text:style-name="T54"><text:tab/></text:span><text:span text:style-name="T52">for</text:span><text:span text:style-name="T54">(</text:span><text:span text:style-name="T52">boolean</text:span><text:span text:style-name="T54"> </text:span><text:span text:style-name="T177">CB</text:span><text:span text:style-name="T54">:</text:span><text:span text:style-name="T52">new</text:span><text:span text:style-name="T54"> ForList(</text:span></text:p>
            <text:p text:style-name="P1"><text:span text:style-name="T54"><text:tab/></text:span><text:span text:style-name="T54"><text:tab/></text:span><text:span text:style-name="T54"> <text:s text:c="3"/></text:span><text:span text:style-name="T52">new</text:span><text:span text:style-name="T54"> SingleElt&lt;Number&gt;(...)</text:span></text:p>
            <text:p text:style-name="P1"><text:span text:style-name="T54"><text:tab/></text:span><text:span text:style-name="T54"><text:tab/></text:span><text:span text:style-name="T54"> <text:s text:c="2"/></text:span><text:span text:style-name="T54">,</text:span><text:span text:style-name="T52">new</text:span><text:span text:style-name="T54"> SingleElt&lt;Number&gt;(...)</text:span></text:p>
            <text:p text:style-name="P1"><text:span text:style-name="T54"><text:tab/></text:span><text:span text:style-name="T54"><text:tab/></text:span><text:span text:style-name="T54"> <text:s text:c="2"/></text:span><text:span text:style-name="T54">,</text:span><text:span text:style-name="T52">new</text:span><text:span text:style-name="T54"> StepUntil(...)</text:span></text:p>
            <text:p text:style-name="P1"><text:span text:style-name="T54"><text:tab/></text:span><text:span text:style-name="T54"><text:tab/></text:span><text:span text:style-name="T54"> <text:s text:c="2"/></text:span><text:span text:style-name="T54">,</text:span><text:span text:style-name="T52">new</text:span><text:span text:style-name="T54"> WhileElt&lt;Number&gt;(...)</text:span></text:p>
            <text:p text:style-name="P1"><text:span text:style-name="T54"><text:tab/></text:span><text:span text:style-name="T54"><text:tab/></text:span><text:span text:style-name="T54">)) { </text:span><text:span text:style-name="T52">if</text:span><text:span text:style-name="T54">(!</text:span><text:span text:style-name="T177">CB</text:span><text:span text:style-name="T54">) </text:span><text:span text:style-name="T52">continue</text:span><text:span text:style-name="T54">;</text:span></text:p>
            <text:p text:style-name="P1"><text:span text:style-name="T54"><text:tab/></text:span><text:span text:style-name="T54"><text:tab/></text:span><text:span text:style-name="T54"> <text:s text:c="4"/></text:span><text:span text:style-name="T73">j</text:span><text:span text:style-name="T54">=</text:span><text:span text:style-name="T73">j+i</text:span><text:span text:style-name="T54">;</text:span></text:p>
            <text:p text:style-name="P1"><text:span text:style-name="T54"><text:tab/></text:span><text:span text:style-name="T54"><text:tab/></text:span><text:span text:style-name="T54"> <text:s text:c="2"/></text:span><text:span text:style-name="T54">}</text:span></text:p>
            <text:p text:style-name="P1"><text:span text:style-name="T54"/></text:p>
            <text:p text:style-name="P1"><text:span text:style-name="T54"/></text:p>
            <text:p text:style-name="P1"><text:span text:style-name="T54"/></text:p>
            <text:p text:style-name="P1"><text:span text:style-name="T22">Another example with control variable of type Text:</text:span></text:p>
            <text:p text:style-name="P1"><text:span text:style-name="T22"/></text:p>
            <text:p text:style-name="P1"><text:span text:style-name="T22"><text:tab/></text:span><text:span text:style-name="T22"><text:tab/></text:span><text:span text:style-name="T22">for t:="one",other while k &lt; 7 do <text:s/>&lt;statement&gt;</text:span></text:p>
            <text:p text:style-name="P1"><text:span text:style-name="T22"/></text:p>
            <text:p text:style-name="P1"><text:span text:style-name="T22">Where 'other' is a text procedure, is compiled to:</text:span></text:p>
            <text:p text:style-name="P1"><text:span text:style-name="T22"/></text:p>
            <text:p text:style-name="P1"><text:span text:style-name="T54"><text:tab/></text:span><text:span text:style-name="T54"><text:tab/></text:span><text:span text:style-name="T52">for</text:span><text:span text:style-name="T54">(</text:span><text:span text:style-name="T52">boolean</text:span><text:span text:style-name="T54"> </text:span><text:span text:style-name="T177">CB</text:span><text:span text:style-name="T54">:</text:span><text:span text:style-name="T52">new</text:span><text:span text:style-name="T54"> ForList(</text:span></text:p>
            <text:p text:style-name="P1"><text:span text:style-name="T54"><text:tab/></text:span><text:span text:style-name="T54"><text:tab/></text:span><text:span text:style-name="T54"> <text:s text:c="3"/></text:span><text:span text:style-name="T52">new</text:span><text:span text:style-name="T54"> SingleTValElt(...)</text:span></text:p>
            <text:p text:style-name="P1"><text:span text:style-name="T54"><text:tab/></text:span><text:span text:style-name="T54"><text:tab/></text:span><text:span text:style-name="T54"> <text:s text:c="2"/></text:span><text:span text:style-name="T54">,</text:span><text:span text:style-name="T52">new</text:span><text:span text:style-name="T54"> WhileTValElt(...)</text:span></text:p>
            <text:p text:style-name="P1"><text:span text:style-name="T54"><text:tab/></text:span><text:span text:style-name="T54"> <text:s text:c="6"/></text:span><text:span text:style-name="T54">)) { </text:span><text:span text:style-name="T52">if</text:span><text:span text:style-name="T54">(!</text:span><text:span text:style-name="T177">CB</text:span><text:span text:style-name="T54">) </text:span><text:span text:style-name="T52">continue</text:span><text:span text:style-name="T54">;</text:span></text:p>
            <text:p><text:span text:style-name="T54"><text:tab/></text:span><text:span text:style-name="T54"><text:tab/></text:span><text:span text:style-name="T54"><text:tab/></text:span><text:span text:style-name="T54">… </text:span><text:span text:style-name="T54">// Statement</text:span></text:p>
            <text:p text:style-name="P1"><text:span text:style-name="T22"><text:tab/></text:span><text:span text:style-name="T22"><text:tab/></text:span><text:span text:style-name="T22"> </text:span><text:span text:style-name="T54"><text:s text:c="3"/></text:span><text:span text:style-name="T54">}</text:span></text:p>
            <text:p><text:span text:style-name="T142"/></text:p>
            <text:p><text:span text:style-name="T142"/></text:p>
          </draw:text-box>
        </draw:frame>
      </draw:page>
      <draw:page draw:name="page25" draw:style-name="dp1" draw:master-page-name="Standard">
        <draw:frame draw:style-name="gr50" draw:layer="layout" svg:width="17cm" svg:height="25.9cm" svg:x="2.1cm" svg:y="2cm">
          <draw:text-box>
            <text:p><text:span text:style-name="T114">6.3 <text:s/>Connection Statement</text:span></text:p>
            <text:p><text:span text:style-name="T113"/></text:p>
            <text:p><text:span text:style-name="T142">The connection statement is implemented using Java's </text:span><text:span text:style-name="T5">instanceof</text:span><text:span text:style-name="T142"> operator and the</text:span></text:p>
            <text:p><text:span text:style-name="T5">if</text:span><text:span text:style-name="T142"> statement. For example, the connection statement:</text:span></text:p>
            <text:p><text:span text:style-name="T142"/></text:p>
            <text:p><text:span text:style-name="T142"><text:tab/></text:span><text:span text:style-name="T142"><text:tab/></text:span><text:span text:style-name="T5">inspect</text:span><text:span text:style-name="T18"> x </text:span><text:span text:style-name="T5">do</text:span><text:span text:style-name="T18"> image:-t;</text:span></text:p>
            <text:p><text:span text:style-name="T18"/></text:p>
            <text:p><text:span text:style-name="T18">Where 'x' is declared as a reference to an ImageFile, is compiled to:</text:span></text:p>
            <text:p><text:span text:style-name="T18"/></text:p>
            <text:p><text:span text:style-name="T18"><text:tab/></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text:span></text:p>
            <text:p><text:span text:style-name="T18"/></text:p>
            <text:p><text:span text:style-name="T18"/></text:p>
            <text:p><text:span text:style-name="T18">Other examples that also use 'ref(Imagefile) x' may be:</text:span></text:p>
            <text:p><text:span text:style-name="T18"/></text:p>
            <text:p text:style-name="P1"><text:span text:style-name="T18"><text:tab/></text:span><text:span text:style-name="T18">1)</text:span><text:span text:style-name="T18"><text:tab/></text:span><text:span text:style-name="T5">inspect</text:span><text:span text:style-name="T18"> x </text:span><text:span text:style-name="T5">do</text:span><text:span text:style-name="T18"> image:-t </text:span><text:span text:style-name="T5">otherwise</text:span><text:span text:style-name="T18"> t:-</text:span><text:span text:style-name="T178">notext</text:span><text:span text:style-name="T18">;</text:span></text:p>
            <text:p text:style-name="P1"><text:span text:style-name="T18"><text:s text:c="3"/></text:span></text:p>
            <text:p text:style-name="P1"><text:span text:style-name="T18"><text:tab/></text:span><text:span text:style-name="T18">2)</text:span><text:span text:style-name="T18"><text:tab/></text:span><text:span text:style-name="T5">inspect</text:span><text:span text:style-name="T18"> x</text:span></text:p>
            <text:p text:style-name="P1"><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1"><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 text:style-name="P1"><text:span text:style-name="T18"><text:s text:c="3"/></text:span></text:p>
            <text:p text:style-name="P1"><text:span text:style-name="T18"><text:tab/></text:span><text:span text:style-name="T18">3)</text:span><text:span text:style-name="T18"><text:tab/></text:span><text:span text:style-name="T5">inspect</text:span><text:span text:style-name="T18"> x</text:span></text:p>
            <text:p text:style-name="P1"><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1"><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text:span text:style-name="T18"><text:tab/></text:span><text:span text:style-name="T18"><text:tab/></text:span><text:span text:style-name="T5">otherwise</text:span><text:span text:style-name="T18"> t:-</text:span><text:span text:style-name="T178">notext</text:span><text:span text:style-name="T18">;</text:span></text:p>
            <text:p><text:span text:style-name="T18"/></text:p>
            <text:p><text:span text:style-name="T18">These examples are compiled to:</text:span></text:p>
            <text:p><text:span text:style-name="T18"/></text:p>
            <text:p><text:span text:style-name="T18"><text:tab/></text:span><text:span text:style-name="T18">1)</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 </text:span><text:span text:style-name="T52">else</text:span><text:span text:style-name="T54"> </text:span><text:span text:style-name="T73">t</text:span><text:span text:style-name="T54">=</text:span><text:span text:style-name="T52">null</text:span><text:span text:style-name="T54">;</text:span></text:p>
            <text:p><text:span text:style-name="T54"/></text:p>
            <text:p><text:span text:style-name="T54"/></text:p>
            <text:p><text:span text:style-name="T54"><text:tab/></text:span><text:span text:style-name="T22">2)</text:span><text:span text:style-name="T54"><text:tab/></text:span><text:span text:style-name="T52">if</text:span><text:span text:style-name="T54">(</text:span><text:span text:style-name="T73">x</text:span><text:span text:style-name="T54"> </text:span><text:span text:style-name="T52">instanceof</text:span><text:span text:style-name="T54"> InFile$) </text:span><text:span text:style-name="T73">t</text:span><text:span text:style-name="T54">=((InFile$)</text:span><text:span text:style-name="T73">x</text:span><text:span text:style-name="T54">).intext(12);</text:span></text:p>
            <text:p text:style-name="P1"><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File$)</text:span><text:span text:style-name="T73">x</text:span><text:span text:style-name="T54">).outtext(</text:span><text:span text:style-name="T73">t</text:span><text:span text:style-name="T54">);</text:span></text:p>
            <text:p><text:span text:style-name="T54"/></text:p>
            <text:p><text:span text:style-name="T54"/></text:p>
            <text:p><text:span text:style-name="T54"><text:tab/></text:span><text:span text:style-name="T22">3)</text:span><text:span text:style-name="T54"><text:tab/></text:span><text:span text:style-name="T52">if</text:span><text:span text:style-name="T54">(</text:span><text:span text:style-name="T73">x</text:span><text:span text:style-name="T54"> </text:span><text:span text:style-name="T52">instanceof</text:span><text:span text:style-name="T54"> InFile$) </text:span><text:span text:style-name="T73">t</text:span><text:span text:style-name="T54">=((InFile$)</text:span><text:span text:style-name="T73">x</text:span><text:span text:style-name="T54">).intext(12);</text:span></text:p>
            <text:p text:style-name="P1"><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File$)</text:span><text:span text:style-name="T73">x</text:span><text:span text:style-name="T54">).outtext(</text:span><text:span text:style-name="T73">t</text:span><text:span text:style-name="T54">);</text:span></text:p>
            <text:p text:style-name="P1"><text:span text:style-name="T54"><text:tab/></text:span><text:span text:style-name="T54"><text:tab/></text:span><text:span text:style-name="T52">else</text:span><text:span text:style-name="T54"> </text:span><text:span text:style-name="T73">t</text:span><text:span text:style-name="T54">=</text:span><text:span text:style-name="T52">null</text:span><text:span text:style-name="T54">;</text:span></text:p>
          </draw:text-box>
        </draw:frame>
      </draw:page>
      <draw:page draw:name="page26" draw:style-name="dp1" draw:master-page-name="Standard">
        <draw:frame draw:style-name="gr58" draw:layer="layout" svg:width="17.1cm" svg:height="27.09cm" svg:x="1.81cm" svg:y="2.2cm">
          <draw:text-box>
            <text:p><text:span text:style-name="T114">6.4 Switch Statement</text:span></text:p>
            <text:p><text:span text:style-name="T113"/></text:p>
            <text:p text:style-name="P1"><text:span text:style-name="T142">The Switch Statement is an extension inherited from S-Port Simula.</text:span></text:p>
            <text:p text:style-name="P1"><text:span text:style-name="T142"/></text:p>
            <text:p text:style-name="P1"><text:span text:style-name="T142">Syntax: </text:span></text:p>
            <text:p text:style-name="P1"><text:span text:style-name="T142"/></text:p>
            <text:p text:style-name="P1"><text:span text:style-name="T142"><text:s text:c="3"/></text:span><text:span text:style-name="T142">Switch-statement</text:span></text:p>
            <text:p text:style-name="P1"><text:span text:style-name="T142"><text:s text:c="9"/></text:span><text:span text:style-name="T142">= </text:span><text:span text:style-name="T4">SWITCH</text:span><text:span text:style-name="T142"> ( lowKey : hiKey ) switchKey </text:span><text:span text:style-name="T4">BEGIN</text:span><text:span text:style-name="T142"> { switch-case } [ none-case ] </text:span><text:span text:style-name="T4">END</text:span></text:p>
            <text:p text:style-name="P1"><text:span text:style-name="T4"/></text:p>
            <text:p text:style-name="P1"><text:span text:style-name="T142"><text:tab/></text:span><text:span text:style-name="T142">switch-case = </text:span><text:span text:style-name="T4">WHEN</text:span><text:span text:style-name="T142"> &lt;caseKey-list&gt; </text:span><text:span text:style-name="T4">do</text:span><text:span text:style-name="T142"> &lt;statement&gt; ;</text:span></text:p>
            <text:p text:style-name="P1"><text:span text:style-name="T142"><text:tab/></text:span><text:span text:style-name="T142">none-case = </text:span><text:span text:style-name="T4">WHEN</text:span><text:span text:style-name="T142"> </text:span><text:span text:style-name="T4">NONE</text:span><text:span text:style-name="T142"> </text:span><text:span text:style-name="T4">do</text:span><text:span text:style-name="T142"> &lt;statement&gt; ;</text:span></text:p>
            <text:p text:style-name="P1"><text:span text:style-name="T142"><text:tab/></text:span><text:span text:style-name="T142">&lt;caseKey-list&gt; = caseKey { , caseKey }</text:span></text:p>
            <text:p text:style-name="P1"><text:span text:style-name="T142"><text:tab/></text:span><text:span text:style-name="T142">caseKey = caseConstant | caseConstant : caseConstant</text:span></text:p>
            <text:p text:style-name="P1"><text:span text:style-name="T142"><text:tab/></text:span><text:span text:style-name="T142"><text:tab/></text:span><text:span text:style-name="T142">lowKey = integer-or-character-expression</text:span></text:p>
            <text:p text:style-name="P1"><text:span text:style-name="T142"><text:tab/></text:span><text:span text:style-name="T142"><text:tab/></text:span><text:span text:style-name="T142">hiKey = integer-or-character-expression</text:span></text:p>
            <text:p text:style-name="P1"><text:span text:style-name="T142"><text:tab/></text:span><text:span text:style-name="T142"><text:tab/></text:span><text:span text:style-name="T142">switchKey = integer-or-character-expression</text:span></text:p>
            <text:p text:style-name="P1"><text:span text:style-name="T142"><text:tab/></text:span><text:span text:style-name="T142"><text:tab/></text:span><text:span text:style-name="T142">caseConstant = integer-or-character-constant</text:span></text:p>
            <text:p text:style-name="P1"><text:span text:style-name="T142"/></text:p>
            <text:p text:style-name="P1"><text:span text:style-name="T179">Translated into a Java Switch Statement with no break after each &lt;statement&gt;.</text:span></text:p>
            <text:p text:style-name="P1"><text:span text:style-name="T179"/></text:p>
            <text:p text:style-name="P1"><text:span text:style-name="T179">For example, the following Switch Statement::</text:span></text:p>
            <text:p text:style-name="P1"><text:span text:style-name="T179"/></text:p>
            <text:p text:style-name="P1"><text:span text:style-name="T179"><text:tab/></text:span><text:span text:style-name="T180">switch</text:span><text:span text:style-name="T179">(lowkey:hikey) key</text:span></text:p>
            <text:p text:style-name="P1"><text:span text:style-name="T179"><text:tab/></text:span><text:span text:style-name="T180">begin</text:span></text:p>
            <text:p text:style-name="P1"><text:span text:style-name="T179"><text:tab/></text:span><text:span text:style-name="T179"><text:tab/></text:span><text:span text:style-name="T180">when</text:span><text:span text:style-name="T179"> 1 </text:span><text:span text:style-name="T180">do</text:span><text:span text:style-name="T179"> </text:span><text:span text:style-name="T180">begin</text:span></text:p>
            <text:p text:style-name="P1"><text:span text:style-name="T180"><text:tab/></text:span><text:span text:style-name="T180"><text:tab/></text:span><text:span text:style-name="T180"><text:tab/></text:span><text:span text:style-name="T179">!Statements;</text:span></text:p>
            <text:p text:style-name="P1"><text:span text:style-name="T179"><text:tab/></text:span><text:span text:style-name="T179"><text:tab/></text:span><text:span text:style-name="T179"><text:tab/></text:span><text:span text:style-name="T180">goto</text:span><text:span text:style-name="T179"> AFTER;</text:span></text:p>
            <text:p text:style-name="P1"><text:span text:style-name="T179"><text:tab/></text:span><text:span text:style-name="T179"><text:tab/></text:span><text:span text:style-name="T180">end</text:span><text:span text:style-name="T179">;</text:span></text:p>
            <text:p text:style-name="P1"><text:span text:style-name="T180"/></text:p>
            <text:p text:style-name="P1"><text:span text:style-name="T179"><text:tab/></text:span><text:span text:style-name="T179"><text:tab/></text:span><text:span text:style-name="T180">when</text:span><text:span text:style-name="T179"> 2 </text:span><text:span text:style-name="T180">do</text:span><text:span text:style-name="T179"> </text:span><text:span text:style-name="T180">begin</text:span></text:p>
            <text:p text:style-name="P1"><text:span text:style-name="T180"><text:tab/></text:span><text:span text:style-name="T180"><text:tab/></text:span><text:span text:style-name="T180"><text:tab/></text:span><text:span text:style-name="T179">!Statements;</text:span></text:p>
            <text:p text:style-name="P1"><text:span text:style-name="T179"><text:tab/></text:span><text:span text:style-name="T179"><text:tab/></text:span><text:span text:style-name="T179"><text:tab/></text:span><text:span text:style-name="T180">goto</text:span><text:span text:style-name="T179"> AFTER;</text:span></text:p>
            <text:p text:style-name="P1"><text:span text:style-name="T179"><text:tab/></text:span><text:span text:style-name="T179"><text:tab/></text:span><text:span text:style-name="T180">end</text:span><text:span text:style-name="T179">;</text:span></text:p>
            <text:p text:style-name="P1"><text:span text:style-name="T179"/></text:p>
            <text:p text:style-name="P1"><text:span text:style-name="T179"><text:tab/></text:span><text:span text:style-name="T179"><text:tab/></text:span><text:span text:style-name="T180">when</text:span><text:span text:style-name="T179"> </text:span><text:span text:style-name="T180">NONE</text:span><text:span text:style-name="T179"> </text:span><text:span text:style-name="T180">do</text:span><text:span text:style-name="T179"> </text:span><text:span text:style-name="T180">begin</text:span></text:p>
            <text:p text:style-name="P1"><text:span text:style-name="T179"><text:tab/></text:span><text:span text:style-name="T179"><text:tab/></text:span><text:span text:style-name="T179"><text:tab/></text:span><text:span text:style-name="T179">!Statements;</text:span></text:p>
            <text:p text:style-name="P1"><text:span text:style-name="T179"><text:tab/></text:span><text:span text:style-name="T179"><text:tab/></text:span><text:span text:style-name="T179"><text:tab/></text:span><text:span text:style-name="T180">goto</text:span><text:span text:style-name="T179"> AFTER;</text:span></text:p>
            <text:p text:style-name="P1"><text:span text:style-name="T179"><text:tab/></text:span><text:span text:style-name="T179"><text:tab/></text:span><text:span text:style-name="T180">end</text:span><text:span text:style-name="T179">;</text:span></text:p>
            <text:p text:style-name="P1"><text:span text:style-name="T179"><text:tab/></text:span><text:span text:style-name="T180">end </text:span><text:span text:style-name="T179">switch;</text:span></text:p>
            <text:p text:style-name="P1"><text:span text:style-name="T179"><text:tab/></text:span><text:span text:style-name="T179">AFTER:</text:span></text:p>
            <text:p text:style-name="P1"><text:span text:style-name="T179"/></text:p>
            <text:p text:style-name="P1"><text:span text:style-name="T179">Is compiled to: (lowkey and hikey are ignored)</text:span></text:p>
            <text:p text:style-name="P1"><text:span text:style-name="T179"/></text:p>
            <text:p text:style-name="P1"><text:span text:style-name="T181"><text:tab/></text:span><text:span text:style-name="T42">switch</text:span><text:span text:style-name="T181">(</text:span><text:span text:style-name="T182">key</text:span><text:span text:style-name="T181">) {</text:span></text:p>
            <text:p text:style-name="P1"><text:span text:style-name="T181"><text:tab/></text:span><text:span text:style-name="T181"><text:tab/></text:span><text:span text:style-name="T42">case</text:span><text:span text:style-name="T181"> 1: </text:span></text:p>
            <text:p text:style-name="P1"><text:span text:style-name="T181"><text:tab/></text:span><text:span text:style-name="T181"><text:tab/></text:span><text:span text:style-name="T181"><text:tab/></text:span><text:span text:style-name="T183">// Statements …</text:span></text:p>
            <text:p text:style-name="P1"><text:span text:style-name="T181"><text:tab/></text:span><text:span text:style-name="T181"><text:tab/></text:span><text:span text:style-name="T181"><text:tab/></text:span><text:span text:style-name="T181">GOTO$(</text:span><text:span text:style-name="T182">AFTER$</text:span><text:span text:style-name="T181">); </text:span><text:span text:style-name="T183">// GOTO EVALUATED LABEL</text:span></text:p>
            <text:p text:style-name="P1"><text:span text:style-name="T181"><text:tab/></text:span><text:span text:style-name="T181"><text:tab/></text:span><text:span text:style-name="T42">case</text:span><text:span text:style-name="T181"> 2: </text:span></text:p>
            <text:p text:style-name="P1"><text:span text:style-name="T181"><text:tab/></text:span><text:span text:style-name="T181"><text:tab/></text:span><text:span text:style-name="T181"><text:tab/></text:span><text:span text:style-name="T183">// Statements ...</text:span></text:p>
            <text:p text:style-name="P1"><text:span text:style-name="T181"><text:tab/></text:span><text:span text:style-name="T181"><text:tab/></text:span><text:span text:style-name="T181"><text:tab/></text:span><text:span text:style-name="T181">GOTO$(</text:span><text:span text:style-name="T182">AFTER$</text:span><text:span text:style-name="T181">); </text:span><text:span text:style-name="T183">// GOTO EVALUATED LABEL</text:span></text:p>
            <text:p text:style-name="P1"><text:span text:style-name="T181"><text:tab/></text:span><text:span text:style-name="T181"><text:tab/></text:span><text:span text:style-name="T42">default</text:span><text:span text:style-name="T181">:</text:span></text:p>
            <text:p text:style-name="P1"><text:span text:style-name="T181"><text:tab/></text:span><text:span text:style-name="T181"><text:tab/></text:span><text:span text:style-name="T181"><text:tab/></text:span><text:span text:style-name="T183">// Statements ...</text:span></text:p>
            <text:p text:style-name="P1"><text:span text:style-name="T181"><text:tab/></text:span><text:span text:style-name="T181"><text:tab/></text:span><text:span text:style-name="T181"><text:tab/></text:span><text:span text:style-name="T181">GOTO$(</text:span><text:span text:style-name="T182">AFTER$</text:span><text:span text:style-name="T181">); </text:span><text:span text:style-name="T183">// GOTO EVALUATED LABEL</text:span></text:p>
            <text:p text:style-name="P1"><text:span text:style-name="T179"><text:tab/></text:span><text:span text:style-name="T179"> </text:span><text:span text:style-name="T179">}</text:span></text:p>
            <text:p text:style-name="P1"><text:span text:style-name="T181"><text:tab/></text:span><text:span text:style-name="T184">LABEL$</text:span><text:span text:style-name="T181">(1,</text:span><text:span text:style-name="T185">"</text:span><text:span text:style-name="T182">AFTER</text:span><text:span text:style-name="T185">$"</text:span><text:span text:style-name="T181">);</text:span></text:p>
            <text:p text:style-name="P1"><text:span text:style-name="T179"/></text:p>
            <text:p text:style-name="P1"><text:span text:style-name="T179"/></text:p>
          </draw:text-box>
        </draw:frame>
      </draw:page>
      <draw:page draw:name="page27" draw:style-name="dp1" draw:master-page-name="Standard">
        <draw:frame draw:style-name="gr59" draw:layer="layout" svg:width="17.2cm" svg:height="26cm" svg:x="2.1cm" svg:y="2cm">
          <draw:text-box>
            <text:p><text:span text:style-name="T114">6.5 Activation Statement</text:span></text:p>
            <text:p><text:span text:style-name="T113"/></text:p>
            <text:p text:style-name="P1"><text:span text:style-name="T142">The activation statement is defined by the procedure ACTIVAT in Simula Standard.</text:span></text:p>
            <text:p text:style-name="P1"><text:span text:style-name="T142">In this implementation we use a set of methods for the same purpose:</text:span></text:p>
            <text:p text:style-name="P1"><text:span text:style-name="T142"/></text:p>
            <text:p text:style-name="P1"><text:span text:style-name="T113"/></text:p>
            <text:p text:style-name="P1"><text:span text:style-name="T113"><text:s text:c="3"/></text:span><text:span text:style-name="T113">activate x;</text:span><text:span text:style-name="T113"><text:tab/></text:span><text:span text:style-name="T113"><text:tab/></text:span><text:span text:style-name="T113"><text:tab/></text:span><text:span text:style-name="T113"><text:tab/></text:span><text:span text:style-name="T113">==&gt;</text:span><text:span text:style-name="T113"><text:tab/></text:span><text:span text:style-name="T149">ActivateDirect(</text:span><text:span text:style-name="T52">false</text:span><text:span text:style-name="T149">,</text:span><text:span text:style-name="T150">x</text:span><text:span text:style-name="T149">);</text:span></text:p>
            <text:p><text:span text:style-name="T113"><text:s text:c="3"/></text:span><text:span text:style-name="T113">activate x delay 1.34;</text:span><text:span text:style-name="T113"><text:tab/></text:span><text:span text:style-name="T113"><text:tab/></text:span><text:span text:style-name="T113">==&gt;</text:span><text:span text:style-name="T113"><text:tab/></text:span><text:span text:style-name="T149">ActivateDelay(</text:span><text:span text:style-name="T52">false</text:span><text:span text:style-name="T149">,</text:span><text:span text:style-name="T150">x</text:span><text:span text:style-name="T149">,1.34f,</text:span><text:span text:style-name="T52">false</text:span><text:span text:style-name="T149">);</text:span><text:span text:style-name="T113"> <text:s text:c="2"/></text:span></text:p>
            <text:p text:style-name="P1"><text:span text:style-name="T113"><text:s text:c="3"/></text:span><text:span text:style-name="T113">activate x delay 1.34 prior;</text:span><text:span text:style-name="T113"><text:tab/></text:span><text:span text:style-name="T113">==&gt;</text:span><text:span text:style-name="T113"><text:tab/></text:span><text:span text:style-name="T149">ActivateDelay(</text:span><text:span text:style-name="T52">false</text:span><text:span text:style-name="T149">,</text:span><text:span text:style-name="T150">x</text:span><text:span text:style-name="T149">,1.34f,</text:span><text:span text:style-name="T52">true</text:span><text:span text:style-name="T149">);</text:span></text:p>
            <text:p text:style-name="P1"><text:span text:style-name="T113"><text:s text:c="3"/></text:span><text:span text:style-name="T113">activate x at 13.7;</text:span><text:span text:style-name="T113"><text:tab/></text:span><text:span text:style-name="T113"><text:tab/></text:span><text:span text:style-name="T113"><text:tab/></text:span><text:span text:style-name="T113">==&gt;</text:span><text:span text:style-name="T113"><text:tab/></text:span><text:span text:style-name="T149">ActivateAt(</text:span><text:span text:style-name="T52">false</text:span><text:span text:style-name="T149">,</text:span><text:span text:style-name="T150">x</text:span><text:span text:style-name="T149">,13.7f,</text:span><text:span text:style-name="T52">false</text:span><text:span text:style-name="T149">);</text:span></text:p>
            <text:p text:style-name="P1"><text:span text:style-name="T113"><text:s text:c="3"/></text:span><text:span text:style-name="T113">activate x at 13.7 prior;</text:span><text:span text:style-name="T113"><text:tab/></text:span><text:span text:style-name="T113"><text:tab/></text:span><text:span text:style-name="T113">==&gt;</text:span><text:span text:style-name="T113"><text:tab/></text:span><text:span text:style-name="T149">ActivateAt(</text:span><text:span text:style-name="T52">false</text:span><text:span text:style-name="T149">,</text:span><text:span text:style-name="T150">x</text:span><text:span text:style-name="T149">,13.7f,</text:span><text:span text:style-name="T52">true</text:span><text:span text:style-name="T149">);</text:span></text:p>
            <text:p text:style-name="P1"><text:span text:style-name="T113"><text:s text:c="3"/></text:span><text:span text:style-name="T113">activate x before y;</text:span><text:span text:style-name="T113"><text:tab/></text:span><text:span text:style-name="T113"><text:tab/></text:span><text:span text:style-name="T113"><text:tab/></text:span><text:span text:style-name="T113">==&gt;</text:span><text:span text:style-name="T113"><text:tab/></text:span><text:span text:style-name="T149">ActivateBefore(</text:span><text:span text:style-name="T52">false</text:span><text:span text:style-name="T149">,</text:span><text:span text:style-name="T150">x</text:span><text:span text:style-name="T149">,</text:span><text:span text:style-name="T150">y</text:span><text:span text:style-name="T149">);</text:span></text:p>
            <text:p text:style-name="P1"><text:span text:style-name="T113"><text:s text:c="3"/></text:span><text:span text:style-name="T113">activate x after y;</text:span><text:span text:style-name="T113"><text:tab/></text:span><text:span text:style-name="T113"><text:tab/></text:span><text:span text:style-name="T113"><text:tab/></text:span><text:span text:style-name="T113">==&gt;</text:span><text:span text:style-name="T113"><text:tab/></text:span><text:span text:style-name="T149">ActivateAfter(</text:span><text:span text:style-name="T52">false</text:span><text:span text:style-name="T149">,</text:span><text:span text:style-name="T150">x</text:span><text:span text:style-name="T149">,</text:span><text:span text:style-name="T150">y</text:span><text:span text:style-name="T149">);</text:span></text:p>
            <text:p text:style-name="P1"><text:span text:style-name="T113"/></text:p>
            <text:p text:style-name="P1"><text:span text:style-name="T113"><text:s text:c="3"/></text:span><text:span text:style-name="T113">reactivate x;</text:span><text:span text:style-name="T113"><text:tab/></text:span><text:span text:style-name="T113"><text:tab/></text:span><text:span text:style-name="T113"><text:tab/></text:span><text:span text:style-name="T113"><text:tab/></text:span><text:span text:style-name="T113">==&gt;</text:span><text:span text:style-name="T113"><text:tab/></text:span><text:span text:style-name="T149">ActivateDirect(</text:span><text:span text:style-name="T52">true</text:span><text:span text:style-name="T149">,</text:span><text:span text:style-name="T150">x</text:span><text:span text:style-name="T149">);</text:span></text:p>
            <text:p><text:span text:style-name="T113"><text:s text:c="3"/></text:span><text:span text:style-name="T113">reactivate x delay 1.34;</text:span><text:span text:style-name="T113"><text:tab/></text:span><text:span text:style-name="T113"><text:tab/></text:span><text:span text:style-name="T113">==&gt;</text:span><text:span text:style-name="T113"><text:tab/></text:span><text:span text:style-name="T149">ActivateDelay(</text:span><text:span text:style-name="T52">true</text:span><text:span text:style-name="T149">,</text:span><text:span text:style-name="T150">x</text:span><text:span text:style-name="T149">,1.34f,</text:span><text:span text:style-name="T52">false</text:span><text:span text:style-name="T149">);</text:span><text:span text:style-name="T113"> <text:s text:c="2"/></text:span></text:p>
            <text:p text:style-name="P1"><text:span text:style-name="T113"><text:s text:c="3"/></text:span><text:span text:style-name="T113">reactivate x delay 1.34 prior;</text:span><text:span text:style-name="T113"><text:tab/></text:span><text:span text:style-name="T113">==&gt;</text:span><text:span text:style-name="T113"><text:tab/></text:span><text:span text:style-name="T149">ActivateDelay(</text:span><text:span text:style-name="T52">true</text:span><text:span text:style-name="T149">,</text:span><text:span text:style-name="T150">x</text:span><text:span text:style-name="T149">,1.34f,</text:span><text:span text:style-name="T52">true</text:span><text:span text:style-name="T149">);</text:span></text:p>
            <text:p text:style-name="P1"><text:span text:style-name="T113"><text:s text:c="3"/></text:span><text:span text:style-name="T113">reactivate x at 13.7;</text:span><text:span text:style-name="T113"><text:tab/></text:span><text:span text:style-name="T113"><text:tab/></text:span><text:span text:style-name="T113"><text:tab/></text:span><text:span text:style-name="T113">==&gt;</text:span><text:span text:style-name="T113"><text:tab/></text:span><text:span text:style-name="T149">ActivateAt(</text:span><text:span text:style-name="T52">true</text:span><text:span text:style-name="T149">,</text:span><text:span text:style-name="T150">x</text:span><text:span text:style-name="T149">,13.7f,</text:span><text:span text:style-name="T52">false</text:span><text:span text:style-name="T149">);</text:span></text:p>
            <text:p text:style-name="P1"><text:span text:style-name="T113"><text:s text:c="3"/></text:span><text:span text:style-name="T113">reactivate x at 13.7 prior;</text:span><text:span text:style-name="T113"><text:tab/></text:span><text:span text:style-name="T113">==&gt;</text:span><text:span text:style-name="T113"><text:tab/></text:span><text:span text:style-name="T149">ActivateAt(</text:span><text:span text:style-name="T52">true</text:span><text:span text:style-name="T149">,</text:span><text:span text:style-name="T150">x</text:span><text:span text:style-name="T149">,13.7f,</text:span><text:span text:style-name="T52">true</text:span><text:span text:style-name="T149">);</text:span></text:p>
            <text:p text:style-name="P1"><text:span text:style-name="T113"><text:s text:c="3"/></text:span><text:span text:style-name="T113">reactivate x before y;</text:span><text:span text:style-name="T113"><text:tab/></text:span><text:span text:style-name="T113"><text:tab/></text:span><text:span text:style-name="T113">==&gt;</text:span><text:span text:style-name="T113"><text:tab/></text:span><text:span text:style-name="T149">ActivateBefore(</text:span><text:span text:style-name="T52">true</text:span><text:span text:style-name="T149">,</text:span><text:span text:style-name="T150">x</text:span><text:span text:style-name="T149">,</text:span><text:span text:style-name="T150">y</text:span><text:span text:style-name="T149">);</text:span></text:p>
            <text:p text:style-name="P1"><text:span text:style-name="T113"><text:s text:c="3"/></text:span><text:span text:style-name="T113">reactivate x after y;</text:span><text:span text:style-name="T113"><text:tab/></text:span><text:span text:style-name="T113"><text:tab/></text:span><text:span text:style-name="T113"><text:tab/></text:span><text:span text:style-name="T113">==&gt;</text:span><text:span text:style-name="T113"><text:tab/></text:span><text:span text:style-name="T149">ActivateAfter(</text:span><text:span text:style-name="T52">true</text:span><text:span text:style-name="T149">,</text:span><text:span text:style-name="T150">x</text:span><text:span text:style-name="T149">,</text:span><text:span text:style-name="T150">y</text:span><text:span text:style-name="T149">);</text:span></text:p>
            <text:p text:style-name="P1"><text:span text:style-name="T149"/></text:p>
            <text:p text:style-name="P1"><text:span text:style-name="T186"/></text:p>
            <text:p text:style-name="P1"><text:span text:style-name="T187">See runtime module Simulation$ for details.</text:span></text:p>
            <text:p text:style-name="P1"><text:span text:style-name="T187"/></text:p>
            <text:p text:style-name="P1"><text:span text:style-name="T187">The sequencing set is implemented by java.util.TreeSet. </text:span></text:p>
            <text:p><text:span text:style-name="T22">See runtime module SequencingSet$ for details.</text:span></text:p>
            <text:p text:style-name="P1"><text:span text:style-name="T22"/></text:p>
          </draw:text-box>
        </draw:frame>
      </draw:page>
      <draw:page draw:name="page28" draw:style-name="dp1" draw:master-page-name="Standard">
        <draw:frame draw:style-name="gr60" draw:text-style-name="P16" draw:layer="layout" svg:width="16.9cm" svg:height="26.463cm" svg:x="2.1cm" svg:y="2cm">
          <draw:text-box>
            <text:p text:style-name="P16"><text:span text:style-name="T112">7. Quasiparalell Sequencing</text:span></text:p>
            <text:p text:style-name="P16"><text:span text:style-name="T112"/></text:p>
            <text:p text:style-name="P17"><text:span text:style-name="T142">Simula has three primitives to express Sequencing:</text:span></text:p>
            <text:p text:style-name="P17"><text:span text:style-name="T142"/></text:p>
            <text:p text:style-name="P17"><text:span text:style-name="T142"><text:s text:c="3"/></text:span><text:span text:style-name="T142">1) obj.Detach</text:span><text:span text:style-name="T142"><text:tab/></text:span><text:span text:style-name="T142">– Suspends the execution, saves a reactivation point and returns.</text:span></text:p>
            <text:p text:style-name="P17"><text:span text:style-name="T142"/></text:p>
            <text:p text:style-name="P17"><text:span text:style-name="T142"><text:s text:c="3"/></text:span><text:span text:style-name="T142">2) Call(obj)</text:span><text:span text:style-name="T142"><text:tab/></text:span><text:span text:style-name="T142"><text:tab/></text:span><text:span text:style-name="T142">– Restarts a detached object at the saved reactivation point.</text:span></text:p>
            <text:p text:style-name="P17"><text:span text:style-name="T142"/></text:p>
            <text:p text:style-name="P17"><text:span text:style-name="T142"><text:s text:c="3"/></text:span><text:span text:style-name="T142">3) Resume(obj)</text:span><text:span text:style-name="T142"><text:tab/></text:span><text:span text:style-name="T142">– Suspend and restart another object.</text:span></text:p>
            <text:p text:style-name="P17"><text:span text:style-name="T142"/></text:p>
            <text:p text:style-name="P17"><text:span text:style-name="T142">The (detach,call) pair constitutes co-routines in Simula while the (detach,resume) pair establish Symmetric component sequencing used to implement discrete event simulation.</text:span></text:p>
            <text:p text:style-name="P17"><text:span text:style-name="T142"/></text:p>
            <text:p><text:span text:style-name="T142">The new Java consept '</text:span><text:span text:style-name="T18">delimited continuation</text:span><text:span text:style-name="T142">' is used to implement the qps primitives.</text:span></text:p>
            <text:p text:style-name="P17"><text:span text:style-name="T142"/></text:p>
            <text:p text:style-name="P18"><text:span text:style-name="T188"><text:s text:c="3"/></text:span><text:span text:style-name="T188">public class </text:span><text:span text:style-name="T189">Continuation </text:span><text:span text:style-name="T188">implements </text:span><text:span text:style-name="T189">Runnable {</text:span></text:p>
            <text:p text:style-name="P18"><text:span text:style-name="T188"><text:tab/></text:span><text:span text:style-name="T188">public </text:span><text:span text:style-name="T189">Continuation(ContinuationScope scope, Runnable target)</text:span></text:p>
            <text:p text:style-name="P18"><text:span text:style-name="T188"><text:tab/></text:span><text:span text:style-name="T188">public static </text:span><text:span text:style-name="T189">Continuation getCurrentContinuation(ContinuationScope scope)</text:span></text:p>
            <text:p text:style-name="P18"><text:span text:style-name="T188"><text:tab/></text:span><text:span text:style-name="T188">public final void </text:span><text:span text:style-name="T189">run()</text:span></text:p>
            <text:p text:style-name="P18"><text:span text:style-name="T188"><text:tab/></text:span><text:span text:style-name="T188">public static void </text:span><text:span text:style-name="T189">yield(ContinuationScope scope)</text:span></text:p>
            <text:p text:style-name="P18"><text:span text:style-name="T188"><text:tab/></text:span><text:span text:style-name="T188">public boolean </text:span><text:span text:style-name="T189">isDone()</text:span></text:p>
            <text:p text:style-name="P19"><text:span text:style-name="T190"><text:tab/></text:span><text:span text:style-name="T190">....</text:span></text:p>
            <text:p text:style-name="P19"><text:span text:style-name="T190"><text:s text:c="3"/></text:span><text:span text:style-name="T190">}</text:span></text:p>
            <text:p text:style-name="P17"><text:span text:style-name="T142"/></text:p>
            <text:p text:style-name="P17"><text:span text:style-name="T18">A delimited continuation is a program object representing a computation that may be suspended and </text:span><text:span text:style-name="T142">resumed. </text:span><text:span text:style-name="T18">From the perspective of the implementation, starting or continuing a continuation mounts it and its stack on </text:span><text:span text:style-name="T142">the current thread – conceptually concatenating the continuation's stack to the thread's – while yielding a continuation unmounts or dismounts it.</text:span></text:p>
            <text:p text:style-name="P17"><text:span text:style-name="T142"/></text:p>
            <text:p text:style-name="P17"><text:span text:style-name="T142">To illustrate the </text:span><text:span text:style-name="T179">transition</text:span><text:span text:style-name="T142"> of the stack when executing the qps primitives we will use the following program example.</text:span></text:p>
            <text:p text:style-name="P17"><text:span text:style-name="T142"/></text:p>
            <text:p text:style-name="P20"><text:span text:style-name="T191"><text:tab/></text:span><text:span text:style-name="T191">System </text:span><text:span text:style-name="T192">begin ref(</text:span><text:span text:style-name="T191">C</text:span><text:span text:style-name="T192">) </text:span><text:span text:style-name="T191">x;</text:span></text:p>
            <text:p text:style-name="P20"><text:span text:style-name="T192"><text:tab/></text:span><text:span text:style-name="T192"><text:tab/></text:span><text:span text:style-name="T192">procedure </text:span><text:span text:style-name="T191">P;</text:span></text:p>
            <text:p text:style-name="P20"><text:span text:style-name="T192"><text:tab/></text:span><text:span text:style-name="T192"><text:tab/></text:span><text:span text:style-name="T192">begin </text:span><text:span text:style-name="T191">x:-</text:span><text:span text:style-name="T192">new </text:span><text:span text:style-name="T191">C();</text:span></text:p>
            <text:p text:style-name="P21"><text:span text:style-name="T193"><text:tab/></text:span><text:span text:style-name="T193"><text:tab/></text:span><text:span text:style-name="T193"><text:tab/></text:span><text:span text:style-name="T193">…</text:span></text:p>
            <text:p text:style-name="P22"><text:span text:style-name="T193"><text:tab/></text:span><text:span text:style-name="T193"><text:tab/></text:span><text:span text:style-name="T193"><text:tab/></text:span><text:span text:style-name="T194">call(x);</text:span></text:p>
            <text:p text:style-name="P22"><text:span text:style-name="T192"><text:tab/></text:span><text:span text:style-name="T192"><text:tab/></text:span><text:span text:style-name="T192">end</text:span><text:span text:style-name="T191">;</text:span></text:p>
            <text:p text:style-name="P20"><text:span text:style-name="T192"><text:tab/></text:span><text:span text:style-name="T192"><text:tab/></text:span><text:span text:style-name="T192">class </text:span><text:span text:style-name="T191">Component;</text:span></text:p>
            <text:p text:style-name="P23"><text:span text:style-name="T193"><text:tab/></text:span><text:span text:style-name="T193"><text:tab/></text:span><text:span text:style-name="T193">begin</text:span></text:p>
            <text:p text:style-name="P20"><text:span text:style-name="T192"><text:tab/></text:span><text:span text:style-name="T192"><text:tab/></text:span><text:span text:style-name="T192"><text:tab/></text:span><text:span text:style-name="T192">procedure </text:span><text:span text:style-name="T191">Q;</text:span></text:p>
            <text:p text:style-name="P20"><text:span text:style-name="T192"><text:tab/></text:span><text:span text:style-name="T192"><text:tab/></text:span><text:span text:style-name="T192"><text:tab/></text:span><text:span text:style-name="T192">begin </text:span><text:span text:style-name="T191">... </text:span><text:span text:style-name="T195">detach; </text:span><text:span text:style-name="T191">... </text:span><text:span text:style-name="T192">end</text:span><text:span text:style-name="T191">;</text:span></text:p>
            <text:p text:style-name="P21"><text:span text:style-name="T193"><text:tab/></text:span><text:span text:style-name="T193"><text:tab/></text:span><text:span text:style-name="T193"><text:tab/></text:span><text:span text:style-name="T193">...</text:span></text:p>
            <text:p text:style-name="P21"><text:span text:style-name="T193"><text:tab/></text:span><text:span text:style-name="T193"><text:tab/></text:span><text:span text:style-name="T193"><text:tab/></text:span><text:span text:style-name="T193">Q;</text:span></text:p>
            <text:p text:style-name="P21"><text:span text:style-name="T193"><text:tab/></text:span><text:span text:style-name="T193"><text:tab/></text:span><text:span text:style-name="T193"><text:tab/></text:span><text:span text:style-name="T193">...</text:span></text:p>
            <text:p text:style-name="P20"><text:span text:style-name="T191"><text:tab/></text:span><text:span text:style-name="T191"><text:tab/></text:span><text:span text:style-name="T191">e</text:span><text:span text:style-name="T192">nd </text:span><text:span text:style-name="T191">Component;</text:span></text:p>
            <text:p text:style-name="P21"><text:span text:style-name="T193"><text:tab/></text:span><text:span text:style-name="T193"><text:tab/></text:span><text:span text:style-name="T193">...</text:span></text:p>
            <text:p text:style-name="P21"><text:span text:style-name="T193"><text:tab/></text:span><text:span text:style-name="T193"><text:tab/></text:span><text:span text:style-name="T193">P;</text:span></text:p>
            <text:p text:style-name="P21"><text:span text:style-name="T193"><text:tab/></text:span><text:span text:style-name="T193"><text:tab/></text:span><text:span text:style-name="T193">...</text:span></text:p>
            <text:p text:style-name="P20"><text:span text:style-name="T192"><text:tab/></text:span><text:span text:style-name="T192">end </text:span><text:span text:style-name="T191">System;</text:span></text:p>
            <text:p text:style-name="P20"><text:span text:style-name="T191"/></text:p>
            <text:p text:style-name="P20"><text:span text:style-name="T191"/></text:p>
            <text:p text:style-name="P20"><text:span text:style-name="T191">The following pages show <text:s/>the transitions in detail.</text:span></text:p>
          </draw:text-box>
        </draw:frame>
      </draw:page>
      <draw:page draw:name="page29" draw:style-name="dp1" draw:master-page-name="Standard">
        <draw:rect draw:style-name="gr61" draw:text-style-name="P5" draw:layer="layout" svg:width="2.8cm" svg:height="7.4cm" svg:x="17cm" svg:y="12.1cm">
          <text:p/>
        </draw:rect>
        <draw:rect draw:style-name="gr6" draw:text-style-name="P5" draw:layer="layout" svg:width="2.8cm" svg:height="4cm" svg:x="17cm" svg:y="7.7cm">
          <text:p/>
        </draw:rect>
        <draw:frame draw:style-name="gr5" draw:text-style-name="P4" draw:layer="layout" svg:width="8.155cm" svg:height="25.371cm" svg:x="1.5cm" svg:y="2.3cm">
          <draw:text-box>
            <text:p text:style-name="P4"><text:span text:style-name="T196">S begin</text:span></text:p>
            <text:p text:style-name="P4"><text:span text:style-name="T20"><text:s text:c="2"/></text:span><text:span text:style-name="T197"><text:s/></text:span><text:span text:style-name="T196">ref(C) </text:span><text:span text:style-name="T197"><text:s/></text:span><text:span text:style-name="T20">x;</text:span></text:p>
            <text:p text:style-name="P4"><text:span text:style-name="T20"/></text:p>
            <text:p text:style-name="P4"><text:span text:style-name="T196"><text:s text:c="3"/></text:span><text:span text:style-name="T196">procedure</text:span><text:span text:style-name="T197"> </text:span><text:span text:style-name="T20">P;</text:span></text:p>
            <text:p text:style-name="P4"><text:span text:style-name="T20"><text:s text:c="3"/></text:span><text:span text:style-name="T31">begin</text:span></text:p>
            <text:p text:style-name="P4"><text:span text:style-name="T20"><text:s text:c="6"/></text:span><text:span text:style-name="T20">x:-</text:span><text:span text:style-name="T31">new</text:span><text:span text:style-name="T20"> C();</text:span></text:p>
            <text:p text:style-name="P4"><text:span text:style-name="T20"><text:s text:c="6"/></text:span><text:span text:style-name="T20">- - -</text:span></text:p>
            <text:p text:style-name="P4"><text:span text:style-name="T20"><text:s text:c="6"/></text:span><text:span text:style-name="T198">call(x);</text:span></text:p>
            <text:p text:style-name="P4"><text:span text:style-name="T20"><text:s text:c="3"/></text:span><text:span text:style-name="T31">end</text:span><text:span text:style-name="T20">;</text:span></text:p>
            <text:p text:style-name="P4"><text:span text:style-name="T20"/></text:p>
            <text:p text:style-name="P4"><text:span text:style-name="T20"><text:s text:c="3"/></text:span><text:span text:style-name="T31">class</text:span><text:span text:style-name="T20"> C;</text:span></text:p>
            <text:p text:style-name="P4"><text:span text:style-name="T20"><text:s text:c="3"/></text:span><text:span text:style-name="T31">begin</text:span></text:p>
            <text:p text:style-name="P4"><text:span text:style-name="T196"><text:s text:c="6"/></text:span><text:span text:style-name="T196">procedure</text:span><text:span text:style-name="T197"> Q</text:span><text:span text:style-name="T20">;</text:span></text:p>
            <text:p text:style-name="P4"><text:span text:style-name="T20"><text:s text:c="3"/></text:span><text:span text:style-name="T197"><text:s text:c="3"/></text:span><text:span text:style-name="T196">begin</text:span></text:p>
            <text:p text:style-name="P4"><text:span text:style-name="T197"><text:s text:c="9"/></text:span><text:span text:style-name="T197">- - -</text:span></text:p>
            <text:p text:style-name="P4"><text:span text:style-name="T20"><text:s text:c="8"/></text:span><text:span text:style-name="T198"><text:s/></text:span><text:span text:style-name="T198">detach;</text:span></text:p>
            <text:p text:style-name="P4"><text:span text:style-name="T20"><text:s text:c="9"/></text:span><text:span text:style-name="T20">- - -</text:span></text:p>
            <text:p text:style-name="P4"><text:span text:style-name="T20"><text:s text:c="6"/></text:span><text:span text:style-name="T29">end</text:span><text:span text:style-name="T20">;</text:span></text:p>
            <text:p text:style-name="P4"><text:span text:style-name="T20"><text:s text:c="6"/></text:span><text:span text:style-name="T20">- - -</text:span></text:p>
            <text:p text:style-name="P4"><text:span text:style-name="T20"><text:s text:c="6"/></text:span><text:span text:style-name="T20">Q;</text:span></text:p>
            <text:p text:style-name="P4"><text:span text:style-name="T20"><text:s text:c="6"/></text:span><text:span text:style-name="T20">- - -</text:span></text:p>
            <text:p text:style-name="P4"><text:span text:style-name="T20"><text:s text:c="3"/></text:span><text:span text:style-name="T196">end</text:span><text:span text:style-name="T20">;</text:span></text:p>
            <text:p text:style-name="P4"><text:span text:style-name="T20"><text:s text:c="3"/></text:span><text:span text:style-name="T20">- - -</text:span></text:p>
            <text:p text:style-name="P4"><text:span text:style-name="T20"><text:s text:c="3"/></text:span><text:span text:style-name="T20">P;</text:span></text:p>
            <text:p text:style-name="P4"><text:span text:style-name="T20"><text:s text:c="3"/></text:span><text:span text:style-name="T20">- - -</text:span></text:p>
            <text:p text:style-name="P4"><text:span text:style-name="T196">end</text:span><text:span text:style-name="T20">;</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2" draw:text-style-name="P5" draw:layer="layout" svg:width="2.7cm" svg:height="4cm" svg:x="10.4cm" svg:y="14.9cm">
          <text:p/>
        </draw:rect>
        <draw:rect draw:style-name="gr6" draw:text-style-name="P5" draw:layer="layout" svg:width="2.8cm" svg:height="4.7cm" svg:x="17cm" svg:y="3cm">
          <text:p/>
        </draw:rect>
        <draw:path draw:style-name="gr63"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4"><text:span text:style-name="T32"><text:s text:c="2"/></text:span><text:span text:style-name="T32">DL <text:s/>SL</text:span></text:p>
          </draw:text-box>
        </draw:frame>
        <draw:frame draw:style-name="gr8" draw:text-style-name="P6" draw:layer="layout" svg:width="2.394cm" svg:height="1.361cm" svg:x="10.6cm" svg:y="9.099cm">
          <draw:text-box>
            <text:p text:style-name="P24"><text:span text:style-name="T32"><text:s text:c="2"/></text:span><text:span text:style-name="T32">DL <text:s/>SL</text:span></text:p>
          </draw:text-box>
        </draw:frame>
        <draw:frame draw:style-name="gr8" draw:text-style-name="P6" draw:layer="layout" svg:width="2.394cm" svg:height="1.361cm" svg:x="10.506cm" svg:y="15cm">
          <draw:text-box>
            <text:p text:style-name="P24"><text:span text:style-name="T32"><text:s text:c="2"/></text:span><text:span text:style-name="T32">DL <text:s/>SL</text:span></text:p>
          </draw:text-box>
        </draw:frame>
        <draw:frame draw:style-name="gr8" draw:text-style-name="P6" draw:layer="layout" svg:width="2.394cm" svg:height="1.361cm" svg:x="10.5cm" svg:y="20.899cm">
          <draw:text-box>
            <text:p text:style-name="P24"><text:span text:style-name="T32"><text:s text:c="2"/></text:span><text:span text:style-name="T32">DL <text:s/>SL</text:span></text:p>
          </draw:text-box>
        </draw:frame>
        <draw:line draw:style-name="gr9" draw:text-style-name="P5" draw:layer="layout" svg:x1="11.3cm" svg:y1="20.9cm" svg:x2="11.3cm" svg:y2="18.9cm">
          <text:p/>
        </draw:line>
        <draw:line draw:style-name="gr9" draw:text-style-name="P5" draw:layer="layout" svg:x1="11.3cm" svg:y1="15.1cm" svg:x2="11.3cm" svg:y2="13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4"><text:span text:style-name="T32"><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4" draw:text-style-name="P4" draw:layer="layout" svg:width="1.594cm" svg:height="0.806cm" svg:x="10.906cm" svg:y="11.1cm">
          <draw:text-box>
            <text:p text:style-name="P4"><text:span text:style-name="T32">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4" draw:layer="layout" svg:width="4.342cm" svg:height="0.963cm" svg:x="14.9cm" svg:y="23.437cm">
          <draw:text-box>
            <text:p text:style-name="P4"><text:span text:style-name="T20">Current Block</text:span></text:p>
          </draw:text-box>
        </draw:frame>
        <draw:line draw:style-name="gr9" draw:text-style-name="P5" draw:layer="layout" svg:x1="14.8cm" svg:y1="23.9cm" svg:x2="13.2cm" svg:y2="23.9cm">
          <text:p/>
        </draw:line>
        <draw:frame draw:style-name="gr65" draw:text-style-name="P4" draw:layer="layout" svg:width="12.106cm" svg:height="1.2cm" svg:x="5.079cm" svg:y="27cm">
          <draw:text-box>
            <text:p text:style-name="P4"><text:span text:style-name="T20">Fig. 5 <text:s/>Using LOOM: Just before Detach</text:span></text:p>
          </draw:text-box>
        </draw:frame>
        <draw:frame draw:style-name="gr18" draw:text-style-name="P7" draw:layer="layout" svg:width="1.162cm" svg:height="0.983cm" svg:x="12.238cm" svg:y="8.117cm">
          <draw:text-box>
            <text:p text:style-name="P4"><text:span text:style-name="T33">P</text:span></text:p>
          </draw:text-box>
        </draw:frame>
        <draw:frame draw:style-name="gr19" draw:text-style-name="P7" draw:layer="layout" svg:width="1.162cm" svg:height="0.983cm" svg:x="12.338cm" svg:y="14cm">
          <draw:text-box>
            <text:p text:style-name="P4"><text:span text:style-name="T33">C</text:span></text:p>
          </draw:text-box>
        </draw:frame>
        <draw:frame draw:style-name="gr66" draw:text-style-name="P25" draw:layer="layout" svg:width="2.051cm" svg:height="0.983cm" svg:x="10.822cm" svg:y="1.277cm">
          <draw:text-box>
            <text:p text:style-name="P4"><text:span text:style-name="T31">Heap</text:span></text:p>
          </draw:text-box>
        </draw:frame>
        <draw:frame draw:style-name="gr67" draw:text-style-name="P25" draw:layer="layout" svg:width="0.925cm" svg:height="0.983cm" svg:x="12.475cm" svg:y="2.617cm">
          <draw:text-box>
            <text:p text:style-name="P4"><text:span text:style-name="T31">S</text:span></text:p>
          </draw:text-box>
        </draw:frame>
        <draw:frame draw:style-name="gr19" draw:text-style-name="P7" draw:layer="layout" svg:width="1.162cm" svg:height="0.983cm" svg:x="12.238cm" svg:y="19.8cm">
          <draw:text-box>
            <text:p text:style-name="P4"><text:span text:style-name="T33">Q</text:span></text:p>
          </draw:text-box>
        </draw:frame>
        <draw:frame draw:style-name="gr11" draw:text-style-name="P6" draw:layer="layout" svg:width="2.403cm" svg:height="0.963cm" svg:x="10.697cm" svg:y="4.437cm">
          <draw:text-box>
            <text:p text:style-name="P24"><text:span text:style-name="T32"><text:s text:c="2"/></text:span></text:p>
          </draw:text-box>
        </draw:frame>
        <draw:frame draw:style-name="gr11" draw:text-style-name="P6" draw:layer="layout" svg:width="2.403cm" svg:height="0.963cm" svg:x="10.5cm" svg:y="21.737cm">
          <draw:text-box>
            <text:p text:style-name="P24"><text:span text:style-name="T32"><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4" draw:text-style-name="P4" draw:layer="layout" svg:width="1.594cm" svg:height="0.806cm" svg:x="11.006cm" svg:y="5.399cm">
          <draw:text-box>
            <text:p text:style-name="P4"><text:span text:style-name="T32">STM</text:span></text:p>
          </draw:text-box>
        </draw:frame>
        <draw:frame draw:style-name="gr64" draw:text-style-name="P4" draw:layer="layout" svg:width="1.594cm" svg:height="0.806cm" svg:x="10.9cm" svg:y="16.899cm">
          <draw:text-box>
            <text:p text:style-name="P4"><text:span text:style-name="T32">STM</text:span></text:p>
          </draw:text-box>
        </draw:frame>
        <draw:frame draw:style-name="gr64" draw:text-style-name="P4" draw:layer="layout" svg:width="1.594cm" svg:height="0.806cm" svg:x="10.9cm" svg:y="22.5cm">
          <draw:text-box>
            <text:p text:style-name="P4"><text:span text:style-name="T32">STM</text:span></text:p>
          </draw:text-box>
        </draw:frame>
        <draw:frame draw:style-name="gr68" draw:text-style-name="P25" draw:layer="layout" svg:width="2.72cm" svg:height="1cm" svg:x="17.08cm" svg:y="1.8cm">
          <draw:text-box>
            <text:p text:style-name="P4"><text:span text:style-name="T31"><text:s/></text:span><text:span text:style-name="T31">Stack</text:span></text:p>
          </draw:text-box>
        </draw:frame>
        <draw:line draw:style-name="gr12" draw:text-style-name="P5" draw:layer="layout" svg:x1="17cm" svg:y1="5.3cm" svg:x2="19.7cm" svg:y2="5.3cm">
          <text:p/>
        </draw:line>
        <draw:rect draw:style-name="gr61" draw:text-style-name="P5" draw:layer="layout" svg:width="2.8cm" svg:height="4.4cm" svg:x="17cm" svg:y="7.7cm">
          <text:p/>
        </draw:rect>
        <draw:path draw:style-name="gr69"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70" draw:text-style-name="P6" draw:layer="layout" svg:width="7.648cm" svg:height="0.806cm" svg:x="7.99cm" svg:y="25.499cm">
          <draw:text-box>
            <text:p text:style-name="P24"><text:span text:style-name="T32">C'detach == swap(C'DL,Current)</text:span></text:p>
          </draw:text-box>
        </draw:frame>
        <draw:frame draw:style-name="gr8" draw:text-style-name="P6" draw:layer="layout" svg:width="2.82cm" svg:height="1.361cm" svg:x="17.18cm" svg:y="3.5cm">
          <draw:text-box>
            <text:p text:style-name="P24"><text:span text:style-name="T32">S-Frame</text:span></text:p>
          </draw:text-box>
        </draw:frame>
        <draw:frame draw:style-name="gr71" draw:text-style-name="P6" draw:layer="layout" svg:width="2.424cm" svg:height="0.806cm" svg:x="17.1cm" svg:y="6cm">
          <draw:text-box>
            <text:p text:style-name="P24"><text:span text:style-name="T32">P-Frame</text:span></text:p>
          </draw:text-box>
        </draw:frame>
        <draw:frame draw:style-name="gr72" draw:text-style-name="P6" draw:layer="layout" svg:width="2.449cm" svg:height="0.806cm" svg:x="17.151cm" svg:y="8.2cm">
          <draw:text-box>
            <text:p text:style-name="P24"><text:span text:style-name="T32">C-Frame</text:span></text:p>
          </draw:text-box>
        </draw:frame>
        <draw:frame draw:style-name="gr8" draw:text-style-name="P6" draw:layer="layout" svg:width="2.775cm" svg:height="1.361cm" svg:x="17cm" svg:y="10.6cm">
          <draw:text-box>
            <text:p text:style-name="P24"><text:span text:style-name="T32">Q-Frame</text:span></text:p>
          </draw:text-box>
        </draw:frame>
        <draw:frame draw:style-name="gr73" draw:text-style-name="P27" draw:layer="layout" svg:width="1.848cm" svg:height="0.899cm" svg:x="0.87cm" svg:y="12.878cm">
          <draw:text-box>
            <text:p text:style-name="P26"><text:span text:style-name="T37">PSC:</text:span></text:p>
          </draw:text-box>
        </draw:frame>
        <draw:line draw:style-name="gr9" draw:text-style-name="P5" draw:layer="layout" svg:x1="2.5cm" svg:y1="13.4cm" svg:x2="3.7cm" svg:y2="13.3cm">
          <text:p/>
        </draw:line>
        <draw:path draw:style-name="gr10" draw:text-style-name="P5" draw:layer="layout" svg:width="3.787cm" svg:height="12.755cm" svg:x="13.112cm" svg:y="10.2cm" svg:viewBox="0 0 3788 12756" svg:d="M3788 0c-565-3-526 915-700 1300-181 399-538 7697-598 8149-54 405-234 785-389 1167-154 379-170 818-389 1168-203 325-306 1085-895 894l-428 39-389 39">
          <text:p/>
        </draw:path>
        <draw:path draw:style-name="gr10" draw:text-style-name="P5" draw:layer="layout" svg:width="4.37cm" svg:height="9.013cm" svg:x="12.529cm" svg:y="8.3cm" svg:viewBox="0 0 4371 9014" svg:d="M4371 0c-526 7-623 748-900 1100-296 377-300 2400-1000 5000-300 1000-397 1767-800 1800l-1166 1076-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9"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9"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2" draw:text-style-name="P5" draw:layer="layout" svg:x1="16.9cm" svg:y1="9.9cm" svg:x2="19.9cm" svg:y2="9.9cm">
          <text:p/>
        </draw:line>
      </draw:page>
      <draw:page draw:name="page30" draw:style-name="dp1" draw:master-page-name="Standard">
        <draw:rect draw:style-name="gr6" draw:text-style-name="P5" draw:layer="layout" svg:width="2.8cm" svg:height="4cm" svg:x="16.9cm" svg:y="15cm">
          <text:p/>
        </draw:rect>
        <draw:frame draw:style-name="gr5" draw:text-style-name="P4" draw:layer="layout" svg:width="8.155cm" svg:height="25.371cm" svg:x="1.5cm" svg:y="2.3cm">
          <draw:text-box>
            <text:p text:style-name="P4"><text:span text:style-name="T196">S begin</text:span></text:p>
            <text:p text:style-name="P4"><text:span text:style-name="T20"><text:s text:c="2"/></text:span><text:span text:style-name="T197"><text:s/></text:span><text:span text:style-name="T196">ref(C) </text:span><text:span text:style-name="T197"><text:s/></text:span><text:span text:style-name="T20">x;</text:span></text:p>
            <text:p text:style-name="P4"><text:span text:style-name="T20"/></text:p>
            <text:p text:style-name="P4"><text:span text:style-name="T196"><text:s text:c="3"/></text:span><text:span text:style-name="T196">procedure</text:span><text:span text:style-name="T197"> </text:span><text:span text:style-name="T20">P;</text:span></text:p>
            <text:p text:style-name="P4"><text:span text:style-name="T20"><text:s text:c="3"/></text:span><text:span text:style-name="T31">begin</text:span></text:p>
            <text:p text:style-name="P4"><text:span text:style-name="T20"><text:s text:c="6"/></text:span><text:span text:style-name="T20">x:-</text:span><text:span text:style-name="T31">new</text:span><text:span text:style-name="T20"> C();</text:span></text:p>
            <text:p text:style-name="P4"><text:span text:style-name="T20"><text:s text:c="6"/></text:span><text:span text:style-name="T20">- - -</text:span></text:p>
            <text:p text:style-name="P4"><text:span text:style-name="T20"><text:s text:c="6"/></text:span><text:span text:style-name="T198">call(x);</text:span></text:p>
            <text:p text:style-name="P4"><text:span text:style-name="T20"><text:s text:c="3"/></text:span><text:span text:style-name="T31">end</text:span><text:span text:style-name="T20">;</text:span></text:p>
            <text:p text:style-name="P4"><text:span text:style-name="T20"/></text:p>
            <text:p text:style-name="P4"><text:span text:style-name="T20"><text:s text:c="3"/></text:span><text:span text:style-name="T31">class</text:span><text:span text:style-name="T20"> C;</text:span></text:p>
            <text:p text:style-name="P4"><text:span text:style-name="T20"><text:s text:c="3"/></text:span><text:span text:style-name="T31">begin</text:span></text:p>
            <text:p text:style-name="P4"><text:span text:style-name="T196"><text:s text:c="6"/></text:span><text:span text:style-name="T196">procedure</text:span><text:span text:style-name="T197"> Q</text:span><text:span text:style-name="T20">;</text:span></text:p>
            <text:p text:style-name="P4"><text:span text:style-name="T20"><text:s text:c="3"/></text:span><text:span text:style-name="T197"><text:s text:c="3"/></text:span><text:span text:style-name="T196">begin</text:span></text:p>
            <text:p text:style-name="P4"><text:span text:style-name="T197"><text:s text:c="9"/></text:span><text:span text:style-name="T197">- - -</text:span></text:p>
            <text:p text:style-name="P4"><text:span text:style-name="T20"><text:s text:c="8"/></text:span><text:span text:style-name="T198"><text:s/></text:span><text:span text:style-name="T198">detach;</text:span></text:p>
            <text:p text:style-name="P4"><text:span text:style-name="T20"><text:s text:c="9"/></text:span><text:span text:style-name="T20">- - -</text:span></text:p>
            <text:p text:style-name="P4"><text:span text:style-name="T20"><text:s text:c="6"/></text:span><text:span text:style-name="T29">end</text:span><text:span text:style-name="T20">;</text:span></text:p>
            <text:p text:style-name="P4"><text:span text:style-name="T20"><text:s text:c="6"/></text:span><text:span text:style-name="T20">- - -</text:span></text:p>
            <text:p text:style-name="P4"><text:span text:style-name="T20"><text:s text:c="6"/></text:span><text:span text:style-name="T20">Q;</text:span></text:p>
            <text:p text:style-name="P4"><text:span text:style-name="T20"><text:s text:c="6"/></text:span><text:span text:style-name="T20">- - -</text:span></text:p>
            <text:p text:style-name="P4"><text:span text:style-name="T20"><text:s text:c="3"/></text:span><text:span text:style-name="T196">end</text:span><text:span text:style-name="T20">;</text:span></text:p>
            <text:p text:style-name="P4"><text:span text:style-name="T20"><text:s text:c="3"/></text:span><text:span text:style-name="T20">- - -</text:span></text:p>
            <text:p text:style-name="P4"><text:span text:style-name="T20"><text:s text:c="3"/></text:span><text:span text:style-name="T20">P;</text:span></text:p>
            <text:p text:style-name="P4"><text:span text:style-name="T20"><text:s text:c="3"/></text:span><text:span text:style-name="T20">- - -</text:span></text:p>
            <text:p text:style-name="P4"><text:span text:style-name="T196">end</text:span><text:span text:style-name="T20">;</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2" draw:text-style-name="P5" draw:layer="layout" svg:width="2.7cm" svg:height="4cm" svg:x="10.4cm" svg:y="14.9cm">
          <text:p/>
        </draw:rect>
        <draw:rect draw:style-name="gr6" draw:text-style-name="P5" draw:layer="layout" svg:width="2.8cm" svg:height="4.7cm" svg:x="17cm" svg:y="3cm">
          <text:p/>
        </draw:rect>
        <draw:path draw:style-name="gr63"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4"><text:span text:style-name="T32"><text:s text:c="2"/></text:span><text:span text:style-name="T32">DL <text:s/>SL</text:span></text:p>
          </draw:text-box>
        </draw:frame>
        <draw:frame draw:style-name="gr8" draw:text-style-name="P6" draw:layer="layout" svg:width="2.394cm" svg:height="1.361cm" svg:x="10.6cm" svg:y="9.099cm">
          <draw:text-box>
            <text:p text:style-name="P24"><text:span text:style-name="T32"><text:s text:c="2"/></text:span><text:span text:style-name="T32">DL <text:s/>SL</text:span></text:p>
          </draw:text-box>
        </draw:frame>
        <draw:frame draw:style-name="gr8" draw:text-style-name="P6" draw:layer="layout" svg:width="2.394cm" svg:height="1.361cm" svg:x="10.506cm" svg:y="15cm">
          <draw:text-box>
            <text:p text:style-name="P24"><text:span text:style-name="T32"><text:s text:c="2"/></text:span><text:span text:style-name="T32">DL <text:s/>SL</text:span></text:p>
          </draw:text-box>
        </draw:frame>
        <draw:frame draw:style-name="gr8" draw:text-style-name="P6" draw:layer="layout" svg:width="2.394cm" svg:height="1.361cm" svg:x="10.5cm" svg:y="20.899cm">
          <draw:text-box>
            <text:p text:style-name="P24"><text:span text:style-name="T32"><text:s text:c="2"/></text:span><text:span text:style-name="T32">DL <text:s/>SL</text:span></text:p>
          </draw:text-box>
        </draw:frame>
        <draw:line draw:style-name="gr9" draw:text-style-name="P5" draw:layer="layout" svg:x1="11.3cm" svg:y1="20.9cm" svg:x2="11.3cm" svg:y2="18.9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4"><text:span text:style-name="T32"><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4" draw:text-style-name="P4" draw:layer="layout" svg:width="1.594cm" svg:height="0.806cm" svg:x="10.906cm" svg:y="11.1cm">
          <draw:text-box>
            <text:p text:style-name="P4"><text:span text:style-name="T32">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4" draw:layer="layout" svg:width="4.342cm" svg:height="0.963cm" svg:x="14.9cm" svg:y="23.437cm">
          <draw:text-box>
            <text:p text:style-name="P4"><text:span text:style-name="T20">Current Block</text:span></text:p>
          </draw:text-box>
        </draw:frame>
        <draw:frame draw:style-name="gr74" draw:text-style-name="P4" draw:layer="layout" svg:width="15.04cm" svg:height="1.2cm" svg:x="3.366cm" svg:y="27cm">
          <draw:text-box>
            <text:p text:style-name="P4"><text:span text:style-name="T20">Fig. 6 <text:s text:c="2"/>Just after Detach – Dis</text:span><text:span text:style-name="T199">mounts p</text:span><text:span text:style-name="T20">art of Stack </text:span></text:p>
          </draw:text-box>
        </draw:frame>
        <draw:frame draw:style-name="gr18" draw:text-style-name="P7" draw:layer="layout" svg:width="1.162cm" svg:height="0.983cm" svg:x="12.238cm" svg:y="8.117cm">
          <draw:text-box>
            <text:p text:style-name="P4"><text:span text:style-name="T33">P</text:span></text:p>
          </draw:text-box>
        </draw:frame>
        <draw:frame draw:style-name="gr19" draw:text-style-name="P7" draw:layer="layout" svg:width="1.162cm" svg:height="0.983cm" svg:x="12.338cm" svg:y="14cm">
          <draw:text-box>
            <text:p text:style-name="P4"><text:span text:style-name="T33">C</text:span></text:p>
          </draw:text-box>
        </draw:frame>
        <draw:frame draw:style-name="gr66" draw:text-style-name="P25" draw:layer="layout" svg:width="2.051cm" svg:height="0.983cm" svg:x="10.822cm" svg:y="1.277cm">
          <draw:text-box>
            <text:p text:style-name="P4"><text:span text:style-name="T31">Heap</text:span></text:p>
          </draw:text-box>
        </draw:frame>
        <draw:frame draw:style-name="gr67" draw:text-style-name="P25" draw:layer="layout" svg:width="0.925cm" svg:height="0.983cm" svg:x="12.475cm" svg:y="2.617cm">
          <draw:text-box>
            <text:p text:style-name="P4"><text:span text:style-name="T31">S</text:span></text:p>
          </draw:text-box>
        </draw:frame>
        <draw:frame draw:style-name="gr19" draw:text-style-name="P7" draw:layer="layout" svg:width="1.162cm" svg:height="0.983cm" svg:x="12.238cm" svg:y="19.8cm">
          <draw:text-box>
            <text:p text:style-name="P4"><text:span text:style-name="T33">Q</text:span></text:p>
          </draw:text-box>
        </draw:frame>
        <draw:frame draw:style-name="gr11" draw:text-style-name="P6" draw:layer="layout" svg:width="2.403cm" svg:height="0.963cm" svg:x="10.697cm" svg:y="4.437cm">
          <draw:text-box>
            <text:p text:style-name="P24"><text:span text:style-name="T32"><text:s text:c="2"/></text:span></text:p>
          </draw:text-box>
        </draw:frame>
        <draw:frame draw:style-name="gr11" draw:text-style-name="P6" draw:layer="layout" svg:width="2.403cm" svg:height="0.963cm" svg:x="10.5cm" svg:y="21.737cm">
          <draw:text-box>
            <text:p text:style-name="P24"><text:span text:style-name="T32"><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4" draw:text-style-name="P4" draw:layer="layout" svg:width="1.594cm" svg:height="0.806cm" svg:x="11.006cm" svg:y="5.399cm">
          <draw:text-box>
            <text:p text:style-name="P4"><text:span text:style-name="T32">STM</text:span></text:p>
          </draw:text-box>
        </draw:frame>
        <draw:frame draw:style-name="gr64" draw:text-style-name="P4" draw:layer="layout" svg:width="1.594cm" svg:height="0.806cm" svg:x="10.9cm" svg:y="16.899cm">
          <draw:text-box>
            <text:p text:style-name="P4"><text:span text:style-name="T32">STM</text:span></text:p>
          </draw:text-box>
        </draw:frame>
        <draw:frame draw:style-name="gr64" draw:text-style-name="P4" draw:layer="layout" svg:width="1.594cm" svg:height="0.806cm" svg:x="10.9cm" svg:y="22.5cm">
          <draw:text-box>
            <text:p text:style-name="P4"><text:span text:style-name="T32">STM</text:span></text:p>
          </draw:text-box>
        </draw:frame>
        <draw:frame draw:style-name="gr75" draw:text-style-name="P25" draw:layer="layout" svg:width="2.72cm" svg:height="0.983cm" svg:x="17.1cm" svg:y="2.117cm">
          <draw:text-box>
            <text:p text:style-name="P4"><text:span text:style-name="T31"><text:s/></text:span><text:span text:style-name="T31">Stack</text:span></text:p>
          </draw:text-box>
        </draw:frame>
        <draw:line draw:style-name="gr12" draw:text-style-name="P5" draw:layer="layout" svg:x1="17cm" svg:y1="5.3cm" svg:x2="19.7cm" svg:y2="5.3cm">
          <text:p/>
        </draw:line>
        <draw:line draw:style-name="gr12" draw:text-style-name="P5" draw:layer="layout" svg:x1="17cm" svg:y1="17cm" svg:x2="19.7cm" svg:y2="17cm">
          <text:p/>
        </draw:line>
        <draw:rect draw:style-name="gr61" draw:text-style-name="P5" draw:layer="layout" svg:width="2.8cm" svg:height="4.4cm" svg:x="17cm" svg:y="7.7cm">
          <text:p/>
        </draw:rect>
        <draw:path draw:style-name="gr69"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70" draw:text-style-name="P6" draw:layer="layout" svg:width="7.648cm" svg:height="0.806cm" svg:x="7.99cm" svg:y="25.499cm">
          <draw:text-box>
            <text:p text:style-name="P24"><text:span text:style-name="T32">C'detach == swap(C'DL,Current)</text:span></text:p>
          </draw:text-box>
        </draw:frame>
        <draw:frame draw:style-name="gr8" draw:text-style-name="P6" draw:layer="layout" svg:width="2.82cm" svg:height="1.361cm" svg:x="17.18cm" svg:y="3.5cm">
          <draw:text-box>
            <text:p text:style-name="P24"><text:span text:style-name="T32">S-Frame</text:span></text:p>
          </draw:text-box>
        </draw:frame>
        <draw:frame draw:style-name="gr71" draw:text-style-name="P6" draw:layer="layout" svg:width="2.424cm" svg:height="0.806cm" svg:x="17.1cm" svg:y="6cm">
          <draw:text-box>
            <text:p text:style-name="P24"><text:span text:style-name="T32">P-Frame</text:span></text:p>
          </draw:text-box>
        </draw:frame>
        <draw:frame draw:style-name="gr72" draw:text-style-name="P6" draw:layer="layout" svg:width="2.449cm" svg:height="0.806cm" svg:x="17cm" svg:y="15.5cm">
          <draw:text-box>
            <text:p text:style-name="P24"><text:span text:style-name="T32">C-Frame</text:span></text:p>
          </draw:text-box>
        </draw:frame>
        <draw:frame draw:style-name="gr8" draw:text-style-name="P6" draw:layer="layout" svg:width="2.975cm" svg:height="1.361cm" svg:x="17.025cm" svg:y="17.6cm">
          <draw:text-box>
            <text:p text:style-name="P24"><text:span text:style-name="T32">Q-Frame</text:span></text:p>
          </draw:text-box>
        </draw:frame>
        <draw:frame draw:style-name="gr73" draw:text-style-name="P27" draw:layer="layout" svg:width="1.848cm" svg:height="0.899cm" svg:x="0.952cm" svg:y="6.501cm">
          <draw:text-box>
            <text:p text:style-name="P26"><text:span text:style-name="T37">PSC:</text:span></text:p>
          </draw:text-box>
        </draw:frame>
        <draw:line draw:style-name="gr9" draw:text-style-name="P5" draw:layer="layout" svg:x1="2.5cm" svg:y1="7cm" svg:x2="3.7cm" svg:y2="6.9cm">
          <text:p/>
        </draw:line>
        <draw:frame draw:style-name="gr76" draw:text-style-name="P25" draw:layer="layout" svg:width="2.72cm" svg:height="1.861cm" svg:x="16.861cm" svg:y="13.1cm">
          <draw:text-box>
            <text:p text:style-name="P4"><text:span text:style-name="T31"><text:s text:c="2"/></text:span><text:span text:style-name="T31">Stack</text:span></text:p>
            <text:p text:style-name="P4"><text:span text:style-name="T31"><text:s/></text:span><text:span text:style-name="T31">Object</text:span></text:p>
          </draw:text-box>
        </draw:frame>
        <draw:path draw:style-name="gr10" draw:text-style-name="P5" draw:layer="layout" svg:width="3.773cm" svg:height="5.485cm" svg:x="13.112cm" svg:y="17.47cm" svg:viewBox="0 0 3774 5486" svg:d="M3774 0c-565-3-682 588-856 973-181 399-368 754-428 1206-54 405-234 785-389 1167-154 379-170 818-389 1168-203 325-306 1085-895 894l-428 39-389 39">
          <text:p/>
        </draw:path>
        <draw:path draw:style-name="gr10" draw:text-style-name="P5" draw:layer="layout" svg:width="4.317cm" svg:height="1.827cm" svg:x="12.529cm" svg:y="15.486cm" svg:viewBox="0 0 4318 1828" svg:d="M4318 0c-526 7-773 543-1050 895-296 377-752 565-1167 778-384 196-804 84-1207 117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9"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9"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77" draw:text-style-name="P5" draw:layer="layout" svg:width="2.192cm" svg:height="5.846cm" svg:x="8.818cm" svg:y="15.33cm" svg:viewBox="0 0 2193 5847" svg:d="M1532 5797c-428 182-870-158-1051-544-189-403-326-820-428-1245-94-395-33-805-39-1207-6-389 33-781 0-1167-42-483 223-882 506-1206 269-308 754-351 1167-350l428-78h78">
          <text:p/>
        </draw:path>
        <draw:path draw:style-name="gr77" draw:text-style-name="P5"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31" draw:style-name="dp1" draw:master-page-name="Standard">
        <draw:rect draw:style-name="gr61" draw:text-style-name="P5" draw:layer="layout" svg:width="2.8cm" svg:height="7.4cm" svg:x="17cm" svg:y="12.1cm">
          <text:p/>
        </draw:rect>
        <draw:rect draw:style-name="gr6" draw:text-style-name="P5" draw:layer="layout" svg:width="2.8cm" svg:height="4cm" svg:x="17cm" svg:y="7.7cm">
          <text:p/>
        </draw:rect>
        <draw:frame draw:style-name="gr5" draw:text-style-name="P4" draw:layer="layout" svg:width="8.155cm" svg:height="25.371cm" svg:x="1.5cm" svg:y="2.3cm">
          <draw:text-box>
            <text:p text:style-name="P4"><text:span text:style-name="T196">S begin</text:span></text:p>
            <text:p text:style-name="P4"><text:span text:style-name="T20"><text:s text:c="2"/></text:span><text:span text:style-name="T197"><text:s/></text:span><text:span text:style-name="T196">ref(C) </text:span><text:span text:style-name="T197"><text:s/></text:span><text:span text:style-name="T20">x;</text:span></text:p>
            <text:p text:style-name="P4"><text:span text:style-name="T20"/></text:p>
            <text:p text:style-name="P4"><text:span text:style-name="T196"><text:s text:c="3"/></text:span><text:span text:style-name="T196">procedure</text:span><text:span text:style-name="T197"> </text:span><text:span text:style-name="T20">P;</text:span></text:p>
            <text:p text:style-name="P4"><text:span text:style-name="T20"><text:s text:c="3"/></text:span><text:span text:style-name="T31">begin</text:span></text:p>
            <text:p text:style-name="P4"><text:span text:style-name="T20"><text:s text:c="6"/></text:span><text:span text:style-name="T20">x:-</text:span><text:span text:style-name="T31">new</text:span><text:span text:style-name="T20"> C();</text:span></text:p>
            <text:p text:style-name="P4"><text:span text:style-name="T20"><text:s text:c="6"/></text:span><text:span text:style-name="T20">- - -</text:span></text:p>
            <text:p text:style-name="P4"><text:span text:style-name="T20"><text:s text:c="6"/></text:span><text:span text:style-name="T198">call(x);</text:span></text:p>
            <text:p text:style-name="P4"><text:span text:style-name="T20"><text:s text:c="3"/></text:span><text:span text:style-name="T31">end</text:span><text:span text:style-name="T20">;</text:span></text:p>
            <text:p text:style-name="P4"><text:span text:style-name="T20"/></text:p>
            <text:p text:style-name="P4"><text:span text:style-name="T20"><text:s text:c="3"/></text:span><text:span text:style-name="T31">class</text:span><text:span text:style-name="T20"> C;</text:span></text:p>
            <text:p text:style-name="P4"><text:span text:style-name="T20"><text:s text:c="3"/></text:span><text:span text:style-name="T31">begin</text:span></text:p>
            <text:p text:style-name="P4"><text:span text:style-name="T196"><text:s text:c="6"/></text:span><text:span text:style-name="T196">procedure</text:span><text:span text:style-name="T197"> Q</text:span><text:span text:style-name="T20">;</text:span></text:p>
            <text:p text:style-name="P4"><text:span text:style-name="T20"><text:s text:c="3"/></text:span><text:span text:style-name="T197"><text:s text:c="3"/></text:span><text:span text:style-name="T196">begin</text:span></text:p>
            <text:p text:style-name="P4"><text:span text:style-name="T197"><text:s text:c="9"/></text:span><text:span text:style-name="T197">- - -</text:span></text:p>
            <text:p text:style-name="P4"><text:span text:style-name="T20"><text:s text:c="8"/></text:span><text:span text:style-name="T198"><text:s/></text:span><text:span text:style-name="T198">detach;</text:span></text:p>
            <text:p text:style-name="P4"><text:span text:style-name="T20"><text:s text:c="9"/></text:span><text:span text:style-name="T20">- - -</text:span></text:p>
            <text:p text:style-name="P4"><text:span text:style-name="T20"><text:s text:c="6"/></text:span><text:span text:style-name="T29">end</text:span><text:span text:style-name="T20">;</text:span></text:p>
            <text:p text:style-name="P4"><text:span text:style-name="T20"><text:s text:c="6"/></text:span><text:span text:style-name="T20">- - -</text:span></text:p>
            <text:p text:style-name="P4"><text:span text:style-name="T20"><text:s text:c="6"/></text:span><text:span text:style-name="T20">Q;</text:span></text:p>
            <text:p text:style-name="P4"><text:span text:style-name="T20"><text:s text:c="6"/></text:span><text:span text:style-name="T20">- - -</text:span></text:p>
            <text:p text:style-name="P4"><text:span text:style-name="T20"><text:s text:c="3"/></text:span><text:span text:style-name="T196">end</text:span><text:span text:style-name="T20">;</text:span></text:p>
            <text:p text:style-name="P4"><text:span text:style-name="T20"><text:s text:c="3"/></text:span><text:span text:style-name="T20">- - -</text:span></text:p>
            <text:p text:style-name="P4"><text:span text:style-name="T20"><text:s text:c="3"/></text:span><text:span text:style-name="T20">P;</text:span></text:p>
            <text:p text:style-name="P4"><text:span text:style-name="T20"><text:s text:c="3"/></text:span><text:span text:style-name="T20">- - -</text:span></text:p>
            <text:p text:style-name="P4"><text:span text:style-name="T196">end</text:span><text:span text:style-name="T20">;</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2" draw:text-style-name="P5" draw:layer="layout" svg:width="2.7cm" svg:height="4cm" svg:x="10.4cm" svg:y="14.9cm">
          <text:p/>
        </draw:rect>
        <draw:rect draw:style-name="gr6" draw:text-style-name="P5" draw:layer="layout" svg:width="2.8cm" svg:height="4.7cm" svg:x="17cm" svg:y="3cm">
          <text:p/>
        </draw:rect>
        <draw:path draw:style-name="gr63"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4"><text:span text:style-name="T32"><text:s text:c="2"/></text:span><text:span text:style-name="T32">DL <text:s/>SL</text:span></text:p>
          </draw:text-box>
        </draw:frame>
        <draw:frame draw:style-name="gr8" draw:text-style-name="P6" draw:layer="layout" svg:width="2.394cm" svg:height="1.361cm" svg:x="10.6cm" svg:y="9.099cm">
          <draw:text-box>
            <text:p text:style-name="P24"><text:span text:style-name="T32"><text:s text:c="2"/></text:span><text:span text:style-name="T32">DL <text:s/>SL</text:span></text:p>
          </draw:text-box>
        </draw:frame>
        <draw:frame draw:style-name="gr8" draw:text-style-name="P6" draw:layer="layout" svg:width="2.394cm" svg:height="1.361cm" svg:x="10.506cm" svg:y="15cm">
          <draw:text-box>
            <text:p text:style-name="P24"><text:span text:style-name="T32"><text:s text:c="2"/></text:span><text:span text:style-name="T32">DL <text:s/>SL</text:span></text:p>
          </draw:text-box>
        </draw:frame>
        <draw:frame draw:style-name="gr8" draw:text-style-name="P6" draw:layer="layout" svg:width="2.394cm" svg:height="1.361cm" svg:x="10.5cm" svg:y="20.899cm">
          <draw:text-box>
            <text:p text:style-name="P24"><text:span text:style-name="T32"><text:s text:c="2"/></text:span><text:span text:style-name="T32">DL <text:s/>SL</text:span></text:p>
          </draw:text-box>
        </draw:frame>
        <draw:line draw:style-name="gr9" draw:text-style-name="P5" draw:layer="layout" svg:x1="11.3cm" svg:y1="20.9cm" svg:x2="11.3cm" svg:y2="18.9cm">
          <text:p/>
        </draw:line>
        <draw:line draw:style-name="gr9" draw:text-style-name="P5" draw:layer="layout" svg:x1="11.3cm" svg:y1="15.1cm" svg:x2="11.3cm" svg:y2="13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4"><text:span text:style-name="T32"><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4" draw:text-style-name="P4" draw:layer="layout" svg:width="1.594cm" svg:height="0.806cm" svg:x="10.906cm" svg:y="11.1cm">
          <draw:text-box>
            <text:p text:style-name="P4"><text:span text:style-name="T32">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4" draw:layer="layout" svg:width="4.342cm" svg:height="0.963cm" svg:x="14.9cm" svg:y="23.437cm">
          <draw:text-box>
            <text:p text:style-name="P4"><text:span text:style-name="T20">Current Block</text:span></text:p>
          </draw:text-box>
        </draw:frame>
        <draw:line draw:style-name="gr9" draw:text-style-name="P5" draw:layer="layout" svg:x1="14.8cm" svg:y1="23.9cm" svg:x2="13.2cm" svg:y2="23.9cm">
          <text:p/>
        </draw:line>
        <draw:frame draw:style-name="gr78" draw:text-style-name="P4" draw:layer="layout" svg:width="12.846cm" svg:height="1.3cm" svg:x="4.254cm" svg:y="26.9cm">
          <draw:text-box>
            <text:p text:style-name="P4"><text:span text:style-name="T20">Fig. 7 <text:s/>Just after Call – Stack is re-mounted </text:span></text:p>
          </draw:text-box>
        </draw:frame>
        <draw:frame draw:style-name="gr18" draw:text-style-name="P7" draw:layer="layout" svg:width="1.162cm" svg:height="0.983cm" svg:x="12.238cm" svg:y="8.117cm">
          <draw:text-box>
            <text:p text:style-name="P4"><text:span text:style-name="T33">P</text:span></text:p>
          </draw:text-box>
        </draw:frame>
        <draw:frame draw:style-name="gr19" draw:text-style-name="P7" draw:layer="layout" svg:width="1.162cm" svg:height="0.983cm" svg:x="12.338cm" svg:y="14cm">
          <draw:text-box>
            <text:p text:style-name="P4"><text:span text:style-name="T33">C</text:span></text:p>
          </draw:text-box>
        </draw:frame>
        <draw:frame draw:style-name="gr66" draw:text-style-name="P25" draw:layer="layout" svg:width="2.051cm" svg:height="0.983cm" svg:x="10.822cm" svg:y="1.277cm">
          <draw:text-box>
            <text:p text:style-name="P4"><text:span text:style-name="T31">Heap</text:span></text:p>
          </draw:text-box>
        </draw:frame>
        <draw:frame draw:style-name="gr67" draw:text-style-name="P25" draw:layer="layout" svg:width="0.925cm" svg:height="0.983cm" svg:x="12.475cm" svg:y="2.617cm">
          <draw:text-box>
            <text:p text:style-name="P4"><text:span text:style-name="T31">S</text:span></text:p>
          </draw:text-box>
        </draw:frame>
        <draw:frame draw:style-name="gr19" draw:text-style-name="P7" draw:layer="layout" svg:width="1.162cm" svg:height="0.983cm" svg:x="12.238cm" svg:y="19.8cm">
          <draw:text-box>
            <text:p text:style-name="P4"><text:span text:style-name="T33">Q</text:span></text:p>
          </draw:text-box>
        </draw:frame>
        <draw:frame draw:style-name="gr11" draw:text-style-name="P6" draw:layer="layout" svg:width="2.403cm" svg:height="0.963cm" svg:x="10.697cm" svg:y="4.437cm">
          <draw:text-box>
            <text:p text:style-name="P24"><text:span text:style-name="T32"><text:s text:c="2"/></text:span></text:p>
          </draw:text-box>
        </draw:frame>
        <draw:frame draw:style-name="gr11" draw:text-style-name="P6" draw:layer="layout" svg:width="2.403cm" svg:height="0.963cm" svg:x="10.5cm" svg:y="21.737cm">
          <draw:text-box>
            <text:p text:style-name="P24"><text:span text:style-name="T32"><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4" draw:text-style-name="P4" draw:layer="layout" svg:width="1.594cm" svg:height="0.806cm" svg:x="11.006cm" svg:y="5.399cm">
          <draw:text-box>
            <text:p text:style-name="P4"><text:span text:style-name="T32">STM</text:span></text:p>
          </draw:text-box>
        </draw:frame>
        <draw:frame draw:style-name="gr64" draw:text-style-name="P4" draw:layer="layout" svg:width="1.594cm" svg:height="0.806cm" svg:x="10.9cm" svg:y="16.899cm">
          <draw:text-box>
            <text:p text:style-name="P4"><text:span text:style-name="T32">STM</text:span></text:p>
          </draw:text-box>
        </draw:frame>
        <draw:frame draw:style-name="gr64" draw:text-style-name="P4" draw:layer="layout" svg:width="1.594cm" svg:height="0.806cm" svg:x="10.9cm" svg:y="22.5cm">
          <draw:text-box>
            <text:p text:style-name="P4"><text:span text:style-name="T32">STM</text:span></text:p>
          </draw:text-box>
        </draw:frame>
        <draw:frame draw:style-name="gr75" draw:text-style-name="P25" draw:layer="layout" svg:width="2.72cm" svg:height="0.983cm" svg:x="17.1cm" svg:y="2.117cm">
          <draw:text-box>
            <text:p text:style-name="P4"><text:span text:style-name="T31"><text:s/></text:span><text:span text:style-name="T31">Stack</text:span></text:p>
          </draw:text-box>
        </draw:frame>
        <draw:line draw:style-name="gr12" draw:text-style-name="P5" draw:layer="layout" svg:x1="17cm" svg:y1="5.3cm" svg:x2="19.7cm" svg:y2="5.3cm">
          <text:p/>
        </draw:line>
        <draw:line draw:style-name="gr12" draw:text-style-name="P5" draw:layer="layout" svg:x1="17cm" svg:y1="9.8cm" svg:x2="19.7cm" svg:y2="9.8cm">
          <text:p/>
        </draw:line>
        <draw:rect draw:style-name="gr61" draw:text-style-name="P5" draw:layer="layout" svg:width="2.8cm" svg:height="4.4cm" svg:x="17cm" svg:y="7.7cm">
          <text:p/>
        </draw:rect>
        <draw:path draw:style-name="gr69"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70" draw:text-style-name="P6" draw:layer="layout" svg:width="7.648cm" svg:height="0.806cm" svg:x="7.99cm" svg:y="25.499cm">
          <draw:text-box>
            <text:p text:style-name="P24"><text:span text:style-name="T32">C'call == swap(C'DL,Current)</text:span></text:p>
          </draw:text-box>
        </draw:frame>
        <draw:frame draw:style-name="gr8" draw:text-style-name="P6" draw:layer="layout" svg:width="2.82cm" svg:height="1.361cm" svg:x="17.18cm" svg:y="3.5cm">
          <draw:text-box>
            <text:p text:style-name="P24"><text:span text:style-name="T32">S-Frame</text:span></text:p>
          </draw:text-box>
        </draw:frame>
        <draw:frame draw:style-name="gr71" draw:text-style-name="P6" draw:layer="layout" svg:width="2.424cm" svg:height="0.806cm" svg:x="17.1cm" svg:y="6cm">
          <draw:text-box>
            <text:p text:style-name="P24"><text:span text:style-name="T32">P-Frame</text:span></text:p>
          </draw:text-box>
        </draw:frame>
        <draw:frame draw:style-name="gr79" draw:text-style-name="P6" draw:layer="layout" svg:width="2.449cm" svg:height="0.906cm" svg:x="17.151cm" svg:y="8.2cm">
          <draw:text-box>
            <text:p text:style-name="P24"><text:span text:style-name="T32">C-Frame</text:span></text:p>
          </draw:text-box>
        </draw:frame>
        <draw:frame draw:style-name="gr80" draw:text-style-name="P6" draw:layer="layout" svg:width="2.975cm" svg:height="1.461cm" svg:x="17.1cm" svg:y="10.239cm">
          <draw:text-box>
            <text:p text:style-name="P24"><text:span text:style-name="T32">Q-Frame</text:span></text:p>
          </draw:text-box>
        </draw:frame>
        <draw:frame draw:style-name="gr73" draw:text-style-name="P27" draw:layer="layout" svg:width="1.848cm" svg:height="0.899cm" svg:x="0.952cm" svg:y="14.001cm">
          <draw:text-box>
            <text:p text:style-name="P26"><text:span text:style-name="T37">PSC:</text:span></text:p>
          </draw:text-box>
        </draw:frame>
        <draw:line draw:style-name="gr9" draw:text-style-name="P5" draw:layer="layout" svg:x1="2.5cm" svg:y1="14.4cm" svg:x2="3.7cm" svg:y2="14.3cm">
          <text:p/>
        </draw:line>
        <draw:path draw:style-name="gr10" draw:text-style-name="P5" draw:layer="layout" svg:width="3.887cm" svg:height="12.955cm" svg:x="13.112cm" svg:y="10cm" svg:viewBox="0 0 3888 12956" svg:d="M3888 0c-565-3-826 6515-1000 6900-181 399-338 2297-398 2749-54 405-234 785-389 1167-154 379-170 818-389 1168-203 325-306 1085-895 894l-428 39-389 39">
          <text:p/>
        </draw:path>
        <draw:path draw:style-name="gr10" draw:text-style-name="P5" draw:layer="layout" svg:width="4.37cm" svg:height="9.213cm" svg:x="12.529cm" svg:y="8.1cm" svg:viewBox="0 0 4371 9214" svg:d="M4371 0c-526 7-823 1648-1100 2000-296 377-685 5887-1100 6100-384 196-874 1043-1277 1076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9"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9"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2" draw:text-style-name="P5" draw:layer="layout" svg:x1="17.1cm" svg:y1="9.6cm" svg:x2="19.8cm" svg:y2="9.6cm">
          <text:p/>
        </draw:line>
      </draw:page>
      <draw:page draw:name="page32" draw:style-name="dp1" draw:master-page-name="Standard">
        <draw:frame draw:style-name="gr81" draw:text-style-name="P4" draw:layer="layout" svg:width="11.209cm" svg:height="2.407cm" svg:x="5.4cm" svg:y="9.7cm">
          <draw:text-box>
            <text:p><text:span text:style-name="T20">Example <text:s/>Detach – </text:span><text:span text:style-name="T31">Resume</text:span><text:span text:style-name="T20"> – Detach</text:span></text:p>
            <text:p><text:span text:style-name="T20"/></text:p>
            <text:p><text:span text:style-name="T20"><text:s text:c="12"/></text:span><text:span text:style-name="T20">Med separate Stack'er</text:span></text:p>
          </draw:text-box>
        </draw:frame>
      </draw:page>
      <draw:page draw:name="page33" draw:style-name="dp1" draw:master-page-name="Standard">
        <draw:rect draw:style-name="gr61" draw:text-style-name="P5" draw:layer="layout" svg:width="2.8cm" svg:height="7.4cm" svg:x="16.9cm" svg:y="19cm">
          <text:p/>
        </draw:rect>
        <draw:rect draw:style-name="gr6" draw:text-style-name="P5" draw:layer="layout" svg:width="2.8cm" svg:height="4cm" svg:x="16.9cm" svg:y="15cm">
          <text:p/>
        </draw:rect>
        <draw:frame draw:style-name="gr5" draw:text-style-name="P4"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31">begin</text:span></text:p>
            <text:p><text:span text:style-name="T20"><text:s text:c="6"/></text:span><text:span text:style-name="T20">x:-</text:span><text:span text:style-name="T31">new</text:span><text:span text:style-name="T20"> C();</text:span></text:p>
            <text:p><text:span text:style-name="T20"><text:s text:c="6"/></text:span><text:span text:style-name="T20">- - -</text:span></text:p>
            <text:p><text:span text:style-name="T20"><text:s text:c="5"/></text:span><text:span text:style-name="T198"><text:s/></text:span><text:span text:style-name="T198">resume(x);</text:span></text:p>
            <text:p><text:span text:style-name="T20"><text:s text:c="3"/></text:span><text:span text:style-name="T31">end</text:span><text:span text:style-name="T20">;</text:span></text:p>
            <text:p><text:span text:style-name="T20"/></text:p>
            <text:p><text:span text:style-name="T20"><text:s text:c="3"/></text:span><text:span text:style-name="T31">class</text:span><text:span text:style-name="T20"> C;</text:span></text:p>
            <text:p><text:span text:style-name="T20"><text:s text:c="3"/></text:span><text:span text:style-name="T3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2" draw:text-style-name="P5" draw:layer="layout" svg:width="2.7cm" svg:height="4cm" svg:x="10.5cm" svg:y="3.5cm">
          <text:p/>
        </draw:rect>
        <draw:rect draw:style-name="gr62" draw:text-style-name="P5" draw:layer="layout" svg:width="2.7cm" svg:height="4cm" svg:x="10.4cm" svg:y="14.9cm">
          <text:p/>
        </draw:rect>
        <draw:rect draw:style-name="gr6" draw:text-style-name="P5" draw:layer="layout" svg:width="2.8cm" svg:height="4.7cm" svg:x="17cm" svg:y="3cm">
          <text:p/>
        </draw:rect>
        <draw:path draw:style-name="gr63"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text:span text:style-name="T32"><text:s text:c="2"/></text:span><text:span text:style-name="T32">DL <text:s/>SL</text:span></text:p>
          </draw:text-box>
        </draw:frame>
        <draw:frame draw:style-name="gr8" draw:text-style-name="P6" draw:layer="layout" svg:width="2.394cm" svg:height="1.361cm" svg:x="10.6cm" svg:y="9.099cm">
          <draw:text-box>
            <text:p><text:span text:style-name="T32"><text:s text:c="2"/></text:span><text:span text:style-name="T32">DL <text:s/>SL</text:span></text:p>
          </draw:text-box>
        </draw:frame>
        <draw:frame draw:style-name="gr8" draw:text-style-name="P6" draw:layer="layout" svg:width="2.394cm" svg:height="1.361cm" svg:x="10.506cm" svg:y="15cm">
          <draw:text-box>
            <text:p><text:span text:style-name="T32"><text:s text:c="2"/></text:span><text:span text:style-name="T32">DL <text:s/>SL</text:span></text:p>
          </draw:text-box>
        </draw:frame>
        <draw:frame draw:style-name="gr8" draw:text-style-name="P6" draw:layer="layout" svg:width="2.394cm" svg:height="1.361cm" svg:x="10.5cm" svg:y="20.899cm">
          <draw:text-box>
            <text:p><text:span text:style-name="T32"><text:s text:c="2"/></text:span><text:span text:style-name="T32">DL <text:s/>SL</text:span></text:p>
          </draw:text-box>
        </draw:frame>
        <draw:line draw:style-name="gr9" draw:text-style-name="P5" draw:layer="layout" svg:x1="11.3cm" svg:y1="20.9cm" svg:x2="11.3cm" svg:y2="18.9cm">
          <text:p/>
        </draw:line>
        <draw:line draw:style-name="gr9" draw:text-style-name="P5" draw:layer="layout" svg:x1="11.3cm" svg:y1="15.1cm" svg:x2="11.3cm" svg:y2="13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text:span text:style-name="T32"><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4" draw:text-style-name="P4" draw:layer="layout" svg:width="1.594cm" svg:height="0.806cm" svg:x="10.906cm" svg:y="11.1cm">
          <draw:text-box>
            <text:p><text:span text:style-name="T32">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4" draw:layer="layout" svg:width="4.342cm" svg:height="0.963cm" svg:x="14.9cm" svg:y="23.437cm">
          <draw:text-box>
            <text:p><text:span text:style-name="T20">Current Block</text:span></text:p>
          </draw:text-box>
        </draw:frame>
        <draw:line draw:style-name="gr9" draw:text-style-name="P5" draw:layer="layout" svg:x1="14.8cm" svg:y1="23.9cm" svg:x2="13.2cm" svg:y2="23.9cm">
          <text:p/>
        </draw:line>
        <draw:frame draw:style-name="gr82" draw:text-style-name="P4" draw:layer="layout" svg:width="12.635cm" svg:height="1.2cm" svg:x="4.5cm" svg:y="27cm">
          <draw:text-box>
            <text:p><text:span text:style-name="T20">Fig. 8 <text:s/>Separat Stack: Just before 1.Detach</text:span></text:p>
          </draw:text-box>
        </draw:frame>
        <draw:frame draw:style-name="gr18" draw:text-style-name="P7" draw:layer="layout" svg:width="1.162cm" svg:height="0.983cm" svg:x="12.238cm" svg:y="8.117cm">
          <draw:text-box>
            <text:p><text:span text:style-name="T33">P</text:span></text:p>
          </draw:text-box>
        </draw:frame>
        <draw:frame draw:style-name="gr19" draw:text-style-name="P7" draw:layer="layout" svg:width="1.162cm" svg:height="0.983cm" svg:x="12.338cm" svg:y="14cm">
          <draw:text-box>
            <text:p><text:span text:style-name="T33">C</text:span></text:p>
          </draw:text-box>
        </draw:frame>
        <draw:frame draw:style-name="gr66" draw:text-style-name="P25" draw:layer="layout" svg:width="2.051cm" svg:height="0.983cm" svg:x="10.822cm" svg:y="1.277cm">
          <draw:text-box>
            <text:p><text:span text:style-name="T31">Heap</text:span></text:p>
          </draw:text-box>
        </draw:frame>
        <draw:frame draw:style-name="gr67" draw:text-style-name="P25" draw:layer="layout" svg:width="0.925cm" svg:height="0.983cm" svg:x="12.475cm" svg:y="2.617cm">
          <draw:text-box>
            <text:p><text:span text:style-name="T31">S</text:span></text:p>
          </draw:text-box>
        </draw:frame>
        <draw:frame draw:style-name="gr19" draw:text-style-name="P7" draw:layer="layout" svg:width="1.162cm" svg:height="0.983cm" svg:x="12.238cm" svg:y="19.8cm">
          <draw:text-box>
            <text:p><text:span text:style-name="T33">Q</text:span></text:p>
          </draw:text-box>
        </draw:frame>
        <draw:frame draw:style-name="gr11" draw:text-style-name="P6" draw:layer="layout" svg:width="2.403cm" svg:height="0.963cm" svg:x="10.697cm" svg:y="4.437cm">
          <draw:text-box>
            <text:p><text:span text:style-name="T32"><text:s text:c="2"/></text:span></text:p>
          </draw:text-box>
        </draw:frame>
        <draw:frame draw:style-name="gr11" draw:text-style-name="P6" draw:layer="layout" svg:width="2.403cm" svg:height="0.963cm" svg:x="10.497cm" svg:y="15.837cm">
          <draw:text-box>
            <text:p><text:span text:style-name="T32"><text:s text:c="4"/></text:span><text:span text:style-name="T32">PC</text:span></text:p>
          </draw:text-box>
        </draw:frame>
        <draw:frame draw:style-name="gr11" draw:text-style-name="P6" draw:layer="layout" svg:width="2.403cm" svg:height="0.963cm" svg:x="10.5cm" svg:y="21.737cm">
          <draw:text-box>
            <text:p><text:span text:style-name="T32"><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4" draw:text-style-name="P4" draw:layer="layout" svg:width="1.594cm" svg:height="0.806cm" svg:x="11.006cm" svg:y="5.399cm">
          <draw:text-box>
            <text:p><text:span text:style-name="T32">STM</text:span></text:p>
          </draw:text-box>
        </draw:frame>
        <draw:frame draw:style-name="gr64" draw:text-style-name="P4" draw:layer="layout" svg:width="1.594cm" svg:height="0.806cm" svg:x="10.9cm" svg:y="16.899cm">
          <draw:text-box>
            <text:p><text:span text:style-name="T32">STM</text:span></text:p>
          </draw:text-box>
        </draw:frame>
        <draw:frame draw:style-name="gr64" draw:text-style-name="P4" draw:layer="layout" svg:width="1.594cm" svg:height="0.806cm" svg:x="10.9cm" svg:y="22.5cm">
          <draw:text-box>
            <text:p><text:span text:style-name="T32">STM</text:span></text:p>
          </draw:text-box>
        </draw:frame>
        <draw:frame draw:style-name="gr75" draw:text-style-name="P25" draw:layer="layout" svg:width="2.72cm" svg:height="0.983cm" svg:x="17.1cm" svg:y="2.117cm">
          <draw:text-box>
            <text:p><text:span text:style-name="T31">Stack 1</text:span></text:p>
          </draw:text-box>
        </draw:frame>
        <draw:line draw:style-name="gr12" draw:text-style-name="P5" draw:layer="layout" svg:x1="17cm" svg:y1="5.3cm" svg:x2="19.7cm" svg:y2="5.3cm">
          <text:p/>
        </draw:line>
        <draw:line draw:style-name="gr12" draw:text-style-name="P5" draw:layer="layout" svg:x1="17cm" svg:y1="17cm" svg:x2="19.7cm" svg:y2="17cm">
          <text:p/>
        </draw:line>
        <draw:rect draw:style-name="gr61" draw:text-style-name="P5" draw:layer="layout" svg:width="2.8cm" svg:height="4.4cm" svg:x="17cm" svg:y="7.7cm">
          <text:p/>
        </draw:rect>
        <draw:path draw:style-name="gr69"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3" draw:text-style-name="P6" draw:layer="layout" svg:width="6.9cm" svg:height="1.916cm" svg:x="1.2cm" svg:y="23.899cm">
          <draw:text-box>
            <text:p><text:span text:style-name="T32">PC is the 'program counter' <text:s/>holding the program part of</text:span></text:p>
            <text:p><text:span text:style-name="T32">the 'reactivation point'.</text:span></text:p>
          </draw:text-box>
        </draw:frame>
        <draw:frame draw:style-name="gr8" draw:text-style-name="P6" draw:layer="layout" svg:width="2.82cm" svg:height="1.361cm" svg:x="17.18cm" svg:y="3.5cm">
          <draw:text-box>
            <text:p><text:span text:style-name="T32">S-Frame</text:span></text:p>
          </draw:text-box>
        </draw:frame>
        <draw:frame draw:style-name="gr71" draw:text-style-name="P6" draw:layer="layout" svg:width="2.424cm" svg:height="0.806cm" svg:x="17.1cm" svg:y="6cm">
          <draw:text-box>
            <text:p><text:span text:style-name="T32">P-Frame</text:span></text:p>
          </draw:text-box>
        </draw:frame>
        <draw:frame draw:style-name="gr72" draw:text-style-name="P6" draw:layer="layout" svg:width="2.449cm" svg:height="0.806cm" svg:x="17cm" svg:y="15.5cm">
          <draw:text-box>
            <text:p><text:span text:style-name="T32">C-Frame</text:span></text:p>
          </draw:text-box>
        </draw:frame>
        <draw:frame draw:style-name="gr8" draw:text-style-name="P6" draw:layer="layout" svg:width="2.975cm" svg:height="1.361cm" svg:x="17.025cm" svg:y="17.6cm">
          <draw:text-box>
            <text:p><text:span text:style-name="T32">Q-Frame</text:span></text:p>
          </draw:text-box>
        </draw:frame>
        <draw:frame draw:style-name="gr73" draw:text-style-name="P27" draw:layer="layout" svg:width="1.848cm" svg:height="0.899cm" svg:x="0.87cm" svg:y="12.878cm">
          <draw:text-box>
            <text:p><text:span text:style-name="T37">PSC:</text:span></text:p>
          </draw:text-box>
        </draw:frame>
        <draw:line draw:style-name="gr9" draw:text-style-name="P5" draw:layer="layout" svg:x1="2.5cm" svg:y1="13.4cm" svg:x2="3.7cm" svg:y2="13.3cm">
          <text:p/>
        </draw:line>
        <draw:frame draw:style-name="gr75" draw:text-style-name="P25" draw:layer="layout" svg:width="2.72cm" svg:height="0.983cm" svg:x="16.861cm" svg:y="13.978cm">
          <draw:text-box>
            <text:p><text:span text:style-name="T31">Stack 2</text:span></text:p>
          </draw:text-box>
        </draw:frame>
        <draw:path draw:style-name="gr10" draw:text-style-name="P5" draw:layer="layout" svg:width="3.773cm" svg:height="5.485cm" svg:x="13.112cm" svg:y="17.47cm" svg:viewBox="0 0 3774 5486" svg:d="M3774 0c-565-3-682 588-856 973-181 399-368 754-428 1206-54 405-234 785-389 1167-154 379-170 818-389 1168-203 325-306 1085-895 894l-428 39-389 39">
          <text:p/>
        </draw:path>
        <draw:path draw:style-name="gr10" draw:text-style-name="P5" draw:layer="layout" svg:width="4.317cm" svg:height="1.827cm" svg:x="12.529cm" svg:y="15.486cm" svg:viewBox="0 0 4318 1828" svg:d="M4318 0c-526 7-773 543-1050 895-296 377-752 565-1167 778-384 196-804 84-1207 117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9"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9"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11" draw:text-style-name="P6" draw:layer="layout" svg:width="2.403cm" svg:height="0.963cm" svg:x="10.697cm" svg:y="4.4cm">
          <draw:text-box>
            <text:p><text:span text:style-name="T32"><text:s text:c="4"/></text:span><text:span text:style-name="T32">PC</text:span></text:p>
          </draw:text-box>
        </draw:frame>
        <draw:frame draw:style-name="gr70" draw:text-style-name="P28" draw:layer="layout" svg:width="7.648cm" svg:height="0.806cm" svg:x="7.99cm" svg:y="25.499cm">
          <draw:text-box>
            <text:p text:style-name="P1"><text:span text:style-name="T200">Rotate(current,ins.DL,'main.DL)</text:span></text:p>
          </draw:text-box>
        </draw:frame>
      </draw:page>
      <draw:page draw:name="page34" draw:style-name="dp1" draw:master-page-name="Standard">
        <draw:rect draw:style-name="gr61" draw:text-style-name="P5" draw:layer="layout" svg:width="2.8cm" svg:height="7.4cm" svg:x="16.9cm" svg:y="19cm">
          <text:p/>
        </draw:rect>
        <draw:rect draw:style-name="gr6" draw:text-style-name="P5" draw:layer="layout" svg:width="2.8cm" svg:height="4cm" svg:x="16.9cm" svg:y="15cm">
          <text:p/>
        </draw:rect>
        <draw:frame draw:style-name="gr5" draw:text-style-name="P4"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31">begin</text:span></text:p>
            <text:p><text:span text:style-name="T20"><text:s text:c="6"/></text:span><text:span text:style-name="T20">x:-</text:span><text:span text:style-name="T31">new</text:span><text:span text:style-name="T20"> C();</text:span></text:p>
            <text:p><text:span text:style-name="T20"><text:s text:c="6"/></text:span><text:span text:style-name="T20">- - -</text:span></text:p>
            <text:p><text:span text:style-name="T20"><text:s text:c="5"/></text:span><text:span text:style-name="T198"><text:s/></text:span><text:span text:style-name="T198">resume(x);</text:span></text:p>
            <text:p><text:span text:style-name="T20"><text:s text:c="3"/></text:span><text:span text:style-name="T31">end</text:span><text:span text:style-name="T20">;</text:span></text:p>
            <text:p><text:span text:style-name="T20"/></text:p>
            <text:p><text:span text:style-name="T20"><text:s text:c="3"/></text:span><text:span text:style-name="T31">class</text:span><text:span text:style-name="T20"> C;</text:span></text:p>
            <text:p><text:span text:style-name="T20"><text:s text:c="3"/></text:span><text:span text:style-name="T3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2" draw:text-style-name="P5" draw:layer="layout" svg:width="2.7cm" svg:height="4cm" svg:x="10.5cm" svg:y="3.5cm">
          <text:p/>
        </draw:rect>
        <draw:rect draw:style-name="gr62" draw:text-style-name="P5" draw:layer="layout" svg:width="2.7cm" svg:height="4cm" svg:x="10.4cm" svg:y="14.9cm">
          <text:p/>
        </draw:rect>
        <draw:rect draw:style-name="gr6" draw:text-style-name="P5" draw:layer="layout" svg:width="2.8cm" svg:height="4.7cm" svg:x="17cm" svg:y="3cm">
          <text:p/>
        </draw:rect>
        <draw:path draw:style-name="gr63"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text:span text:style-name="T32"><text:s text:c="2"/></text:span><text:span text:style-name="T32">DL <text:s/>SL</text:span></text:p>
          </draw:text-box>
        </draw:frame>
        <draw:frame draw:style-name="gr8" draw:text-style-name="P6" draw:layer="layout" svg:width="2.394cm" svg:height="1.361cm" svg:x="10.6cm" svg:y="9.099cm">
          <draw:text-box>
            <text:p><text:span text:style-name="T32"><text:s text:c="2"/></text:span><text:span text:style-name="T32">DL <text:s/>SL</text:span></text:p>
          </draw:text-box>
        </draw:frame>
        <draw:frame draw:style-name="gr8" draw:text-style-name="P6" draw:layer="layout" svg:width="2.394cm" svg:height="1.361cm" svg:x="10.506cm" svg:y="15cm">
          <draw:text-box>
            <text:p><text:span text:style-name="T32"><text:s text:c="2"/></text:span><text:span text:style-name="T32">DL <text:s/>SL</text:span></text:p>
          </draw:text-box>
        </draw:frame>
        <draw:frame draw:style-name="gr8" draw:text-style-name="P6" draw:layer="layout" svg:width="2.394cm" svg:height="1.361cm" svg:x="10.5cm" svg:y="20.899cm">
          <draw:text-box>
            <text:p><text:span text:style-name="T32"><text:s text:c="2"/></text:span><text:span text:style-name="T32">DL <text:s/>SL</text:span></text:p>
          </draw:text-box>
        </draw:frame>
        <draw:line draw:style-name="gr9" draw:text-style-name="P5" draw:layer="layout" svg:x1="11.3cm" svg:y1="20.9cm" svg:x2="11.3cm" svg:y2="18.9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text:span text:style-name="T32"><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4" draw:text-style-name="P4" draw:layer="layout" svg:width="1.594cm" svg:height="0.806cm" svg:x="10.906cm" svg:y="11.1cm">
          <draw:text-box>
            <text:p><text:span text:style-name="T32">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4" draw:layer="layout" svg:width="4.342cm" svg:height="0.963cm" svg:x="14.9cm" svg:y="23.437cm">
          <draw:text-box>
            <text:p><text:span text:style-name="T20">Current Block</text:span></text:p>
          </draw:text-box>
        </draw:frame>
        <draw:frame draw:style-name="gr84" draw:text-style-name="P4" draw:layer="layout" svg:width="13.579cm" svg:height="1.2cm" svg:x="4.2cm" svg:y="27cm">
          <draw:text-box>
            <text:p><text:span text:style-name="T20">Fig. 9 <text:s/>Just after 1.Detach and before Resume</text:span></text:p>
          </draw:text-box>
        </draw:frame>
        <draw:frame draw:style-name="gr18" draw:text-style-name="P7" draw:layer="layout" svg:width="1.162cm" svg:height="0.983cm" svg:x="12.238cm" svg:y="8.117cm">
          <draw:text-box>
            <text:p><text:span text:style-name="T33">P</text:span></text:p>
          </draw:text-box>
        </draw:frame>
        <draw:frame draw:style-name="gr19" draw:text-style-name="P7" draw:layer="layout" svg:width="1.162cm" svg:height="0.983cm" svg:x="12.338cm" svg:y="14cm">
          <draw:text-box>
            <text:p><text:span text:style-name="T33">C</text:span></text:p>
          </draw:text-box>
        </draw:frame>
        <draw:frame draw:style-name="gr66" draw:text-style-name="P25" draw:layer="layout" svg:width="2.051cm" svg:height="0.983cm" svg:x="10.822cm" svg:y="1.277cm">
          <draw:text-box>
            <text:p><text:span text:style-name="T31">Heap</text:span></text:p>
          </draw:text-box>
        </draw:frame>
        <draw:frame draw:style-name="gr67" draw:text-style-name="P25" draw:layer="layout" svg:width="0.925cm" svg:height="0.983cm" svg:x="12.475cm" svg:y="2.617cm">
          <draw:text-box>
            <text:p><text:span text:style-name="T31">S</text:span></text:p>
          </draw:text-box>
        </draw:frame>
        <draw:frame draw:style-name="gr19" draw:text-style-name="P7" draw:layer="layout" svg:width="1.162cm" svg:height="0.983cm" svg:x="12.238cm" svg:y="19.8cm">
          <draw:text-box>
            <text:p><text:span text:style-name="T33">Q</text:span></text:p>
          </draw:text-box>
        </draw:frame>
        <draw:frame draw:style-name="gr11" draw:text-style-name="P6" draw:layer="layout" svg:width="2.403cm" svg:height="0.963cm" svg:x="10.697cm" svg:y="4.437cm">
          <draw:text-box>
            <text:p><text:span text:style-name="T32"><text:s text:c="2"/></text:span></text:p>
          </draw:text-box>
        </draw:frame>
        <draw:frame draw:style-name="gr11" draw:text-style-name="P6" draw:layer="layout" svg:width="2.403cm" svg:height="0.963cm" svg:x="10.497cm" svg:y="15.837cm">
          <draw:text-box>
            <text:p><text:span text:style-name="T32"><text:s text:c="4"/></text:span><text:span text:style-name="T32">PC</text:span></text:p>
          </draw:text-box>
        </draw:frame>
        <draw:frame draw:style-name="gr11" draw:text-style-name="P6" draw:layer="layout" svg:width="2.403cm" svg:height="0.963cm" svg:x="10.5cm" svg:y="21.737cm">
          <draw:text-box>
            <text:p><text:span text:style-name="T32"><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4" draw:text-style-name="P4" draw:layer="layout" svg:width="1.594cm" svg:height="0.806cm" svg:x="11.006cm" svg:y="5.399cm">
          <draw:text-box>
            <text:p><text:span text:style-name="T32">STM</text:span></text:p>
          </draw:text-box>
        </draw:frame>
        <draw:frame draw:style-name="gr64" draw:text-style-name="P4" draw:layer="layout" svg:width="1.594cm" svg:height="0.806cm" svg:x="10.9cm" svg:y="16.899cm">
          <draw:text-box>
            <text:p><text:span text:style-name="T32">STM</text:span></text:p>
          </draw:text-box>
        </draw:frame>
        <draw:frame draw:style-name="gr64" draw:text-style-name="P4" draw:layer="layout" svg:width="1.594cm" svg:height="0.806cm" svg:x="10.9cm" svg:y="22.5cm">
          <draw:text-box>
            <text:p><text:span text:style-name="T32">STM</text:span></text:p>
          </draw:text-box>
        </draw:frame>
        <draw:frame draw:style-name="gr75" draw:text-style-name="P25" draw:layer="layout" svg:width="2.72cm" svg:height="0.983cm" svg:x="17.1cm" svg:y="2.117cm">
          <draw:text-box>
            <text:p><text:span text:style-name="T31">Stack 1</text:span></text:p>
          </draw:text-box>
        </draw:frame>
        <draw:line draw:style-name="gr12" draw:text-style-name="P5" draw:layer="layout" svg:x1="17cm" svg:y1="5.3cm" svg:x2="19.7cm" svg:y2="5.3cm">
          <text:p/>
        </draw:line>
        <draw:line draw:style-name="gr12" draw:text-style-name="P5" draw:layer="layout" svg:x1="17cm" svg:y1="17cm" svg:x2="19.7cm" svg:y2="17cm">
          <text:p/>
        </draw:line>
        <draw:rect draw:style-name="gr61" draw:text-style-name="P5" draw:layer="layout" svg:width="2.8cm" svg:height="4.4cm" svg:x="17cm" svg:y="7.7cm">
          <text:p/>
        </draw:rect>
        <draw:path draw:style-name="gr69"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3" draw:text-style-name="P6" draw:layer="layout" svg:width="6.9cm" svg:height="1.916cm" svg:x="1.2cm" svg:y="23.899cm">
          <draw:text-box>
            <text:p><text:span text:style-name="T32">PC is the 'program counter' <text:s/>holding the program part of</text:span></text:p>
            <text:p><text:span text:style-name="T32">the 'reactivation point'.</text:span></text:p>
          </draw:text-box>
        </draw:frame>
        <draw:frame draw:style-name="gr8" draw:text-style-name="P6" draw:layer="layout" svg:width="2.82cm" svg:height="1.361cm" svg:x="17.18cm" svg:y="3.5cm">
          <draw:text-box>
            <text:p><text:span text:style-name="T32">S-Frame</text:span></text:p>
          </draw:text-box>
        </draw:frame>
        <draw:frame draw:style-name="gr71" draw:text-style-name="P6" draw:layer="layout" svg:width="2.424cm" svg:height="0.806cm" svg:x="17.1cm" svg:y="6cm">
          <draw:text-box>
            <text:p><text:span text:style-name="T32">P-Frame</text:span></text:p>
          </draw:text-box>
        </draw:frame>
        <draw:frame draw:style-name="gr72" draw:text-style-name="P6" draw:layer="layout" svg:width="2.449cm" svg:height="0.806cm" svg:x="17cm" svg:y="15.5cm">
          <draw:text-box>
            <text:p><text:span text:style-name="T32">C-Frame</text:span></text:p>
          </draw:text-box>
        </draw:frame>
        <draw:frame draw:style-name="gr8" draw:text-style-name="P6" draw:layer="layout" svg:width="2.975cm" svg:height="1.361cm" svg:x="17.025cm" svg:y="17.6cm">
          <draw:text-box>
            <text:p><text:span text:style-name="T32">Q-Frame</text:span></text:p>
          </draw:text-box>
        </draw:frame>
        <draw:frame draw:style-name="gr73" draw:text-style-name="P27" draw:layer="layout" svg:width="1.848cm" svg:height="0.899cm" svg:x="0.852cm" svg:y="6.7cm">
          <draw:text-box>
            <text:p><text:span text:style-name="T37">PSC:</text:span></text:p>
          </draw:text-box>
        </draw:frame>
        <draw:line draw:style-name="gr9" draw:text-style-name="P5" draw:layer="layout" svg:x1="2.5cm" svg:y1="7.2cm" svg:x2="3.7cm" svg:y2="7.1cm">
          <text:p/>
        </draw:line>
        <draw:frame draw:style-name="gr75" draw:text-style-name="P25" draw:layer="layout" svg:width="2.72cm" svg:height="0.983cm" svg:x="16.861cm" svg:y="13.978cm">
          <draw:text-box>
            <text:p><text:span text:style-name="T31">Stack 2</text:span></text:p>
          </draw:text-box>
        </draw:frame>
        <draw:path draw:style-name="gr10" draw:text-style-name="P5" draw:layer="layout" svg:width="3.773cm" svg:height="5.485cm" svg:x="13.112cm" svg:y="17.47cm" svg:viewBox="0 0 3774 5486" svg:d="M3774 0c-565-3-682 588-856 973-181 399-368 754-428 1206-54 405-234 785-389 1167-154 379-170 818-389 1168-203 325-306 1085-895 894l-428 39-389 39">
          <text:p/>
        </draw:path>
        <draw:path draw:style-name="gr10" draw:text-style-name="P5" draw:layer="layout" svg:width="4.317cm" svg:height="1.827cm" svg:x="12.529cm" svg:y="15.486cm" svg:viewBox="0 0 4318 1828" svg:d="M4318 0c-526 7-773 543-1050 895-296 377-752 565-1167 778-384 196-804 84-1207 117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9"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9"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77" draw:text-style-name="P5" draw:layer="layout" svg:width="1.779cm" svg:height="5.835cm" svg:x="9.115cm" svg:y="15.408cm" svg:viewBox="0 0 1780 5836" svg:d="M1235 5836c-305-394-866-570-934-1167-51-447-245-870-272-1323-25-415-51-831 0-1245 58-475 435-793 623-1206l389-311 389-350 350-234">
          <text:p/>
        </draw:path>
        <draw:path draw:style-name="gr77" draw:text-style-name="P5" draw:layer="layout" svg:width="1.944cm" svg:height="11.563cm" svg:x="13.113cm" svg:y="12.326cm" svg:viewBox="0 0 1945 11564" svg:d="M0 8c383-26 893-14 1050 506 119 395 200 780 312 1167 117 405 206 823 233 1245 26 402 96 800 78 1207-17 388 33 779 0 1167-36 416 0 831-39 1245-37 392-39 791-195 1167-155 372-191 757-233 1168-45 439-165 818-78 1245 84 408-221 953 311 1206l389 156 117 77">
          <text:p/>
        </draw:path>
        <draw:frame draw:style-name="gr11" draw:text-style-name="P6" draw:layer="layout" svg:width="2.403cm" svg:height="0.963cm" svg:x="10.697cm" svg:y="4.337cm">
          <draw:text-box>
            <text:p><text:span text:style-name="T32"><text:s text:c="4"/></text:span><text:span text:style-name="T32">PC</text:span></text:p>
          </draw:text-box>
        </draw:frame>
        <draw:frame draw:style-name="gr70" draw:text-style-name="P28" draw:layer="layout" svg:width="7.648cm" svg:height="0.806cm" svg:x="7.99cm" svg:y="25.499cm">
          <draw:text-box>
            <text:p text:style-name="P1"><text:span text:style-name="T200">Rotate(current,ins.DL,'main.DL)</text:span></text:p>
          </draw:text-box>
        </draw:frame>
      </draw:page>
      <draw:page draw:name="page35" draw:style-name="dp1" draw:master-page-name="Standard">
        <draw:rect draw:style-name="gr61" draw:text-style-name="P5" draw:layer="layout" svg:width="2.8cm" svg:height="7.4cm" svg:x="16.9cm" svg:y="19cm">
          <text:p/>
        </draw:rect>
        <draw:rect draw:style-name="gr6" draw:text-style-name="P5" draw:layer="layout" svg:width="2.8cm" svg:height="4cm" svg:x="16.9cm" svg:y="15cm">
          <text:p/>
        </draw:rect>
        <draw:frame draw:style-name="gr5" draw:text-style-name="P4"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31">begin</text:span></text:p>
            <text:p><text:span text:style-name="T20"><text:s text:c="6"/></text:span><text:span text:style-name="T20">x:-</text:span><text:span text:style-name="T31">new</text:span><text:span text:style-name="T20"> C();</text:span></text:p>
            <text:p><text:span text:style-name="T20"><text:s text:c="6"/></text:span><text:span text:style-name="T20">- - -</text:span></text:p>
            <text:p><text:span text:style-name="T20"><text:s text:c="5"/></text:span><text:span text:style-name="T198"><text:s/></text:span><text:span text:style-name="T198">resume(x);</text:span></text:p>
            <text:p><text:span text:style-name="T20"><text:s text:c="3"/></text:span><text:span text:style-name="T31">end</text:span><text:span text:style-name="T20">;</text:span></text:p>
            <text:p><text:span text:style-name="T20"/></text:p>
            <text:p><text:span text:style-name="T20"><text:s text:c="3"/></text:span><text:span text:style-name="T31">class</text:span><text:span text:style-name="T20"> C;</text:span></text:p>
            <text:p><text:span text:style-name="T20"><text:s text:c="3"/></text:span><text:span text:style-name="T3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2" draw:text-style-name="P5" draw:layer="layout" svg:width="2.7cm" svg:height="4cm" svg:x="10.5cm" svg:y="3.5cm">
          <text:p/>
        </draw:rect>
        <draw:rect draw:style-name="gr62" draw:text-style-name="P5" draw:layer="layout" svg:width="2.7cm" svg:height="4cm" svg:x="10.4cm" svg:y="14.9cm">
          <text:p/>
        </draw:rect>
        <draw:rect draw:style-name="gr6" draw:text-style-name="P5" draw:layer="layout" svg:width="2.8cm" svg:height="4.7cm" svg:x="17cm" svg:y="3cm">
          <text:p/>
        </draw:rect>
        <draw:path draw:style-name="gr63"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text:span text:style-name="T32"><text:s text:c="2"/></text:span><text:span text:style-name="T32">DL <text:s/>SL</text:span></text:p>
          </draw:text-box>
        </draw:frame>
        <draw:frame draw:style-name="gr8" draw:text-style-name="P6" draw:layer="layout" svg:width="2.394cm" svg:height="1.361cm" svg:x="10.6cm" svg:y="9.099cm">
          <draw:text-box>
            <text:p><text:span text:style-name="T32"><text:s text:c="2"/></text:span><text:span text:style-name="T32">DL <text:s/>SL</text:span></text:p>
          </draw:text-box>
        </draw:frame>
        <draw:frame draw:style-name="gr8" draw:text-style-name="P6" draw:layer="layout" svg:width="2.394cm" svg:height="1.361cm" svg:x="10.506cm" svg:y="15cm">
          <draw:text-box>
            <text:p><text:span text:style-name="T32"><text:s text:c="2"/></text:span><text:span text:style-name="T32">DL <text:s/>SL</text:span></text:p>
          </draw:text-box>
        </draw:frame>
        <draw:frame draw:style-name="gr8" draw:text-style-name="P6" draw:layer="layout" svg:width="2.394cm" svg:height="1.361cm" svg:x="10.5cm" svg:y="20.899cm">
          <draw:text-box>
            <text:p><text:span text:style-name="T32"><text:s text:c="2"/></text:span><text:span text:style-name="T32">DL <text:s/>SL</text:span></text:p>
          </draw:text-box>
        </draw:frame>
        <draw:line draw:style-name="gr9" draw:text-style-name="P5" draw:layer="layout" svg:x1="11.3cm" svg:y1="20.9cm" svg:x2="11.3cm" svg:y2="18.9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text:span text:style-name="T32"><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4" draw:text-style-name="P4" draw:layer="layout" svg:width="1.594cm" svg:height="0.806cm" svg:x="10.906cm" svg:y="11.1cm">
          <draw:text-box>
            <text:p><text:span text:style-name="T32">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4" draw:layer="layout" svg:width="4.342cm" svg:height="0.963cm" svg:x="14.9cm" svg:y="23.437cm">
          <draw:text-box>
            <text:p><text:span text:style-name="T20">Current Block</text:span></text:p>
          </draw:text-box>
        </draw:frame>
        <draw:frame draw:style-name="gr85" draw:text-style-name="P15" draw:layer="layout" svg:width="7.944cm" svg:height="1.496cm" svg:x="5.079cm" svg:y="27cm">
          <draw:text-box>
            <text:p text:style-name="P1"><text:span text:style-name="T20">Fig. 10 <text:s/>Just after Resume</text:span></text:p>
          </draw:text-box>
        </draw:frame>
        <draw:frame draw:style-name="gr18" draw:text-style-name="P7" draw:layer="layout" svg:width="1.162cm" svg:height="0.983cm" svg:x="12.238cm" svg:y="8.117cm">
          <draw:text-box>
            <text:p><text:span text:style-name="T33">P</text:span></text:p>
          </draw:text-box>
        </draw:frame>
        <draw:frame draw:style-name="gr19" draw:text-style-name="P7" draw:layer="layout" svg:width="1.162cm" svg:height="0.983cm" svg:x="12.338cm" svg:y="14cm">
          <draw:text-box>
            <text:p><text:span text:style-name="T33">C</text:span></text:p>
          </draw:text-box>
        </draw:frame>
        <draw:frame draw:style-name="gr66" draw:text-style-name="P25" draw:layer="layout" svg:width="2.051cm" svg:height="0.983cm" svg:x="10.822cm" svg:y="1.277cm">
          <draw:text-box>
            <text:p><text:span text:style-name="T31">Heap</text:span></text:p>
          </draw:text-box>
        </draw:frame>
        <draw:frame draw:style-name="gr67" draw:text-style-name="P25" draw:layer="layout" svg:width="0.925cm" svg:height="0.983cm" svg:x="12.475cm" svg:y="2.617cm">
          <draw:text-box>
            <text:p><text:span text:style-name="T31">S</text:span></text:p>
          </draw:text-box>
        </draw:frame>
        <draw:frame draw:style-name="gr19" draw:text-style-name="P7" draw:layer="layout" svg:width="1.162cm" svg:height="0.983cm" svg:x="12.238cm" svg:y="19.8cm">
          <draw:text-box>
            <text:p><text:span text:style-name="T33">Q</text:span></text:p>
          </draw:text-box>
        </draw:frame>
        <draw:frame draw:style-name="gr11" draw:text-style-name="P6" draw:layer="layout" svg:width="2.403cm" svg:height="0.963cm" svg:x="10.697cm" svg:y="4.437cm">
          <draw:text-box>
            <text:p><text:span text:style-name="T32"><text:s text:c="2"/></text:span></text:p>
          </draw:text-box>
        </draw:frame>
        <draw:frame draw:style-name="gr11" draw:text-style-name="P6" draw:layer="layout" svg:width="2.403cm" svg:height="0.963cm" svg:x="10.497cm" svg:y="15.837cm">
          <draw:text-box>
            <text:p><text:span text:style-name="T32"><text:s text:c="4"/></text:span><text:span text:style-name="T32">PC</text:span></text:p>
          </draw:text-box>
        </draw:frame>
        <draw:frame draw:style-name="gr11" draw:text-style-name="P6" draw:layer="layout" svg:width="2.403cm" svg:height="0.963cm" svg:x="10.5cm" svg:y="21.737cm">
          <draw:text-box>
            <text:p><text:span text:style-name="T32"><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4" draw:text-style-name="P4" draw:layer="layout" svg:width="1.594cm" svg:height="0.806cm" svg:x="11.006cm" svg:y="5.399cm">
          <draw:text-box>
            <text:p><text:span text:style-name="T32">STM</text:span></text:p>
          </draw:text-box>
        </draw:frame>
        <draw:frame draw:style-name="gr64" draw:text-style-name="P4" draw:layer="layout" svg:width="1.594cm" svg:height="0.806cm" svg:x="10.9cm" svg:y="16.899cm">
          <draw:text-box>
            <text:p><text:span text:style-name="T32">STM</text:span></text:p>
          </draw:text-box>
        </draw:frame>
        <draw:frame draw:style-name="gr64" draw:text-style-name="P4" draw:layer="layout" svg:width="1.594cm" svg:height="0.806cm" svg:x="10.9cm" svg:y="22.5cm">
          <draw:text-box>
            <text:p><text:span text:style-name="T32">STM</text:span></text:p>
          </draw:text-box>
        </draw:frame>
        <draw:frame draw:style-name="gr75" draw:text-style-name="P25" draw:layer="layout" svg:width="2.72cm" svg:height="0.983cm" svg:x="17.1cm" svg:y="2.117cm">
          <draw:text-box>
            <text:p><text:span text:style-name="T31">Stack 1</text:span></text:p>
          </draw:text-box>
        </draw:frame>
        <draw:line draw:style-name="gr12" draw:text-style-name="P5" draw:layer="layout" svg:x1="17cm" svg:y1="5.3cm" svg:x2="19.7cm" svg:y2="5.3cm">
          <text:p/>
        </draw:line>
        <draw:line draw:style-name="gr12" draw:text-style-name="P5" draw:layer="layout" svg:x1="17cm" svg:y1="17cm" svg:x2="19.7cm" svg:y2="17cm">
          <text:p/>
        </draw:line>
        <draw:rect draw:style-name="gr61" draw:text-style-name="P5" draw:layer="layout" svg:width="2.8cm" svg:height="4.4cm" svg:x="17cm" svg:y="7.7cm">
          <text:p/>
        </draw:rect>
        <draw:path draw:style-name="gr69"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3" draw:text-style-name="P6" draw:layer="layout" svg:width="6.9cm" svg:height="1.916cm" svg:x="1.2cm" svg:y="23.899cm">
          <draw:text-box>
            <text:p><text:span text:style-name="T32">PC is the 'program counter' <text:s/>holding the program part of</text:span></text:p>
            <text:p><text:span text:style-name="T32">the 'reactivation point'.</text:span></text:p>
          </draw:text-box>
        </draw:frame>
        <draw:frame draw:style-name="gr70" draw:text-style-name="P28" draw:layer="layout" svg:width="7.648cm" svg:height="0.806cm" svg:x="7.99cm" svg:y="25.499cm">
          <draw:text-box>
            <text:p text:style-name="P1"><text:span text:style-name="T200">Rotate(current,ins.DL,'main.DL)</text:span></text:p>
          </draw:text-box>
        </draw:frame>
        <draw:frame draw:style-name="gr8" draw:text-style-name="P6" draw:layer="layout" svg:width="2.82cm" svg:height="1.361cm" svg:x="17.18cm" svg:y="3.5cm">
          <draw:text-box>
            <text:p><text:span text:style-name="T32">S-Frame</text:span></text:p>
          </draw:text-box>
        </draw:frame>
        <draw:frame draw:style-name="gr71" draw:text-style-name="P6" draw:layer="layout" svg:width="2.424cm" svg:height="0.806cm" svg:x="17.1cm" svg:y="6cm">
          <draw:text-box>
            <text:p><text:span text:style-name="T32">P-Frame</text:span></text:p>
          </draw:text-box>
        </draw:frame>
        <draw:frame draw:style-name="gr72" draw:text-style-name="P6" draw:layer="layout" svg:width="2.449cm" svg:height="0.806cm" svg:x="17cm" svg:y="15.5cm">
          <draw:text-box>
            <text:p><text:span text:style-name="T32">C-Frame</text:span></text:p>
          </draw:text-box>
        </draw:frame>
        <draw:frame draw:style-name="gr8" draw:text-style-name="P6" draw:layer="layout" svg:width="2.975cm" svg:height="1.361cm" svg:x="17.025cm" svg:y="17.6cm">
          <draw:text-box>
            <text:p><text:span text:style-name="T32">Q-Frame</text:span></text:p>
          </draw:text-box>
        </draw:frame>
        <draw:frame draw:style-name="gr73" draw:text-style-name="P27" draw:layer="layout" svg:width="1.848cm" svg:height="0.899cm" svg:x="0.952cm" svg:y="13.901cm">
          <draw:text-box>
            <text:p><text:span text:style-name="T37">PSC:</text:span></text:p>
          </draw:text-box>
        </draw:frame>
        <draw:line draw:style-name="gr9" draw:text-style-name="P5" draw:layer="layout" svg:x1="2.6cm" svg:y1="14.4cm" svg:x2="3.8cm" svg:y2="14.3cm">
          <text:p/>
        </draw:line>
        <draw:frame draw:style-name="gr75" draw:text-style-name="P25" draw:layer="layout" svg:width="2.72cm" svg:height="0.983cm" svg:x="16.861cm" svg:y="13.978cm">
          <draw:text-box>
            <text:p><text:span text:style-name="T31">Stack 2</text:span></text:p>
          </draw:text-box>
        </draw:frame>
        <draw:path draw:style-name="gr10" draw:text-style-name="P5" draw:layer="layout" svg:width="3.773cm" svg:height="5.485cm" svg:x="13.112cm" svg:y="17.47cm" svg:viewBox="0 0 3774 5486" svg:d="M3774 0c-565-3-682 588-856 973-181 399-368 754-428 1206-54 405-234 785-389 1167-154 379-170 818-389 1168-203 325-306 1085-895 894l-428 39-389 39">
          <text:p/>
        </draw:path>
        <draw:path draw:style-name="gr10" draw:text-style-name="P5" draw:layer="layout" svg:width="4.317cm" svg:height="1.827cm" svg:x="12.529cm" svg:y="15.486cm" svg:viewBox="0 0 4318 1828" svg:d="M4318 0c-526 7-773 543-1050 895-296 377-752 565-1167 778-384 196-804 84-1207 117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9"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9"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86" draw:text-style-name="P6" draw:layer="layout" svg:width="1.573cm" svg:height="0.806cm" svg:x="9.2cm" svg:y="2.8cm">
          <draw:text-box>
            <text:p><text:span text:style-name="T32">main</text:span></text:p>
          </draw:text-box>
        </draw:frame>
        <draw:frame draw:style-name="gr87" draw:text-style-name="P6" draw:layer="layout" svg:width="1.713cm" svg:height="0.806cm" svg:x="11cm" svg:y="3cm">
          <draw:text-box>
            <text:p><text:span text:style-name="T32">comp</text:span></text:p>
          </draw:text-box>
        </draw:frame>
        <draw:path draw:style-name="gr88" draw:text-style-name="P5" draw:layer="layout" svg:width="2.302cm" svg:height="8.52cm" svg:x="8.748cm" svg:y="3.93cm" svg:viewBox="0 0 2303 8521" svg:d="M1641 8521c-316-419-691-780-934-1284-219-456-392-856-506-1323-96-394-60-805-77-1206-20-457-152-897-117-1362 30-400-26-805 0-1206 25-392 126-773 156-1167 44-588 619-637 1011-779l389-116 389-78h351">
          <text:p/>
        </draw:path>
        <draw:line draw:style-name="gr89" draw:text-style-name="P5" draw:layer="layout" svg:x1="14.8cm" svg:y1="24cm" svg:x2="13.2cm" svg:y2="24cm">
          <text:p/>
        </draw:line>
        <draw:path draw:style-name="gr88" draw:text-style-name="P5" draw:layer="layout" svg:width="3.866cm" svg:height="14.084cm" svg:x="7.222cm" svg:y="1.323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90" draw:text-style-name="P29" draw:layer="layout" svg:width="3.08cm" svg:height="1.063cm" svg:x="6.7cm" svg:y="1.137cm">
          <draw:text-box>
            <text:p><text:span text:style-name="T69">BASICIO</text:span></text:p>
          </draw:text-box>
        </draw:frame>
        <draw:frame draw:style-name="gr11" draw:text-style-name="P6" draw:layer="layout" svg:width="2.403cm" svg:height="0.963cm" svg:x="10.697cm" svg:y="4.437cm">
          <draw:text-box>
            <text:p><text:span text:style-name="T32"><text:s text:c="4"/></text:span><text:span text:style-name="T32">PC</text:span></text:p>
          </draw:text-box>
        </draw:frame>
      </draw:page>
      <draw:page draw:name="page36" draw:style-name="dp1" draw:master-page-name="Standard">
        <draw:rect draw:style-name="gr61" draw:text-style-name="P5" draw:layer="layout" svg:width="2.8cm" svg:height="7.4cm" svg:x="16.9cm" svg:y="19cm">
          <text:p/>
        </draw:rect>
        <draw:rect draw:style-name="gr6" draw:text-style-name="P5" draw:layer="layout" svg:width="2.8cm" svg:height="4cm" svg:x="16.9cm" svg:y="15cm">
          <text:p/>
        </draw:rect>
        <draw:frame draw:style-name="gr5" draw:text-style-name="P4" draw:layer="layout" svg:width="8.155cm" svg:height="25.371cm" svg:x="1.5cm" svg:y="2.3cm">
          <draw:text-box>
            <text:p><text:span text:style-name="T196">S begin</text:span></text:p>
            <text:p><text:span text:style-name="T20"><text:s text:c="2"/></text:span><text:span text:style-name="T197"><text:s/></text:span><text:span text:style-name="T196">ref(C) </text:span><text:span text:style-name="T197"><text:s/></text:span><text:span text:style-name="T20">x;</text:span></text:p>
            <text:p><text:span text:style-name="T20"/></text:p>
            <text:p><text:span text:style-name="T196"><text:s text:c="3"/></text:span><text:span text:style-name="T196">procedure</text:span><text:span text:style-name="T197"> </text:span><text:span text:style-name="T20">P;</text:span></text:p>
            <text:p><text:span text:style-name="T20"><text:s text:c="3"/></text:span><text:span text:style-name="T31">begin</text:span></text:p>
            <text:p><text:span text:style-name="T20"><text:s text:c="6"/></text:span><text:span text:style-name="T20">x:-</text:span><text:span text:style-name="T31">new</text:span><text:span text:style-name="T20"> C();</text:span></text:p>
            <text:p><text:span text:style-name="T20"><text:s text:c="6"/></text:span><text:span text:style-name="T20">- - -</text:span></text:p>
            <text:p><text:span text:style-name="T20"><text:s text:c="5"/></text:span><text:span text:style-name="T198"><text:s/></text:span><text:span text:style-name="T198">resume(x);</text:span></text:p>
            <text:p><text:span text:style-name="T20"><text:s text:c="3"/></text:span><text:span text:style-name="T31">end</text:span><text:span text:style-name="T20">;</text:span></text:p>
            <text:p><text:span text:style-name="T20"/></text:p>
            <text:p><text:span text:style-name="T20"><text:s text:c="3"/></text:span><text:span text:style-name="T31">class</text:span><text:span text:style-name="T20"> C;</text:span></text:p>
            <text:p><text:span text:style-name="T20"><text:s text:c="3"/></text:span><text:span text:style-name="T31">begin</text:span></text:p>
            <text:p><text:span text:style-name="T196"><text:s text:c="6"/></text:span><text:span text:style-name="T196">procedure</text:span><text:span text:style-name="T197"> Q</text:span><text:span text:style-name="T20">;</text:span></text:p>
            <text:p><text:span text:style-name="T20"><text:s text:c="3"/></text:span><text:span text:style-name="T197"><text:s text:c="3"/></text:span><text:span text:style-name="T196">begin</text:span></text:p>
            <text:p><text:span text:style-name="T197"><text:s text:c="9"/></text:span><text:span text:style-name="T197">- - -</text:span></text:p>
            <text:p><text:span text:style-name="T20"><text:s text:c="8"/></text:span><text:span text:style-name="T198"><text:s/></text:span><text:span text:style-name="T198">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6">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6">end</text:span><text:span text:style-name="T20">;</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2" draw:text-style-name="P5" draw:layer="layout" svg:width="2.7cm" svg:height="4cm" svg:x="10.5cm" svg:y="3.5cm">
          <text:p/>
        </draw:rect>
        <draw:rect draw:style-name="gr62" draw:text-style-name="P5" draw:layer="layout" svg:width="2.7cm" svg:height="4cm" svg:x="10.305cm" svg:y="15.017cm">
          <text:p/>
        </draw:rect>
        <draw:rect draw:style-name="gr6" draw:text-style-name="P5" draw:layer="layout" svg:width="2.8cm" svg:height="4.7cm" svg:x="17cm" svg:y="3cm">
          <text:p/>
        </draw:rect>
        <draw:path draw:style-name="gr63"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text:span text:style-name="T32"><text:s text:c="2"/></text:span><text:span text:style-name="T32">DL <text:s/>SL</text:span></text:p>
          </draw:text-box>
        </draw:frame>
        <draw:frame draw:style-name="gr8" draw:text-style-name="P6" draw:layer="layout" svg:width="2.394cm" svg:height="1.361cm" svg:x="10.6cm" svg:y="9.099cm">
          <draw:text-box>
            <text:p><text:span text:style-name="T32"><text:s text:c="2"/></text:span><text:span text:style-name="T32">DL <text:s/>SL</text:span></text:p>
          </draw:text-box>
        </draw:frame>
        <draw:frame draw:style-name="gr8" draw:text-style-name="P6" draw:layer="layout" svg:width="2.394cm" svg:height="1.361cm" svg:x="10.506cm" svg:y="15cm">
          <draw:text-box>
            <text:p><text:span text:style-name="T32"><text:s text:c="2"/></text:span><text:span text:style-name="T32">DL <text:s/>SL</text:span></text:p>
          </draw:text-box>
        </draw:frame>
        <draw:frame draw:style-name="gr8" draw:text-style-name="P6" draw:layer="layout" svg:width="2.394cm" svg:height="1.361cm" svg:x="10.5cm" svg:y="20.899cm">
          <draw:text-box>
            <text:p><text:span text:style-name="T32"><text:s text:c="2"/></text:span><text:span text:style-name="T32">DL <text:s/>SL</text:span></text:p>
          </draw:text-box>
        </draw:frame>
        <draw:line draw:style-name="gr9" draw:text-style-name="P5" draw:layer="layout" svg:x1="11.3cm" svg:y1="20.9cm" svg:x2="11.3cm" svg:y2="18.9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text:span text:style-name="T32"><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4" draw:text-style-name="P4" draw:layer="layout" svg:width="1.594cm" svg:height="0.806cm" svg:x="10.906cm" svg:y="11.1cm">
          <draw:text-box>
            <text:p><text:span text:style-name="T32">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4" draw:layer="layout" svg:width="4.342cm" svg:height="0.963cm" svg:x="14.9cm" svg:y="23.437cm">
          <draw:text-box>
            <text:p><text:span text:style-name="T20">Current Block</text:span></text:p>
          </draw:text-box>
        </draw:frame>
        <draw:frame draw:style-name="gr91" draw:text-style-name="P15" draw:layer="layout" svg:width="8.681cm" svg:height="0.963cm" svg:x="5.9cm" svg:y="27.037cm">
          <draw:text-box>
            <text:p text:style-name="P1"><text:span text:style-name="T201">Fig. 11 <text:s/>Just after 2. Detach</text:span></text:p>
          </draw:text-box>
        </draw:frame>
        <draw:frame draw:style-name="gr18" draw:text-style-name="P7" draw:layer="layout" svg:width="1.162cm" svg:height="0.983cm" svg:x="12.238cm" svg:y="8.117cm">
          <draw:text-box>
            <text:p><text:span text:style-name="T33">P</text:span></text:p>
          </draw:text-box>
        </draw:frame>
        <draw:frame draw:style-name="gr19" draw:text-style-name="P7" draw:layer="layout" svg:width="1.162cm" svg:height="0.983cm" svg:x="12.338cm" svg:y="14cm">
          <draw:text-box>
            <text:p><text:span text:style-name="T33">C</text:span></text:p>
          </draw:text-box>
        </draw:frame>
        <draw:frame draw:style-name="gr66" draw:text-style-name="P25" draw:layer="layout" svg:width="2.051cm" svg:height="0.983cm" svg:x="10.822cm" svg:y="1.277cm">
          <draw:text-box>
            <text:p><text:span text:style-name="T31">Heap</text:span></text:p>
          </draw:text-box>
        </draw:frame>
        <draw:frame draw:style-name="gr67" draw:text-style-name="P25" draw:layer="layout" svg:width="0.925cm" svg:height="0.983cm" svg:x="12.475cm" svg:y="2.617cm">
          <draw:text-box>
            <text:p><text:span text:style-name="T31">S</text:span></text:p>
          </draw:text-box>
        </draw:frame>
        <draw:frame draw:style-name="gr19" draw:text-style-name="P7" draw:layer="layout" svg:width="1.162cm" svg:height="0.983cm" svg:x="12.238cm" svg:y="19.8cm">
          <draw:text-box>
            <text:p><text:span text:style-name="T33">Q</text:span></text:p>
          </draw:text-box>
        </draw:frame>
        <draw:frame draw:style-name="gr11" draw:text-style-name="P6" draw:layer="layout" svg:width="2.403cm" svg:height="0.963cm" svg:x="10.697cm" svg:y="4.437cm">
          <draw:text-box>
            <text:p><text:span text:style-name="T32"><text:s text:c="2"/></text:span></text:p>
          </draw:text-box>
        </draw:frame>
        <draw:frame draw:style-name="gr11" draw:text-style-name="P6" draw:layer="layout" svg:width="2.403cm" svg:height="0.963cm" svg:x="10.497cm" svg:y="15.837cm">
          <draw:text-box>
            <text:p><text:span text:style-name="T32"><text:s text:c="4"/></text:span><text:span text:style-name="T32">PC</text:span></text:p>
          </draw:text-box>
        </draw:frame>
        <draw:frame draw:style-name="gr11" draw:text-style-name="P6" draw:layer="layout" svg:width="2.403cm" svg:height="0.963cm" svg:x="10.5cm" svg:y="21.737cm">
          <draw:text-box>
            <text:p><text:span text:style-name="T32"><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4" draw:text-style-name="P4" draw:layer="layout" svg:width="1.594cm" svg:height="0.806cm" svg:x="11.006cm" svg:y="5.399cm">
          <draw:text-box>
            <text:p><text:span text:style-name="T32">STM</text:span></text:p>
          </draw:text-box>
        </draw:frame>
        <draw:frame draw:style-name="gr64" draw:text-style-name="P4" draw:layer="layout" svg:width="1.594cm" svg:height="0.806cm" svg:x="10.9cm" svg:y="16.899cm">
          <draw:text-box>
            <text:p><text:span text:style-name="T32">STM</text:span></text:p>
          </draw:text-box>
        </draw:frame>
        <draw:frame draw:style-name="gr64" draw:text-style-name="P4" draw:layer="layout" svg:width="1.594cm" svg:height="0.806cm" svg:x="10.9cm" svg:y="22.5cm">
          <draw:text-box>
            <text:p><text:span text:style-name="T32">STM</text:span></text:p>
          </draw:text-box>
        </draw:frame>
        <draw:frame draw:style-name="gr75" draw:text-style-name="P25" draw:layer="layout" svg:width="2.72cm" svg:height="0.983cm" svg:x="17.1cm" svg:y="2.117cm">
          <draw:text-box>
            <text:p><text:span text:style-name="T31">Stack 1</text:span></text:p>
          </draw:text-box>
        </draw:frame>
        <draw:line draw:style-name="gr12" draw:text-style-name="P5" draw:layer="layout" svg:x1="17cm" svg:y1="5.3cm" svg:x2="19.7cm" svg:y2="5.3cm">
          <text:p/>
        </draw:line>
        <draw:line draw:style-name="gr12" draw:text-style-name="P5" draw:layer="layout" svg:x1="17cm" svg:y1="17cm" svg:x2="19.7cm" svg:y2="17cm">
          <text:p/>
        </draw:line>
        <draw:rect draw:style-name="gr61" draw:text-style-name="P5" draw:layer="layout" svg:width="2.8cm" svg:height="4.4cm" svg:x="17cm" svg:y="7.7cm">
          <text:p/>
        </draw:rect>
        <draw:path draw:style-name="gr69"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3" draw:text-style-name="P6" draw:layer="layout" svg:width="6.9cm" svg:height="1.916cm" svg:x="1.2cm" svg:y="23.899cm">
          <draw:text-box>
            <text:p><text:span text:style-name="T32">PC is the 'program counter' <text:s/>holding the program part of</text:span></text:p>
            <text:p><text:span text:style-name="T32">the 'reactivation point'.</text:span></text:p>
          </draw:text-box>
        </draw:frame>
        <draw:frame draw:style-name="gr8" draw:text-style-name="P6" draw:layer="layout" svg:width="2.82cm" svg:height="1.361cm" svg:x="17.18cm" svg:y="3.5cm">
          <draw:text-box>
            <text:p><text:span text:style-name="T32">S-Frame</text:span></text:p>
          </draw:text-box>
        </draw:frame>
        <draw:frame draw:style-name="gr71" draw:text-style-name="P6" draw:layer="layout" svg:width="2.424cm" svg:height="0.806cm" svg:x="17.1cm" svg:y="6cm">
          <draw:text-box>
            <text:p><text:span text:style-name="T32">P-Frame</text:span></text:p>
          </draw:text-box>
        </draw:frame>
        <draw:frame draw:style-name="gr72" draw:text-style-name="P6" draw:layer="layout" svg:width="2.449cm" svg:height="0.806cm" svg:x="17cm" svg:y="15.5cm">
          <draw:text-box>
            <text:p><text:span text:style-name="T32">C-Frame</text:span></text:p>
          </draw:text-box>
        </draw:frame>
        <draw:frame draw:style-name="gr8" draw:text-style-name="P6" draw:layer="layout" svg:width="2.9cm" svg:height="1.361cm" svg:x="17.1cm" svg:y="17.6cm">
          <draw:text-box>
            <text:p><text:span text:style-name="T32">Q-Frame</text:span></text:p>
          </draw:text-box>
        </draw:frame>
        <draw:frame draw:style-name="gr73" draw:text-style-name="P27" draw:layer="layout" svg:width="1.848cm" svg:height="0.899cm" svg:x="0.852cm" svg:y="7.801cm">
          <draw:text-box>
            <text:p><text:span text:style-name="T37">PSC:</text:span></text:p>
          </draw:text-box>
        </draw:frame>
        <draw:line draw:style-name="gr9" draw:text-style-name="P5" draw:layer="layout" svg:x1="2.4cm" svg:y1="8.3cm" svg:x2="3.6cm" svg:y2="8.2cm">
          <text:p/>
        </draw:line>
        <draw:frame draw:style-name="gr75" draw:text-style-name="P25" draw:layer="layout" svg:width="2.72cm" svg:height="0.983cm" svg:x="16.861cm" svg:y="13.978cm">
          <draw:text-box>
            <text:p><text:span text:style-name="T31">Stack 2</text:span></text:p>
          </draw:text-box>
        </draw:frame>
        <draw:path draw:style-name="gr10" draw:text-style-name="P5" draw:layer="layout" svg:width="3.773cm" svg:height="5.485cm" svg:x="13.112cm" svg:y="17.47cm" svg:viewBox="0 0 3774 5486" svg:d="M3774 0c-565-3-682 588-856 973-181 399-368 754-428 1206-54 405-234 785-389 1167-154 379-170 818-389 1168-203 325-306 1085-895 894l-428 39-389 39">
          <text:p/>
        </draw:path>
        <draw:path draw:style-name="gr10" draw:text-style-name="P5" draw:layer="layout" svg:width="4.317cm" svg:height="1.827cm" svg:x="12.529cm" svg:y="15.486cm" svg:viewBox="0 0 4318 1828" svg:d="M4318 0c-526 7-773 543-1050 895-296 377-752 565-1167 778-384 196-804 84-1207 117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69"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69"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86" draw:text-style-name="P6" draw:layer="layout" svg:width="1.573cm" svg:height="0.806cm" svg:x="9.2cm" svg:y="2.8cm">
          <draw:text-box>
            <text:p><text:span text:style-name="T32">main</text:span></text:p>
          </draw:text-box>
        </draw:frame>
        <draw:frame draw:style-name="gr90" draw:text-style-name="P29" draw:layer="layout" svg:width="3.08cm" svg:height="1.063cm" svg:x="6.7cm" svg:y="1.137cm">
          <draw:text-box>
            <text:p><text:span text:style-name="T69">BASICIO</text:span></text:p>
          </draw:text-box>
        </draw:frame>
        <draw:path draw:style-name="gr10" draw:text-style-name="P5" draw:layer="layout" svg:width="1.479cm" svg:height="1.723cm" svg:x="4.669cm" svg:y="12.716cm" svg:viewBox="0 0 1480 1724" svg:d="M39 435c223-400 789-571 1167-311 412 284 239 769 233 1167-9 591-683 413-1050 389l-389-389">
          <text:p/>
        </draw:path>
        <draw:path draw:style-name="gr77" draw:text-style-name="P5" draw:layer="layout" svg:width="2.222cm" svg:height="2.606cm" svg:x="8.905cm" svg:y="1.362cm" svg:viewBox="0 0 2223 2607" svg:d="M277 0c-147 382-229 770-272 1206-53 530 322 914 700 1051 385 139 738 370 1167 311l351 39">
          <text:p/>
        </draw:path>
        <draw:path draw:style-name="gr77" draw:text-style-name="P5" draw:layer="layout" svg:width="2.234cm" svg:height="5.836cm" svg:x="8.893cm" svg:y="15.33cm" svg:viewBox="0 0 2235 5837" svg:d="M1495 5837c-427-200-844-456-1089-895-216-387-264-814-311-1245-44-396-165-801-39-1168 155-451 124-866 311-1323 216-528 745-526 1050-894l390-117 389-156 39-39">
          <text:p/>
        </draw:path>
        <draw:path draw:style-name="gr77" draw:text-style-name="P5" draw:layer="layout" svg:width="1.983cm" svg:height="11.749cm" svg:x="13.19cm" svg:y="12.179cm" svg:viewBox="0 0 1984 11750" svg:d="M0 0c325 413 795 728 972 1245 131 383 205 789 351 1167 146 379 103 783 194 1167 95 400 132 800 195 1206 65 415 158 825 155 1246-2 410 119 783 117 1206-2 463 16 934-194 1362-200 408-343 844-467 1284-116 409-194 827-273 1245l156 389 389 233h234">
          <text:p/>
        </draw:path>
        <draw:frame draw:style-name="gr11" draw:text-style-name="P6" draw:layer="layout" svg:width="2.403cm" svg:height="0.963cm" svg:x="10.7cm" svg:y="4.5cm">
          <draw:text-box>
            <text:p><text:span text:style-name="T32"><text:s text:c="4"/></text:span><text:span text:style-name="T32">PC</text:span></text:p>
          </draw:text-box>
        </draw:frame>
        <draw:frame draw:style-name="gr70" draw:text-style-name="P28" draw:layer="layout" svg:width="7.648cm" svg:height="0.806cm" svg:x="7.99cm" svg:y="25.499cm">
          <draw:text-box>
            <text:p text:style-name="P1"><text:span text:style-name="T200">Rotate(current,ins.DL,'main.DL)</text:span></text:p>
          </draw:text-box>
        </draw:frame>
      </draw:page>
      <draw:page draw:name="page37" draw:style-name="dp1" draw:master-page-name="Standard">
        <draw:frame draw:style-name="gr92" draw:text-style-name="P10" draw:layer="layout" svg:width="18cm" svg:height="25.2cm" svg:x="2cm" svg:y="2.9cm">
          <draw:text-box>
            <text:p text:style-name="P1"><text:span text:style-name="T43"><text:tab/></text:span><text:span text:style-name="T42">public</text:span><text:span text:style-name="T43"> </text:span><text:span text:style-name="T42">void</text:span><text:span text:style-name="T43"> detach()</text:span></text:p>
            <text:p text:style-name="P1"><text:span text:style-name="T43"><text:tab/></text:span><text:span text:style-name="T43">{ RTObject$ </text:span><text:span text:style-name="T46">ins</text:span><text:span text:style-name="T43">; <text:s text:c="2"/></text:span><text:span text:style-name="T44">// <text:s/>Instance to be detached.</text:span></text:p>
            <text:p text:style-name="P1"><text:span text:style-name="T43"><text:tab/></text:span><text:span text:style-name="T43"> <text:s/></text:span><text:span text:style-name="T43">RTObject$ </text:span><text:span text:style-name="T46">dl</text:span><text:span text:style-name="T43">; <text:s text:c="3"/></text:span><text:span text:style-name="T44">// <text:s/>Temporary reference to </text:span><text:span text:style-name="T202">dynamical</text:span><text:span text:style-name="T44"> enclosure.</text:span></text:p>
            <text:p text:style-name="P1"><text:span text:style-name="T43"><text:tab/></text:span><text:span text:style-name="T43"> <text:s/></text:span><text:span text:style-name="T43">RTObject$ </text:span><text:span text:style-name="T46">main</text:span><text:span text:style-name="T43">; <text:s/></text:span><text:span text:style-name="T44">// <text:s/>The head of the main component and also</text:span></text:p>
            <text:p text:style-name="P1"><text:span text:style-name="T43"><text:tab/></text:span><text:span text:style-name="T43"><text:tab/></text:span><text:span text:style-name="T43"> <text:s text:c="14"/></text:span><text:span text:style-name="T44">// <text:s/>the head of the quasi-parallel system.</text:span></text:p>
            <text:p text:style-name="P1"><text:span text:style-name="T43"><text:tab/></text:span><text:span text:style-name="T43"> <text:s/></text:span><text:span text:style-name="T46">ins</text:span><text:span text:style-name="T43">=</text:span><text:span text:style-name="T42">this</text:span><text:span text:style-name="T43">;</text:span></text:p>
            <text:p text:style-name="P1"><text:span text:style-name="T43"><text:tab/></text:span><text:span text:style-name="T43"> <text:s/></text:span></text:p>
            <text:p text:style-name="P1"><text:span text:style-name="T43"><text:tab/></text:span><text:span text:style-name="T43"> <text:s/></text:span><text:span text:style-name="T44">// <text:s/>Detach on a prefixed block is a no-operation.</text:span></text:p>
            <text:p text:style-name="P1"><text:span text:style-name="T43"><text:tab/></text:span><text:span text:style-name="T43"> <text:s/></text:span><text:span text:style-name="T42">if</text:span><text:span text:style-name="T43">(!</text:span><text:span text:style-name="T82">CUR$</text:span><text:span text:style-name="T43">.isQPSystemBlock())</text:span></text:p>
            <text:p text:style-name="P1"><text:span text:style-name="T43"><text:tab/></text:span><text:span text:style-name="T43"> <text:s/></text:span><text:span text:style-name="T43">{ </text:span><text:span text:style-name="T44">// Make sure that the object is on the operating chain.</text:span></text:p>
            <text:p text:style-name="P1"><text:span text:style-name="T43"><text:tab/></text:span><text:span text:style-name="T43"><text:tab/></text:span><text:span text:style-name="T44">// Note that a detached or terminated object cannot be on</text:span></text:p>
            <text:p text:style-name="P1"><text:span text:style-name="T43"><text:tab/></text:span><text:span text:style-name="T43"><text:tab/></text:span><text:span text:style-name="T44">// the operating chain.</text:span></text:p>
            <text:p text:style-name="P1"><text:span text:style-name="T43"><text:tab/></text:span><text:span text:style-name="T43"><text:tab/></text:span><text:span text:style-name="T46">dl</text:span><text:span text:style-name="T43">=</text:span><text:span text:style-name="T82">CUR$</text:span><text:span text:style-name="T43">;</text:span></text:p>
            <text:p text:style-name="P1"><text:span text:style-name="T43"><text:tab/></text:span><text:span text:style-name="T43"><text:tab/></text:span><text:span text:style-name="T42">while</text:span><text:span text:style-name="T43">(</text:span><text:span text:style-name="T46">dl</text:span><text:span text:style-name="T43">!=</text:span><text:span text:style-name="T46">ins</text:span><text:span text:style-name="T43">) {</text:span></text:p>
            <text:p text:style-name="P1"><text:span text:style-name="T43"><text:tab/></text:span><text:span text:style-name="T43"><text:tab/></text:span><text:span text:style-name="T43"> <text:s text:c="3"/></text:span><text:span text:style-name="T46">dl</text:span><text:span text:style-name="T43">=</text:span><text:span text:style-name="T46">dl</text:span><text:span text:style-name="T43">.</text:span><text:span text:style-name="T45">DL$</text:span><text:span text:style-name="T43">;</text:span></text:p>
            <text:p text:style-name="P1"><text:span text:style-name="T43"><text:tab/></text:span><text:span text:style-name="T43"><text:tab/></text:span><text:span text:style-name="T43"> <text:s text:c="3"/></text:span><text:span text:style-name="T42">if</text:span><text:span text:style-name="T43">(</text:span><text:span text:style-name="T46">dl</text:span><text:span text:style-name="T43">==</text:span><text:span text:style-name="T42">null</text:span><text:span text:style-name="T43">) </text:span><text:span text:style-name="T42">throw</text:span></text:p>
            <text:p text:style-name="P1"><text:span text:style-name="T43"><text:tab/></text:span><text:span text:style-name="T43"><text:tab/></text:span><text:span text:style-name="T43"> <text:s text:c="5"/></text:span><text:span text:style-name="T42">new</text:span><text:span text:style-name="T43"> RuntimeException(</text:span><text:span text:style-name="T67">"x.Detach: x is not on the operating chain."</text:span><text:span text:style-name="T43">);</text:span></text:p>
            <text:p text:style-name="P1"><text:span text:style-name="T43"><text:tab/></text:span><text:span text:style-name="T43"><text:tab/></text:span><text:span text:style-name="T43">}</text:span></text:p>
            <text:p text:style-name="P1"><text:span text:style-name="T43"><text:tab/></text:span><text:span text:style-name="T43"><text:tab/></text:span><text:span text:style-name="T44">// Treat the case resumed and operating first,</text:span></text:p>
            <text:p text:style-name="P1"><text:span text:style-name="T43"><text:tab/></text:span><text:span text:style-name="T43"><text:tab/></text:span><text:span text:style-name="T44">// because it is probably the dynamically most common.</text:span></text:p>
            <text:p text:style-name="P1"><text:span text:style-name="T43"><text:tab/></text:span><text:span text:style-name="T43"><text:tab/></text:span><text:span text:style-name="T42">if</text:span><text:span text:style-name="T43">(</text:span><text:span text:style-name="T46">ins</text:span><text:span text:style-name="T43">.</text:span><text:span text:style-name="T45">STATE$</text:span><text:span text:style-name="T43">==OperationalState.</text:span><text:span text:style-name="T167">resumed</text:span><text:span text:style-name="T43">) {</text:span></text:p>
            <text:p text:style-name="P1"><text:span text:style-name="T43"><text:tab/></text:span><text:span text:style-name="T43"><text:tab/></text:span><text:span text:style-name="T43"> <text:s text:c="3"/></text:span><text:span text:style-name="T46">ins</text:span><text:span text:style-name="T43">.</text:span><text:span text:style-name="T45">STATE$</text:span><text:span text:style-name="T43">=OperationalState.</text:span><text:span text:style-name="T167">detached</text:span><text:span text:style-name="T43">;</text:span></text:p>
            <text:p text:style-name="P1"><text:span text:style-name="T43"><text:tab/></text:span><text:span text:style-name="T43"><text:tab/></text:span><text:span text:style-name="T43"> <text:s text:c="3"/></text:span><text:span text:style-name="T44">// Find main component for component to be detached. The main</text:span></text:p>
            <text:p text:style-name="P1"><text:span text:style-name="T43"><text:tab/></text:span><text:span text:style-name="T43"><text:tab/></text:span><text:span text:style-name="T43"> <text:s text:c="3"/></text:span><text:span text:style-name="T44">// component head must be the static enclosure of the object,</text:span></text:p>
            <text:p text:style-name="P1"><text:span text:style-name="T43"><text:tab/></text:span><text:span text:style-name="T43"><text:tab/></text:span><text:span text:style-name="T43"> <text:s text:c="3"/></text:span><text:span text:style-name="T44">// since the object has OperationalState.resumed.</text:span></text:p>
            <text:p text:style-name="P1"><text:span text:style-name="T43"><text:tab/></text:span><text:span text:style-name="T43"><text:tab/></text:span><text:span text:style-name="T43"> <text:s text:c="3"/></text:span><text:span text:style-name="T46">main</text:span><text:span text:style-name="T43">=</text:span><text:span text:style-name="T46">ins</text:span><text:span text:style-name="T43">.</text:span><text:span text:style-name="T45">SL$</text:span><text:span text:style-name="T43">;</text:span></text:p>
            <text:p text:style-name="P1"><text:span text:style-name="T43"><text:tab/></text:span><text:span text:style-name="T43"><text:tab/></text:span><text:span text:style-name="T43"> <text:s text:c="3"/></text:span><text:span text:style-name="T44">// Rotate the contents of 'CUR$', 'ins.DL$' and 'main.DL$'.</text:span></text:p>
            <text:p text:style-name="P1"><text:span text:style-name="T43"><text:tab/></text:span><text:span text:style-name="T43"><text:tab/></text:span><text:span text:style-name="T43"> <text:s text:c="3"/></text:span><text:span text:style-name="T44">// &lt;main.DL$,ins.DL$,CUR$&gt;:=&lt;ins.DL$,CUR$,main.DL$&gt;</text:span></text:p>
            <text:p text:style-name="P1"><text:span text:style-name="T43"><text:tab/></text:span><text:span text:style-name="T43"><text:tab/></text:span><text:span text:style-name="T43"> <text:s text:c="3"/></text:span><text:span text:style-name="T46">dl</text:span><text:span text:style-name="T43">=</text:span><text:span text:style-name="T46">main</text:span><text:span text:style-name="T43">.</text:span><text:span text:style-name="T45">DL$</text:span><text:span text:style-name="T43">; </text:span><text:span text:style-name="T46">main</text:span><text:span text:style-name="T43">.</text:span><text:span text:style-name="T45">DL$</text:span><text:span text:style-name="T43">=</text:span><text:span text:style-name="T46">ins</text:span><text:span text:style-name="T43">.</text:span><text:span text:style-name="T45">DL$</text:span><text:span text:style-name="T43">; </text:span><text:span text:style-name="T46">ins</text:span><text:span text:style-name="T43">.</text:span><text:span text:style-name="T45">DL$</text:span><text:span text:style-name="T43">=</text:span><text:span text:style-name="T82">CUR$</text:span><text:span text:style-name="T43">; </text:span><text:span text:style-name="T82">CUR$</text:span><text:span text:style-name="T43">=</text:span><text:span text:style-name="T46">dl</text:span><text:span text:style-name="T43">;</text:span></text:p>
            <text:p text:style-name="P1"><text:span text:style-name="T43"><text:tab/></text:span><text:span text:style-name="T43"><text:tab/></text:span><text:span text:style-name="T43">} </text:span><text:span text:style-name="T42">else</text:span><text:span text:style-name="T43"> {</text:span></text:p>
            <text:p text:style-name="P1"><text:span text:style-name="T43"><text:tab/></text:span><text:span text:style-name="T43"><text:tab/></text:span><text:span text:style-name="T43"> <text:s text:c="3"/></text:span><text:span text:style-name="T46">ins</text:span><text:span text:style-name="T43">.</text:span><text:span text:style-name="T45">STATE$</text:span><text:span text:style-name="T43">=OperationalState.</text:span><text:span text:style-name="T167">detached</text:span><text:span text:style-name="T43">;</text:span></text:p>
            <text:p text:style-name="P1"><text:span text:style-name="T43"><text:tab/></text:span><text:span text:style-name="T43"><text:tab/></text:span><text:span text:style-name="T43"> <text:s text:c="3"/></text:span><text:span text:style-name="T44">// Swap the contents of object's 'DL$' and 'CUR$'.</text:span></text:p>
            <text:p text:style-name="P1"><text:span text:style-name="T43"><text:tab/></text:span><text:span text:style-name="T43"><text:tab/></text:span><text:span text:style-name="T43"> <text:s text:c="3"/></text:span><text:span text:style-name="T44">// &lt;ins.DL$,CUR$&gt;:=&lt;CUR$,ins.DL$&gt;</text:span></text:p>
            <text:p text:style-name="P1"><text:span text:style-name="T43"><text:tab/></text:span><text:span text:style-name="T43"><text:tab/></text:span><text:span text:style-name="T43"> <text:s text:c="3"/></text:span><text:span text:style-name="T46">dl</text:span><text:span text:style-name="T43">=</text:span><text:span text:style-name="T46">ins</text:span><text:span text:style-name="T43">.</text:span><text:span text:style-name="T45">DL$</text:span><text:span text:style-name="T43">; </text:span><text:span text:style-name="T46">ins</text:span><text:span text:style-name="T43">.</text:span><text:span text:style-name="T45">DL$</text:span><text:span text:style-name="T43">=</text:span><text:span text:style-name="T82">CUR$</text:span><text:span text:style-name="T43">; </text:span><text:span text:style-name="T82">CUR$</text:span><text:span text:style-name="T43">=</text:span><text:span text:style-name="T46">dl</text:span><text:span text:style-name="T43">;</text:span></text:p>
            <text:p text:style-name="P1"><text:span text:style-name="T43"><text:tab/></text:span><text:span text:style-name="T43"><text:tab/></text:span><text:span text:style-name="T43">}</text:span></text:p>
            <text:p text:style-name="P1"><text:span text:style-name="T43"><text:tab/></text:span><text:span text:style-name="T43"><text:tab/></text:span><text:span text:style-name="T43">Util.</text:span><text:span text:style-name="T166">ASSERT</text:span><text:span text:style-name="T43">(</text:span><text:span text:style-name="T82">CUR$</text:span><text:span text:style-name="T43">.</text:span><text:span text:style-name="T45">DL$</text:span><text:span text:style-name="T43">!=</text:span><text:span text:style-name="T82">CUR$</text:span><text:span text:style-name="T43">,</text:span><text:span text:style-name="T67">"Invariant"</text:span><text:span text:style-name="T43">);</text:span></text:p>
            <text:p text:style-name="P1"><text:span text:style-name="T168"><text:tab/></text:span><text:span text:style-name="T168"><text:tab/></text:span><text:span text:style-name="T166">updateContextVector</text:span><text:span text:style-name="T168">();</text:span></text:p>
            <text:p text:style-name="P1"><text:span text:style-name="T43"><text:tab/></text:span><text:span text:style-name="T43"> <text:s text:c="3"/></text:span><text:span text:style-name="T43">swapThreads(</text:span><text:span text:style-name="T46">ins</text:span><text:span text:style-name="T43">.</text:span><text:span text:style-name="T45">DL$</text:span><text:span text:style-name="T43">);</text:span></text:p>
            <text:p text:style-name="P1"><text:span text:style-name="T43"><text:tab/></text:span><text:span text:style-name="T43"> <text:s/></text:span><text:span text:style-name="T43">}</text:span></text:p>
            <text:p text:style-name="P1"><text:span text:style-name="T43"><text:tab/></text:span><text:span text:style-name="T43">}</text:span></text:p>
          </draw:text-box>
        </draw:frame>
      </draw:page>
      <draw:page draw:name="page38" draw:style-name="dp1" draw:master-page-name="Standard">
        <draw:frame draw:style-name="gr93" draw:layer="layout" svg:width="17.1cm" svg:height="23cm" svg:x="2cm" svg:y="4cm">
          <draw:text-box>
            <text:p text:style-name="P1"><text:span text:style-name="T43"><text:tab/></text:span><text:span text:style-name="T42">public</text:span><text:span text:style-name="T43"> </text:span><text:span text:style-name="T42">void</text:span><text:span text:style-name="T43"> call(RTObject$ </text:span><text:span text:style-name="T46">ins</text:span><text:span text:style-name="T43">)</text:span></text:p>
            <text:p text:style-name="P1"><text:span text:style-name="T43"><text:tab/></text:span><text:span text:style-name="T43">{ RTObject$ </text:span><text:span text:style-name="T46">dl</text:span><text:span text:style-name="T43">; <text:s text:c="4"/></text:span><text:span text:style-name="T44">// <text:s/>Temporary reference to dynamic enclosure.</text:span></text:p>
            <text:p text:style-name="P1"><text:span text:style-name="T43"><text:tab/></text:span><text:span text:style-name="T43"> <text:s/></text:span><text:span text:style-name="T42">if</text:span><text:span text:style-name="T43">(</text:span><text:span text:style-name="T46">ins</text:span><text:span text:style-name="T43">==</text:span><text:span text:style-name="T42">null</text:span><text:span text:style-name="T43">) </text:span><text:span text:style-name="T42">throw</text:span><text:span text:style-name="T43"> </text:span><text:span text:style-name="T42">new</text:span><text:span text:style-name="T43"> RuntimeException(</text:span><text:span text:style-name="T67">"Call(x): x is none."</text:span><text:span text:style-name="T43">);</text:span></text:p>
            <text:p text:style-name="P1"><text:span text:style-name="T43"><text:tab/></text:span><text:span text:style-name="T43"> <text:s/></text:span><text:span text:style-name="T42">if</text:span><text:span text:style-name="T43">(</text:span><text:span text:style-name="T46">ins</text:span><text:span text:style-name="T43">.</text:span><text:span text:style-name="T45">STATE$</text:span><text:span text:style-name="T43">!=OperationalState.</text:span><text:span text:style-name="T167">detached</text:span><text:span text:style-name="T43">) </text:span><text:span text:style-name="T42">throw</text:span></text:p>
            <text:p text:style-name="P1"><text:span text:style-name="T43"><text:tab/></text:span><text:span text:style-name="T43"> <text:s text:c="7"/></text:span><text:span text:style-name="T42">new</text:span><text:span text:style-name="T43"> RuntimeException(</text:span><text:span text:style-name="T67">"Call(x): x is not in detached state."</text:span><text:span text:style-name="T43">);</text:span></text:p>
            <text:p text:style-name="P1"><text:span text:style-name="T43"><text:tab/></text:span><text:span text:style-name="T43"> <text:s/></text:span><text:span text:style-name="T44">// The object to be attached cannot be on the operating chain,</text:span></text:p>
            <text:p text:style-name="P1"><text:span text:style-name="T43"><text:tab/></text:span><text:span text:style-name="T43"> <text:s/></text:span><text:span text:style-name="T44">// because then its state would have been resumed and not detached.</text:span></text:p>
            <text:p text:style-name="P1"><text:span text:style-name="T168"/></text:p>
            <text:p text:style-name="P1"><text:span text:style-name="T43"><text:tab/></text:span><text:span text:style-name="T43"> <text:s/></text:span><text:span text:style-name="T44">// Swap the contents of 'CUR$' and object's '</text:span><text:span text:style-name="T202">dl</text:span><text:span text:style-name="T44">'.</text:span></text:p>
            <text:p text:style-name="P1"><text:span text:style-name="T43"><text:tab/></text:span><text:span text:style-name="T43"> <text:s/></text:span><text:span text:style-name="T44">// <text:s/>&lt;ins.DL$,CUR$&gt;:=&lt;CUR$,ins.DL$&gt;;</text:span></text:p>
            <text:p text:style-name="P1"><text:span text:style-name="T43"><text:tab/></text:span><text:span text:style-name="T43"> <text:s/></text:span><text:span text:style-name="T46">dl</text:span><text:span text:style-name="T43">=</text:span><text:span text:style-name="T46">ins</text:span><text:span text:style-name="T43">.</text:span><text:span text:style-name="T45">DL$</text:span><text:span text:style-name="T43">; </text:span><text:span text:style-name="T46">ins</text:span><text:span text:style-name="T43">.</text:span><text:span text:style-name="T45">DL$</text:span><text:span text:style-name="T43">=</text:span><text:span text:style-name="T82">CUR$</text:span><text:span text:style-name="T43">; </text:span><text:span text:style-name="T82">CUR$</text:span><text:span text:style-name="T43">=</text:span><text:span text:style-name="T46">dl</text:span><text:span text:style-name="T43">;</text:span></text:p>
            <text:p text:style-name="P1"><text:span text:style-name="T43"><text:tab/></text:span><text:span text:style-name="T43"> <text:s/></text:span><text:span text:style-name="T44">// From now on the object is in attached state.</text:span></text:p>
            <text:p text:style-name="P1"><text:span text:style-name="T43"><text:tab/></text:span><text:span text:style-name="T43"> <text:s/></text:span><text:span text:style-name="T44">// It is no longer a component head.</text:span></text:p>
            <text:p text:style-name="P1"><text:span text:style-name="T43"><text:tab/></text:span><text:span text:style-name="T43"> <text:s/></text:span><text:span text:style-name="T46">ins</text:span><text:span text:style-name="T43">.</text:span><text:span text:style-name="T45">STATE$</text:span><text:span text:style-name="T43">=OperationalState.</text:span><text:span text:style-name="T167">attached</text:span><text:span text:style-name="T43">;</text:span></text:p>
            <text:p text:style-name="P1"><text:span text:style-name="T43"><text:tab/></text:span><text:span text:style-name="T43"> <text:s/></text:span><text:span text:style-name="T166">updateContextVector</text:span><text:span text:style-name="T43">();</text:span></text:p>
            <text:p text:style-name="P1"><text:span text:style-name="T43"><text:tab/></text:span><text:span text:style-name="T43"> <text:s/></text:span><text:span text:style-name="T43">swapThreads(</text:span><text:span text:style-name="T46">ins</text:span><text:span text:style-name="T43">.</text:span><text:span text:style-name="T45">DL$</text:span><text:span text:style-name="T43">);</text:span></text:p>
            <text:p text:style-name="P1"><text:span text:style-name="T43"><text:tab/></text:span><text:span text:style-name="T43">}</text:span></text:p>
          </draw:text-box>
        </draw:frame>
      </draw:page>
      <draw:page draw:name="page39" draw:style-name="dp1" draw:master-page-name="Standard">
        <draw:frame draw:style-name="gr93" draw:layer="layout" svg:width="17cm" svg:height="23cm" svg:x="2.1cm" svg:y="4cm">
          <draw:text-box>
            <text:p text:style-name="P1"><text:span text:style-name="T43"><text:tab/></text:span><text:span text:style-name="T42">public</text:span><text:span text:style-name="T43"> </text:span><text:span text:style-name="T42">void</text:span><text:span text:style-name="T43"> resume(RTObject$ </text:span><text:span text:style-name="T46">ins</text:span><text:span text:style-name="T43">)</text:span></text:p>
            <text:p text:style-name="P1"><text:span text:style-name="T43"><text:tab/></text:span><text:span text:style-name="T43">{ RTObject$ </text:span><text:span text:style-name="T46">comp</text:span><text:span text:style-name="T43">; <text:s text:c="2"/></text:span><text:span text:style-name="T44">// <text:s/>Component head.</text:span></text:p>
            <text:p text:style-name="P1"><text:span text:style-name="T43"><text:tab/></text:span><text:span text:style-name="T43"> <text:s/></text:span><text:span text:style-name="T43">RTObject$ </text:span><text:span text:style-name="T46">mainSL</text:span><text:span text:style-name="T43">; </text:span><text:span text:style-name="T44">// <text:s/>Static enclosure of main component head.</text:span></text:p>
            <text:p text:style-name="P1"><text:span text:style-name="T43"><text:tab/></text:span><text:span text:style-name="T43"> <text:s/></text:span><text:span text:style-name="T43">RTObject$ </text:span><text:span text:style-name="T46">main</text:span><text:span text:style-name="T43">; <text:s text:c="2"/></text:span><text:span text:style-name="T44">// <text:s/>The head of the main component and also</text:span></text:p>
            <text:p text:style-name="P1"><text:span text:style-name="T43"><text:tab/></text:span><text:span text:style-name="T43"> <text:s text:c="19"/></text:span><text:span text:style-name="T44">// <text:s/>the head of the quasi-parallel system.</text:span></text:p>
            <text:p text:style-name="P1"><text:span text:style-name="T43"><text:tab/></text:span><text:span text:style-name="T43"> <text:s/></text:span><text:span text:style-name="T42">if</text:span><text:span text:style-name="T43">(</text:span><text:span text:style-name="T46">ins</text:span><text:span text:style-name="T43">==</text:span><text:span text:style-name="T42">null</text:span><text:span text:style-name="T43">) </text:span><text:span text:style-name="T42">throw</text:span><text:span text:style-name="T43"> </text:span><text:span text:style-name="T42">new</text:span><text:span text:style-name="T43"> RuntimeException(</text:span><text:span text:style-name="T67">"Resume(x): x is none."</text:span><text:span text:style-name="T43">);</text:span></text:p>
            <text:p text:style-name="P1"><text:span text:style-name="T43"><text:tab/></text:span><text:span text:style-name="T43"> </text:span></text:p>
            <text:p text:style-name="P1"><text:span text:style-name="T43"><text:tab/></text:span><text:span text:style-name="T43"> <text:s/></text:span><text:span text:style-name="T42">if</text:span><text:span text:style-name="T43">(</text:span><text:span text:style-name="T46">ins</text:span><text:span text:style-name="T43">.</text:span><text:span text:style-name="T45">STATE$</text:span><text:span text:style-name="T43">!=OperationalState.</text:span><text:span text:style-name="T167">resumed</text:span><text:span text:style-name="T43">) </text:span><text:span text:style-name="T44">// A no-operation?</text:span></text:p>
            <text:p text:style-name="P1"><text:span text:style-name="T43"><text:tab/></text:span><text:span text:style-name="T43"> <text:s/></text:span><text:span text:style-name="T43">{ </text:span><text:span text:style-name="T44">// The object to be resumed must be local to a system head.</text:span></text:p>
            <text:p text:style-name="P1"><text:span text:style-name="T43"><text:tab/></text:span><text:span text:style-name="T43"> <text:s text:c="3"/></text:span><text:span text:style-name="T46">main</text:span><text:span text:style-name="T43">=</text:span><text:span text:style-name="T46">ins</text:span><text:span text:style-name="T43">.</text:span><text:span text:style-name="T45">SL$</text:span><text:span text:style-name="T43">;</text:span></text:p>
            <text:p text:style-name="P1"><text:span text:style-name="T43"><text:tab/></text:span><text:span text:style-name="T43"> <text:s text:c="3"/></text:span><text:span text:style-name="T42">if</text:span><text:span text:style-name="T43">(!</text:span><text:span text:style-name="T46">main</text:span><text:span text:style-name="T43">.isQPSystemBlock()) </text:span><text:span text:style-name="T42">throw</text:span></text:p>
            <text:p text:style-name="P1"><text:span text:style-name="T43"><text:tab/></text:span><text:span text:style-name="T43"> <text:s/></text:span><text:span text:style-name="T43"><text:tab/></text:span><text:span text:style-name="T43"> <text:s text:c="4"/></text:span><text:span text:style-name="T42">new</text:span><text:span text:style-name="T43"> RuntimeException(</text:span><text:span text:style-name="T67">"Resume(x): x is not local”</text:span></text:p>
            <text:p text:style-name="P1"><text:span text:style-name="T67"><text:s text:c="37"/></text:span><text:span text:style-name="T67">+” to sub-block or prefixed block."</text:span><text:span text:style-name="T43">);</text:span></text:p>
            <text:p text:style-name="P1"><text:span text:style-name="T168"/></text:p>
            <text:p text:style-name="P1"><text:span text:style-name="T43"><text:tab/></text:span><text:span text:style-name="T43"> <text:s text:c="3"/></text:span><text:span text:style-name="T42">if</text:span><text:span text:style-name="T43">(</text:span><text:span text:style-name="T46">ins</text:span><text:span text:style-name="T43">.</text:span><text:span text:style-name="T45">STATE$</text:span><text:span text:style-name="T43">!=OperationalState.</text:span><text:span text:style-name="T167">detached</text:span><text:span text:style-name="T43">) </text:span><text:span text:style-name="T42">throw</text:span></text:p>
            <text:p text:style-name="P1"><text:span text:style-name="T43"><text:tab/></text:span><text:span text:style-name="T43"> <text:s text:c="8"/></text:span><text:span text:style-name="T42">new</text:span><text:span text:style-name="T43"> RuntimeException(</text:span><text:span text:style-name="T67">"Resume(x): x is not in detached state”</text:span></text:p>
            <text:p text:style-name="P1"><text:span text:style-name="T67"><text:s text:c="35"/></text:span><text:span text:style-name="T67">+” but "</text:span><text:span text:style-name="T43">+</text:span><text:span text:style-name="T46">ins</text:span><text:span text:style-name="T43">.</text:span><text:span text:style-name="T45">STATE$</text:span><text:span text:style-name="T43">);</text:span></text:p>
            <text:p text:style-name="P1"><text:span text:style-name="T43"><text:tab/></text:span><text:span text:style-name="T43"> <text:s text:c="3"/></text:span><text:span text:style-name="T44">// Find the operating component of the quasi-parallel system.</text:span></text:p>
            <text:p text:style-name="P1"><text:span text:style-name="T43"><text:tab/></text:span><text:span text:style-name="T43"> <text:s text:c="3"/></text:span><text:span text:style-name="T46">comp</text:span><text:span text:style-name="T43">=</text:span><text:span text:style-name="T82">CUR$</text:span><text:span text:style-name="T43">; </text:span><text:span text:style-name="T46">mainSL</text:span><text:span text:style-name="T43">=</text:span><text:span text:style-name="T46">main</text:span><text:span text:style-name="T43">.</text:span><text:span text:style-name="T45">SL$</text:span><text:span text:style-name="T43">;</text:span></text:p>
            <text:p text:style-name="P1"><text:span text:style-name="T43"><text:tab/></text:span><text:span text:style-name="T43"> <text:s text:c="3"/></text:span><text:span text:style-name="T42">while</text:span><text:span text:style-name="T43">(</text:span><text:span text:style-name="T46">comp</text:span><text:span text:style-name="T43">.</text:span><text:span text:style-name="T45">DL$</text:span><text:span text:style-name="T43">!=</text:span><text:span text:style-name="T46">mainSL</text:span><text:span text:style-name="T43">)</text:span></text:p>
            <text:p text:style-name="P1"><text:span text:style-name="T43"><text:tab/></text:span><text:span text:style-name="T43"> <text:s text:c="3"/></text:span><text:span text:style-name="T43">{ Util.</text:span><text:span text:style-name="T166">ASSERT</text:span><text:span text:style-name="T43">(</text:span><text:span text:style-name="T46">comp</text:span><text:span text:style-name="T43">.</text:span><text:span text:style-name="T45">DL$</text:span><text:span text:style-name="T43">!=</text:span><text:span text:style-name="T46">comp</text:span><text:span text:style-name="T43">,</text:span><text:span text:style-name="T67">"Invariant"</text:span><text:span text:style-name="T43">);</text:span></text:p>
            <text:p text:style-name="P1"><text:span text:style-name="T43"><text:tab/></text:span><text:span text:style-name="T43"> <text:s text:c="3"/></text:span><text:span text:style-name="T43"><text:tab/></text:span><text:span text:style-name="T46">comp</text:span><text:span text:style-name="T43">=</text:span><text:span text:style-name="T46">comp</text:span><text:span text:style-name="T43">.</text:span><text:span text:style-name="T45">DL$</text:span><text:span text:style-name="T43">;</text:span></text:p>
            <text:p text:style-name="P1"><text:span text:style-name="T43"><text:tab/></text:span><text:span text:style-name="T43"> <text:s text:c="3"/></text:span><text:span text:style-name="T43">}</text:span></text:p>
            <text:p text:style-name="P1"><text:span text:style-name="T43"><text:tab/></text:span><text:span text:style-name="T43"> <text:s text:c="3"/></text:span><text:span text:style-name="T42">if</text:span><text:span text:style-name="T43">(</text:span><text:span text:style-name="T46">comp</text:span><text:span text:style-name="T43">.</text:span><text:span text:style-name="T45">STATE$</text:span><text:span text:style-name="T43">==OperationalState.</text:span><text:span text:style-name="T167">resumed</text:span><text:span text:style-name="T43">)</text:span></text:p>
            <text:p text:style-name="P1"><text:span text:style-name="T43"><text:s text:c="20"/></text:span><text:span text:style-name="T46">comp</text:span><text:span text:style-name="T43">.</text:span><text:span text:style-name="T45">STATE$</text:span><text:span text:style-name="T43">=OperationalState.</text:span><text:span text:style-name="T167">detached</text:span><text:span text:style-name="T43">;</text:span></text:p>
            <text:p text:style-name="P1"><text:span text:style-name="T43"><text:tab/></text:span><text:span text:style-name="T43"> <text:s text:c="3"/></text:span><text:span text:style-name="T44">// Rotate the contents of 'ins.dl', 'comp.dl' and 'CUR$'.</text:span></text:p>
            <text:p text:style-name="P1"><text:span text:style-name="T43"><text:tab/></text:span><text:span text:style-name="T43"> <text:s text:c="3"/></text:span><text:span text:style-name="T44">// Invariant: <text:s text:c="2"/>comp.DL$ = mainSL</text:span></text:p>
            <text:p text:style-name="P1"><text:span text:style-name="T43"><text:tab/></text:span><text:span text:style-name="T43"> <text:s text:c="3"/></text:span><text:span text:style-name="T44">// <text:s/>&lt;ins.DL$,comp.DL$,CUR$&gt;=&lt;comp.DL$,CUR$,ins.DL$&gt;</text:span></text:p>
            <text:p text:style-name="P1"><text:span text:style-name="T43"><text:tab/></text:span><text:span text:style-name="T43"> <text:s text:c="3"/></text:span><text:span text:style-name="T46">comp</text:span><text:span text:style-name="T43">.</text:span><text:span text:style-name="T45">DL$</text:span><text:span text:style-name="T43">=</text:span><text:span text:style-name="T82">CUR$</text:span><text:span text:style-name="T43">; </text:span><text:span text:style-name="T82">CUR$</text:span><text:span text:style-name="T43">=</text:span><text:span text:style-name="T46">ins</text:span><text:span text:style-name="T43">.</text:span><text:span text:style-name="T45">DL$</text:span><text:span text:style-name="T43">; </text:span><text:span text:style-name="T46">ins</text:span><text:span text:style-name="T43">.</text:span><text:span text:style-name="T45">DL$</text:span><text:span text:style-name="T43">=</text:span><text:span text:style-name="T46">mainSL</text:span><text:span text:style-name="T43">;</text:span></text:p>
            <text:p text:style-name="P1"><text:span text:style-name="T43"><text:tab/></text:span><text:span text:style-name="T43"> <text:s text:c="3"/></text:span><text:span text:style-name="T46">ins</text:span><text:span text:style-name="T43">.</text:span><text:span text:style-name="T45">STATE$</text:span><text:span text:style-name="T43">=OperationalState.</text:span><text:span text:style-name="T167">resumed</text:span><text:span text:style-name="T43">;</text:span></text:p>
            <text:p text:style-name="P1"><text:span text:style-name="T43"><text:tab/></text:span><text:span text:style-name="T43"><text:tab/></text:span><text:span text:style-name="T166">updateContextVector</text:span><text:span text:style-name="T43">();</text:span></text:p>
            <text:p text:style-name="P1"><text:span text:style-name="T43"><text:tab/></text:span><text:span text:style-name="T43"> <text:s text:c="3"/></text:span><text:span text:style-name="T43">swapThreads(</text:span><text:span text:style-name="T46">comp</text:span><text:span text:style-name="T43">.</text:span><text:span text:style-name="T45">DL$</text:span><text:span text:style-name="T43">);</text:span></text:p>
            <text:p text:style-name="P1"><text:span text:style-name="T43"><text:tab/></text:span><text:span text:style-name="T43"> <text:s/></text:span><text:span text:style-name="T43">}</text:span></text:p>
            <text:p text:style-name="P1"><text:span text:style-name="T43"><text:tab/></text:span><text:span text:style-name="T43">}</text:span></text:p>
          </draw:text-box>
        </draw:frame>
      </draw:page>
      <draw:page draw:name="page40" draw:style-name="dp1" draw:master-page-name="Standard">
        <draw:frame draw:style-name="gr93" draw:layer="layout" svg:width="17.2cm" svg:height="23cm" svg:x="2cm" svg:y="4cm">
          <draw:text-box>
            <text:p text:style-name="P1"><text:span text:style-name="T43"><text:tab/></text:span><text:span text:style-name="T42">public</text:span><text:span text:style-name="T43"> </text:span><text:span text:style-name="T42">void</text:span><text:span text:style-name="T43"> EBLK()</text:span></text:p>
            <text:p text:style-name="P1"><text:span text:style-name="T43"><text:tab/></text:span><text:span text:style-name="T43"> <text:s/></text:span><text:span text:style-name="T43">{ RTObject$ </text:span><text:span text:style-name="T46">dl</text:span><text:span text:style-name="T43">; <text:s text:c="2"/></text:span><text:span text:style-name="T44">// A temporary to the instance dynamically</text:span></text:p>
            <text:p text:style-name="P1"><text:span text:style-name="T43"><text:tab/></text:span><text:span text:style-name="T43"> <text:s text:c="19"/></text:span><text:span text:style-name="T44">// enclosing the resumed object ('CUR$').</text:span></text:p>
            <text:p text:style-name="P1"><text:span text:style-name="T43"><text:tab/></text:span><text:span text:style-name="T43"> <text:s text:c="3"/></text:span><text:span text:style-name="T43">RTObject$ </text:span><text:span text:style-name="T46">main</text:span><text:span text:style-name="T43">; </text:span><text:span text:style-name="T44">// The head of the main component and also</text:span></text:p>
            <text:p text:style-name="P1"><text:span text:style-name="T43"><text:tab/></text:span><text:span text:style-name="T43"> <text:s text:c="19"/></text:span><text:span text:style-name="T44">// the head of the quasi-parallel system.</text:span></text:p>
            <text:p text:style-name="P1"><text:span text:style-name="T43"><text:tab/></text:span><text:span text:style-name="T43"> <text:s text:c="3"/></text:span></text:p>
            <text:p text:style-name="P1"><text:span text:style-name="T43"><text:tab/></text:span><text:span text:style-name="T43"> <text:s text:c="3"/></text:span><text:span text:style-name="T44">// Treat the attached case first, it is probably most common.</text:span></text:p>
            <text:p text:style-name="P1"><text:span text:style-name="T43"><text:tab/></text:span><text:span text:style-name="T43"> <text:s text:c="3"/></text:span><text:span text:style-name="T42">if</text:span><text:span text:style-name="T43">(</text:span><text:span text:style-name="T82">CUR$</text:span><text:span text:style-name="T43">.</text:span><text:span text:style-name="T45">STATE$</text:span><text:span text:style-name="T43">==OperationalState.</text:span><text:span text:style-name="T167">attached</text:span><text:span text:style-name="T43">) {</text:span></text:p>
            <text:p text:style-name="P1"><text:span text:style-name="T43"><text:tab/></text:span><text:span text:style-name="T43"> <text:s text:c="3"/></text:span><text:span text:style-name="T43"><text:tab/></text:span><text:span text:style-name="T82">CUR$</text:span><text:span text:style-name="T43">.</text:span><text:span text:style-name="T45">STATE$</text:span><text:span text:style-name="T43">=OperationalState.</text:span><text:span text:style-name="T167">terminated</text:span><text:span text:style-name="T43">;</text:span></text:p>
            <text:p text:style-name="P1"><text:span text:style-name="T43"><text:tab/></text:span><text:span text:style-name="T43"> <text:s text:c="5"/></text:span><text:span text:style-name="T44">// <text:s/>Make the dynamic enclosure the new current instance.</text:span></text:p>
            <text:p text:style-name="P1"><text:span text:style-name="T43"><text:tab/></text:span><text:span text:style-name="T43"> <text:s text:c="5"/></text:span><text:span text:style-name="T82">CUR$</text:span><text:span text:style-name="T43">=</text:span><text:span text:style-name="T82">CUR$</text:span><text:span text:style-name="T43">.</text:span><text:span text:style-name="T45">DL$</text:span><text:span text:style-name="T43">;</text:span></text:p>
            <text:p text:style-name="P1"><text:span text:style-name="T43"><text:tab/></text:span><text:span text:style-name="T43"> <text:s text:c="3"/></text:span><text:span text:style-name="T43">} </text:span><text:span text:style-name="T42">else</text:span><text:span text:style-name="T43"> </text:span><text:span text:style-name="T42">if</text:span><text:span text:style-name="T43">(</text:span><text:span text:style-name="T82">CUR$</text:span><text:span text:style-name="T43">.</text:span><text:span text:style-name="T45">STATE$</text:span><text:span text:style-name="T43">==OperationalState.</text:span><text:span text:style-name="T167">resumed</text:span><text:span text:style-name="T43">) {</text:span></text:p>
            <text:p text:style-name="P1"><text:span text:style-name="T43"><text:tab/></text:span><text:span text:style-name="T43"> <text:s text:c="5"/></text:span><text:span text:style-name="T44">// Treat the case of a resumed and operating object.</text:span></text:p>
            <text:p text:style-name="P1"><text:span text:style-name="T43"><text:tab/></text:span><text:span text:style-name="T43"> <text:s text:c="5"/></text:span><text:span text:style-name="T44">// <text:s/>It is the head of an object component. The class</text:span></text:p>
            <text:p text:style-name="P1"><text:span text:style-name="T43"><text:tab/></text:span><text:span text:style-name="T43"> <text:s text:c="5"/></text:span><text:span text:style-name="T44">// <text:s/>object enters the terminated state, and the object component</text:span></text:p>
            <text:p text:style-name="P1"><text:span text:style-name="T43"><text:tab/></text:span><text:span text:style-name="T43"> <text:s text:c="5"/></text:span><text:span text:style-name="T44">// <text:s/>disappears from its system. The main component of that system</text:span></text:p>
            <text:p text:style-name="P1"><text:span text:style-name="T43"><text:tab/></text:span><text:span text:style-name="T43"> <text:s text:c="5"/></text:span><text:span text:style-name="T44">// <text:s/>takes its place as the operating component of the system.</text:span></text:p>
            <text:p text:style-name="P1"><text:span text:style-name="T43"><text:tab/></text:span><text:span text:style-name="T43"> <text:s text:c="5"/></text:span><text:span text:style-name="T44">// <text:s/>Invariant: <text:s/>CUR$.STATE$ = resumed <text:s/>and <text:s/>CUR$.DL = main.SL</text:span></text:p>
            <text:p text:style-name="P1"><text:span text:style-name="T43"><text:tab/></text:span><text:span text:style-name="T43"> <text:s text:c="5"/></text:span><text:span text:style-name="T82">CUR$</text:span><text:span text:style-name="T43">.</text:span><text:span text:style-name="T45">STATE$</text:span><text:span text:style-name="T43">=OperationalState.</text:span><text:span text:style-name="T167">terminated</text:span><text:span text:style-name="T43">;</text:span></text:p>
            <text:p text:style-name="P1"><text:span text:style-name="T43"><text:tab/></text:span><text:span text:style-name="T43"> <text:s text:c="5"/></text:span><text:span text:style-name="T44">// <text:s/>Find main component (and system) head. It must be the static</text:span></text:p>
            <text:p text:style-name="P1"><text:span text:style-name="T43"><text:tab/></text:span><text:span text:style-name="T43"> <text:s text:c="5"/></text:span><text:span text:style-name="T44">// <text:s/>enclosure since the object has been RESUMEd.</text:span></text:p>
            <text:p text:style-name="P1"><text:span text:style-name="T43"><text:tab/></text:span><text:span text:style-name="T43"> <text:s text:c="5"/></text:span><text:span text:style-name="T46">main</text:span><text:span text:style-name="T43">=</text:span><text:span text:style-name="T82">CUR$</text:span><text:span text:style-name="T43">.</text:span><text:span text:style-name="T45">SL$</text:span><text:span text:style-name="T43">;</text:span></text:p>
            <text:p text:style-name="P1"><text:span text:style-name="T43"><text:tab/></text:span><text:span text:style-name="T43"> <text:s text:c="5"/></text:span><text:span text:style-name="T44">// <text:s/>The main component becomes the operating component.</text:span></text:p>
            <text:p text:style-name="P1"><text:span text:style-name="T43"><text:tab/></text:span><text:span text:style-name="T43"> <text:s text:c="5"/></text:span><text:span text:style-name="T46">dl</text:span><text:span text:style-name="T43">=</text:span><text:span text:style-name="T82">CUR$</text:span><text:span text:style-name="T43">.</text:span><text:span text:style-name="T45">DL$</text:span><text:span text:style-name="T43">; </text:span><text:span text:style-name="T82">CUR$</text:span><text:span text:style-name="T43">.</text:span><text:span text:style-name="T45">DL$</text:span><text:span text:style-name="T43">=</text:span><text:span text:style-name="T42">null</text:span><text:span text:style-name="T43">;</text:span></text:p>
            <text:p text:style-name="P1"><text:span text:style-name="T43"><text:tab/></text:span><text:span text:style-name="T43"> <text:s text:c="5"/></text:span><text:span text:style-name="T82">CUR$</text:span><text:span text:style-name="T43">=</text:span><text:span text:style-name="T46">main</text:span><text:span text:style-name="T43">.</text:span><text:span text:style-name="T45">DL$</text:span><text:span text:style-name="T43">; </text:span><text:span text:style-name="T46">main</text:span><text:span text:style-name="T43">.</text:span><text:span text:style-name="T45">DL$</text:span><text:span text:style-name="T43">=</text:span><text:span text:style-name="T46">dl</text:span><text:span text:style-name="T43">;</text:span></text:p>
            <text:p text:style-name="P1"><text:span text:style-name="T44"><text:tab/></text:span><text:span text:style-name="T44"> <text:s text:c="3"/></text:span><text:span text:style-name="T44">}</text:span></text:p>
            <text:p text:style-name="P1"><text:span text:style-name="T43"><text:tab/></text:span><text:span text:style-name="T43"> <text:s text:c="3"/></text:span><text:span text:style-name="T42">if</text:span><text:span text:style-name="T43">(</text:span><text:span text:style-name="T82">CUR$</text:span><text:span text:style-name="T43">==</text:span><text:span text:style-name="T42">null</text:span><text:span text:style-name="T43"> || </text:span><text:span text:style-name="T82">CUR$</text:span><text:span text:style-name="T43">==</text:span><text:span text:style-name="T82">CTX$</text:span><text:span text:style-name="T43">) {</text:span></text:p>
            <text:p text:style-name="P1"><text:span text:style-name="T43"><text:tab/></text:span><text:span text:style-name="T43"> <text:s text:c="6"/></text:span><text:span text:style-name="T82">SYSOUT$</text:span><text:span text:style-name="T43">.outimage();</text:span></text:p>
            <text:p text:style-name="P1"><text:span text:style-name="T54"><text:tab/></text:span><text:span text:style-name="T54"><text:tab/></text:span><text:span text:style-name="T203">// PROGRAM PASSES THROUGH FINAL END</text:span></text:p>
            <text:p text:style-name="P1"><text:span text:style-name="T43"><text:tab/></text:span><text:span text:style-name="T43"><text:tab/></text:span><text:span text:style-name="T168">System.</text:span><text:span text:style-name="T166">exit</text:span><text:span text:style-name="T168">(0);</text:span></text:p>
            <text:p text:style-name="P1"><text:span text:style-name="T43"><text:tab/></text:span><text:span text:style-name="T43"> <text:s text:c="3"/></text:span><text:span text:style-name="T43">} </text:span><text:span text:style-name="T42">else</text:span><text:span text:style-name="T43"> {</text:span></text:p>
            <text:p text:style-name="P1"><text:span text:style-name="T43"><text:tab/></text:span><text:span text:style-name="T43"><text:tab/></text:span><text:span text:style-name="T166">updateContextVector</text:span><text:span text:style-name="T43">();</text:span></text:p>
            <text:p text:style-name="P1"><text:span text:style-name="T43"><text:tab/></text:span><text:span text:style-name="T43"> <text:s text:c="5"/></text:span><text:span text:style-name="T42">if</text:span><text:span text:style-name="T43">(</text:span><text:span text:style-name="T42">this</text:span><text:span text:style-name="T43">.</text:span><text:span text:style-name="T45">THREAD$</text:span><text:span text:style-name="T43">!=</text:span><text:span text:style-name="T82">CUR$</text:span><text:span text:style-name="T43">.</text:span><text:span text:style-name="T45">THREAD$</text:span><text:span text:style-name="T43">)</text:span></text:p>
            <text:p text:style-name="P1"><text:span text:style-name="T43"><text:tab/></text:span><text:span text:style-name="T43"> <text:s text:c="5"/></text:span><text:span text:style-name="T43">{ </text:span><text:span text:style-name="T42">if</text:span><text:span text:style-name="T43">(</text:span><text:span text:style-name="T167">QPS_TRACING</text:span><text:span text:style-name="T43">) TRACE(</text:span><text:span text:style-name="T67">"Resume "</text:span><text:span text:style-name="T43">+</text:span><text:span text:style-name="T82">CUR$</text:span><text:span text:style-name="T43">.</text:span><text:span text:style-name="T45">THREAD$</text:span><text:span text:style-name="T43">);</text:span></text:p>
            <text:p text:style-name="P1"><text:span text:style-name="T43"><text:tab/></text:span><text:span text:style-name="T43"> <text:s text:c="7"/></text:span><text:span text:style-name="T82">CUR$</text:span><text:span text:style-name="T43">.</text:span><text:span text:style-name="T45">THREAD$</text:span><text:span text:style-name="T43">.</text:span><text:span text:style-name="T204">resume</text:span><text:span text:style-name="T81">()</text:span><text:span text:style-name="T43">;</text:span></text:p>
            <text:p text:style-name="P1"><text:span text:style-name="T43"><text:tab/></text:span><text:span text:style-name="T43"> <text:s text:c="7"/></text:span><text:span text:style-name="T42">if</text:span><text:span text:style-name="T43">(</text:span><text:span text:style-name="T167">QPS_TRACING</text:span><text:span text:style-name="T43">) TRACE(</text:span><text:span text:style-name="T67">"Terminate "</text:span><text:span text:style-name="T43">+</text:span><text:span text:style-name="T42">this</text:span><text:span text:style-name="T43">.</text:span><text:span text:style-name="T45">THREAD$</text:span><text:span text:style-name="T43">);</text:span></text:p>
            <text:p text:style-name="P1"><text:span text:style-name="T43"><text:tab/></text:span><text:span text:style-name="T43"> <text:s text:c="7"/></text:span><text:span text:style-name="T42">this</text:span><text:span text:style-name="T43">.</text:span><text:span text:style-name="T45">THREAD$</text:span><text:span text:style-name="T43">=</text:span><text:span text:style-name="T42">null</text:span><text:span text:style-name="T43">; </text:span><text:span text:style-name="T44">// Leave it to the GarbageCollector</text:span></text:p>
            <text:p text:style-name="P1"><text:span text:style-name="T43"><text:tab/></text:span><text:span text:style-name="T43"> <text:s text:c="5"/></text:span><text:span text:style-name="T43">}</text:span></text:p>
            <text:p text:style-name="P1"><text:span text:style-name="T43"><text:tab/></text:span><text:span text:style-name="T43"> <text:s text:c="3"/></text:span><text:span text:style-name="T43">}</text:span></text:p>
            <text:p text:style-name="P1"><text:span text:style-name="T43"><text:tab/></text:span><text:span text:style-name="T43"> <text:s/></text:span><text:span text:style-name="T4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8-19T11:41:28.60</dc:date>
    <dc:creator>Øystein Myhre Andersen</dc:creator>
    <meta:editing-duration>P25DT5H13M11S</meta:editing-duration>
    <meta:editing-cycles>100</meta:editing-cycles>
    <meta:generator>OpenOffice/4.1.5$Win32 OpenOffice.org_project/415m1$Build-9789</meta:generator>
    <meta:document-statistic meta:object-count="578"/>
  </office:meta>
</office:document-meta>
</file>